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2019-10-14 (копия)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Врем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date" office:date-value="2019-10-14T22:12:11" calcext:value-type="date">
            <text:p>2019-10-14 22:12: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2:21" calcext:value-type="date">
            <text:p>2019-10-14 22:12: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2:31" calcext:value-type="date">
            <text:p>2019-10-14 22:12: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2:41" calcext:value-type="date">
            <text:p>2019-10-14 22:12: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2:51" calcext:value-type="date">
            <text:p>2019-10-14 22:12:5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01" calcext:value-type="date">
            <text:p>2019-10-14 22:13: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11" calcext:value-type="date">
            <text:p>2019-10-14 22:13: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21" calcext:value-type="date">
            <text:p>2019-10-14 22:13: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31" calcext:value-type="date">
            <text:p>2019-10-14 22:13: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41" calcext:value-type="date">
            <text:p>2019-10-14 22:13: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3:51" calcext:value-type="date">
            <text:p>2019-10-14 22:13:5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01" calcext:value-type="date">
            <text:p>2019-10-14 22:14: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11" calcext:value-type="date">
            <text:p>2019-10-14 22:14: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21" calcext:value-type="date">
            <text:p>2019-10-14 22:14: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31" calcext:value-type="date">
            <text:p>2019-10-14 22:14: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41" calcext:value-type="date">
            <text:p>2019-10-14 22:14: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4:51" calcext:value-type="date">
            <text:p>2019-10-14 22:14:5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01" calcext:value-type="date">
            <text:p>2019-10-14 22:15: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11" calcext:value-type="date">
            <text:p>2019-10-14 22:15: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21" calcext:value-type="date">
            <text:p>2019-10-14 22:15: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31" calcext:value-type="date">
            <text:p>2019-10-14 22:15: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41" calcext:value-type="date">
            <text:p>2019-10-14 22:15:4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4T22:15:51" calcext:value-type="date">
            <text:p>2019-10-14 22:15:5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4T22:16:01" calcext:value-type="date">
            <text:p>2019-10-14 22:16:0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4T22:16:11" calcext:value-type="date">
            <text:p>2019-10-14 22:16:1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4T22:16:21" calcext:value-type="date">
            <text:p>2019-10-14 22:16: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4T22:16:31" calcext:value-type="date">
            <text:p>2019-10-14 22:16:3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4T22:16:41" calcext:value-type="date">
            <text:p>2019-10-14 22:16: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4T22:16:51" calcext:value-type="date">
            <text:p>2019-10-14 22:16:5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4T22:17:01" calcext:value-type="date">
            <text:p>2019-10-14 22:17:0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4T22:17:11" calcext:value-type="date">
            <text:p>2019-10-14 22:17:1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4T22:17:21" calcext:value-type="date">
            <text:p>2019-10-14 22:17: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7:31" calcext:value-type="date">
            <text:p>2019-10-14 22:17: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7:41" calcext:value-type="date">
            <text:p>2019-10-14 22:17: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7:51" calcext:value-type="date">
            <text:p>2019-10-14 22:17:5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8:01" calcext:value-type="date">
            <text:p>2019-10-14 22:18:0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8:11" calcext:value-type="date">
            <text:p>2019-10-14 22:18: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4T22:18:21" calcext:value-type="date">
            <text:p>2019-10-14 22:18: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4T22:18:31" calcext:value-type="date">
            <text:p>2019-10-14 22:18: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4T22:18:41" calcext:value-type="date">
            <text:p>2019-10-14 22:18:4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4T22:18:51" calcext:value-type="date">
            <text:p>2019-10-14 22:18:5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4T22:19:01" calcext:value-type="date">
            <text:p>2019-10-14 22:19:0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4T22:19:11" calcext:value-type="date">
            <text:p>2019-10-14 22:19:1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4T22:19:21" calcext:value-type="date">
            <text:p>2019-10-14 22:19:2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9:31" calcext:value-type="date">
            <text:p>2019-10-14 22:19: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9:41" calcext:value-type="date">
            <text:p>2019-10-14 22:19: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4T22:19:51" calcext:value-type="date">
            <text:p>2019-10-14 22:19:5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4T22:20:01" calcext:value-type="date">
            <text:p>2019-10-14 22:20:0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4T22:20:11" calcext:value-type="date">
            <text:p>2019-10-14 22:20:1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4T22:20:21" calcext:value-type="date">
            <text:p>2019-10-14 22:20:2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4T22:20:31" calcext:value-type="date">
            <text:p>2019-10-14 22:20: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4T22:20:41" calcext:value-type="date">
            <text:p>2019-10-14 22:20:4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4T22:20:51" calcext:value-type="date">
            <text:p>2019-10-14 22:20:5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4T22:21:01" calcext:value-type="date">
            <text:p>2019-10-14 22:21:0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4T22:21:11" calcext:value-type="date">
            <text:p>2019-10-14 22:21:1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4T22:21:21" calcext:value-type="date">
            <text:p>2019-10-14 22:21:2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4T22:21:34" calcext:value-type="date">
            <text:p>2019-10-14 22:21:3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style-name="ce1" office:value-type="date" office:date-value="2019-10-14T22:21:44" calcext:value-type="date">
            <text:p>2019-10-14 22:21: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4T22:21:54" calcext:value-type="date">
            <text:p>2019-10-14 22:21:5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4T22:22:04" calcext:value-type="date">
            <text:p>2019-10-14 22:22:0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4T22:22:14" calcext:value-type="date">
            <text:p>2019-10-14 22:22:1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4T22:22:24" calcext:value-type="date">
            <text:p>2019-10-14 22:22:2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4T22:22:34" calcext:value-type="date">
            <text:p>2019-10-14 22:22: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4T22:22:44" calcext:value-type="date">
            <text:p>2019-10-14 22:22: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4T22:22:54" calcext:value-type="date">
            <text:p>2019-10-14 22:22:5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4T22:23:04" calcext:value-type="date">
            <text:p>2019-10-14 22:23:0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4T22:23:14" calcext:value-type="date">
            <text:p>2019-10-14 22:23:1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4T22:23:24" calcext:value-type="date">
            <text:p>2019-10-14 22:23:2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4T22:23:34" calcext:value-type="date">
            <text:p>2019-10-14 22:23:3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4T22:23:44" calcext:value-type="date">
            <text:p>2019-10-14 22:23: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4T22:23:54" calcext:value-type="date">
            <text:p>2019-10-14 22:23:5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4T22:24:04" calcext:value-type="date">
            <text:p>2019-10-14 22:24:0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4T22:24:14" calcext:value-type="date">
            <text:p>2019-10-14 22:24:1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4T22:24:24" calcext:value-type="date">
            <text:p>2019-10-14 22:24:2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4T22:24:34" calcext:value-type="date">
            <text:p>2019-10-14 22:24:3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4T22:24:44" calcext:value-type="date">
            <text:p>2019-10-14 22:24:4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4T22:24:54" calcext:value-type="date">
            <text:p>2019-10-14 22:24: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4T22:25:04" calcext:value-type="date">
            <text:p>2019-10-14 22:25: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4T22:25:14" calcext:value-type="date">
            <text:p>2019-10-14 22:25:1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4T22:25:24" calcext:value-type="date">
            <text:p>2019-10-14 22:25:2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4T22:25:34" calcext:value-type="date">
            <text:p>2019-10-14 22:25: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4T22:25:44" calcext:value-type="date">
            <text:p>2019-10-14 22:25:4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4T22:25:54" calcext:value-type="date">
            <text:p>2019-10-14 22:25: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4T22:26:04" calcext:value-type="date">
            <text:p>2019-10-14 22:26: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4T22:26:14" calcext:value-type="date">
            <text:p>2019-10-14 22:26:1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4T22:26:24" calcext:value-type="date">
            <text:p>2019-10-14 22:26:2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6:34" calcext:value-type="date">
            <text:p>2019-10-14 22:26:3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6:44" calcext:value-type="date">
            <text:p>2019-10-14 22:26:4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6:54" calcext:value-type="date">
            <text:p>2019-10-14 22:26: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7:04" calcext:value-type="date">
            <text:p>2019-10-14 22:27:0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7:14" calcext:value-type="date">
            <text:p>2019-10-14 22:27:1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4T22:27:24" calcext:value-type="date">
            <text:p>2019-10-14 22:27:2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4T22:27:34" calcext:value-type="date">
            <text:p>2019-10-14 22:27:3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4T22:27:44" calcext:value-type="date">
            <text:p>2019-10-14 22:27:4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4T22:27:54" calcext:value-type="date">
            <text:p>2019-10-14 22:27: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4T22:28:04" calcext:value-type="date">
            <text:p>2019-10-14 22:28:0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4T22:28:14" calcext:value-type="date">
            <text:p>2019-10-14 22:28: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4T22:28:24" calcext:value-type="date">
            <text:p>2019-10-14 22:28: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4T22:28:34" calcext:value-type="date">
            <text:p>2019-10-14 22:28:3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4T22:28:44" calcext:value-type="date">
            <text:p>2019-10-14 22:28: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4T22:28:54" calcext:value-type="date">
            <text:p>2019-10-14 22:28:5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4T22:29:04" calcext:value-type="date">
            <text:p>2019-10-14 22:29:0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4T22:29:14" calcext:value-type="date">
            <text:p>2019-10-14 22:29:1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4T22:29:24" calcext:value-type="date">
            <text:p>2019-10-14 22:29:2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4T22:29:34" calcext:value-type="date">
            <text:p>2019-10-14 22:29:3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4T22:29:44" calcext:value-type="date">
            <text:p>2019-10-14 22:29:4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4T22:29:54" calcext:value-type="date">
            <text:p>2019-10-14 22:29: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4T22:30:04" calcext:value-type="date">
            <text:p>2019-10-14 22:30:0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4T22:30:14" calcext:value-type="date">
            <text:p>2019-10-14 22:30:1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4T22:30:24" calcext:value-type="date">
            <text:p>2019-10-14 22:30:2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4T22:30:34" calcext:value-type="date">
            <text:p>2019-10-14 22:30:3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4T22:30:44" calcext:value-type="date">
            <text:p>2019-10-14 22:30:4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4T22:30:54" calcext:value-type="date">
            <text:p>2019-10-14 22:30:5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4T22:31:04" calcext:value-type="date">
            <text:p>2019-10-14 22:31:0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4T22:31:14" calcext:value-type="date">
            <text:p>2019-10-14 22:31:1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4T22:31:24" calcext:value-type="date">
            <text:p>2019-10-14 22:31:2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4T22:31:34" calcext:value-type="date">
            <text:p>2019-10-14 22:31:3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4T22:31:44" calcext:value-type="date">
            <text:p>2019-10-14 22:31:4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4T22:31:54" calcext:value-type="date">
            <text:p>2019-10-14 22:31:5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4T22:32:04" calcext:value-type="date">
            <text:p>2019-10-14 22:32:0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4T22:32:14" calcext:value-type="date">
            <text:p>2019-10-14 22:32:1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4T22:32:24" calcext:value-type="date">
            <text:p>2019-10-14 22:32:2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4T22:32:34" calcext:value-type="date">
            <text:p>2019-10-14 22:32:3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4T22:32:44" calcext:value-type="date">
            <text:p>2019-10-14 22:32:4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4T22:32:54" calcext:value-type="date">
            <text:p>2019-10-14 22:32:5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4T22:33:04" calcext:value-type="date">
            <text:p>2019-10-14 22:33: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4T22:33:14" calcext:value-type="date">
            <text:p>2019-10-14 22:33:1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4T22:33:24" calcext:value-type="date">
            <text:p>2019-10-14 22:33:2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3:34" calcext:value-type="date">
            <text:p>2019-10-14 22:33:3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3:44" calcext:value-type="date">
            <text:p>2019-10-14 22:33:4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3:54" calcext:value-type="date">
            <text:p>2019-10-14 22:33:5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4:04" calcext:value-type="date">
            <text:p>2019-10-14 22:34:0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4:14" calcext:value-type="date">
            <text:p>2019-10-14 22:34:1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4T22:34:24" calcext:value-type="date">
            <text:p>2019-10-14 22:34:2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4T22:34:34" calcext:value-type="date">
            <text:p>2019-10-14 22:34:3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4:44" calcext:value-type="date">
            <text:p>2019-10-14 22:34:4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4:54" calcext:value-type="date">
            <text:p>2019-10-14 22:34:5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04" calcext:value-type="date">
            <text:p>2019-10-14 22:35:0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14" calcext:value-type="date">
            <text:p>2019-10-14 22:35:1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24" calcext:value-type="date">
            <text:p>2019-10-14 22:35:2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34" calcext:value-type="date">
            <text:p>2019-10-14 22:35:3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44" calcext:value-type="date">
            <text:p>2019-10-14 22:35:4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4T22:35:54" calcext:value-type="date">
            <text:p>2019-10-14 22:35: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4T22:36:04" calcext:value-type="date">
            <text:p>2019-10-14 22:36:0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4T22:36:14" calcext:value-type="date">
            <text:p>2019-10-14 22:36:1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4T22:36:24" calcext:value-type="date">
            <text:p>2019-10-14 22:36:2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4T22:36:34" calcext:value-type="date">
            <text:p>2019-10-14 22:36:3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4T22:36:44" calcext:value-type="date">
            <text:p>2019-10-14 22:36:4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4T22:36:54" calcext:value-type="date">
            <text:p>2019-10-14 22:36: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4T22:37:04" calcext:value-type="date">
            <text:p>2019-10-14 22:37:0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4T22:37:14" calcext:value-type="date">
            <text:p>2019-10-14 22:37:1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4T22:37:24" calcext:value-type="date">
            <text:p>2019-10-14 22:37:2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4T22:37:34" calcext:value-type="date">
            <text:p>2019-10-14 22:37:3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4T22:37:44" calcext:value-type="date">
            <text:p>2019-10-14 22:37:4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4T22:37:54" calcext:value-type="date">
            <text:p>2019-10-14 22:37:5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4T22:38:04" calcext:value-type="date">
            <text:p>2019-10-14 22:38:0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4T22:38:14" calcext:value-type="date">
            <text:p>2019-10-14 22:38:1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4T22:38:24" calcext:value-type="date">
            <text:p>2019-10-14 22:38:24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4T22:38:34" calcext:value-type="date">
            <text:p>2019-10-14 22:38:3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4T22:38:44" calcext:value-type="date">
            <text:p>2019-10-14 22:38:4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4T22:38:54" calcext:value-type="date">
            <text:p>2019-10-14 22:38:5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4T22:39:04" calcext:value-type="date">
            <text:p>2019-10-14 22:39:0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4T22:39:14" calcext:value-type="date">
            <text:p>2019-10-14 22:39:14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4T22:39:24" calcext:value-type="date">
            <text:p>2019-10-14 22:39:2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4T22:39:34" calcext:value-type="date">
            <text:p>2019-10-14 22:39:34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4T22:39:44" calcext:value-type="date">
            <text:p>2019-10-14 22:39:4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4T22:39:54" calcext:value-type="date">
            <text:p>2019-10-14 22:39:5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4T22:40:04" calcext:value-type="date">
            <text:p>2019-10-14 22:40:0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4T22:40:14" calcext:value-type="date">
            <text:p>2019-10-14 22:40:1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4T22:40:24" calcext:value-type="date">
            <text:p>2019-10-14 22:40:2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4T22:40:34" calcext:value-type="date">
            <text:p>2019-10-14 22:40:3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4T22:40:44" calcext:value-type="date">
            <text:p>2019-10-14 22:40:4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4T22:40:54" calcext:value-type="date">
            <text:p>2019-10-14 22:40:5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4T22:41:04" calcext:value-type="date">
            <text:p>2019-10-14 22:41:0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4T22:41:14" calcext:value-type="date">
            <text:p>2019-10-14 22:41:1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4T22:41:24" calcext:value-type="date">
            <text:p>2019-10-14 22:41:2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4T22:41:34" calcext:value-type="date">
            <text:p>2019-10-14 22:41:3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1:44" calcext:value-type="date">
            <text:p>2019-10-14 22:41:4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1:54" calcext:value-type="date">
            <text:p>2019-10-14 22:41:5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2:04" calcext:value-type="date">
            <text:p>2019-10-14 22:42:0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2:14" calcext:value-type="date">
            <text:p>2019-10-14 22:42:1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2:24" calcext:value-type="date">
            <text:p>2019-10-14 22:42:2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4T22:42:34" calcext:value-type="date">
            <text:p>2019-10-14 22:42:3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4T22:42:44" calcext:value-type="date">
            <text:p>2019-10-14 22:42:4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4T22:42:54" calcext:value-type="date">
            <text:p>2019-10-14 22:42:5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4T22:43:04" calcext:value-type="date">
            <text:p>2019-10-14 22:43:0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4T22:43:14" calcext:value-type="date">
            <text:p>2019-10-14 22:43:14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4T22:43:24" calcext:value-type="date">
            <text:p>2019-10-14 22:43:24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4T22:43:34" calcext:value-type="date">
            <text:p>2019-10-14 22:43:3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4T22:43:44" calcext:value-type="date">
            <text:p>2019-10-14 22:43:4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4T22:43:54" calcext:value-type="date">
            <text:p>2019-10-14 22:43:54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4T22:44:04" calcext:value-type="date">
            <text:p>2019-10-14 22:44:0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4T22:44:14" calcext:value-type="date">
            <text:p>2019-10-14 22:44: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4T22:44:24" calcext:value-type="date">
            <text:p>2019-10-14 22:44:24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4T22:44:34" calcext:value-type="date">
            <text:p>2019-10-14 22:44:34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4T22:44:44" calcext:value-type="date">
            <text:p>2019-10-14 22:44:4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4T22:44:54" calcext:value-type="date">
            <text:p>2019-10-14 22:44:54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4T22:45:04" calcext:value-type="date">
            <text:p>2019-10-14 22:45:0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4T22:45:14" calcext:value-type="date">
            <text:p>2019-10-14 22:45:1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4T22:45:24" calcext:value-type="date">
            <text:p>2019-10-14 22:45:2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4T22:45:34" calcext:value-type="date">
            <text:p>2019-10-14 22:45:3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4T22:45:44" calcext:value-type="date">
            <text:p>2019-10-14 22:45:4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4T22:45:54" calcext:value-type="date">
            <text:p>2019-10-14 22:45:5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date" office:date-value="2019-10-14T22:46:04" calcext:value-type="date">
            <text:p>2019-10-14 22:46:0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4T22:46:14" calcext:value-type="date">
            <text:p>2019-10-14 22:46:1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4T22:46:24" calcext:value-type="date">
            <text:p>2019-10-14 22:46:2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4T22:46:34" calcext:value-type="date">
            <text:p>2019-10-14 22:46:34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4T22:46:44" calcext:value-type="date">
            <text:p>2019-10-14 22:46:4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4T22:46:54" calcext:value-type="date">
            <text:p>2019-10-14 22:46:5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4T22:47:04" calcext:value-type="date">
            <text:p>2019-10-14 22:47: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4T22:47:14" calcext:value-type="date">
            <text:p>2019-10-14 22:47:1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4T22:47:24" calcext:value-type="date">
            <text:p>2019-10-14 22:47:2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4T22:47:34" calcext:value-type="date">
            <text:p>2019-10-14 22:47:3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4T22:47:44" calcext:value-type="date">
            <text:p>2019-10-14 22:47:4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4T22:47:54" calcext:value-type="date">
            <text:p>2019-10-14 22:47:5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4T22:48:04" calcext:value-type="date">
            <text:p>2019-10-14 22:48:0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4T22:48:14" calcext:value-type="date">
            <text:p>2019-10-14 22:48:14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4T22:48:24" calcext:value-type="date">
            <text:p>2019-10-14 22:48:2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4T22:48:34" calcext:value-type="date">
            <text:p>2019-10-14 22:48:3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4T22:48:44" calcext:value-type="date">
            <text:p>2019-10-14 22:48:4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4T22:48:54" calcext:value-type="date">
            <text:p>2019-10-14 22:48:5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4T22:49:04" calcext:value-type="date">
            <text:p>2019-10-14 22:49:04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4T22:49:14" calcext:value-type="date">
            <text:p>2019-10-14 22:49:1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4T22:49:24" calcext:value-type="date">
            <text:p>2019-10-14 22:49:2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date" office:date-value="2019-10-14T22:49:34" calcext:value-type="date">
            <text:p>2019-10-14 22:49:3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date" office:date-value="2019-10-14T22:49:44" calcext:value-type="date">
            <text:p>2019-10-14 22:49:4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4T22:49:54" calcext:value-type="date">
            <text:p>2019-10-14 22:49:54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4T22:50:04" calcext:value-type="date">
            <text:p>2019-10-14 22:50:0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4T22:50:14" calcext:value-type="date">
            <text:p>2019-10-14 22:50:14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4T22:50:24" calcext:value-type="date">
            <text:p>2019-10-14 22:50: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4T22:50:34" calcext:value-type="date">
            <text:p>2019-10-14 22:50:3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4T22:50:44" calcext:value-type="date">
            <text:p>2019-10-14 22:50:4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4T22:50:54" calcext:value-type="date">
            <text:p>2019-10-14 22:50:5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4T22:51:04" calcext:value-type="date">
            <text:p>2019-10-14 22:51: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4T22:51:14" calcext:value-type="date">
            <text:p>2019-10-14 22:51:1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4T22:51:24" calcext:value-type="date">
            <text:p>2019-10-14 22:51:24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4T22:51:34" calcext:value-type="date">
            <text:p>2019-10-14 22:51:34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4T22:51:44" calcext:value-type="date">
            <text:p>2019-10-14 22:51:4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4T22:51:54" calcext:value-type="date">
            <text:p>2019-10-14 22:51:54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4T22:52:04" calcext:value-type="date">
            <text:p>2019-10-14 22:52:04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4T22:52:14" calcext:value-type="date">
            <text:p>2019-10-14 22:52:1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4T22:52:24" calcext:value-type="date">
            <text:p>2019-10-14 22:52:2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4T22:52:34" calcext:value-type="date">
            <text:p>2019-10-14 22:52:34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4T22:52:44" calcext:value-type="date">
            <text:p>2019-10-14 22:52:44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date" office:date-value="2019-10-14T22:52:54" calcext:value-type="date">
            <text:p>2019-10-14 22:52:5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date" office:date-value="2019-10-14T22:53:04" calcext:value-type="date">
            <text:p>2019-10-14 22:53:0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date" office:date-value="2019-10-14T22:53:14" calcext:value-type="date">
            <text:p>2019-10-14 22:53:1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4T22:53:24" calcext:value-type="date">
            <text:p>2019-10-14 22:53:2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4T22:53:34" calcext:value-type="date">
            <text:p>2019-10-14 22:53:34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4T22:53:44" calcext:value-type="date">
            <text:p>2019-10-14 22:53:4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19-10-14T22:53:54" calcext:value-type="date">
            <text:p>2019-10-14 22:53:5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04" calcext:value-type="date">
            <text:p>2019-10-14 22:54:0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14" calcext:value-type="date">
            <text:p>2019-10-14 22:54:1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24" calcext:value-type="date">
            <text:p>2019-10-14 22:54: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34" calcext:value-type="date">
            <text:p>2019-10-14 22:54:3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44" calcext:value-type="date">
            <text:p>2019-10-14 22:54:44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4:54" calcext:value-type="date">
            <text:p>2019-10-14 22:54:5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4T22:55:04" calcext:value-type="date">
            <text:p>2019-10-14 22:55:0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4T22:55:14" calcext:value-type="date">
            <text:p>2019-10-14 22:55:1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4T22:55:24" calcext:value-type="date">
            <text:p>2019-10-14 22:55:2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4T22:55:34" calcext:value-type="date">
            <text:p>2019-10-14 22:55:3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4T22:55:44" calcext:value-type="date">
            <text:p>2019-10-14 22:55:4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4T22:55:54" calcext:value-type="date">
            <text:p>2019-10-14 22:55:54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4T22:56:04" calcext:value-type="date">
            <text:p>2019-10-14 22:56:04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4T22:56:14" calcext:value-type="date">
            <text:p>2019-10-14 22:56:14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4T22:56:24" calcext:value-type="date">
            <text:p>2019-10-14 22:56:24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4T22:56:34" calcext:value-type="date">
            <text:p>2019-10-14 22:56: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date" office:date-value="2019-10-14T22:56:44" calcext:value-type="date">
            <text:p>2019-10-14 22:56:4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date" office:date-value="2019-10-14T22:56:54" calcext:value-type="date">
            <text:p>2019-10-14 22:56:5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date" office:date-value="2019-10-14T22:57:04" calcext:value-type="date">
            <text:p>2019-10-14 22:57:0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date" office:date-value="2019-10-14T22:57:14" calcext:value-type="date">
            <text:p>2019-10-14 22:57:1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date" office:date-value="2019-10-14T22:57:24" calcext:value-type="date">
            <text:p>2019-10-14 22:57:2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date" office:date-value="2019-10-14T22:57:34" calcext:value-type="date">
            <text:p>2019-10-14 22:57: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4T22:57:44" calcext:value-type="date">
            <text:p>2019-10-14 22:57:4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4T22:57:54" calcext:value-type="date">
            <text:p>2019-10-14 22:57:5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4T22:58:04" calcext:value-type="date">
            <text:p>2019-10-14 22:58:04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4T22:58:14" calcext:value-type="date">
            <text:p>2019-10-14 22:58:14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4T22:58:24" calcext:value-type="date">
            <text:p>2019-10-14 22:58:2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4T22:58:34" calcext:value-type="date">
            <text:p>2019-10-14 22:58:34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4T22:58:44" calcext:value-type="date">
            <text:p>2019-10-14 22:58:44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date" office:date-value="2019-10-14T22:58:54" calcext:value-type="date">
            <text:p>2019-10-14 22:58:54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04" calcext:value-type="date">
            <text:p>2019-10-14 22:59:0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14" calcext:value-type="date">
            <text:p>2019-10-14 22:59:1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24" calcext:value-type="date">
            <text:p>2019-10-14 22:59:24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34" calcext:value-type="date">
            <text:p>2019-10-14 22:59:34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44" calcext:value-type="date">
            <text:p>2019-10-14 22:59:44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4T22:59:54" calcext:value-type="date">
            <text:p>2019-10-14 22:59:54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4T23:00:04" calcext:value-type="date">
            <text:p>2019-10-14 23:00:04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4T23:00:14" calcext:value-type="date">
            <text:p>2019-10-14 23:00:1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4T23:00:24" calcext:value-type="date">
            <text:p>2019-10-14 23:00:24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4T23:00:34" calcext:value-type="date">
            <text:p>2019-10-14 23:00:34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4T23:00:44" calcext:value-type="date">
            <text:p>2019-10-14 23:00:44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date" office:date-value="2019-10-14T23:00:54" calcext:value-type="date">
            <text:p>2019-10-14 23:00:54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date" office:date-value="2019-10-14T23:01:04" calcext:value-type="date">
            <text:p>2019-10-14 23:01:0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date" office:date-value="2019-10-14T23:01:14" calcext:value-type="date">
            <text:p>2019-10-14 23:01:1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date" office:date-value="2019-10-14T23:01:24" calcext:value-type="date">
            <text:p>2019-10-14 23:01:2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date" office:date-value="2019-10-14T23:01:34" calcext:value-type="date">
            <text:p>2019-10-14 23:01:3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4T23:01:44" calcext:value-type="date">
            <text:p>2019-10-14 23:01:4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4T23:01:54" calcext:value-type="date">
            <text:p>2019-10-14 23:01:5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4T23:02:04" calcext:value-type="date">
            <text:p>2019-10-14 23:02:04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4T23:02:14" calcext:value-type="date">
            <text:p>2019-10-14 23:02:14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date" office:date-value="2019-10-14T23:02:24" calcext:value-type="date">
            <text:p>2019-10-14 23:02:2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date" office:date-value="2019-10-14T23:02:34" calcext:value-type="date">
            <text:p>2019-10-14 23:02:3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date" office:date-value="2019-10-14T23:02:44" calcext:value-type="date">
            <text:p>2019-10-14 23:02: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date" office:date-value="2019-10-14T23:02:54" calcext:value-type="date">
            <text:p>2019-10-14 23:02:54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4T23:03:04" calcext:value-type="date">
            <text:p>2019-10-14 23:03:0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4T23:03:14" calcext:value-type="date">
            <text:p>2019-10-14 23:03:1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4T23:03:24" calcext:value-type="date">
            <text:p>2019-10-14 23:03: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4T23:03:34" calcext:value-type="date">
            <text:p>2019-10-14 23:03:34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4T23:03:44" calcext:value-type="date">
            <text:p>2019-10-14 23:03:44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date" office:date-value="2019-10-14T23:03:54" calcext:value-type="date">
            <text:p>2019-10-14 23:03:5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date" office:date-value="2019-10-14T23:04:04" calcext:value-type="date">
            <text:p>2019-10-14 23:04:0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date" office:date-value="2019-10-14T23:04:14" calcext:value-type="date">
            <text:p>2019-10-14 23:04:1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4T23:04:24" calcext:value-type="date">
            <text:p>2019-10-14 23:04:24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4T23:04:34" calcext:value-type="date">
            <text:p>2019-10-14 23:04:34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4T23:04:44" calcext:value-type="date">
            <text:p>2019-10-14 23:04:44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date" office:date-value="2019-10-14T23:04:54" calcext:value-type="date">
            <text:p>2019-10-14 23:04:54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date" office:date-value="2019-10-14T23:05:04" calcext:value-type="date">
            <text:p>2019-10-14 23:05:04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4T23:05:14" calcext:value-type="date">
            <text:p>2019-10-14 23:05:14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4T23:05:24" calcext:value-type="date">
            <text:p>2019-10-14 23:05:24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4T23:05:34" calcext:value-type="date">
            <text:p>2019-10-14 23:05:34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4T23:05:44" calcext:value-type="date">
            <text:p>2019-10-14 23:05:44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date" office:date-value="2019-10-14T23:05:54" calcext:value-type="date">
            <text:p>2019-10-14 23:05:54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date" office:date-value="2019-10-14T23:06:04" calcext:value-type="date">
            <text:p>2019-10-14 23:06:0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date" office:date-value="2019-10-14T23:06:14" calcext:value-type="date">
            <text:p>2019-10-14 23:06:14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date" office:date-value="2019-10-14T23:06:24" calcext:value-type="date">
            <text:p>2019-10-14 23:06:2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6:34" calcext:value-type="date">
            <text:p>2019-10-14 23:06:3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6:44" calcext:value-type="date">
            <text:p>2019-10-14 23:06:4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6:54" calcext:value-type="date">
            <text:p>2019-10-14 23:06:5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7:04" calcext:value-type="date">
            <text:p>2019-10-14 23:07:0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7:14" calcext:value-type="date">
            <text:p>2019-10-14 23:07:1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4T23:07:24" calcext:value-type="date">
            <text:p>2019-10-14 23:07:24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7:34" calcext:value-type="date">
            <text:p>2019-10-14 23:07:3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7:44" calcext:value-type="date">
            <text:p>2019-10-14 23:07:44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7:54" calcext:value-type="date">
            <text:p>2019-10-14 23:07:54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8:04" calcext:value-type="date">
            <text:p>2019-10-14 23:08:04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8:14" calcext:value-type="date">
            <text:p>2019-10-14 23:08:14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4T23:08:24" calcext:value-type="date">
            <text:p>2019-10-14 23:08:24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date" office:date-value="2019-10-14T23:08:34" calcext:value-type="date">
            <text:p>2019-10-14 23:08:34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date" office:date-value="2019-10-14T23:08:44" calcext:value-type="date">
            <text:p>2019-10-14 23:08:44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date" office:date-value="2019-10-14T23:08:54" calcext:value-type="date">
            <text:p>2019-10-14 23:08:54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4T23:09:04" calcext:value-type="date">
            <text:p>2019-10-14 23:09:04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4T23:09:14" calcext:value-type="date">
            <text:p>2019-10-14 23:09:14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4T23:09:24" calcext:value-type="date">
            <text:p>2019-10-14 23:09:24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4T23:09:34" calcext:value-type="date">
            <text:p>2019-10-14 23:09:34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4T23:09:44" calcext:value-type="date">
            <text:p>2019-10-14 23:09:4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4T23:09:54" calcext:value-type="date">
            <text:p>2019-10-14 23:09:54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4T23:10:04" calcext:value-type="date">
            <text:p>2019-10-14 23:10:0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date" office:date-value="2019-10-14T23:10:14" calcext:value-type="date">
            <text:p>2019-10-14 23:10:14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date" office:date-value="2019-10-14T23:10:24" calcext:value-type="date">
            <text:p>2019-10-14 23:10:24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date" office:date-value="2019-10-14T23:10:34" calcext:value-type="date">
            <text:p>2019-10-14 23:10:34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date" office:date-value="2019-10-14T23:10:44" calcext:value-type="date">
            <text:p>2019-10-14 23:10:4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date" office:date-value="2019-10-14T23:10:54" calcext:value-type="date">
            <text:p>2019-10-14 23:10:5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date" office:date-value="2019-10-14T23:11:04" calcext:value-type="date">
            <text:p>2019-10-14 23:11:0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date" office:date-value="2019-10-14T23:11:14" calcext:value-type="date">
            <text:p>2019-10-14 23:11:1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4T23:11:24" calcext:value-type="date">
            <text:p>2019-10-14 23:11:24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4T23:11:34" calcext:value-type="date">
            <text:p>2019-10-14 23:11:3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4T23:11:44" calcext:value-type="date">
            <text:p>2019-10-14 23:11:4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4T23:11:54" calcext:value-type="date">
            <text:p>2019-10-14 23:11:5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date" office:date-value="2019-10-14T23:12:04" calcext:value-type="date">
            <text:p>2019-10-14 23:12:0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date" office:date-value="2019-10-14T23:12:14" calcext:value-type="date">
            <text:p>2019-10-14 23:12:1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4T23:12:24" calcext:value-type="date">
            <text:p>2019-10-14 23:12:2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4T23:12:34" calcext:value-type="date">
            <text:p>2019-10-14 23:12:34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4T23:12:44" calcext:value-type="date">
            <text:p>2019-10-14 23:12:4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4T23:12:54" calcext:value-type="date">
            <text:p>2019-10-14 23:12:54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4T23:13:04" calcext:value-type="date">
            <text:p>2019-10-14 23:13:04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date" office:date-value="2019-10-14T23:13:14" calcext:value-type="date">
            <text:p>2019-10-14 23:13:14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date" office:date-value="2019-10-14T23:13:24" calcext:value-type="date">
            <text:p>2019-10-14 23:13:24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date" office:date-value="2019-10-14T23:13:34" calcext:value-type="date">
            <text:p>2019-10-14 23:13:34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4T23:13:44" calcext:value-type="date">
            <text:p>2019-10-14 23:13:4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4T23:13:54" calcext:value-type="date">
            <text:p>2019-10-14 23:13:54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4T23:14:04" calcext:value-type="date">
            <text:p>2019-10-14 23:14:04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4T23:14:14" calcext:value-type="date">
            <text:p>2019-10-14 23:14:14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date" office:date-value="2019-10-14T23:14:24" calcext:value-type="date">
            <text:p>2019-10-14 23:14:2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date" office:date-value="2019-10-14T23:14:34" calcext:value-type="date">
            <text:p>2019-10-14 23:14:34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date" office:date-value="2019-10-14T23:14:44" calcext:value-type="date">
            <text:p>2019-10-14 23:14:44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date" office:date-value="2019-10-14T23:14:54" calcext:value-type="date">
            <text:p>2019-10-14 23:14:5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date" office:date-value="2019-10-14T23:15:04" calcext:value-type="date">
            <text:p>2019-10-14 23:15:0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date" office:date-value="2019-10-14T23:15:14" calcext:value-type="date">
            <text:p>2019-10-14 23:15:14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date" office:date-value="2019-10-14T23:15:24" calcext:value-type="date">
            <text:p>2019-10-14 23:15:2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date" office:date-value="2019-10-14T23:15:34" calcext:value-type="date">
            <text:p>2019-10-14 23:15:34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date" office:date-value="2019-10-14T23:15:44" calcext:value-type="date">
            <text:p>2019-10-14 23:15:4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date" office:date-value="2019-10-14T23:15:54" calcext:value-type="date">
            <text:p>2019-10-14 23:15:54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date" office:date-value="2019-10-14T23:16:04" calcext:value-type="date">
            <text:p>2019-10-14 23:16:0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date" office:date-value="2019-10-14T23:16:14" calcext:value-type="date">
            <text:p>2019-10-14 23:16:1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date" office:date-value="2019-10-14T23:16:24" calcext:value-type="date">
            <text:p>2019-10-14 23:16:2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date" office:date-value="2019-10-14T23:16:34" calcext:value-type="date">
            <text:p>2019-10-14 23:16:34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date" office:date-value="2019-10-14T23:16:44" calcext:value-type="date">
            <text:p>2019-10-14 23:16:44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date" office:date-value="2019-10-14T23:16:54" calcext:value-type="date">
            <text:p>2019-10-14 23:16:54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date" office:date-value="2019-10-14T23:17:04" calcext:value-type="date">
            <text:p>2019-10-14 23:17:04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date" office:date-value="2019-10-14T23:17:14" calcext:value-type="date">
            <text:p>2019-10-14 23:17:1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date" office:date-value="2019-10-14T23:17:24" calcext:value-type="date">
            <text:p>2019-10-14 23:17:2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date" office:date-value="2019-10-14T23:17:34" calcext:value-type="date">
            <text:p>2019-10-14 23:17:3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date" office:date-value="2019-10-14T23:17:44" calcext:value-type="date">
            <text:p>2019-10-14 23:17:44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date" office:date-value="2019-10-14T23:17:54" calcext:value-type="date">
            <text:p>2019-10-14 23:17:54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4T23:18:04" calcext:value-type="date">
            <text:p>2019-10-14 23:18:0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4T23:18:14" calcext:value-type="date">
            <text:p>2019-10-14 23:18:14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4T23:18:24" calcext:value-type="date">
            <text:p>2019-10-14 23:18:24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4T23:18:34" calcext:value-type="date">
            <text:p>2019-10-14 23:18:34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4T23:18:44" calcext:value-type="date">
            <text:p>2019-10-14 23:18:44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date" office:date-value="2019-10-14T23:18:54" calcext:value-type="date">
            <text:p>2019-10-14 23:18:5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date" office:date-value="2019-10-14T23:19:04" calcext:value-type="date">
            <text:p>2019-10-14 23:19:0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date" office:date-value="2019-10-14T23:19:14" calcext:value-type="date">
            <text:p>2019-10-14 23:19:1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2019-10-14T23:19:24" calcext:value-type="date">
            <text:p>2019-10-14 23:19:24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2019-10-14T23:19:34" calcext:value-type="date">
            <text:p>2019-10-14 23:19:34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date" office:date-value="2019-10-14T23:19:44" calcext:value-type="date">
            <text:p>2019-10-14 23:19:44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date" office:date-value="2019-10-14T23:19:54" calcext:value-type="date">
            <text:p>2019-10-14 23:19:54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date" office:date-value="2019-10-14T23:20:04" calcext:value-type="date">
            <text:p>2019-10-14 23:20:04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date" office:date-value="2019-10-14T23:20:14" calcext:value-type="date">
            <text:p>2019-10-14 23:20:1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date" office:date-value="2019-10-14T23:20:24" calcext:value-type="date">
            <text:p>2019-10-14 23:20:24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2019-10-14T23:20:34" calcext:value-type="date">
            <text:p>2019-10-14 23:20:34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2019-10-14T23:20:44" calcext:value-type="date">
            <text:p>2019-10-14 23:20:4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2019-10-14T23:20:54" calcext:value-type="date">
            <text:p>2019-10-14 23:20:5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2019-10-14T23:21:04" calcext:value-type="date">
            <text:p>2019-10-14 23:21:0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date" office:date-value="2019-10-14T23:21:14" calcext:value-type="date">
            <text:p>2019-10-14 23:21:14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date" office:date-value="2019-10-14T23:21:24" calcext:value-type="date">
            <text:p>2019-10-14 23:21:2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4T23:21:34" calcext:value-type="date">
            <text:p>2019-10-14 23:21:3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4T23:21:44" calcext:value-type="date">
            <text:p>2019-10-14 23:21:44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4T23:21:54" calcext:value-type="date">
            <text:p>2019-10-14 23:21:5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4T23:22:04" calcext:value-type="date">
            <text:p>2019-10-14 23:22:0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date" office:date-value="2019-10-14T23:22:14" calcext:value-type="date">
            <text:p>2019-10-14 23:22:1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date" office:date-value="2019-10-14T23:22:24" calcext:value-type="date">
            <text:p>2019-10-14 23:22:2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date" office:date-value="2019-10-14T23:22:34" calcext:value-type="date">
            <text:p>2019-10-14 23:22:3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date" office:date-value="2019-10-14T23:22:44" calcext:value-type="date">
            <text:p>2019-10-14 23:22:4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date" office:date-value="2019-10-14T23:22:54" calcext:value-type="date">
            <text:p>2019-10-14 23:22:5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date" office:date-value="2019-10-14T23:23:04" calcext:value-type="date">
            <text:p>2019-10-14 23:23:0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date" office:date-value="2019-10-14T23:23:14" calcext:value-type="date">
            <text:p>2019-10-14 23:23:14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10-14T23:23:24" calcext:value-type="date">
            <text:p>2019-10-14 23:23:24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10-14T23:23:34" calcext:value-type="date">
            <text:p>2019-10-14 23:23:34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3:44" calcext:value-type="date">
            <text:p>2019-10-14 23:23:4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3:54" calcext:value-type="date">
            <text:p>2019-10-14 23:23:54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4:04" calcext:value-type="date">
            <text:p>2019-10-14 23:24:0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4:14" calcext:value-type="date">
            <text:p>2019-10-14 23:24:1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4:24" calcext:value-type="date">
            <text:p>2019-10-14 23:24:24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4:34" calcext:value-type="date">
            <text:p>2019-10-14 23:24:34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4T23:24:44" calcext:value-type="date">
            <text:p>2019-10-14 23:24:44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date" office:date-value="2019-10-14T23:24:54" calcext:value-type="date">
            <text:p>2019-10-14 23:24:54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date" office:date-value="2019-10-14T23:25:04" calcext:value-type="date">
            <text:p>2019-10-14 23:25:04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4T23:25:14" calcext:value-type="date">
            <text:p>2019-10-14 23:25:14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date" office:date-value="2019-10-14T23:25:24" calcext:value-type="date">
            <text:p>2019-10-14 23:25:24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4T23:25:34" calcext:value-type="date">
            <text:p>2019-10-14 23:25:34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4T23:25:44" calcext:value-type="date">
            <text:p>2019-10-14 23:25:44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4T23:25:54" calcext:value-type="date">
            <text:p>2019-10-14 23:25:54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4T23:26:04" calcext:value-type="date">
            <text:p>2019-10-14 23:26:0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6:14" calcext:value-type="date">
            <text:p>2019-10-14 23:26:1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6:24" calcext:value-type="date">
            <text:p>2019-10-14 23:26:24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6:34" calcext:value-type="date">
            <text:p>2019-10-14 23:26:34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6:44" calcext:value-type="date">
            <text:p>2019-10-14 23:26:44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6:54" calcext:value-type="date">
            <text:p>2019-10-14 23:26:54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7:04" calcext:value-type="date">
            <text:p>2019-10-14 23:27:04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4T23:27:14" calcext:value-type="date">
            <text:p>2019-10-14 23:27:14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date" office:date-value="2019-10-14T23:27:24" calcext:value-type="date">
            <text:p>2019-10-14 23:27:24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date" office:date-value="2019-10-14T23:27:34" calcext:value-type="date">
            <text:p>2019-10-14 23:27:34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date" office:date-value="2019-10-14T23:27:44" calcext:value-type="date">
            <text:p>2019-10-14 23:27:4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date" office:date-value="2019-10-14T23:27:54" calcext:value-type="date">
            <text:p>2019-10-14 23:27:54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date" office:date-value="2019-10-14T23:28:04" calcext:value-type="date">
            <text:p>2019-10-14 23:28:04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date" office:date-value="2019-10-14T23:28:14" calcext:value-type="date">
            <text:p>2019-10-14 23:28:14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date" office:date-value="2019-10-14T23:28:24" calcext:value-type="date">
            <text:p>2019-10-14 23:28:24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date" office:date-value="2019-10-14T23:28:34" calcext:value-type="date">
            <text:p>2019-10-14 23:28:3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date" office:date-value="2019-10-14T23:28:44" calcext:value-type="date">
            <text:p>2019-10-14 23:28:44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date" office:date-value="2019-10-14T23:28:54" calcext:value-type="date">
            <text:p>2019-10-14 23:28:5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date" office:date-value="2019-10-14T23:29:04" calcext:value-type="date">
            <text:p>2019-10-14 23:29: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29:14" calcext:value-type="date">
            <text:p>2019-10-14 23:29:14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29:24" calcext:value-type="date">
            <text:p>2019-10-14 23:29:24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29:34" calcext:value-type="date">
            <text:p>2019-10-14 23:29:34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29:44" calcext:value-type="date">
            <text:p>2019-10-14 23:29:44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29:54" calcext:value-type="date">
            <text:p>2019-10-14 23:29:54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4T23:30:04" calcext:value-type="date">
            <text:p>2019-10-14 23:30:04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date" office:date-value="2019-10-14T23:30:14" calcext:value-type="date">
            <text:p>2019-10-14 23:30:14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date" office:date-value="2019-10-14T23:30:24" calcext:value-type="date">
            <text:p>2019-10-14 23:30:24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date" office:date-value="2019-10-14T23:30:34" calcext:value-type="date">
            <text:p>2019-10-14 23:30:34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date" office:date-value="2019-10-14T23:30:44" calcext:value-type="date">
            <text:p>2019-10-14 23:30:44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date" office:date-value="2019-10-14T23:30:54" calcext:value-type="date">
            <text:p>2019-10-14 23:30:54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date" office:date-value="2019-10-14T23:31:04" calcext:value-type="date">
            <text:p>2019-10-14 23:31:04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date" office:date-value="2019-10-14T23:31:14" calcext:value-type="date">
            <text:p>2019-10-14 23:31:14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date" office:date-value="2019-10-14T23:31:24" calcext:value-type="date">
            <text:p>2019-10-14 23:31:24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date" office:date-value="2019-10-14T23:31:34" calcext:value-type="date">
            <text:p>2019-10-14 23:31:34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date" office:date-value="2019-10-14T23:31:44" calcext:value-type="date">
            <text:p>2019-10-14 23:31:44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date" office:date-value="2019-10-14T23:31:54" calcext:value-type="date">
            <text:p>2019-10-14 23:31:54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04" calcext:value-type="date">
            <text:p>2019-10-14 23:32:04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14" calcext:value-type="date">
            <text:p>2019-10-14 23:32:14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24" calcext:value-type="date">
            <text:p>2019-10-14 23:32:24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34" calcext:value-type="date">
            <text:p>2019-10-14 23:32:34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44" calcext:value-type="date">
            <text:p>2019-10-14 23:32:44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4T23:32:54" calcext:value-type="date">
            <text:p>2019-10-14 23:32:54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19-10-14T23:33:04" calcext:value-type="date">
            <text:p>2019-10-14 23:33:04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19-10-14T23:33:14" calcext:value-type="date">
            <text:p>2019-10-14 23:33:14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19-10-14T23:33:24" calcext:value-type="date">
            <text:p>2019-10-14 23:33:24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date" office:date-value="2019-10-14T23:33:34" calcext:value-type="date">
            <text:p>2019-10-14 23:33:34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19-10-14T23:33:44" calcext:value-type="date">
            <text:p>2019-10-14 23:33:44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date" office:date-value="2019-10-14T23:33:54" calcext:value-type="date">
            <text:p>2019-10-14 23:33:54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date" office:date-value="2019-10-14T23:34:04" calcext:value-type="date">
            <text:p>2019-10-14 23:34:04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date" office:date-value="2019-10-14T23:34:14" calcext:value-type="date">
            <text:p>2019-10-14 23:34:14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4:24" calcext:value-type="date">
            <text:p>2019-10-14 23:34:24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4:34" calcext:value-type="date">
            <text:p>2019-10-14 23:34:34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4:44" calcext:value-type="date">
            <text:p>2019-10-14 23:34:44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4:54" calcext:value-type="date">
            <text:p>2019-10-14 23:34:54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5:04" calcext:value-type="date">
            <text:p>2019-10-14 23:35:04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4T23:35:14" calcext:value-type="date">
            <text:p>2019-10-14 23:35:14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date" office:date-value="2019-10-14T23:35:24" calcext:value-type="date">
            <text:p>2019-10-14 23:35:2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date" office:date-value="2019-10-14T23:35:34" calcext:value-type="date">
            <text:p>2019-10-14 23:35:34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4T23:35:44" calcext:value-type="date">
            <text:p>2019-10-14 23:35:44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4T23:35:54" calcext:value-type="date">
            <text:p>2019-10-14 23:35:54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4T23:36:04" calcext:value-type="date">
            <text:p>2019-10-14 23:36:0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4T23:36:14" calcext:value-type="date">
            <text:p>2019-10-14 23:36:14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date" office:date-value="2019-10-14T23:36:24" calcext:value-type="date">
            <text:p>2019-10-14 23:36:24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date" office:date-value="2019-10-14T23:36:34" calcext:value-type="date">
            <text:p>2019-10-14 23:36:34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date" office:date-value="2019-10-14T23:36:44" calcext:value-type="date">
            <text:p>2019-10-14 23:36:4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date" office:date-value="2019-10-14T23:36:54" calcext:value-type="date">
            <text:p>2019-10-14 23:36:5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date" office:date-value="2019-10-14T23:37:04" calcext:value-type="date">
            <text:p>2019-10-14 23:37:04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date" office:date-value="2019-10-14T23:37:14" calcext:value-type="date">
            <text:p>2019-10-14 23:37:14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date" office:date-value="2019-10-14T23:37:24" calcext:value-type="date">
            <text:p>2019-10-14 23:37:24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date" office:date-value="2019-10-14T23:37:34" calcext:value-type="date">
            <text:p>2019-10-14 23:37:34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date" office:date-value="2019-10-14T23:37:44" calcext:value-type="date">
            <text:p>2019-10-14 23:37:44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date" office:date-value="2019-10-14T23:37:54" calcext:value-type="date">
            <text:p>2019-10-14 23:37:54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date" office:date-value="2019-10-14T23:38:04" calcext:value-type="date">
            <text:p>2019-10-14 23:38:04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date" office:date-value="2019-10-14T23:38:14" calcext:value-type="date">
            <text:p>2019-10-14 23:38:14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date" office:date-value="2019-10-14T23:38:24" calcext:value-type="date">
            <text:p>2019-10-14 23:38: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date" office:date-value="2019-10-14T23:38:34" calcext:value-type="date">
            <text:p>2019-10-14 23:38:34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date" office:date-value="2019-10-14T23:38:44" calcext:value-type="date">
            <text:p>2019-10-14 23:38:44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date" office:date-value="2019-10-14T23:38:54" calcext:value-type="date">
            <text:p>2019-10-14 23:38:54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date" office:date-value="2019-10-14T23:39:04" calcext:value-type="date">
            <text:p>2019-10-14 23:39:04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date" office:date-value="2019-10-14T23:39:14" calcext:value-type="date">
            <text:p>2019-10-14 23:39:14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date" office:date-value="2019-10-14T23:39:24" calcext:value-type="date">
            <text:p>2019-10-14 23:39:24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date" office:date-value="2019-10-14T23:39:34" calcext:value-type="date">
            <text:p>2019-10-14 23:39:3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date" office:date-value="2019-10-14T23:39:44" calcext:value-type="date">
            <text:p>2019-10-14 23:39:44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date" office:date-value="2019-10-14T23:39:54" calcext:value-type="date">
            <text:p>2019-10-14 23:39:54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4T23:40:04" calcext:value-type="date">
            <text:p>2019-10-14 23:40:0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4T23:40:14" calcext:value-type="date">
            <text:p>2019-10-14 23:40:14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4T23:40:24" calcext:value-type="date">
            <text:p>2019-10-14 23:40:24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4T23:40:34" calcext:value-type="date">
            <text:p>2019-10-14 23:40:34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date" office:date-value="2019-10-14T23:40:44" calcext:value-type="date">
            <text:p>2019-10-14 23:40:44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date" office:date-value="2019-10-14T23:40:54" calcext:value-type="date">
            <text:p>2019-10-14 23:40:54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date" office:date-value="2019-10-14T23:41:04" calcext:value-type="date">
            <text:p>2019-10-14 23:41:04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1:14" calcext:value-type="date">
            <text:p>2019-10-14 23:41:14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1:24" calcext:value-type="date">
            <text:p>2019-10-14 23:41:24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1:34" calcext:value-type="date">
            <text:p>2019-10-14 23:41:34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1:44" calcext:value-type="date">
            <text:p>2019-10-14 23:41:44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1:54" calcext:value-type="date">
            <text:p>2019-10-14 23:41:54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4T23:42:04" calcext:value-type="date">
            <text:p>2019-10-14 23:42:0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date" office:date-value="2019-10-14T23:42:14" calcext:value-type="date">
            <text:p>2019-10-14 23:42:14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date" office:date-value="2019-10-14T23:42:24" calcext:value-type="date">
            <text:p>2019-10-14 23:42:2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date" office:date-value="2019-10-14T23:42:34" calcext:value-type="date">
            <text:p>2019-10-14 23:42:34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date" office:date-value="2019-10-14T23:42:44" calcext:value-type="date">
            <text:p>2019-10-14 23:42:44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date" office:date-value="2019-10-14T23:42:54" calcext:value-type="date">
            <text:p>2019-10-14 23:42:54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date" office:date-value="2019-10-14T23:43:04" calcext:value-type="date">
            <text:p>2019-10-14 23:43:04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date" office:date-value="2019-10-14T23:43:14" calcext:value-type="date">
            <text:p>2019-10-14 23:43:14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date" office:date-value="2019-10-14T23:43:24" calcext:value-type="date">
            <text:p>2019-10-14 23:43:24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4T23:43:34" calcext:value-type="date">
            <text:p>2019-10-14 23:43:34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4T23:43:44" calcext:value-type="date">
            <text:p>2019-10-14 23:43:44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4T23:43:54" calcext:value-type="date">
            <text:p>2019-10-14 23:43:54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4T23:44:04" calcext:value-type="date">
            <text:p>2019-10-14 23:44:04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date" office:date-value="2019-10-14T23:44:14" calcext:value-type="date">
            <text:p>2019-10-14 23:44:14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date" office:date-value="2019-10-14T23:44:24" calcext:value-type="date">
            <text:p>2019-10-14 23:44:24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date" office:date-value="2019-10-14T23:44:34" calcext:value-type="date">
            <text:p>2019-10-14 23:44:3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date" office:date-value="2019-10-14T23:44:44" calcext:value-type="date">
            <text:p>2019-10-14 23:44:4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date" office:date-value="2019-10-14T23:44:54" calcext:value-type="date">
            <text:p>2019-10-14 23:44:54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date" office:date-value="2019-10-14T23:45:04" calcext:value-type="date">
            <text:p>2019-10-14 23:45:04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date" office:date-value="2019-10-14T23:45:14" calcext:value-type="date">
            <text:p>2019-10-14 23:45:14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date" office:date-value="2019-10-14T23:45:24" calcext:value-type="date">
            <text:p>2019-10-14 23:45:2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date" office:date-value="2019-10-14T23:45:34" calcext:value-type="date">
            <text:p>2019-10-14 23:45:34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date" office:date-value="2019-10-14T23:45:44" calcext:value-type="date">
            <text:p>2019-10-14 23:45:44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date" office:date-value="2019-10-14T23:45:54" calcext:value-type="date">
            <text:p>2019-10-14 23:45:54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date" office:date-value="2019-10-14T23:46:04" calcext:value-type="date">
            <text:p>2019-10-14 23:46:04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date" office:date-value="2019-10-14T23:46:14" calcext:value-type="date">
            <text:p>2019-10-14 23:46:1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date" office:date-value="2019-10-14T23:46:24" calcext:value-type="date">
            <text:p>2019-10-14 23:46:2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date" office:date-value="2019-10-14T23:46:34" calcext:value-type="date">
            <text:p>2019-10-14 23:46:34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date" office:date-value="2019-10-14T23:46:44" calcext:value-type="date">
            <text:p>2019-10-14 23:46:44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4T23:46:54" calcext:value-type="date">
            <text:p>2019-10-14 23:46:5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4T23:47:04" calcext:value-type="date">
            <text:p>2019-10-14 23:47:04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4T23:47:14" calcext:value-type="date">
            <text:p>2019-10-14 23:47:14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4T23:47:24" calcext:value-type="date">
            <text:p>2019-10-14 23:47:24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4T23:47:34" calcext:value-type="date">
            <text:p>2019-10-14 23:47:34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date" office:date-value="2019-10-14T23:47:44" calcext:value-type="date">
            <text:p>2019-10-14 23:47:44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1" office:value-type="date" office:date-value="2019-10-14T23:47:54" calcext:value-type="date">
            <text:p>2019-10-14 23:47:54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date" office:date-value="2019-10-14T23:48:04" calcext:value-type="date">
            <text:p>2019-10-14 23:48:04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date" office:date-value="2019-10-14T23:48:14" calcext:value-type="date">
            <text:p>2019-10-14 23:48:14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date" office:date-value="2019-10-14T23:48:24" calcext:value-type="date">
            <text:p>2019-10-14 23:48:24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date" office:date-value="2019-10-14T23:48:34" calcext:value-type="date">
            <text:p>2019-10-14 23:48:34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date" office:date-value="2019-10-14T23:48:44" calcext:value-type="date">
            <text:p>2019-10-14 23:48:44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date" office:date-value="2019-10-14T23:48:54" calcext:value-type="date">
            <text:p>2019-10-14 23:48:54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date" office:date-value="2019-10-14T23:49:04" calcext:value-type="date">
            <text:p>2019-10-14 23:49:04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4T23:49:14" calcext:value-type="date">
            <text:p>2019-10-14 23:49:14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4T23:49:24" calcext:value-type="date">
            <text:p>2019-10-14 23:49:24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4T23:49:34" calcext:value-type="date">
            <text:p>2019-10-14 23:49:34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4T23:49:44" calcext:value-type="date">
            <text:p>2019-10-14 23:49:44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4T23:49:54" calcext:value-type="date">
            <text:p>2019-10-14 23:49:54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date" office:date-value="2019-10-14T23:50:04" calcext:value-type="date">
            <text:p>2019-10-14 23:50:04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date" office:date-value="2019-10-14T23:50:14" calcext:value-type="date">
            <text:p>2019-10-14 23:50:14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0:24" calcext:value-type="date">
            <text:p>2019-10-14 23:50:24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0:34" calcext:value-type="date">
            <text:p>2019-10-14 23:50:34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0:44" calcext:value-type="date">
            <text:p>2019-10-14 23:50:4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0:54" calcext:value-type="date">
            <text:p>2019-10-14 23:50:54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1:04" calcext:value-type="date">
            <text:p>2019-10-14 23:51:04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date" office:date-value="2019-10-14T23:51:14" calcext:value-type="date">
            <text:p>2019-10-14 23:51:14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date" office:date-value="2019-10-14T23:51:24" calcext:value-type="date">
            <text:p>2019-10-14 23:51:24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date" office:date-value="2019-10-14T23:51:34" calcext:value-type="date">
            <text:p>2019-10-14 23:51:34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date" office:date-value="2019-10-14T23:51:44" calcext:value-type="date">
            <text:p>2019-10-14 23:51:44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1" office:value-type="date" office:date-value="2019-10-14T23:51:54" calcext:value-type="date">
            <text:p>2019-10-14 23:51:54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1" office:value-type="date" office:date-value="2019-10-14T23:52:04" calcext:value-type="date">
            <text:p>2019-10-14 23:52:04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1" office:value-type="date" office:date-value="2019-10-14T23:52:14" calcext:value-type="date">
            <text:p>2019-10-14 23:52:14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date" office:date-value="2019-10-14T23:52:24" calcext:value-type="date">
            <text:p>2019-10-14 23:52:24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date" office:date-value="2019-10-14T23:52:34" calcext:value-type="date">
            <text:p>2019-10-14 23:52:34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date" office:date-value="2019-10-14T23:52:44" calcext:value-type="date">
            <text:p>2019-10-14 23:52:44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date" office:date-value="2019-10-14T23:52:54" calcext:value-type="date">
            <text:p>2019-10-14 23:52:54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style-name="ce1" office:value-type="date" office:date-value="2019-10-14T23:53:04" calcext:value-type="date">
            <text:p>2019-10-14 23:53:04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4T23:53:14" calcext:value-type="date">
            <text:p>2019-10-14 23:53:14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4T23:53:24" calcext:value-type="date">
            <text:p>2019-10-14 23:53:24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4T23:53:34" calcext:value-type="date">
            <text:p>2019-10-14 23:53:34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4T23:53:44" calcext:value-type="date">
            <text:p>2019-10-14 23:53:4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4T23:53:54" calcext:value-type="date">
            <text:p>2019-10-14 23:53:54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date" office:date-value="2019-10-14T23:54:04" calcext:value-type="date">
            <text:p>2019-10-14 23:54:04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4T23:54:14" calcext:value-type="date">
            <text:p>2019-10-14 23:54:14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4T23:54:24" calcext:value-type="date">
            <text:p>2019-10-14 23:54:24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4T23:54:34" calcext:value-type="date">
            <text:p>2019-10-14 23:54:34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4T23:54:44" calcext:value-type="date">
            <text:p>2019-10-14 23:54:44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date" office:date-value="2019-10-14T23:54:54" calcext:value-type="date">
            <text:p>2019-10-14 23:54:54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date" office:date-value="2019-10-14T23:55:04" calcext:value-type="date">
            <text:p>2019-10-14 23:55:04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date" office:date-value="2019-10-14T23:55:14" calcext:value-type="date">
            <text:p>2019-10-14 23:55:14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date" office:date-value="2019-10-14T23:55:24" calcext:value-type="date">
            <text:p>2019-10-14 23:55:2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date" office:date-value="2019-10-14T23:55:34" calcext:value-type="date">
            <text:p>2019-10-14 23:55:34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date" office:date-value="2019-10-14T23:55:44" calcext:value-type="date">
            <text:p>2019-10-14 23:55:44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date" office:date-value="2019-10-14T23:55:54" calcext:value-type="date">
            <text:p>2019-10-14 23:55:54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date" office:date-value="2019-10-14T23:56:04" calcext:value-type="date">
            <text:p>2019-10-14 23:56:04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date" office:date-value="2019-10-14T23:56:14" calcext:value-type="date">
            <text:p>2019-10-14 23:56:1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date" office:date-value="2019-10-14T23:56:24" calcext:value-type="date">
            <text:p>2019-10-14 23:56:2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date" office:date-value="2019-10-14T23:56:34" calcext:value-type="date">
            <text:p>2019-10-14 23:56:34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date" office:date-value="2019-10-14T23:56:44" calcext:value-type="date">
            <text:p>2019-10-14 23:56:44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date" office:date-value="2019-10-14T23:56:54" calcext:value-type="date">
            <text:p>2019-10-14 23:56:54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date" office:date-value="2019-10-14T23:57:04" calcext:value-type="date">
            <text:p>2019-10-14 23:57:0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date" office:date-value="2019-10-14T23:57:14" calcext:value-type="date">
            <text:p>2019-10-14 23:57:14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date" office:date-value="2019-10-14T23:57:24" calcext:value-type="date">
            <text:p>2019-10-14 23:57:24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date" office:date-value="2019-10-14T23:57:34" calcext:value-type="date">
            <text:p>2019-10-14 23:57:34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date" office:date-value="2019-10-14T23:57:44" calcext:value-type="date">
            <text:p>2019-10-14 23:57:4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date" office:date-value="2019-10-14T23:57:54" calcext:value-type="date">
            <text:p>2019-10-14 23:57:54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date" office:date-value="2019-10-14T23:58:04" calcext:value-type="date">
            <text:p>2019-10-14 23:58:04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19-10-14T23:58:14" calcext:value-type="date">
            <text:p>2019-10-14 23:58:1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date" office:date-value="2019-10-14T23:58:24" calcext:value-type="date">
            <text:p>2019-10-14 23:58:24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19-10-14T23:58:34" calcext:value-type="date">
            <text:p>2019-10-14 23:58:34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19-10-14T23:58:44" calcext:value-type="date">
            <text:p>2019-10-14 23:58:44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19-10-14T23:58:54" calcext:value-type="date">
            <text:p>2019-10-14 23:58:54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date" office:date-value="2019-10-14T23:59:04" calcext:value-type="date">
            <text:p>2019-10-14 23:59:04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date" office:date-value="2019-10-14T23:59:14" calcext:value-type="date">
            <text:p>2019-10-14 23:59:14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date" office:date-value="2019-10-14T23:59:24" calcext:value-type="date">
            <text:p>2019-10-14 23:59:24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date" office:date-value="2019-10-14T23:59:34" calcext:value-type="date">
            <text:p>2019-10-14 23:59:34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4T23:59:44" calcext:value-type="date">
            <text:p>2019-10-14 23:59:44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4T23:59:54" calcext:value-type="date">
            <text:p>2019-10-14 23:59:54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5T00:00:04" calcext:value-type="date">
            <text:p>2019-10-15 00:00:04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5T00:00:14" calcext:value-type="date">
            <text:p>2019-10-15 00:00:1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5T00:00:24" calcext:value-type="date">
            <text:p>2019-10-15 00:00:24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5T00:00:34" calcext:value-type="date">
            <text:p>2019-10-15 00:00:34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date" office:date-value="2019-10-15T00:00:44" calcext:value-type="date">
            <text:p>2019-10-15 00:00:44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date" office:date-value="2019-10-15T00:00:54" calcext:value-type="date">
            <text:p>2019-10-15 00:00:54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date" office:date-value="2019-10-15T00:01:04" calcext:value-type="date">
            <text:p>2019-10-15 00:01:04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date" office:date-value="2019-10-15T00:01:14" calcext:value-type="date">
            <text:p>2019-10-15 00:01:14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date" office:date-value="2019-10-15T00:01:24" calcext:value-type="date">
            <text:p>2019-10-15 00:01:24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date" office:date-value="2019-10-15T00:01:34" calcext:value-type="date">
            <text:p>2019-10-15 00:01:34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date" office:date-value="2019-10-15T00:01:44" calcext:value-type="date">
            <text:p>2019-10-15 00:01:4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date" office:date-value="2019-10-15T00:01:54" calcext:value-type="date">
            <text:p>2019-10-15 00:01:54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date" office:date-value="2019-10-15T00:02:04" calcext:value-type="date">
            <text:p>2019-10-15 00:02:04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date" office:date-value="2019-10-15T00:02:14" calcext:value-type="date">
            <text:p>2019-10-15 00:02:14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date" office:date-value="2019-10-15T00:02:24" calcext:value-type="date">
            <text:p>2019-10-15 00:02:2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date" office:date-value="2019-10-15T00:02:34" calcext:value-type="date">
            <text:p>2019-10-15 00:02:34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date" office:date-value="2019-10-15T00:02:44" calcext:value-type="date">
            <text:p>2019-10-15 00:02:4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date" office:date-value="2019-10-15T00:02:54" calcext:value-type="date">
            <text:p>2019-10-15 00:02:5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date" office:date-value="2019-10-15T00:03:04" calcext:value-type="date">
            <text:p>2019-10-15 00:03:04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date" office:date-value="2019-10-15T00:03:14" calcext:value-type="date">
            <text:p>2019-10-15 00:03:14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date" office:date-value="2019-10-15T00:03:24" calcext:value-type="date">
            <text:p>2019-10-15 00:03:24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3:34" calcext:value-type="date">
            <text:p>2019-10-15 00:03:3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3:44" calcext:value-type="date">
            <text:p>2019-10-15 00:03:4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3:54" calcext:value-type="date">
            <text:p>2019-10-15 00:03:54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4:04" calcext:value-type="date">
            <text:p>2019-10-15 00:04:04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4:14" calcext:value-type="date">
            <text:p>2019-10-15 00:04:14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date" office:date-value="2019-10-15T00:04:24" calcext:value-type="date">
            <text:p>2019-10-15 00:04:24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date" office:date-value="2019-10-15T00:04:34" calcext:value-type="date">
            <text:p>2019-10-15 00:04:34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date" office:date-value="2019-10-15T00:04:44" calcext:value-type="date">
            <text:p>2019-10-15 00:04:44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date" office:date-value="2019-10-15T00:04:54" calcext:value-type="date">
            <text:p>2019-10-15 00:04:54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date" office:date-value="2019-10-15T00:05:04" calcext:value-type="date">
            <text:p>2019-10-15 00:05:04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date" office:date-value="2019-10-15T00:05:14" calcext:value-type="date">
            <text:p>2019-10-15 00:05:14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date" office:date-value="2019-10-15T00:05:24" calcext:value-type="date">
            <text:p>2019-10-15 00:05:24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date" office:date-value="2019-10-15T00:05:34" calcext:value-type="date">
            <text:p>2019-10-15 00:05:34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date" office:date-value="2019-10-15T00:05:44" calcext:value-type="date">
            <text:p>2019-10-15 00:05:4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date" office:date-value="2019-10-15T00:05:54" calcext:value-type="date">
            <text:p>2019-10-15 00:05:5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date" office:date-value="2019-10-15T00:06:04" calcext:value-type="date">
            <text:p>2019-10-15 00:06:0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date" office:date-value="2019-10-15T00:06:14" calcext:value-type="date">
            <text:p>2019-10-15 00:06:14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date" office:date-value="2019-10-15T00:06:24" calcext:value-type="date">
            <text:p>2019-10-15 00:06:24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date" office:date-value="2019-10-15T00:06:34" calcext:value-type="date">
            <text:p>2019-10-15 00:06:34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style-name="ce1" office:value-type="date" office:date-value="2019-10-15T00:06:44" calcext:value-type="date">
            <text:p>2019-10-15 00:06:44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date" office:date-value="2019-10-15T00:06:54" calcext:value-type="date">
            <text:p>2019-10-15 00:06:54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date" office:date-value="2019-10-15T00:07:04" calcext:value-type="date">
            <text:p>2019-10-15 00:07:04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date" office:date-value="2019-10-15T00:07:14" calcext:value-type="date">
            <text:p>2019-10-15 00:07:14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date" office:date-value="2019-10-15T00:07:24" calcext:value-type="date">
            <text:p>2019-10-15 00:07:2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date" office:date-value="2019-10-15T00:07:34" calcext:value-type="date">
            <text:p>2019-10-15 00:07:3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date" office:date-value="2019-10-15T00:07:44" calcext:value-type="date">
            <text:p>2019-10-15 00:07:44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date" office:date-value="2019-10-15T00:07:54" calcext:value-type="date">
            <text:p>2019-10-15 00:07:54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date" office:date-value="2019-10-15T00:08:04" calcext:value-type="date">
            <text:p>2019-10-15 00:08:04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date" office:date-value="2019-10-15T00:08:14" calcext:value-type="date">
            <text:p>2019-10-15 00:08:14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date" office:date-value="2019-10-15T00:08:24" calcext:value-type="date">
            <text:p>2019-10-15 00:08:24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date" office:date-value="2019-10-15T00:08:34" calcext:value-type="date">
            <text:p>2019-10-15 00:08:3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date" office:date-value="2019-10-15T00:08:44" calcext:value-type="date">
            <text:p>2019-10-15 00:08:44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date" office:date-value="2019-10-15T00:08:54" calcext:value-type="date">
            <text:p>2019-10-15 00:08:54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date" office:date-value="2019-10-15T00:09:04" calcext:value-type="date">
            <text:p>2019-10-15 00:09:04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1" office:value-type="date" office:date-value="2019-10-15T00:09:14" calcext:value-type="date">
            <text:p>2019-10-15 00:09:14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date" office:date-value="2019-10-15T00:09:24" calcext:value-type="date">
            <text:p>2019-10-15 00:09:24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date" office:date-value="2019-10-15T00:09:34" calcext:value-type="date">
            <text:p>2019-10-15 00:09:34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date" office:date-value="2019-10-15T00:09:44" calcext:value-type="date">
            <text:p>2019-10-15 00:09:44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date" office:date-value="2019-10-15T00:09:54" calcext:value-type="date">
            <text:p>2019-10-15 00:09:54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date" office:date-value="2019-10-15T00:10:04" calcext:value-type="date">
            <text:p>2019-10-15 00:10:04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date" office:date-value="2019-10-15T00:10:14" calcext:value-type="date">
            <text:p>2019-10-15 00:10:14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date" office:date-value="2019-10-15T00:10:24" calcext:value-type="date">
            <text:p>2019-10-15 00:10:24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date" office:date-value="2019-10-15T00:10:34" calcext:value-type="date">
            <text:p>2019-10-15 00:10:34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date" office:date-value="2019-10-15T00:10:44" calcext:value-type="date">
            <text:p>2019-10-15 00:10:44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date" office:date-value="2019-10-15T00:10:54" calcext:value-type="date">
            <text:p>2019-10-15 00:10:54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0:11:04" calcext:value-type="date">
            <text:p>2019-10-15 00:11:04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0:11:14" calcext:value-type="date">
            <text:p>2019-10-15 00:11:14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0:11:24" calcext:value-type="date">
            <text:p>2019-10-15 00:11:24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0:11:34" calcext:value-type="date">
            <text:p>2019-10-15 00:11:34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style-name="ce1" office:value-type="date" office:date-value="2019-10-15T00:11:44" calcext:value-type="date">
            <text:p>2019-10-15 00:11:44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0:11:54" calcext:value-type="date">
            <text:p>2019-10-15 00:11:5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0:12:04" calcext:value-type="date">
            <text:p>2019-10-15 00:12:04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0:12:14" calcext:value-type="date">
            <text:p>2019-10-15 00:12:14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0:12:24" calcext:value-type="date">
            <text:p>2019-10-15 00:12:24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0:12:34" calcext:value-type="date">
            <text:p>2019-10-15 00:12:34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1" office:value-type="date" office:date-value="2019-10-15T00:12:44" calcext:value-type="date">
            <text:p>2019-10-15 00:12:44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date" office:date-value="2019-10-15T00:12:54" calcext:value-type="date">
            <text:p>2019-10-15 00:12:5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date" office:date-value="2019-10-15T00:13:04" calcext:value-type="date">
            <text:p>2019-10-15 00:13:04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date" office:date-value="2019-10-15T00:13:14" calcext:value-type="date">
            <text:p>2019-10-15 00:13:14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date" office:date-value="2019-10-15T00:13:24" calcext:value-type="date">
            <text:p>2019-10-15 00:13:24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date" office:date-value="2019-10-15T00:13:34" calcext:value-type="date">
            <text:p>2019-10-15 00:13:34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date" office:date-value="2019-10-15T00:13:44" calcext:value-type="date">
            <text:p>2019-10-15 00:13:44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date" office:date-value="2019-10-15T00:13:54" calcext:value-type="date">
            <text:p>2019-10-15 00:13:54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date" office:date-value="2019-10-15T00:14:04" calcext:value-type="date">
            <text:p>2019-10-15 00:14:04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4:14" calcext:value-type="date">
            <text:p>2019-10-15 00:14:14</text:p>
          </table:table-cell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4:24" calcext:value-type="date">
            <text:p>2019-10-15 00:14:24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4:34" calcext:value-type="date">
            <text:p>2019-10-15 00:14:34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4:44" calcext:value-type="date">
            <text:p>2019-10-15 00:14:44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4:54" calcext:value-type="date">
            <text:p>2019-10-15 00:14:54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date" office:date-value="2019-10-15T00:15:04" calcext:value-type="date">
            <text:p>2019-10-15 00:15:04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date" office:date-value="2019-10-15T00:15:14" calcext:value-type="date">
            <text:p>2019-10-15 00:15:14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date" office:date-value="2019-10-15T00:15:24" calcext:value-type="date">
            <text:p>2019-10-15 00:15:2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date" office:date-value="2019-10-15T00:15:34" calcext:value-type="date">
            <text:p>2019-10-15 00:15:3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date" office:date-value="2019-10-15T00:15:44" calcext:value-type="date">
            <text:p>2019-10-15 00:15:44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date" office:date-value="2019-10-15T00:15:54" calcext:value-type="date">
            <text:p>2019-10-15 00:15:54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date" office:date-value="2019-10-15T00:16:04" calcext:value-type="date">
            <text:p>2019-10-15 00:16:04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0:16:14" calcext:value-type="date">
            <text:p>2019-10-15 00:16:14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0:16:24" calcext:value-type="date">
            <text:p>2019-10-15 00:16:24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0:16:34" calcext:value-type="date">
            <text:p>2019-10-15 00:16:3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0:16:44" calcext:value-type="date">
            <text:p>2019-10-15 00:16: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0:16:54" calcext:value-type="date">
            <text:p>2019-10-15 00:16:54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date" office:date-value="2019-10-15T00:17:04" calcext:value-type="date">
            <text:p>2019-10-15 00:17:0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19-10-15T00:17:14" calcext:value-type="date">
            <text:p>2019-10-15 00:17:14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19-10-15T00:17:24" calcext:value-type="date">
            <text:p>2019-10-15 00:17:24</text:p>
          </table:table-cell>
          <table:table-cell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19-10-15T00:17:34" calcext:value-type="date">
            <text:p>2019-10-15 00:17:34</text:p>
          </table:table-cell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date" office:date-value="2019-10-15T00:17:44" calcext:value-type="date">
            <text:p>2019-10-15 00:17:44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0:17:54" calcext:value-type="date">
            <text:p>2019-10-15 00:17:54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0:18:04" calcext:value-type="date">
            <text:p>2019-10-15 00:18:04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0:18:14" calcext:value-type="date">
            <text:p>2019-10-15 00:18:14</text:p>
          </table:table-cell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0:18:24" calcext:value-type="date">
            <text:p>2019-10-15 00:18:24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0:18:34" calcext:value-type="date">
            <text:p>2019-10-15 00:18:34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date" office:date-value="2019-10-15T00:18:44" calcext:value-type="date">
            <text:p>2019-10-15 00:18:44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date" office:date-value="2019-10-15T00:18:54" calcext:value-type="date">
            <text:p>2019-10-15 00:18:5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date" office:date-value="2019-10-15T00:19:04" calcext:value-type="date">
            <text:p>2019-10-15 00:19:04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date" office:date-value="2019-10-15T00:19:14" calcext:value-type="date">
            <text:p>2019-10-15 00:19:14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style-name="ce1" office:value-type="date" office:date-value="2019-10-15T00:19:24" calcext:value-type="date">
            <text:p>2019-10-15 00:19:24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style-name="ce1" office:value-type="date" office:date-value="2019-10-15T00:19:34" calcext:value-type="date">
            <text:p>2019-10-15 00:19:34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0:19:44" calcext:value-type="date">
            <text:p>2019-10-15 00:19:44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0:19:54" calcext:value-type="date">
            <text:p>2019-10-15 00:19:54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0:20:04" calcext:value-type="date">
            <text:p>2019-10-15 00:20:04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0:20:14" calcext:value-type="date">
            <text:p>2019-10-15 00:20:1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0:20:24" calcext:value-type="date">
            <text:p>2019-10-15 00:20: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date" office:date-value="2019-10-15T00:20:34" calcext:value-type="date">
            <text:p>2019-10-15 00:20:3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date" office:date-value="2019-10-15T00:20:45" calcext:value-type="date">
            <text:p>2019-10-15 00:20:45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 office:value-type="date" office:date-value="2019-10-15T00:20:55" calcext:value-type="date">
            <text:p>2019-10-15 00:20:55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 office:value-type="date" office:date-value="2019-10-15T00:21:05" calcext:value-type="date">
            <text:p>2019-10-15 00:21:05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 office:value-type="date" office:date-value="2019-10-15T00:21:15" calcext:value-type="date">
            <text:p>2019-10-15 00:21:15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date" office:date-value="2019-10-15T00:21:25" calcext:value-type="date">
            <text:p>2019-10-15 00:21:25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date" office:date-value="2019-10-15T00:21:35" calcext:value-type="date">
            <text:p>2019-10-15 00:21:35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0:21:45" calcext:value-type="date">
            <text:p>2019-10-15 00:21:45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0:21:55" calcext:value-type="date">
            <text:p>2019-10-15 00:21:55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0:22:05" calcext:value-type="date">
            <text:p>2019-10-15 00:22:0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0:22:15" calcext:value-type="date">
            <text:p>2019-10-15 00:22:15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0:22:25" calcext:value-type="date">
            <text:p>2019-10-15 00:22:25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date" office:date-value="2019-10-15T00:22:35" calcext:value-type="date">
            <text:p>2019-10-15 00:22:35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style-name="ce1" office:value-type="date" office:date-value="2019-10-15T00:22:45" calcext:value-type="date">
            <text:p>2019-10-15 00:22:4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style-name="ce1" office:value-type="date" office:date-value="2019-10-15T00:22:55" calcext:value-type="date">
            <text:p>2019-10-15 00:22:5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style-name="ce1" office:value-type="date" office:date-value="2019-10-15T00:23:05" calcext:value-type="date">
            <text:p>2019-10-15 00:23:05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1" office:value-type="date" office:date-value="2019-10-15T00:23:15" calcext:value-type="date">
            <text:p>2019-10-15 00:23:1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1" office:value-type="date" office:date-value="2019-10-15T00:23:25" calcext:value-type="date">
            <text:p>2019-10-15 00:23:25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date" office:date-value="2019-10-15T00:23:35" calcext:value-type="date">
            <text:p>2019-10-15 00:23: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1" office:value-type="date" office:date-value="2019-10-15T00:23:45" calcext:value-type="date">
            <text:p>2019-10-15 00:23:45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date" office:date-value="2019-10-15T00:23:55" calcext:value-type="date">
            <text:p>2019-10-15 00:23:55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date" office:date-value="2019-10-15T00:24:05" calcext:value-type="date">
            <text:p>2019-10-15 00:24:05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1" office:value-type="date" office:date-value="2019-10-15T00:24:15" calcext:value-type="date">
            <text:p>2019-10-15 00:24:15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1" office:value-type="date" office:date-value="2019-10-15T00:24:25" calcext:value-type="date">
            <text:p>2019-10-15 00:24:2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1" office:value-type="date" office:date-value="2019-10-15T00:24:35" calcext:value-type="date">
            <text:p>2019-10-15 00:24:35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date" office:date-value="2019-10-15T00:24:45" calcext:value-type="date">
            <text:p>2019-10-15 00:24:45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date" office:date-value="2019-10-15T00:24:55" calcext:value-type="date">
            <text:p>2019-10-15 00:24:55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date" office:date-value="2019-10-15T00:25:05" calcext:value-type="date">
            <text:p>2019-10-15 00:25:05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1" office:value-type="date" office:date-value="2019-10-15T00:25:15" calcext:value-type="date">
            <text:p>2019-10-15 00:25:15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date" office:date-value="2019-10-15T00:25:25" calcext:value-type="date">
            <text:p>2019-10-15 00:25:25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date" office:date-value="2019-10-15T00:25:35" calcext:value-type="date">
            <text:p>2019-10-15 00:25:35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date" office:date-value="2019-10-15T00:25:45" calcext:value-type="date">
            <text:p>2019-10-15 00:25:45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style-name="ce1" office:value-type="date" office:date-value="2019-10-15T00:25:55" calcext:value-type="date">
            <text:p>2019-10-15 00:25:55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date" office:date-value="2019-10-15T00:26:05" calcext:value-type="date">
            <text:p>2019-10-15 00:26:05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date" office:date-value="2019-10-15T00:26:15" calcext:value-type="date">
            <text:p>2019-10-15 00:26:1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date" office:date-value="2019-10-15T00:26:25" calcext:value-type="date">
            <text:p>2019-10-15 00:26:25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date" office:date-value="2019-10-15T00:26:35" calcext:value-type="date">
            <text:p>2019-10-15 00:26:35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date" office:date-value="2019-10-15T00:26:45" calcext:value-type="date">
            <text:p>2019-10-15 00:26:45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date" office:date-value="2019-10-15T00:26:55" calcext:value-type="date">
            <text:p>2019-10-15 00:26:5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date" office:date-value="2019-10-15T00:27:05" calcext:value-type="date">
            <text:p>2019-10-15 00:27:0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date" office:date-value="2019-10-15T00:27:15" calcext:value-type="date">
            <text:p>2019-10-15 00:27:1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date" office:date-value="2019-10-15T00:27:25" calcext:value-type="date">
            <text:p>2019-10-15 00:27:2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ce1" office:value-type="date" office:date-value="2019-10-15T00:27:35" calcext:value-type="date">
            <text:p>2019-10-15 00:27:35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0:27:45" calcext:value-type="date">
            <text:p>2019-10-15 00:27:45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0:27:55" calcext:value-type="date">
            <text:p>2019-10-15 00:27:55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0:28:05" calcext:value-type="date">
            <text:p>2019-10-15 00:28:05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0:28:15" calcext:value-type="date">
            <text:p>2019-10-15 00:28:15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0:28:25" calcext:value-type="date">
            <text:p>2019-10-15 00:28:25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date" office:date-value="2019-10-15T00:28:35" calcext:value-type="date">
            <text:p>2019-10-15 00:28:35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date" office:date-value="2019-10-15T00:28:45" calcext:value-type="date">
            <text:p>2019-10-15 00:28:45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date" office:date-value="2019-10-15T00:28:55" calcext:value-type="date">
            <text:p>2019-10-15 00:28:55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date" office:date-value="2019-10-15T00:29:05" calcext:value-type="date">
            <text:p>2019-10-15 00:29:05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date" office:date-value="2019-10-15T00:29:15" calcext:value-type="date">
            <text:p>2019-10-15 00:29:15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date" office:date-value="2019-10-15T00:29:25" calcext:value-type="date">
            <text:p>2019-10-15 00:29:25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2019-10-15T00:29:35" calcext:value-type="date">
            <text:p>2019-10-15 00:29:35</text:p>
          </table:table-cell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2019-10-15T00:29:45" calcext:value-type="date">
            <text:p>2019-10-15 00:29:45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2019-10-15T00:29:55" calcext:value-type="date">
            <text:p>2019-10-15 00:29:55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2019-10-15T00:30:05" calcext:value-type="date">
            <text:p>2019-10-15 00:30:05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style-name="ce1" office:value-type="date" office:date-value="2019-10-15T00:30:15" calcext:value-type="date">
            <text:p>2019-10-15 00:30:15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date" office:date-value="2019-10-15T00:30:25" calcext:value-type="date">
            <text:p>2019-10-15 00:30:2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date" office:date-value="2019-10-15T00:30:35" calcext:value-type="date">
            <text:p>2019-10-15 00:30:35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date" office:date-value="2019-10-15T00:30:45" calcext:value-type="date">
            <text:p>2019-10-15 00:30:45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date" office:date-value="2019-10-15T00:30:55" calcext:value-type="date">
            <text:p>2019-10-15 00:30:55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date" office:date-value="2019-10-15T00:31:05" calcext:value-type="date">
            <text:p>2019-10-15 00:31:0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date" office:date-value="2019-10-15T00:31:15" calcext:value-type="date">
            <text:p>2019-10-15 00:31: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date" office:date-value="2019-10-15T00:31:25" calcext:value-type="date">
            <text:p>2019-10-15 00:31:25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date" office:date-value="2019-10-15T00:31:35" calcext:value-type="date">
            <text:p>2019-10-15 00:31:35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date" office:date-value="2019-10-15T00:31:45" calcext:value-type="date">
            <text:p>2019-10-15 00:31:45</text:p>
          </table:table-cell>
          <table:table-cell office:value-type="float" office:value="351" calcext:value-type="float">
            <text:p>351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1" office:value-type="date" office:date-value="2019-10-15T00:31:55" calcext:value-type="date">
            <text:p>2019-10-15 00:31:55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date" office:date-value="2019-10-15T00:32:05" calcext:value-type="date">
            <text:p>2019-10-15 00:32:05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date" office:date-value="2019-10-15T00:32:15" calcext:value-type="date">
            <text:p>2019-10-15 00:32:15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19-10-15T00:32:25" calcext:value-type="date">
            <text:p>2019-10-15 00:32:25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19-10-15T00:32:35" calcext:value-type="date">
            <text:p>2019-10-15 00:32:35</text:p>
          </table:table-cell>
          <table:table-cell office:value-type="float" office:value="352" calcext:value-type="float">
            <text:p>352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19-10-15T00:32:45" calcext:value-type="date">
            <text:p>2019-10-15 00:32:45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style-name="ce1" office:value-type="date" office:date-value="2019-10-15T00:32:55" calcext:value-type="date">
            <text:p>2019-10-15 00:32:55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style-name="ce1" office:value-type="date" office:date-value="2019-10-15T00:33:05" calcext:value-type="date">
            <text:p>2019-10-15 00:33:05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date" office:date-value="2019-10-15T00:33:15" calcext:value-type="date">
            <text:p>2019-10-15 00:33:15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date" office:date-value="2019-10-15T00:33:25" calcext:value-type="date">
            <text:p>2019-10-15 00:33:2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date" office:date-value="2019-10-15T00:33:35" calcext:value-type="date">
            <text:p>2019-10-15 00:33:35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1" office:value-type="date" office:date-value="2019-10-15T00:33:45" calcext:value-type="date">
            <text:p>2019-10-15 00:33:45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date" office:date-value="2019-10-15T00:33:55" calcext:value-type="date">
            <text:p>2019-10-15 00:33:55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date" office:date-value="2019-10-15T00:34:05" calcext:value-type="date">
            <text:p>2019-10-15 00:34:05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date" office:date-value="2019-10-15T00:34:15" calcext:value-type="date">
            <text:p>2019-10-15 00:34:15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date" office:date-value="2019-10-15T00:34:25" calcext:value-type="date">
            <text:p>2019-10-15 00:34:25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date" office:date-value="2019-10-15T00:34:35" calcext:value-type="date">
            <text:p>2019-10-15 00:34:35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date" office:date-value="2019-10-15T00:34:45" calcext:value-type="date">
            <text:p>2019-10-15 00:34:4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date" office:date-value="2019-10-15T00:34:55" calcext:value-type="date">
            <text:p>2019-10-15 00:34:55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date" office:date-value="2019-10-15T00:35:05" calcext:value-type="date">
            <text:p>2019-10-15 00:35:05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date" office:date-value="2019-10-15T00:35:15" calcext:value-type="date">
            <text:p>2019-10-15 00:35:1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date" office:date-value="2019-10-15T00:35:25" calcext:value-type="date">
            <text:p>2019-10-15 00:35:25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date" office:date-value="2019-10-15T00:35:35" calcext:value-type="date">
            <text:p>2019-10-15 00:35:35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date" office:date-value="2019-10-15T00:35:45" calcext:value-type="date">
            <text:p>2019-10-15 00:35:45</text:p>
          </table:table-cell>
          <table:table-cell office:value-type="float" office:value="359" calcext:value-type="float">
            <text:p>359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date" office:date-value="2019-10-15T00:35:55" calcext:value-type="date">
            <text:p>2019-10-15 00:35:55</text:p>
          </table:table-cell>
          <table:table-cell office:value-type="float" office:value="361" calcext:value-type="float">
            <text:p>361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date" office:date-value="2019-10-15T00:36:05" calcext:value-type="date">
            <text:p>2019-10-15 00:36:05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style-name="ce1" office:value-type="date" office:date-value="2019-10-15T00:36:15" calcext:value-type="date">
            <text:p>2019-10-15 00:36:15</text:p>
          </table:table-cell>
          <table:table-cell office:value-type="float" office:value="361" calcext:value-type="float">
            <text:p>361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date" office:date-value="2019-10-15T00:36:25" calcext:value-type="date">
            <text:p>2019-10-15 00:36: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date" office:date-value="2019-10-15T00:36:35" calcext:value-type="date">
            <text:p>2019-10-15 00:36:35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date" office:date-value="2019-10-15T00:36:45" calcext:value-type="date">
            <text:p>2019-10-15 00:36:45</text:p>
          </table:table-cell>
          <table:table-cell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date" office:date-value="2019-10-15T00:36:55" calcext:value-type="date">
            <text:p>2019-10-15 00:36:55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date" office:date-value="2019-10-15T00:37:05" calcext:value-type="date">
            <text:p>2019-10-15 00:37:05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date" office:date-value="2019-10-15T00:37:15" calcext:value-type="date">
            <text:p>2019-10-15 00:37:15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date" office:date-value="2019-10-15T00:37:25" calcext:value-type="date">
            <text:p>2019-10-15 00:37:25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date" office:date-value="2019-10-15T00:37:35" calcext:value-type="date">
            <text:p>2019-10-15 00:37:35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date" office:date-value="2019-10-15T00:37:45" calcext:value-type="date">
            <text:p>2019-10-15 00:37:45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1" office:value-type="date" office:date-value="2019-10-15T00:37:55" calcext:value-type="date">
            <text:p>2019-10-15 00:37:55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1" office:value-type="date" office:date-value="2019-10-15T00:38:05" calcext:value-type="date">
            <text:p>2019-10-15 00:38:05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1" office:value-type="date" office:date-value="2019-10-15T00:38:15" calcext:value-type="date">
            <text:p>2019-10-15 00:38:15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1" office:value-type="date" office:date-value="2019-10-15T00:38:25" calcext:value-type="date">
            <text:p>2019-10-15 00:38:25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1" office:value-type="date" office:date-value="2019-10-15T00:38:35" calcext:value-type="date">
            <text:p>2019-10-15 00:38:35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date" office:date-value="2019-10-15T00:38:45" calcext:value-type="date">
            <text:p>2019-10-15 00:38:45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date" office:date-value="2019-10-15T00:38:55" calcext:value-type="date">
            <text:p>2019-10-15 00:38:55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date" office:date-value="2019-10-15T00:39:05" calcext:value-type="date">
            <text:p>2019-10-15 00:39:05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date" office:date-value="2019-10-15T00:39:15" calcext:value-type="date">
            <text:p>2019-10-15 00:39:15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date" office:date-value="2019-10-15T00:39:25" calcext:value-type="date">
            <text:p>2019-10-15 00:39:25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date" office:date-value="2019-10-15T00:39:35" calcext:value-type="date">
            <text:p>2019-10-15 00:39:35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date" office:date-value="2019-10-15T00:39:45" calcext:value-type="date">
            <text:p>2019-10-15 00:39:45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date" office:date-value="2019-10-15T00:39:55" calcext:value-type="date">
            <text:p>2019-10-15 00:39:55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style-name="ce1" office:value-type="date" office:date-value="2019-10-15T00:40:05" calcext:value-type="date">
            <text:p>2019-10-15 00:40:05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date" office:date-value="2019-10-15T00:40:15" calcext:value-type="date">
            <text:p>2019-10-15 00:40:15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date" office:date-value="2019-10-15T00:40:25" calcext:value-type="date">
            <text:p>2019-10-15 00:40:25</text:p>
          </table:table-cell>
          <table:table-cell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date" office:date-value="2019-10-15T00:40:35" calcext:value-type="date">
            <text:p>2019-10-15 00:40:35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date" office:date-value="2019-10-15T00:40:45" calcext:value-type="date">
            <text:p>2019-10-15 00:40:45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date" office:date-value="2019-10-15T00:40:55" calcext:value-type="date">
            <text:p>2019-10-15 00:40:55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date" office:date-value="2019-10-15T00:41:05" calcext:value-type="date">
            <text:p>2019-10-15 00:41:05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date" office:date-value="2019-10-15T00:41:15" calcext:value-type="date">
            <text:p>2019-10-15 00:41:15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date" office:date-value="2019-10-15T00:41:25" calcext:value-type="date">
            <text:p>2019-10-15 00:41:25</text:p>
          </table:table-cell>
          <table:table-cell office:value-type="float" office:value="374" calcext:value-type="float">
            <text:p>374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date" office:date-value="2019-10-15T00:41:35" calcext:value-type="date">
            <text:p>2019-10-15 00:41:35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ce1" office:value-type="date" office:date-value="2019-10-15T00:41:45" calcext:value-type="date">
            <text:p>2019-10-15 00:41:45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ce1" office:value-type="date" office:date-value="2019-10-15T00:41:55" calcext:value-type="date">
            <text:p>2019-10-15 00:41:55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ce1" office:value-type="date" office:date-value="2019-10-15T00:42:05" calcext:value-type="date">
            <text:p>2019-10-15 00:42:05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date" office:date-value="2019-10-15T00:42:15" calcext:value-type="date">
            <text:p>2019-10-15 00:42:15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style-name="ce1" office:value-type="date" office:date-value="2019-10-15T00:42:25" calcext:value-type="date">
            <text:p>2019-10-15 00:42:25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style-name="ce1" office:value-type="date" office:date-value="2019-10-15T00:42:35" calcext:value-type="date">
            <text:p>2019-10-15 00:42:35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style-name="ce1" office:value-type="date" office:date-value="2019-10-15T00:42:45" calcext:value-type="date">
            <text:p>2019-10-15 00:42:45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style-name="ce1" office:value-type="date" office:date-value="2019-10-15T00:42:55" calcext:value-type="date">
            <text:p>2019-10-15 00:42:55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style-name="ce1" office:value-type="date" office:date-value="2019-10-15T00:43:05" calcext:value-type="date">
            <text:p>2019-10-15 00:43:05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style-name="ce1" office:value-type="date" office:date-value="2019-10-15T00:43:15" calcext:value-type="date">
            <text:p>2019-10-15 00:43:15</text:p>
          </table:table-cell>
          <table:table-cell office:value-type="float" office:value="378" calcext:value-type="float">
            <text:p>378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style-name="ce1" office:value-type="date" office:date-value="2019-10-15T00:43:25" calcext:value-type="date">
            <text:p>2019-10-15 00:43:2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style-name="ce1" office:value-type="date" office:date-value="2019-10-15T00:43:35" calcext:value-type="date">
            <text:p>2019-10-15 00:43:3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style-name="ce1" office:value-type="date" office:date-value="2019-10-15T00:43:45" calcext:value-type="date">
            <text:p>2019-10-15 00:43:45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date" office:date-value="2019-10-15T00:43:55" calcext:value-type="date">
            <text:p>2019-10-15 00:43:55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ce1" office:value-type="date" office:date-value="2019-10-15T00:44:05" calcext:value-type="date">
            <text:p>2019-10-15 00:44:05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style-name="ce1" office:value-type="date" office:date-value="2019-10-15T00:44:15" calcext:value-type="date">
            <text:p>2019-10-15 00:44:15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style-name="ce1" office:value-type="date" office:date-value="2019-10-15T00:44:25" calcext:value-type="date">
            <text:p>2019-10-15 00:44:25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style-name="ce1" office:value-type="date" office:date-value="2019-10-15T00:44:35" calcext:value-type="date">
            <text:p>2019-10-15 00:44:35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ce1" office:value-type="date" office:date-value="2019-10-15T00:44:45" calcext:value-type="date">
            <text:p>2019-10-15 00:44:45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date" office:date-value="2019-10-15T00:44:55" calcext:value-type="date">
            <text:p>2019-10-15 00:44:55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date" office:date-value="2019-10-15T00:45:05" calcext:value-type="date">
            <text:p>2019-10-15 00:45:05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date" office:date-value="2019-10-15T00:45:15" calcext:value-type="date">
            <text:p>2019-10-15 00:45:1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date" office:date-value="2019-10-15T00:45:25" calcext:value-type="date">
            <text:p>2019-10-15 00:45:25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date" office:date-value="2019-10-15T00:45:35" calcext:value-type="date">
            <text:p>2019-10-15 00:45:35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style-name="ce1" office:value-type="date" office:date-value="2019-10-15T00:45:45" calcext:value-type="date">
            <text:p>2019-10-15 00:45:4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date" office:date-value="2019-10-15T00:45:55" calcext:value-type="date">
            <text:p>2019-10-15 00:45:55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date" office:date-value="2019-10-15T00:46:05" calcext:value-type="date">
            <text:p>2019-10-15 00:46:05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date" office:date-value="2019-10-15T00:46:15" calcext:value-type="date">
            <text:p>2019-10-15 00:46:15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date" office:date-value="2019-10-15T00:46:25" calcext:value-type="date">
            <text:p>2019-10-15 00:46:25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date" office:date-value="2019-10-15T00:46:35" calcext:value-type="date">
            <text:p>2019-10-15 00:46:35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date" office:date-value="2019-10-15T00:46:45" calcext:value-type="date">
            <text:p>2019-10-15 00:46:45</text:p>
          </table:table-cell>
          <table:table-cell office:value-type="float" office:value="386" calcext:value-type="float">
            <text:p>386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style-name="ce1" office:value-type="date" office:date-value="2019-10-15T00:46:55" calcext:value-type="date">
            <text:p>2019-10-15 00:46:55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1" office:value-type="date" office:date-value="2019-10-15T00:47:05" calcext:value-type="date">
            <text:p>2019-10-15 00:47:05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1" office:value-type="date" office:date-value="2019-10-15T00:47:15" calcext:value-type="date">
            <text:p>2019-10-15 00:47:15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1" office:value-type="date" office:date-value="2019-10-15T00:47:25" calcext:value-type="date">
            <text:p>2019-10-15 00:47:25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date" office:date-value="2019-10-15T00:47:35" calcext:value-type="date">
            <text:p>2019-10-15 00:47:35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date" office:date-value="2019-10-15T00:47:45" calcext:value-type="date">
            <text:p>2019-10-15 00:47:45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date" office:date-value="2019-10-15T00:47:55" calcext:value-type="date">
            <text:p>2019-10-15 00:47:55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date" office:date-value="2019-10-15T00:48:05" calcext:value-type="date">
            <text:p>2019-10-15 00:48:05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date" office:date-value="2019-10-15T00:48:15" calcext:value-type="date">
            <text:p>2019-10-15 00:48:15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date" office:date-value="2019-10-15T00:48:25" calcext:value-type="date">
            <text:p>2019-10-15 00:48:25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date" office:date-value="2019-10-15T00:48:35" calcext:value-type="date">
            <text:p>2019-10-15 00:48:35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date" office:date-value="2019-10-15T00:48:45" calcext:value-type="date">
            <text:p>2019-10-15 00:48:45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date" office:date-value="2019-10-15T00:48:55" calcext:value-type="date">
            <text:p>2019-10-15 00:48:55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date" office:date-value="2019-10-15T00:49:05" calcext:value-type="date">
            <text:p>2019-10-15 00:49:05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style-name="ce1" office:value-type="date" office:date-value="2019-10-15T00:49:15" calcext:value-type="date">
            <text:p>2019-10-15 00:49:15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style-name="ce1" office:value-type="date" office:date-value="2019-10-15T00:49:25" calcext:value-type="date">
            <text:p>2019-10-15 00:49:25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date" office:date-value="2019-10-15T00:49:35" calcext:value-type="date">
            <text:p>2019-10-15 00:49:35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date" office:date-value="2019-10-15T00:49:45" calcext:value-type="date">
            <text:p>2019-10-15 00:49:45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date" office:date-value="2019-10-15T00:49:55" calcext:value-type="date">
            <text:p>2019-10-15 00:49:55</text:p>
          </table:table-cell>
          <table:table-cell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date" office:date-value="2019-10-15T00:50:05" calcext:value-type="date">
            <text:p>2019-10-15 00:50:05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style-name="ce1" office:value-type="date" office:date-value="2019-10-15T00:50:15" calcext:value-type="date">
            <text:p>2019-10-15 00:50:15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style-name="ce1" office:value-type="date" office:date-value="2019-10-15T00:50:25" calcext:value-type="date">
            <text:p>2019-10-15 00:50:25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style-name="ce1" office:value-type="date" office:date-value="2019-10-15T00:50:35" calcext:value-type="date">
            <text:p>2019-10-15 00:50:35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style-name="ce1" office:value-type="date" office:date-value="2019-10-15T00:50:45" calcext:value-type="date">
            <text:p>2019-10-15 00:50:45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date" office:date-value="2019-10-15T00:50:55" calcext:value-type="date">
            <text:p>2019-10-15 00:50:55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date" office:date-value="2019-10-15T00:51:05" calcext:value-type="date">
            <text:p>2019-10-15 00:51:05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date" office:date-value="2019-10-15T00:51:15" calcext:value-type="date">
            <text:p>2019-10-15 00:51:15</text:p>
          </table:table-cell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date" office:date-value="2019-10-15T00:51:25" calcext:value-type="date">
            <text:p>2019-10-15 00:51:25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style-name="ce1" office:value-type="date" office:date-value="2019-10-15T00:51:35" calcext:value-type="date">
            <text:p>2019-10-15 00:51:35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date" office:date-value="2019-10-15T00:51:45" calcext:value-type="date">
            <text:p>2019-10-15 00:51:45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date" office:date-value="2019-10-15T00:51:55" calcext:value-type="date">
            <text:p>2019-10-15 00:51:55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date" office:date-value="2019-10-15T00:52:05" calcext:value-type="date">
            <text:p>2019-10-15 00:52:0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date" office:date-value="2019-10-15T00:52:15" calcext:value-type="date">
            <text:p>2019-10-15 00:52:15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style-name="ce1" office:value-type="date" office:date-value="2019-10-15T00:52:25" calcext:value-type="date">
            <text:p>2019-10-15 00:52:25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date" office:date-value="2019-10-15T00:52:35" calcext:value-type="date">
            <text:p>2019-10-15 00:52:35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date" office:date-value="2019-10-15T00:52:45" calcext:value-type="date">
            <text:p>2019-10-15 00:52: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date" office:date-value="2019-10-15T00:52:55" calcext:value-type="date">
            <text:p>2019-10-15 00:52:55</text:p>
          </table:table-cell>
          <table:table-cell office:value-type="float" office:value="399" calcext:value-type="float">
            <text:p>39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date" office:date-value="2019-10-15T00:53:05" calcext:value-type="date">
            <text:p>2019-10-15 00:53:05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date" office:date-value="2019-10-15T00:53:15" calcext:value-type="date">
            <text:p>2019-10-15 00:53:15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date" office:date-value="2019-10-15T00:53:25" calcext:value-type="date">
            <text:p>2019-10-15 00:53:25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date" office:date-value="2019-10-15T00:53:35" calcext:value-type="date">
            <text:p>2019-10-15 00:53:35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style-name="ce1" office:value-type="date" office:date-value="2019-10-15T00:53:45" calcext:value-type="date">
            <text:p>2019-10-15 00:53:45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style-name="ce1" office:value-type="date" office:date-value="2019-10-15T00:53:55" calcext:value-type="date">
            <text:p>2019-10-15 00:53:55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style-name="ce1" office:value-type="date" office:date-value="2019-10-15T00:54:05" calcext:value-type="date">
            <text:p>2019-10-15 00:54:05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style-name="ce1" office:value-type="date" office:date-value="2019-10-15T00:54:15" calcext:value-type="date">
            <text:p>2019-10-15 00:54:15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style-name="ce1" office:value-type="date" office:date-value="2019-10-15T00:54:25" calcext:value-type="date">
            <text:p>2019-10-15 00:54:25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date" office:date-value="2019-10-15T00:54:35" calcext:value-type="date">
            <text:p>2019-10-15 00:54:3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date" office:date-value="2019-10-15T00:54:45" calcext:value-type="date">
            <text:p>2019-10-15 00:54:45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date" office:date-value="2019-10-15T00:54:55" calcext:value-type="date">
            <text:p>2019-10-15 00:54:55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date" office:date-value="2019-10-15T00:55:05" calcext:value-type="date">
            <text:p>2019-10-15 00:55:05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date" office:date-value="2019-10-15T00:55:15" calcext:value-type="date">
            <text:p>2019-10-15 00:55:15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date" office:date-value="2019-10-15T00:55:25" calcext:value-type="date">
            <text:p>2019-10-15 00:55:25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date" office:date-value="2019-10-15T00:55:35" calcext:value-type="date">
            <text:p>2019-10-15 00:55:35</text:p>
          </table:table-cell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date" office:date-value="2019-10-15T00:55:45" calcext:value-type="date">
            <text:p>2019-10-15 00:55:45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1" office:value-type="date" office:date-value="2019-10-15T00:55:55" calcext:value-type="date">
            <text:p>2019-10-15 00:55:5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date" office:date-value="2019-10-15T00:56:05" calcext:value-type="date">
            <text:p>2019-10-15 00:56:05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date" office:date-value="2019-10-15T00:56:15" calcext:value-type="date">
            <text:p>2019-10-15 00:56:15</text:p>
          </table:table-cell>
          <table:table-cell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date" office:date-value="2019-10-15T00:56:25" calcext:value-type="date">
            <text:p>2019-10-15 00:56:25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date" office:date-value="2019-10-15T00:56:35" calcext:value-type="date">
            <text:p>2019-10-15 00:56:35</text:p>
          </table:table-cell>
          <table:table-cell office:value-type="float" office:value="410" calcext:value-type="float">
            <text:p>41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date" office:date-value="2019-10-15T00:56:45" calcext:value-type="date">
            <text:p>2019-10-15 00:56:45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date" office:date-value="2019-10-15T00:56:55" calcext:value-type="date">
            <text:p>2019-10-15 00:56:55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date" office:date-value="2019-10-15T00:57:05" calcext:value-type="date">
            <text:p>2019-10-15 00:57:05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style-name="ce1" office:value-type="date" office:date-value="2019-10-15T00:57:15" calcext:value-type="date">
            <text:p>2019-10-15 00:57:15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style-name="ce1" office:value-type="date" office:date-value="2019-10-15T00:57:25" calcext:value-type="date">
            <text:p>2019-10-15 00:57:25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0:57:35" calcext:value-type="date">
            <text:p>2019-10-15 00:57:35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0:57:45" calcext:value-type="date">
            <text:p>2019-10-15 00:57:45</text:p>
          </table:table-cell>
          <table:table-cell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0:57:55" calcext:value-type="date">
            <text:p>2019-10-15 00:57:55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0:58:05" calcext:value-type="date">
            <text:p>2019-10-15 00:58:05</text:p>
          </table:table-cell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date" office:date-value="2019-10-15T00:58:15" calcext:value-type="date">
            <text:p>2019-10-15 00:58:15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date" office:date-value="2019-10-15T00:58:25" calcext:value-type="date">
            <text:p>2019-10-15 00:58:25</text:p>
          </table:table-cell>
          <table:table-cell office:value-type="float" office:value="414" calcext:value-type="float">
            <text:p>414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date" office:date-value="2019-10-15T00:58:35" calcext:value-type="date">
            <text:p>2019-10-15 00:58:35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date" office:date-value="2019-10-15T00:58:45" calcext:value-type="date">
            <text:p>2019-10-15 00:58:45</text:p>
          </table:table-cell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date" office:date-value="2019-10-15T00:58:55" calcext:value-type="date">
            <text:p>2019-10-15 00:58:55</text:p>
          </table:table-cell>
          <table:table-cell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date" office:date-value="2019-10-15T00:59:05" calcext:value-type="date">
            <text:p>2019-10-15 00:59:05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date" office:date-value="2019-10-15T00:59:15" calcext:value-type="date">
            <text:p>2019-10-15 00:59:15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style-name="ce1" office:value-type="date" office:date-value="2019-10-15T00:59:25" calcext:value-type="date">
            <text:p>2019-10-15 00:59:25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style-name="ce1" office:value-type="date" office:date-value="2019-10-15T00:59:35" calcext:value-type="date">
            <text:p>2019-10-15 00:59:35</text:p>
          </table:table-cell>
          <table:table-cell office:value-type="float" office:value="415" calcext:value-type="float">
            <text:p>415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style-name="ce1" office:value-type="date" office:date-value="2019-10-15T00:59:45" calcext:value-type="date">
            <text:p>2019-10-15 00:59:45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style-name="ce1" office:value-type="date" office:date-value="2019-10-15T00:59:55" calcext:value-type="date">
            <text:p>2019-10-15 00:59:55</text:p>
          </table:table-cell>
          <table:table-cell office:value-type="float" office:value="418" calcext:value-type="float">
            <text:p>418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date" office:date-value="2019-10-15T01:00:05" calcext:value-type="date">
            <text:p>2019-10-15 01:00:05</text:p>
          </table:table-cell>
          <table:table-cell office:value-type="float" office:value="418" calcext:value-type="float">
            <text:p>418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date" office:date-value="2019-10-15T01:00:15" calcext:value-type="date">
            <text:p>2019-10-15 01:00:15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date" office:date-value="2019-10-15T01:00:25" calcext:value-type="date">
            <text:p>2019-10-15 01:00:25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date" office:date-value="2019-10-15T01:00:35" calcext:value-type="date">
            <text:p>2019-10-15 01:00:35</text:p>
          </table:table-cell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ce1" office:value-type="date" office:date-value="2019-10-15T01:00:45" calcext:value-type="date">
            <text:p>2019-10-15 01:00:4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19-10-15T01:00:55" calcext:value-type="date">
            <text:p>2019-10-15 01:00:55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19-10-15T01:01:05" calcext:value-type="date">
            <text:p>2019-10-15 01:01:05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19-10-15T01:01:15" calcext:value-type="date">
            <text:p>2019-10-15 01:01:15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19-10-15T01:01:25" calcext:value-type="date">
            <text:p>2019-10-15 01:01:25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style-name="ce1" office:value-type="date" office:date-value="2019-10-15T01:01:35" calcext:value-type="date">
            <text:p>2019-10-15 01:01:35</text:p>
          </table:table-cell>
          <table:table-cell office:value-type="float" office:value="423" calcext:value-type="float">
            <text:p>423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date" office:date-value="2019-10-15T01:01:45" calcext:value-type="date">
            <text:p>2019-10-15 01:01:4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date" office:date-value="2019-10-15T01:01:55" calcext:value-type="date">
            <text:p>2019-10-15 01:01:55</text:p>
          </table:table-cell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date" office:date-value="2019-10-15T01:02:05" calcext:value-type="date">
            <text:p>2019-10-15 01:02:05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date" office:date-value="2019-10-15T01:02:15" calcext:value-type="date">
            <text:p>2019-10-15 01:02:15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1" office:value-type="date" office:date-value="2019-10-15T01:02:25" calcext:value-type="date">
            <text:p>2019-10-15 01:02:2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1" office:value-type="date" office:date-value="2019-10-15T01:02:35" calcext:value-type="date">
            <text:p>2019-10-15 01:02:3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1" office:value-type="date" office:date-value="2019-10-15T01:02:45" calcext:value-type="date">
            <text:p>2019-10-15 01:02:45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style-name="ce1" office:value-type="date" office:date-value="2019-10-15T01:02:55" calcext:value-type="date">
            <text:p>2019-10-15 01:02:55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style-name="ce1" office:value-type="date" office:date-value="2019-10-15T01:03:05" calcext:value-type="date">
            <text:p>2019-10-15 01:03:05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date" office:date-value="2019-10-15T01:03:15" calcext:value-type="date">
            <text:p>2019-10-15 01:03:15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date" office:date-value="2019-10-15T01:03:25" calcext:value-type="date">
            <text:p>2019-10-15 01:03:25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date" office:date-value="2019-10-15T01:03:35" calcext:value-type="date">
            <text:p>2019-10-15 01:03:35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date" office:date-value="2019-10-15T01:03:45" calcext:value-type="date">
            <text:p>2019-10-15 01:03:45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date" office:date-value="2019-10-15T01:03:55" calcext:value-type="date">
            <text:p>2019-10-15 01:03:55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date" office:date-value="2019-10-15T01:04:05" calcext:value-type="date">
            <text:p>2019-10-15 01:04:05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date" office:date-value="2019-10-15T01:04:15" calcext:value-type="date">
            <text:p>2019-10-15 01:04:15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style-name="ce1" office:value-type="date" office:date-value="2019-10-15T01:04:25" calcext:value-type="date">
            <text:p>2019-10-15 01:04:25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style-name="ce1" office:value-type="date" office:date-value="2019-10-15T01:04:35" calcext:value-type="date">
            <text:p>2019-10-15 01:04:35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style-name="ce1" office:value-type="date" office:date-value="2019-10-15T01:04:45" calcext:value-type="date">
            <text:p>2019-10-15 01:04:45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date" office:date-value="2019-10-15T01:04:55" calcext:value-type="date">
            <text:p>2019-10-15 01:04:55</text:p>
          </table:table-cell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date" office:date-value="2019-10-15T01:05:05" calcext:value-type="date">
            <text:p>2019-10-15 01:05:0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date" office:date-value="2019-10-15T01:05:15" calcext:value-type="date">
            <text:p>2019-10-15 01:05:15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style-name="ce1" office:value-type="date" office:date-value="2019-10-15T01:05:25" calcext:value-type="date">
            <text:p>2019-10-15 01:05:25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style-name="ce1" office:value-type="date" office:date-value="2019-10-15T01:05:35" calcext:value-type="date">
            <text:p>2019-10-15 01:05:35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style-name="ce1" office:value-type="date" office:date-value="2019-10-15T01:05:45" calcext:value-type="date">
            <text:p>2019-10-15 01:05:45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date" office:date-value="2019-10-15T01:05:55" calcext:value-type="date">
            <text:p>2019-10-15 01:05:55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date" office:date-value="2019-10-15T01:06:05" calcext:value-type="date">
            <text:p>2019-10-15 01:06:05</text:p>
          </table:table-cell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date" office:date-value="2019-10-15T01:06:15" calcext:value-type="date">
            <text:p>2019-10-15 01:06: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date" office:date-value="2019-10-15T01:06:25" calcext:value-type="date">
            <text:p>2019-10-15 01:06:25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style-name="ce1" office:value-type="date" office:date-value="2019-10-15T01:06:35" calcext:value-type="date">
            <text:p>2019-10-15 01:06:3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style-name="ce1" office:value-type="date" office:date-value="2019-10-15T01:06:45" calcext:value-type="date">
            <text:p>2019-10-15 01:06:45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style-name="ce1" office:value-type="date" office:date-value="2019-10-15T01:06:55" calcext:value-type="date">
            <text:p>2019-10-15 01:06:55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style-name="ce1" office:value-type="date" office:date-value="2019-10-15T01:07:05" calcext:value-type="date">
            <text:p>2019-10-15 01:07:05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style-name="ce1" office:value-type="date" office:date-value="2019-10-15T01:07:15" calcext:value-type="date">
            <text:p>2019-10-15 01:07:15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date" office:date-value="2019-10-15T01:07:25" calcext:value-type="date">
            <text:p>2019-10-15 01:07:25</text:p>
          </table:table-cell>
          <table:table-cell office:value-type="float" office:value="435" calcext:value-type="float">
            <text:p>435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date" office:date-value="2019-10-15T01:07:35" calcext:value-type="date">
            <text:p>2019-10-15 01:07:35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date" office:date-value="2019-10-15T01:07:45" calcext:value-type="date">
            <text:p>2019-10-15 01:07:45</text:p>
          </table:table-cell>
          <table:table-cell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date" office:date-value="2019-10-15T01:07:55" calcext:value-type="date">
            <text:p>2019-10-15 01:07:55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date" office:date-value="2019-10-15T01:08:05" calcext:value-type="date">
            <text:p>2019-10-15 01:08:0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date" office:date-value="2019-10-15T01:08:15" calcext:value-type="date">
            <text:p>2019-10-15 01:08:1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date" office:date-value="2019-10-15T01:08:25" calcext:value-type="date">
            <text:p>2019-10-15 01:08:2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date" office:date-value="2019-10-15T01:08:35" calcext:value-type="date">
            <text:p>2019-10-15 01:08:35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date" office:date-value="2019-10-15T01:08:45" calcext:value-type="date">
            <text:p>2019-10-15 01:08:45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date" office:date-value="2019-10-15T01:08:55" calcext:value-type="date">
            <text:p>2019-10-15 01:08:55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date" office:date-value="2019-10-15T01:09:05" calcext:value-type="date">
            <text:p>2019-10-15 01:09:0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date" office:date-value="2019-10-15T01:09:15" calcext:value-type="date">
            <text:p>2019-10-15 01:09:1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date" office:date-value="2019-10-15T01:09:25" calcext:value-type="date">
            <text:p>2019-10-15 01:09:2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date" office:date-value="2019-10-15T01:09:35" calcext:value-type="date">
            <text:p>2019-10-15 01:09:35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date" office:date-value="2019-10-15T01:09:45" calcext:value-type="date">
            <text:p>2019-10-15 01:09:45</text:p>
          </table:table-cell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date" office:date-value="2019-10-15T01:09:55" calcext:value-type="date">
            <text:p>2019-10-15 01:09:55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date" office:date-value="2019-10-15T01:10:05" calcext:value-type="date">
            <text:p>2019-10-15 01:10:05</text:p>
          </table:table-cell>
          <table:table-cell office:value-type="float" office:value="441" calcext:value-type="float">
            <text:p>441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date" office:date-value="2019-10-15T01:10:15" calcext:value-type="date">
            <text:p>2019-10-15 01:10:15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date" office:date-value="2019-10-15T01:10:25" calcext:value-type="date">
            <text:p>2019-10-15 01:10:25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date" office:date-value="2019-10-15T01:10:35" calcext:value-type="date">
            <text:p>2019-10-15 01:10:35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date" office:date-value="2019-10-15T01:10:45" calcext:value-type="date">
            <text:p>2019-10-15 01:10:45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date" office:date-value="2019-10-15T01:10:55" calcext:value-type="date">
            <text:p>2019-10-15 01:10:55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date" office:date-value="2019-10-15T01:11:05" calcext:value-type="date">
            <text:p>2019-10-15 01:11:05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date" office:date-value="2019-10-15T01:11:15" calcext:value-type="date">
            <text:p>2019-10-15 01:11:15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date" office:date-value="2019-10-15T01:11:25" calcext:value-type="date">
            <text:p>2019-10-15 01:11:25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1" office:value-type="date" office:date-value="2019-10-15T01:11:35" calcext:value-type="date">
            <text:p>2019-10-15 01:11:35</text:p>
          </table:table-cell>
          <table:table-cell office:value-type="float" office:value="444" calcext:value-type="float">
            <text:p>444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1" office:value-type="date" office:date-value="2019-10-15T01:11:45" calcext:value-type="date">
            <text:p>2019-10-15 01:11:45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style-name="ce1" office:value-type="date" office:date-value="2019-10-15T01:11:55" calcext:value-type="date">
            <text:p>2019-10-15 01:11:55</text:p>
          </table:table-cell>
          <table:table-cell office:value-type="float" office:value="446" calcext:value-type="float">
            <text:p>446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style-name="ce1" office:value-type="date" office:date-value="2019-10-15T01:12:05" calcext:value-type="date">
            <text:p>2019-10-15 01:12:05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date" office:date-value="2019-10-15T01:12:15" calcext:value-type="date">
            <text:p>2019-10-15 01:12:15</text:p>
          </table:table-cell>
          <table:table-cell office:value-type="float" office:value="446" calcext:value-type="float">
            <text:p>446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date" office:date-value="2019-10-15T01:12:25" calcext:value-type="date">
            <text:p>2019-10-15 01:12:25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date" office:date-value="2019-10-15T01:12:35" calcext:value-type="date">
            <text:p>2019-10-15 01:12:35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date" office:date-value="2019-10-15T01:12:45" calcext:value-type="date">
            <text:p>2019-10-15 01:12:45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date" office:date-value="2019-10-15T01:12:55" calcext:value-type="date">
            <text:p>2019-10-15 01:12:55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date" office:date-value="2019-10-15T01:13:05" calcext:value-type="date">
            <text:p>2019-10-15 01:13:05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date" office:date-value="2019-10-15T01:13:15" calcext:value-type="date">
            <text:p>2019-10-15 01:13:15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date" office:date-value="2019-10-15T01:13:25" calcext:value-type="date">
            <text:p>2019-10-15 01:13:25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style-name="ce1" office:value-type="date" office:date-value="2019-10-15T01:13:35" calcext:value-type="date">
            <text:p>2019-10-15 01:13:35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date" office:date-value="2019-10-15T01:13:45" calcext:value-type="date">
            <text:p>2019-10-15 01:13:45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date" office:date-value="2019-10-15T01:13:55" calcext:value-type="date">
            <text:p>2019-10-15 01:13:55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date" office:date-value="2019-10-15T01:14:05" calcext:value-type="date">
            <text:p>2019-10-15 01:14:05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date" office:date-value="2019-10-15T01:14:15" calcext:value-type="date">
            <text:p>2019-10-15 01:14:15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date" office:date-value="2019-10-15T01:14:25" calcext:value-type="date">
            <text:p>2019-10-15 01:14:25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date" office:date-value="2019-10-15T01:14:35" calcext:value-type="date">
            <text:p>2019-10-15 01:14:35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style-name="ce1" office:value-type="date" office:date-value="2019-10-15T01:14:45" calcext:value-type="date">
            <text:p>2019-10-15 01:14:4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date" office:date-value="2019-10-15T01:14:55" calcext:value-type="date">
            <text:p>2019-10-15 01:14:55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date" office:date-value="2019-10-15T01:15:05" calcext:value-type="date">
            <text:p>2019-10-15 01:15:05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date" office:date-value="2019-10-15T01:15:15" calcext:value-type="date">
            <text:p>2019-10-15 01:15:15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date" office:date-value="2019-10-15T01:15:25" calcext:value-type="date">
            <text:p>2019-10-15 01:15:2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date" office:date-value="2019-10-15T01:15:35" calcext:value-type="date">
            <text:p>2019-10-15 01:15:35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date" office:date-value="2019-10-15T01:15:45" calcext:value-type="date">
            <text:p>2019-10-15 01:15:45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date" office:date-value="2019-10-15T01:15:55" calcext:value-type="date">
            <text:p>2019-10-15 01:15:55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date" office:date-value="2019-10-15T01:16:05" calcext:value-type="date">
            <text:p>2019-10-15 01:16:05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date" office:date-value="2019-10-15T01:16:15" calcext:value-type="date">
            <text:p>2019-10-15 01:16:15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date" office:date-value="2019-10-15T01:16:25" calcext:value-type="date">
            <text:p>2019-10-15 01:16:25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date" office:date-value="2019-10-15T01:16:35" calcext:value-type="date">
            <text:p>2019-10-15 01:16:35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date" office:date-value="2019-10-15T01:16:45" calcext:value-type="date">
            <text:p>2019-10-15 01:16:45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date" office:date-value="2019-10-15T01:16:55" calcext:value-type="date">
            <text:p>2019-10-15 01:16:55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date" office:date-value="2019-10-15T01:17:05" calcext:value-type="date">
            <text:p>2019-10-15 01:17:05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date" office:date-value="2019-10-15T01:17:15" calcext:value-type="date">
            <text:p>2019-10-15 01:17:1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date" office:date-value="2019-10-15T01:17:25" calcext:value-type="date">
            <text:p>2019-10-15 01:17:25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date" office:date-value="2019-10-15T01:17:35" calcext:value-type="date">
            <text:p>2019-10-15 01:17:3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date" office:date-value="2019-10-15T01:17:45" calcext:value-type="date">
            <text:p>2019-10-15 01:17:45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date" office:date-value="2019-10-15T01:17:55" calcext:value-type="date">
            <text:p>2019-10-15 01:17:5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date" office:date-value="2019-10-15T01:18:05" calcext:value-type="date">
            <text:p>2019-10-15 01:18:05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date" office:date-value="2019-10-15T01:18:15" calcext:value-type="date">
            <text:p>2019-10-15 01:18:15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date" office:date-value="2019-10-15T01:18:25" calcext:value-type="date">
            <text:p>2019-10-15 01:18:25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style-name="ce1" office:value-type="date" office:date-value="2019-10-15T01:18:35" calcext:value-type="date">
            <text:p>2019-10-15 01:18:35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date" office:date-value="2019-10-15T01:18:45" calcext:value-type="date">
            <text:p>2019-10-15 01:18:45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date" office:date-value="2019-10-15T01:18:55" calcext:value-type="date">
            <text:p>2019-10-15 01:18:55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date" office:date-value="2019-10-15T01:19:05" calcext:value-type="date">
            <text:p>2019-10-15 01:19:05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date" office:date-value="2019-10-15T01:19:15" calcext:value-type="date">
            <text:p>2019-10-15 01:19:15</text:p>
          </table:table-cell>
          <table:table-cell office:value-type="float" office:value="462" calcext:value-type="float">
            <text:p>462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style-name="ce1" office:value-type="date" office:date-value="2019-10-15T01:19:25" calcext:value-type="date">
            <text:p>2019-10-15 01:19:25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style-name="ce1" office:value-type="date" office:date-value="2019-10-15T01:19:35" calcext:value-type="date">
            <text:p>2019-10-15 01:19:35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style-name="ce1" office:value-type="date" office:date-value="2019-10-15T01:19:45" calcext:value-type="date">
            <text:p>2019-10-15 01:19:45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style-name="ce1" office:value-type="date" office:date-value="2019-10-15T01:19:55" calcext:value-type="date">
            <text:p>2019-10-15 01:19:55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date" office:date-value="2019-10-15T01:20:05" calcext:value-type="date">
            <text:p>2019-10-15 01:20:05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date" office:date-value="2019-10-15T01:20:15" calcext:value-type="date">
            <text:p>2019-10-15 01:20:15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date" office:date-value="2019-10-15T01:20:25" calcext:value-type="date">
            <text:p>2019-10-15 01:20:25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date" office:date-value="2019-10-15T01:20:35" calcext:value-type="date">
            <text:p>2019-10-15 01:20:35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date" office:date-value="2019-10-15T01:20:45" calcext:value-type="date">
            <text:p>2019-10-15 01:20:45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date" office:date-value="2019-10-15T01:20:55" calcext:value-type="date">
            <text:p>2019-10-15 01:20:55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date" office:date-value="2019-10-15T01:21:05" calcext:value-type="date">
            <text:p>2019-10-15 01:21:05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date" office:date-value="2019-10-15T01:21:15" calcext:value-type="date">
            <text:p>2019-10-15 01:21: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date" office:date-value="2019-10-15T01:21:25" calcext:value-type="date">
            <text:p>2019-10-15 01:21:25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style-name="ce1" office:value-type="date" office:date-value="2019-10-15T01:21:35" calcext:value-type="date">
            <text:p>2019-10-15 01:21:35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date" office:date-value="2019-10-15T01:21:45" calcext:value-type="date">
            <text:p>2019-10-15 01:21:4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date" office:date-value="2019-10-15T01:21:55" calcext:value-type="date">
            <text:p>2019-10-15 01:21:5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date" office:date-value="2019-10-15T01:22:05" calcext:value-type="date">
            <text:p>2019-10-15 01:22:0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date" office:date-value="2019-10-15T01:22:15" calcext:value-type="date">
            <text:p>2019-10-15 01:22:15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style-name="ce1" office:value-type="date" office:date-value="2019-10-15T01:22:25" calcext:value-type="date">
            <text:p>2019-10-15 01:22:25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style-name="ce1" office:value-type="date" office:date-value="2019-10-15T01:22:35" calcext:value-type="date">
            <text:p>2019-10-15 01:22:35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date" office:date-value="2019-10-15T01:22:45" calcext:value-type="date">
            <text:p>2019-10-15 01:22: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date" office:date-value="2019-10-15T01:22:55" calcext:value-type="date">
            <text:p>2019-10-15 01:22:55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date" office:date-value="2019-10-15T01:23:05" calcext:value-type="date">
            <text:p>2019-10-15 01:23:05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date" office:date-value="2019-10-15T01:23:15" calcext:value-type="date">
            <text:p>2019-10-15 01:23:1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date" office:date-value="2019-10-15T01:23:25" calcext:value-type="date">
            <text:p>2019-10-15 01:23:25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date" office:date-value="2019-10-15T01:23:35" calcext:value-type="date">
            <text:p>2019-10-15 01:23:35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date" office:date-value="2019-10-15T01:23:45" calcext:value-type="date">
            <text:p>2019-10-15 01:23:45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date" office:date-value="2019-10-15T01:23:55" calcext:value-type="date">
            <text:p>2019-10-15 01:23:55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date" office:date-value="2019-10-15T01:24:05" calcext:value-type="date">
            <text:p>2019-10-15 01:24:05</text:p>
          </table:table-cell>
          <table:table-cell office:value-type="float" office:value="473" calcext:value-type="float">
            <text:p>473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date" office:date-value="2019-10-15T01:24:15" calcext:value-type="date">
            <text:p>2019-10-15 01:24:15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style-name="ce1" office:value-type="date" office:date-value="2019-10-15T01:24:25" calcext:value-type="date">
            <text:p>2019-10-15 01:24:25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date" office:date-value="2019-10-15T01:24:35" calcext:value-type="date">
            <text:p>2019-10-15 01:24:35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date" office:date-value="2019-10-15T01:24:45" calcext:value-type="date">
            <text:p>2019-10-15 01:24:45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date" office:date-value="2019-10-15T01:24:55" calcext:value-type="date">
            <text:p>2019-10-15 01:24:55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date" office:date-value="2019-10-15T01:25:05" calcext:value-type="date">
            <text:p>2019-10-15 01:25:05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style-name="ce1" office:value-type="date" office:date-value="2019-10-15T01:25:15" calcext:value-type="date">
            <text:p>2019-10-15 01:25:15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date" office:date-value="2019-10-15T01:25:25" calcext:value-type="date">
            <text:p>2019-10-15 01:25:25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date" office:date-value="2019-10-15T01:25:35" calcext:value-type="date">
            <text:p>2019-10-15 01:25:35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date" office:date-value="2019-10-15T01:25:45" calcext:value-type="date">
            <text:p>2019-10-15 01:25:45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date" office:date-value="2019-10-15T01:25:55" calcext:value-type="date">
            <text:p>2019-10-15 01:25:55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date" office:date-value="2019-10-15T01:26:05" calcext:value-type="date">
            <text:p>2019-10-15 01:26:05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date" office:date-value="2019-10-15T01:26:15" calcext:value-type="date">
            <text:p>2019-10-15 01:26:15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date" office:date-value="2019-10-15T01:26:25" calcext:value-type="date">
            <text:p>2019-10-15 01:26:2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date" office:date-value="2019-10-15T01:26:35" calcext:value-type="date">
            <text:p>2019-10-15 01:26:35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date" office:date-value="2019-10-15T01:26:45" calcext:value-type="date">
            <text:p>2019-10-15 01:26:4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date" office:date-value="2019-10-15T01:26:55" calcext:value-type="date">
            <text:p>2019-10-15 01:26:55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date" office:date-value="2019-10-15T01:27:05" calcext:value-type="date">
            <text:p>2019-10-15 01:27:05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date" office:date-value="2019-10-15T01:27:15" calcext:value-type="date">
            <text:p>2019-10-15 01:27:15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style-name="ce1" office:value-type="date" office:date-value="2019-10-15T01:27:25" calcext:value-type="date">
            <text:p>2019-10-15 01:27:25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style-name="ce1" office:value-type="date" office:date-value="2019-10-15T01:27:35" calcext:value-type="date">
            <text:p>2019-10-15 01:27:35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style-name="ce1" office:value-type="date" office:date-value="2019-10-15T01:27:45" calcext:value-type="date">
            <text:p>2019-10-15 01:27:45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style-name="ce1" office:value-type="date" office:date-value="2019-10-15T01:27:55" calcext:value-type="date">
            <text:p>2019-10-15 01:27:55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style-name="ce1" office:value-type="date" office:date-value="2019-10-15T01:28:05" calcext:value-type="date">
            <text:p>2019-10-15 01:28:05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style-name="ce1" office:value-type="date" office:date-value="2019-10-15T01:28:15" calcext:value-type="date">
            <text:p>2019-10-15 01:28:1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style-name="ce1" office:value-type="date" office:date-value="2019-10-15T01:28:25" calcext:value-type="date">
            <text:p>2019-10-15 01:28:25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date" office:date-value="2019-10-15T01:28:35" calcext:value-type="date">
            <text:p>2019-10-15 01:28:35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ce1" office:value-type="date" office:date-value="2019-10-15T01:28:45" calcext:value-type="date">
            <text:p>2019-10-15 01:28:45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ce1" office:value-type="date" office:date-value="2019-10-15T01:28:55" calcext:value-type="date">
            <text:p>2019-10-15 01:28:55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ce1" office:value-type="date" office:date-value="2019-10-15T01:29:05" calcext:value-type="date">
            <text:p>2019-10-15 01:29:05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date" office:date-value="2019-10-15T01:29:15" calcext:value-type="date">
            <text:p>2019-10-15 01:29:15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date" office:date-value="2019-10-15T01:29:25" calcext:value-type="date">
            <text:p>2019-10-15 01:29:25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date" office:date-value="2019-10-15T01:29:35" calcext:value-type="date">
            <text:p>2019-10-15 01:29:35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date" office:date-value="2019-10-15T01:29:45" calcext:value-type="date">
            <text:p>2019-10-15 01:29:45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date" office:date-value="2019-10-15T01:29:55" calcext:value-type="date">
            <text:p>2019-10-15 01:29:55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date" office:date-value="2019-10-15T01:30:05" calcext:value-type="date">
            <text:p>2019-10-15 01:30:05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date" office:date-value="2019-10-15T01:30:15" calcext:value-type="date">
            <text:p>2019-10-15 01:30:15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date" office:date-value="2019-10-15T01:30:25" calcext:value-type="date">
            <text:p>2019-10-15 01:30:25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1" office:value-type="date" office:date-value="2019-10-15T01:30:35" calcext:value-type="date">
            <text:p>2019-10-15 01:30:35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style-name="ce1" office:value-type="date" office:date-value="2019-10-15T01:30:45" calcext:value-type="date">
            <text:p>2019-10-15 01:30:45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style-name="ce1" office:value-type="date" office:date-value="2019-10-15T01:30:55" calcext:value-type="date">
            <text:p>2019-10-15 01:30:55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style-name="ce1" office:value-type="date" office:date-value="2019-10-15T01:31:05" calcext:value-type="date">
            <text:p>2019-10-15 01:31:05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style-name="ce1" office:value-type="date" office:date-value="2019-10-15T01:31:15" calcext:value-type="date">
            <text:p>2019-10-15 01:31:15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date" office:date-value="2019-10-15T01:31:25" calcext:value-type="date">
            <text:p>2019-10-15 01:31:25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style-name="ce1" office:value-type="date" office:date-value="2019-10-15T01:31:35" calcext:value-type="date">
            <text:p>2019-10-15 01:31:3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style-name="ce1" office:value-type="date" office:date-value="2019-10-15T01:31:45" calcext:value-type="date">
            <text:p>2019-10-15 01:31:45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date" office:date-value="2019-10-15T01:31:55" calcext:value-type="date">
            <text:p>2019-10-15 01:31:55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date" office:date-value="2019-10-15T01:32:05" calcext:value-type="date">
            <text:p>2019-10-15 01:32:05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date" office:date-value="2019-10-15T01:32:15" calcext:value-type="date">
            <text:p>2019-10-15 01:32:15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1" office:value-type="date" office:date-value="2019-10-15T01:32:25" calcext:value-type="date">
            <text:p>2019-10-15 01:32:25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1" office:value-type="date" office:date-value="2019-10-15T01:32:35" calcext:value-type="date">
            <text:p>2019-10-15 01:32:3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1" office:value-type="date" office:date-value="2019-10-15T01:32:45" calcext:value-type="date">
            <text:p>2019-10-15 01:32:45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ce1" office:value-type="date" office:date-value="2019-10-15T01:32:55" calcext:value-type="date">
            <text:p>2019-10-15 01:32:5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1" office:value-type="date" office:date-value="2019-10-15T01:33:05" calcext:value-type="date">
            <text:p>2019-10-15 01:33:05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1" office:value-type="date" office:date-value="2019-10-15T01:33:15" calcext:value-type="date">
            <text:p>2019-10-15 01:33:15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date" office:date-value="2019-10-15T01:33:25" calcext:value-type="date">
            <text:p>2019-10-15 01:33:25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date" office:date-value="2019-10-15T01:33:35" calcext:value-type="date">
            <text:p>2019-10-15 01:33:35</text:p>
          </table:table-cell>
          <table:table-cell office:value-type="float" office:value="496" calcext:value-type="float">
            <text:p>496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date" office:date-value="2019-10-15T01:33:45" calcext:value-type="date">
            <text:p>2019-10-15 01:33:45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style-name="ce1" office:value-type="date" office:date-value="2019-10-15T01:33:55" calcext:value-type="date">
            <text:p>2019-10-15 01:33:55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date" office:date-value="2019-10-15T01:34:05" calcext:value-type="date">
            <text:p>2019-10-15 01:34:05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style-name="ce1" office:value-type="date" office:date-value="2019-10-15T01:34:15" calcext:value-type="date">
            <text:p>2019-10-15 01:34: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date" office:date-value="2019-10-15T01:34:25" calcext:value-type="date">
            <text:p>2019-10-15 01:34:2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date" office:date-value="2019-10-15T01:34:35" calcext:value-type="date">
            <text:p>2019-10-15 01:34:3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style-name="ce1" office:value-type="date" office:date-value="2019-10-15T01:34:45" calcext:value-type="date">
            <text:p>2019-10-15 01:34:4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style-name="ce1" office:value-type="date" office:date-value="2019-10-15T01:34:55" calcext:value-type="date">
            <text:p>2019-10-15 01:34:5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style-name="ce1" office:value-type="date" office:date-value="2019-10-15T01:35:05" calcext:value-type="date">
            <text:p>2019-10-15 01:35:0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style-name="ce1" office:value-type="date" office:date-value="2019-10-15T01:35:15" calcext:value-type="date">
            <text:p>2019-10-15 01:35:1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style-name="ce1" office:value-type="date" office:date-value="2019-10-15T01:35:25" calcext:value-type="date">
            <text:p>2019-10-15 01:35:25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style-name="ce1" office:value-type="date" office:date-value="2019-10-15T01:35:35" calcext:value-type="date">
            <text:p>2019-10-15 01:35:35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date" office:date-value="2019-10-15T01:35:45" calcext:value-type="date">
            <text:p>2019-10-15 01:35:45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date" office:date-value="2019-10-15T01:35:55" calcext:value-type="date">
            <text:p>2019-10-15 01:35:55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date" office:date-value="2019-10-15T01:36:05" calcext:value-type="date">
            <text:p>2019-10-15 01:36:05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style-name="ce1" office:value-type="date" office:date-value="2019-10-15T01:36:15" calcext:value-type="date">
            <text:p>2019-10-15 01:36:15</text:p>
          </table:table-cell>
          <table:table-cell office:value-type="float" office:value="505" calcext:value-type="float">
            <text:p>505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style-name="ce1" office:value-type="date" office:date-value="2019-10-15T01:36:25" calcext:value-type="date">
            <text:p>2019-10-15 01:36:25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" office:value-type="date" office:date-value="2019-10-15T01:36:35" calcext:value-type="date">
            <text:p>2019-10-15 01:36:35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" office:value-type="date" office:date-value="2019-10-15T01:36:45" calcext:value-type="date">
            <text:p>2019-10-15 01:36:45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" office:value-type="date" office:date-value="2019-10-15T01:36:55" calcext:value-type="date">
            <text:p>2019-10-15 01:36:55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style-name="ce1" office:value-type="date" office:date-value="2019-10-15T01:37:05" calcext:value-type="date">
            <text:p>2019-10-15 01:37:05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date" office:date-value="2019-10-15T01:37:15" calcext:value-type="date">
            <text:p>2019-10-15 01:37:15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date" office:date-value="2019-10-15T01:37:25" calcext:value-type="date">
            <text:p>2019-10-15 01:37:25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date" office:date-value="2019-10-15T01:37:35" calcext:value-type="date">
            <text:p>2019-10-15 01:37:35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date" office:date-value="2019-10-15T01:37:45" calcext:value-type="date">
            <text:p>2019-10-15 01:37:45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1" office:value-type="date" office:date-value="2019-10-15T01:37:55" calcext:value-type="date">
            <text:p>2019-10-15 01:37:55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1" office:value-type="date" office:date-value="2019-10-15T01:38:05" calcext:value-type="date">
            <text:p>2019-10-15 01:38:05</text:p>
          </table:table-cell>
          <table:table-cell office:value-type="float" office:value="506" calcext:value-type="float">
            <text:p>506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1" office:value-type="date" office:date-value="2019-10-15T01:38:15" calcext:value-type="date">
            <text:p>2019-10-15 01:38:15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1" office:value-type="date" office:date-value="2019-10-15T01:38:25" calcext:value-type="date">
            <text:p>2019-10-15 01:38:25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1" office:value-type="date" office:date-value="2019-10-15T01:38:35" calcext:value-type="date">
            <text:p>2019-10-15 01:38:35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date" office:date-value="2019-10-15T01:38:45" calcext:value-type="date">
            <text:p>2019-10-15 01:38:45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date" office:date-value="2019-10-15T01:38:55" calcext:value-type="date">
            <text:p>2019-10-15 01:38:55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date" office:date-value="2019-10-15T01:39:05" calcext:value-type="date">
            <text:p>2019-10-15 01:39:0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date" office:date-value="2019-10-15T01:39:15" calcext:value-type="date">
            <text:p>2019-10-15 01:39: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date" office:date-value="2019-10-15T01:39:25" calcext:value-type="date">
            <text:p>2019-10-15 01:39:25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style-name="ce1" office:value-type="date" office:date-value="2019-10-15T01:39:35" calcext:value-type="date">
            <text:p>2019-10-15 01:39:3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style-name="ce1" office:value-type="date" office:date-value="2019-10-15T01:39:45" calcext:value-type="date">
            <text:p>2019-10-15 01:39:4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style-name="ce1" office:value-type="date" office:date-value="2019-10-15T01:39:55" calcext:value-type="date">
            <text:p>2019-10-15 01:39:55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office:value-type="float" office:value="516" calcext:value-type="float">
            <text:p>51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style-name="ce1" office:value-type="date" office:date-value="2019-10-15T01:40:05" calcext:value-type="date">
            <text:p>2019-10-15 01:40:05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date" office:date-value="2019-10-15T01:40:15" calcext:value-type="date">
            <text:p>2019-10-15 01:40:15</text:p>
          </table:table-cell>
          <table:table-cell office:value-type="float" office:value="511" calcext:value-type="float">
            <text:p>511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date" office:date-value="2019-10-15T01:40:25" calcext:value-type="date">
            <text:p>2019-10-15 01:40:25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date" office:date-value="2019-10-15T01:40:35" calcext:value-type="date">
            <text:p>2019-10-15 01:40:35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date" office:date-value="2019-10-15T01:40:45" calcext:value-type="date">
            <text:p>2019-10-15 01:40:45</text:p>
          </table:table-cell>
          <table:table-cell office:value-type="float" office:value="514" calcext:value-type="float">
            <text:p>514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ce1" office:value-type="date" office:date-value="2019-10-15T01:40:55" calcext:value-type="date">
            <text:p>2019-10-15 01:40:55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style-name="ce1" office:value-type="date" office:date-value="2019-10-15T01:41:05" calcext:value-type="date">
            <text:p>2019-10-15 01:41:05</text:p>
          </table:table-cell>
          <table:table-cell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style-name="ce1" office:value-type="date" office:date-value="2019-10-15T01:41:15" calcext:value-type="date">
            <text:p>2019-10-15 01:41:15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style-name="ce1" office:value-type="date" office:date-value="2019-10-15T01:41:25" calcext:value-type="date">
            <text:p>2019-10-15 01:41:25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date" office:date-value="2019-10-15T01:41:35" calcext:value-type="date">
            <text:p>2019-10-15 01:41:35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date" office:date-value="2019-10-15T01:41:45" calcext:value-type="date">
            <text:p>2019-10-15 01:41:45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date" office:date-value="2019-10-15T01:41:55" calcext:value-type="date">
            <text:p>2019-10-15 01:41:55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date" office:date-value="2019-10-15T01:42:05" calcext:value-type="date">
            <text:p>2019-10-15 01:42:05</text:p>
          </table:table-cell>
          <table:table-cell office:value-type="float" office:value="517" calcext:value-type="float">
            <text:p>517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date" office:date-value="2019-10-15T01:42:15" calcext:value-type="date">
            <text:p>2019-10-15 01:42:15</text:p>
          </table:table-cell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24" calcext:value-type="float">
            <text:p>52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date" office:date-value="2019-10-15T01:42:25" calcext:value-type="date">
            <text:p>2019-10-15 01:42:25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date" office:date-value="2019-10-15T01:42:35" calcext:value-type="date">
            <text:p>2019-10-15 01:42:35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office:value-type="float" office:value="525" calcext:value-type="float">
            <text:p>52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date" office:date-value="2019-10-15T01:42:45" calcext:value-type="date">
            <text:p>2019-10-15 01:42:45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524" calcext:value-type="float">
            <text:p>52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style-name="ce1" office:value-type="date" office:date-value="2019-10-15T01:42:55" calcext:value-type="date">
            <text:p>2019-10-15 01:42:55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date" office:date-value="2019-10-15T01:43:05" calcext:value-type="date">
            <text:p>2019-10-15 01:43:05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date" office:date-value="2019-10-15T01:43:15" calcext:value-type="date">
            <text:p>2019-10-15 01:43:15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525" calcext:value-type="float">
            <text:p>52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date" office:date-value="2019-10-15T01:43:25" calcext:value-type="date">
            <text:p>2019-10-15 01:43:25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date" office:date-value="2019-10-15T01:43:35" calcext:value-type="date">
            <text:p>2019-10-15 01:43:3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date" office:date-value="2019-10-15T01:43:45" calcext:value-type="date">
            <text:p>2019-10-15 01:43:45</text:p>
          </table:table-cell>
          <table:table-cell office:value-type="float" office:value="520" calcext:value-type="float">
            <text:p>520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date" office:date-value="2019-10-15T01:43:55" calcext:value-type="date">
            <text:p>2019-10-15 01:43:55</text:p>
          </table:table-cell>
          <table:table-cell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date" office:date-value="2019-10-15T01:44:05" calcext:value-type="date">
            <text:p>2019-10-15 01:44:05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style-name="ce1" office:value-type="date" office:date-value="2019-10-15T01:44:15" calcext:value-type="date">
            <text:p>2019-10-15 01:44:15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date" office:date-value="2019-10-15T01:44:25" calcext:value-type="date">
            <text:p>2019-10-15 01:44:25</text:p>
          </table:table-cell>
          <table:table-cell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style-name="ce1" office:value-type="date" office:date-value="2019-10-15T01:44:35" calcext:value-type="date">
            <text:p>2019-10-15 01:44:35</text:p>
          </table:table-cell>
          <table:table-cell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style-name="ce1" office:value-type="date" office:date-value="2019-10-15T01:44:45" calcext:value-type="date">
            <text:p>2019-10-15 01:44:45</text:p>
          </table:table-cell>
          <table:table-cell office:value-type="float" office:value="523" calcext:value-type="float">
            <text:p>523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date" office:date-value="2019-10-15T01:44:55" calcext:value-type="date">
            <text:p>2019-10-15 01:44:5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date" office:date-value="2019-10-15T01:45:05" calcext:value-type="date">
            <text:p>2019-10-15 01:45:05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1:45:15" calcext:value-type="date">
            <text:p>2019-10-15 01:45:15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1:45:25" calcext:value-type="date">
            <text:p>2019-10-15 01:45:25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1:45:35" calcext:value-type="date">
            <text:p>2019-10-15 01:45:35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1:45:45" calcext:value-type="date">
            <text:p>2019-10-15 01:45:45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1:45:55" calcext:value-type="date">
            <text:p>2019-10-15 01:45:55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style-name="ce1" office:value-type="date" office:date-value="2019-10-15T01:46:05" calcext:value-type="date">
            <text:p>2019-10-15 01:46:05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style-name="ce1" office:value-type="date" office:date-value="2019-10-15T01:46:15" calcext:value-type="date">
            <text:p>2019-10-15 01:46:15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style-name="ce1" office:value-type="date" office:date-value="2019-10-15T01:46:25" calcext:value-type="date">
            <text:p>2019-10-15 01:46:25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date" office:date-value="2019-10-15T01:46:35" calcext:value-type="date">
            <text:p>2019-10-15 01:46:35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date" office:date-value="2019-10-15T01:46:45" calcext:value-type="date">
            <text:p>2019-10-15 01:46:45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date" office:date-value="2019-10-15T01:46:55" calcext:value-type="date">
            <text:p>2019-10-15 01:46:5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date" office:date-value="2019-10-15T01:47:05" calcext:value-type="date">
            <text:p>2019-10-15 01:47:05</text:p>
          </table:table-cell>
          <table:table-cell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date" office:date-value="2019-10-15T01:47:15" calcext:value-type="date">
            <text:p>2019-10-15 01:47:15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date" office:date-value="2019-10-15T01:47:25" calcext:value-type="date">
            <text:p>2019-10-15 01:47:25</text:p>
          </table:table-cell>
          <table:table-cell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date" office:date-value="2019-10-15T01:47:35" calcext:value-type="date">
            <text:p>2019-10-15 01:47:35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style-name="ce1" office:value-type="date" office:date-value="2019-10-15T01:47:45" calcext:value-type="date">
            <text:p>2019-10-15 01:47:45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date" office:date-value="2019-10-15T01:47:55" calcext:value-type="date">
            <text:p>2019-10-15 01:47:5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style-name="ce1" office:value-type="date" office:date-value="2019-10-15T01:48:05" calcext:value-type="date">
            <text:p>2019-10-15 01:48:05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date" office:date-value="2019-10-15T01:48:15" calcext:value-type="date">
            <text:p>2019-10-15 01:48:15</text:p>
          </table:table-cell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date" office:date-value="2019-10-15T01:48:25" calcext:value-type="date">
            <text:p>2019-10-15 01:48:25</text:p>
          </table:table-cell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date" office:date-value="2019-10-15T01:48:35" calcext:value-type="date">
            <text:p>2019-10-15 01:48:35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date" office:date-value="2019-10-15T01:48:45" calcext:value-type="date">
            <text:p>2019-10-15 01:48:45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date" office:date-value="2019-10-15T01:48:55" calcext:value-type="date">
            <text:p>2019-10-15 01:48:55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style-name="ce1" office:value-type="date" office:date-value="2019-10-15T01:49:05" calcext:value-type="date">
            <text:p>2019-10-15 01:49:05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date" office:date-value="2019-10-15T01:49:15" calcext:value-type="date">
            <text:p>2019-10-15 01:49:15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date" office:date-value="2019-10-15T01:49:25" calcext:value-type="date">
            <text:p>2019-10-15 01:49:25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date" office:date-value="2019-10-15T01:49:35" calcext:value-type="date">
            <text:p>2019-10-15 01:49:35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date" office:date-value="2019-10-15T01:49:45" calcext:value-type="date">
            <text:p>2019-10-15 01:49:45</text:p>
          </table:table-cell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date" office:date-value="2019-10-15T01:49:55" calcext:value-type="date">
            <text:p>2019-10-15 01:49:55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date" office:date-value="2019-10-15T01:50:05" calcext:value-type="date">
            <text:p>2019-10-15 01:50:05</text:p>
          </table:table-cell>
          <table:table-cell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date" office:date-value="2019-10-15T01:50:15" calcext:value-type="date">
            <text:p>2019-10-15 01:50:15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style-name="ce1" office:value-type="date" office:date-value="2019-10-15T01:50:25" calcext:value-type="date">
            <text:p>2019-10-15 01:50:25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style-name="ce1" office:value-type="date" office:date-value="2019-10-15T01:50:35" calcext:value-type="date">
            <text:p>2019-10-15 01:50:35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style-name="ce1" office:value-type="date" office:date-value="2019-10-15T01:50:45" calcext:value-type="date">
            <text:p>2019-10-15 01:50:45</text:p>
          </table:table-cell>
          <table:table-cell office:value-type="float" office:value="537" calcext:value-type="float">
            <text:p>537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date" office:date-value="2019-10-15T01:50:55" calcext:value-type="date">
            <text:p>2019-10-15 01:50:55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date" office:date-value="2019-10-15T01:51:05" calcext:value-type="date">
            <text:p>2019-10-15 01:51:05</text:p>
          </table:table-cell>
          <table:table-cell office:value-type="float" office:value="537" calcext:value-type="float">
            <text:p>537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date" office:date-value="2019-10-15T01:51:15" calcext:value-type="date">
            <text:p>2019-10-15 01:51:15</text:p>
          </table:table-cell>
          <table:table-cell office:value-type="float" office:value="538" calcext:value-type="float">
            <text:p>538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date" office:date-value="2019-10-15T01:51:25" calcext:value-type="date">
            <text:p>2019-10-15 01:51:25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date" office:date-value="2019-10-15T01:51:35" calcext:value-type="date">
            <text:p>2019-10-15 01:51:35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date" office:date-value="2019-10-15T01:51:45" calcext:value-type="date">
            <text:p>2019-10-15 01:51:45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date" office:date-value="2019-10-15T01:51:55" calcext:value-type="date">
            <text:p>2019-10-15 01:51:55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date" office:date-value="2019-10-15T01:52:05" calcext:value-type="date">
            <text:p>2019-10-15 01:52:05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date" office:date-value="2019-10-15T01:52:15" calcext:value-type="date">
            <text:p>2019-10-15 01:52:15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date" office:date-value="2019-10-15T01:52:25" calcext:value-type="date">
            <text:p>2019-10-15 01:52:25</text:p>
          </table:table-cell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date" office:date-value="2019-10-15T01:52:35" calcext:value-type="date">
            <text:p>2019-10-15 01:52:35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date" office:date-value="2019-10-15T01:52:45" calcext:value-type="date">
            <text:p>2019-10-15 01:52:45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date" office:date-value="2019-10-15T01:52:55" calcext:value-type="date">
            <text:p>2019-10-15 01:52:55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date" office:date-value="2019-10-15T01:53:05" calcext:value-type="date">
            <text:p>2019-10-15 01:53:0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date" office:date-value="2019-10-15T01:53:15" calcext:value-type="date">
            <text:p>2019-10-15 01:53:15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date" office:date-value="2019-10-15T01:53:25" calcext:value-type="date">
            <text:p>2019-10-15 01:53:25</text:p>
          </table:table-cell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 office:value-type="date" office:date-value="2019-10-15T01:53:35" calcext:value-type="date">
            <text:p>2019-10-15 01:53:35</text:p>
          </table:table-cell>
          <table:table-cell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 office:value-type="date" office:date-value="2019-10-15T01:53:45" calcext:value-type="date">
            <text:p>2019-10-15 01:53:45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date" office:date-value="2019-10-15T01:53:55" calcext:value-type="date">
            <text:p>2019-10-15 01:53:55</text:p>
          </table:table-cell>
          <table:table-cell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date" office:date-value="2019-10-15T01:54:05" calcext:value-type="date">
            <text:p>2019-10-15 01:54:05</text:p>
          </table:table-cell>
          <table:table-cell office:value-type="float" office:value="545" calcext:value-type="float">
            <text:p>545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date" office:date-value="2019-10-15T01:54:15" calcext:value-type="date">
            <text:p>2019-10-15 01:54:15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date" office:date-value="2019-10-15T01:54:25" calcext:value-type="date">
            <text:p>2019-10-15 01:54:25</text:p>
          </table:table-cell>
          <table:table-cell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date" office:date-value="2019-10-15T01:54:35" calcext:value-type="date">
            <text:p>2019-10-15 01:54:35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1" office:value-type="date" office:date-value="2019-10-15T01:54:45" calcext:value-type="date">
            <text:p>2019-10-15 01:54:45</text:p>
          </table:table-cell>
          <table:table-cell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1" office:value-type="date" office:date-value="2019-10-15T01:54:55" calcext:value-type="date">
            <text:p>2019-10-15 01:54:55</text:p>
          </table:table-cell>
          <table:table-cell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1" office:value-type="date" office:date-value="2019-10-15T01:55:05" calcext:value-type="date">
            <text:p>2019-10-15 01:55:05</text:p>
          </table:table-cell>
          <table:table-cell office:value-type="float" office:value="547" calcext:value-type="float">
            <text:p>547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style-name="ce1" office:value-type="date" office:date-value="2019-10-15T01:55:15" calcext:value-type="date">
            <text:p>2019-10-15 01:55:15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style-name="ce1" office:value-type="date" office:date-value="2019-10-15T01:55:25" calcext:value-type="date">
            <text:p>2019-10-15 01:55:25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1" office:value-type="date" office:date-value="2019-10-15T01:55:35" calcext:value-type="date">
            <text:p>2019-10-15 01:55:35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1" office:value-type="date" office:date-value="2019-10-15T01:55:45" calcext:value-type="date">
            <text:p>2019-10-15 01:55:45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date" office:date-value="2019-10-15T01:55:55" calcext:value-type="date">
            <text:p>2019-10-15 01:55:55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date" office:date-value="2019-10-15T01:56:05" calcext:value-type="date">
            <text:p>2019-10-15 01:56:05</text:p>
          </table:table-cell>
          <table:table-cell office:value-type="float" office:value="549" calcext:value-type="float">
            <text:p>549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1" office:value-type="date" office:date-value="2019-10-15T01:56:15" calcext:value-type="date">
            <text:p>2019-10-15 01:56:15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1" office:value-type="date" office:date-value="2019-10-15T01:56:25" calcext:value-type="date">
            <text:p>2019-10-15 01:56:25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1" office:value-type="date" office:date-value="2019-10-15T01:56:35" calcext:value-type="date">
            <text:p>2019-10-15 01:56:35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ce1" office:value-type="date" office:date-value="2019-10-15T01:56:45" calcext:value-type="date">
            <text:p>2019-10-15 01:56:45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date" office:date-value="2019-10-15T01:56:55" calcext:value-type="date">
            <text:p>2019-10-15 01:56:55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date" office:date-value="2019-10-15T01:57:05" calcext:value-type="date">
            <text:p>2019-10-15 01:57:05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date" office:date-value="2019-10-15T01:57:15" calcext:value-type="date">
            <text:p>2019-10-15 01:57:15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date" office:date-value="2019-10-15T01:57:25" calcext:value-type="date">
            <text:p>2019-10-15 01:57:25</text:p>
          </table:table-cell>
          <table:table-cell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date" office:date-value="2019-10-15T01:57:35" calcext:value-type="date">
            <text:p>2019-10-15 01:57:35</text:p>
          </table:table-cell>
          <table:table-cell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date" office:date-value="2019-10-15T01:57:45" calcext:value-type="date">
            <text:p>2019-10-15 01:57:45</text:p>
          </table:table-cell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style-name="ce1" office:value-type="date" office:date-value="2019-10-15T01:57:55" calcext:value-type="date">
            <text:p>2019-10-15 01:57:55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date" office:date-value="2019-10-15T01:58:05" calcext:value-type="date">
            <text:p>2019-10-15 01:58:05</text:p>
          </table:table-cell>
          <table:table-cell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date" office:date-value="2019-10-15T01:58:15" calcext:value-type="date">
            <text:p>2019-10-15 01:58:15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date" office:date-value="2019-10-15T01:58:25" calcext:value-type="date">
            <text:p>2019-10-15 01:58:25</text:p>
          </table:table-cell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date" office:date-value="2019-10-15T01:58:35" calcext:value-type="date">
            <text:p>2019-10-15 01:58:35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date" office:date-value="2019-10-15T01:58:45" calcext:value-type="date">
            <text:p>2019-10-15 01:58:45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date" office:date-value="2019-10-15T01:58:55" calcext:value-type="date">
            <text:p>2019-10-15 01:58:55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date" office:date-value="2019-10-15T01:59:05" calcext:value-type="date">
            <text:p>2019-10-15 01:59:05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date" office:date-value="2019-10-15T01:59:15" calcext:value-type="date">
            <text:p>2019-10-15 01:59:15</text:p>
          </table:table-cell>
          <table:table-cell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1" office:value-type="date" office:date-value="2019-10-15T01:59:25" calcext:value-type="date">
            <text:p>2019-10-15 01:59:25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1" office:value-type="date" office:date-value="2019-10-15T01:59:35" calcext:value-type="date">
            <text:p>2019-10-15 01:59:35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style-name="ce1" office:value-type="date" office:date-value="2019-10-15T01:59:45" calcext:value-type="date">
            <text:p>2019-10-15 01:59:45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style-name="ce1" office:value-type="date" office:date-value="2019-10-15T01:59:55" calcext:value-type="date">
            <text:p>2019-10-15 01:59:55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style-name="ce1" office:value-type="date" office:date-value="2019-10-15T02:00:05" calcext:value-type="date">
            <text:p>2019-10-15 02:00:05</text:p>
          </table:table-cell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date" office:date-value="2019-10-15T02:00:15" calcext:value-type="date">
            <text:p>2019-10-15 02:00:15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date" office:date-value="2019-10-15T02:00:25" calcext:value-type="date">
            <text:p>2019-10-15 02:00:25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date" office:date-value="2019-10-15T02:00:35" calcext:value-type="date">
            <text:p>2019-10-15 02:00:35</text:p>
          </table:table-cell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date" office:date-value="2019-10-15T02:00:45" calcext:value-type="date">
            <text:p>2019-10-15 02:00:45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1" office:value-type="date" office:date-value="2019-10-15T02:00:55" calcext:value-type="date">
            <text:p>2019-10-15 02:00:55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1" office:value-type="date" office:date-value="2019-10-15T02:01:05" calcext:value-type="date">
            <text:p>2019-10-15 02:01:05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date" office:date-value="2019-10-15T02:01:15" calcext:value-type="date">
            <text:p>2019-10-15 02:01:15</text:p>
          </table:table-cell>
          <table:table-cell office:value-type="float" office:value="561" calcext:value-type="float">
            <text:p>561</text:p>
          </table:table-cell>
          <table:table-cell office:value-type="float" office:value="565" calcext:value-type="float">
            <text:p>565</text:p>
          </table:table-cell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date" office:date-value="2019-10-15T02:01:25" calcext:value-type="date">
            <text:p>2019-10-15 02:01:25</text:p>
          </table:table-cell>
          <table:table-cell office:value-type="float" office:value="563" calcext:value-type="float">
            <text:p>563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date" office:date-value="2019-10-15T02:01:35" calcext:value-type="date">
            <text:p>2019-10-15 02:01:35</text:p>
          </table:table-cell>
          <table:table-cell office:value-type="float" office:value="563" calcext:value-type="float">
            <text:p>563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date" office:date-value="2019-10-15T02:01:45" calcext:value-type="date">
            <text:p>2019-10-15 02:01:45</text:p>
          </table:table-cell>
          <table:table-cell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style-name="ce1" office:value-type="date" office:date-value="2019-10-15T02:01:55" calcext:value-type="date">
            <text:p>2019-10-15 02:01:55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style-name="ce1" office:value-type="date" office:date-value="2019-10-15T02:02:05" calcext:value-type="date">
            <text:p>2019-10-15 02:02:05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date" office:date-value="2019-10-15T02:02:15" calcext:value-type="date">
            <text:p>2019-10-15 02:02:15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date" office:date-value="2019-10-15T02:02:25" calcext:value-type="date">
            <text:p>2019-10-15 02:02:25</text:p>
          </table:table-cell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date" office:date-value="2019-10-15T02:02:35" calcext:value-type="date">
            <text:p>2019-10-15 02:02:35</text:p>
          </table:table-cell>
          <table:table-cell office:value-type="float" office:value="563" calcext:value-type="float">
            <text:p>563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1" office:value-type="date" office:date-value="2019-10-15T02:02:45" calcext:value-type="date">
            <text:p>2019-10-15 02:02:45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1" office:value-type="date" office:date-value="2019-10-15T02:02:55" calcext:value-type="date">
            <text:p>2019-10-15 02:02:55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style-name="ce1" office:value-type="date" office:date-value="2019-10-15T02:03:05" calcext:value-type="date">
            <text:p>2019-10-15 02:03:0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style-name="ce1" office:value-type="date" office:date-value="2019-10-15T02:03:15" calcext:value-type="date">
            <text:p>2019-10-15 02:03:15</text:p>
          </table:table-cell>
          <table:table-cell office:value-type="float" office:value="564" calcext:value-type="float">
            <text:p>564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style-name="ce1" office:value-type="date" office:date-value="2019-10-15T02:03:25" calcext:value-type="date">
            <text:p>2019-10-15 02:03:25</text:p>
          </table:table-cell>
          <table:table-cell office:value-type="float" office:value="567" calcext:value-type="float">
            <text:p>567</text:p>
          </table:table-cell>
          <table:table-cell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date" office:date-value="2019-10-15T02:03:35" calcext:value-type="date">
            <text:p>2019-10-15 02:03:35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date" office:date-value="2019-10-15T02:03:45" calcext:value-type="date">
            <text:p>2019-10-15 02:03:45</text:p>
          </table:table-cell>
          <table:table-cell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date" office:date-value="2019-10-15T02:03:55" calcext:value-type="date">
            <text:p>2019-10-15 02:03:55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style-name="ce1" office:value-type="date" office:date-value="2019-10-15T02:04:05" calcext:value-type="date">
            <text:p>2019-10-15 02:04:05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style-name="ce1" office:value-type="date" office:date-value="2019-10-15T02:04:15" calcext:value-type="date">
            <text:p>2019-10-15 02:04:15</text:p>
          </table:table-cell>
          <table:table-cell office:value-type="float" office:value="569" calcext:value-type="float">
            <text:p>569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style-name="ce1" office:value-type="date" office:date-value="2019-10-15T02:04:25" calcext:value-type="date">
            <text:p>2019-10-15 02:04:25</text:p>
          </table:table-cell>
          <table:table-cell office:value-type="float" office:value="570" calcext:value-type="float">
            <text:p>57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style-name="ce1" office:value-type="date" office:date-value="2019-10-15T02:04:35" calcext:value-type="date">
            <text:p>2019-10-15 02:04:35</text:p>
          </table:table-cell>
          <table:table-cell office:value-type="float" office:value="569" calcext:value-type="float">
            <text:p>569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ce1" office:value-type="date" office:date-value="2019-10-15T02:04:45" calcext:value-type="date">
            <text:p>2019-10-15 02:04:45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ce1" office:value-type="date" office:date-value="2019-10-15T02:04:55" calcext:value-type="date">
            <text:p>2019-10-15 02:04:55</text:p>
          </table:table-cell>
          <table:table-cell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ce1" office:value-type="date" office:date-value="2019-10-15T02:05:05" calcext:value-type="date">
            <text:p>2019-10-15 02:05:05</text:p>
          </table:table-cell>
          <table:table-cell office:value-type="float" office:value="570" calcext:value-type="float">
            <text:p>570</text:p>
          </table:table-cell>
          <table:table-cell office:value-type="float" office:value="574" calcext:value-type="float">
            <text:p>574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date" office:date-value="2019-10-15T02:05:15" calcext:value-type="date">
            <text:p>2019-10-15 02:05:15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date" office:date-value="2019-10-15T02:05:25" calcext:value-type="date">
            <text:p>2019-10-15 02:05:25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style-name="ce1" office:value-type="date" office:date-value="2019-10-15T02:05:35" calcext:value-type="date">
            <text:p>2019-10-15 02:05:35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style-name="ce1" office:value-type="date" office:date-value="2019-10-15T02:05:45" calcext:value-type="date">
            <text:p>2019-10-15 02:05:45</text:p>
          </table:table-cell>
          <table:table-cell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style-name="ce1" office:value-type="date" office:date-value="2019-10-15T02:05:55" calcext:value-type="date">
            <text:p>2019-10-15 02:05:55</text:p>
          </table:table-cell>
          <table:table-cell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style-name="ce1" office:value-type="date" office:date-value="2019-10-15T02:06:05" calcext:value-type="date">
            <text:p>2019-10-15 02:06:05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date" office:date-value="2019-10-15T02:06:15" calcext:value-type="date">
            <text:p>2019-10-15 02:06:15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date" office:date-value="2019-10-15T02:06:25" calcext:value-type="date">
            <text:p>2019-10-15 02:06:25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date" office:date-value="2019-10-15T02:06:35" calcext:value-type="date">
            <text:p>2019-10-15 02:06:35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date" office:date-value="2019-10-15T02:06:45" calcext:value-type="date">
            <text:p>2019-10-15 02:06:45</text:p>
          </table:table-cell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date" office:date-value="2019-10-15T02:06:55" calcext:value-type="date">
            <text:p>2019-10-15 02:06:55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date" office:date-value="2019-10-15T02:07:05" calcext:value-type="date">
            <text:p>2019-10-15 02:07:05</text:p>
          </table:table-cell>
          <table:table-cell office:value-type="float" office:value="577" calcext:value-type="float">
            <text:p>577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date" office:date-value="2019-10-15T02:07:15" calcext:value-type="date">
            <text:p>2019-10-15 02:07:15</text:p>
          </table:table-cell>
          <table:table-cell office:value-type="float" office:value="575" calcext:value-type="float">
            <text:p>575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date" office:date-value="2019-10-15T02:07:25" calcext:value-type="date">
            <text:p>2019-10-15 02:07:25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date" office:date-value="2019-10-15T02:07:35" calcext:value-type="date">
            <text:p>2019-10-15 02:07:35</text:p>
          </table:table-cell>
          <table:table-cell office:value-type="float" office:value="578" calcext:value-type="float">
            <text:p>578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date" office:date-value="2019-10-15T02:07:45" calcext:value-type="date">
            <text:p>2019-10-15 02:07:45</text:p>
          </table:table-cell>
          <table:table-cell office:value-type="float" office:value="579" calcext:value-type="float">
            <text:p>579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date" office:date-value="2019-10-15T02:07:55" calcext:value-type="date">
            <text:p>2019-10-15 02:07:55</text:p>
          </table:table-cell>
          <table:table-cell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office:value-type="float" office:value="584" calcext:value-type="float">
            <text:p>58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date" office:date-value="2019-10-15T02:08:05" calcext:value-type="date">
            <text:p>2019-10-15 02:08:05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date" office:date-value="2019-10-15T02:08:15" calcext:value-type="date">
            <text:p>2019-10-15 02:08:15</text:p>
          </table:table-cell>
          <table:table-cell office:value-type="float" office:value="579" calcext:value-type="float">
            <text:p>579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date" office:date-value="2019-10-15T02:08:25" calcext:value-type="date">
            <text:p>2019-10-15 02:08:25</text:p>
          </table:table-cell>
          <table:table-cell office:value-type="float" office:value="578" calcext:value-type="float">
            <text:p>578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date" office:date-value="2019-10-15T02:08:35" calcext:value-type="date">
            <text:p>2019-10-15 02:08:35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583" calcext:value-type="float">
            <text:p>58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date" office:date-value="2019-10-15T02:08:45" calcext:value-type="date">
            <text:p>2019-10-15 02:08:45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style-name="ce1" office:value-type="date" office:date-value="2019-10-15T02:08:55" calcext:value-type="date">
            <text:p>2019-10-15 02:08:55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date" office:date-value="2019-10-15T02:09:05" calcext:value-type="date">
            <text:p>2019-10-15 02:09:05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date" office:date-value="2019-10-15T02:09:15" calcext:value-type="date">
            <text:p>2019-10-15 02:09:15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date" office:date-value="2019-10-15T02:09:25" calcext:value-type="date">
            <text:p>2019-10-15 02:09:25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style-name="ce1" office:value-type="date" office:date-value="2019-10-15T02:09:35" calcext:value-type="date">
            <text:p>2019-10-15 02:09:35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date" office:date-value="2019-10-15T02:09:45" calcext:value-type="date">
            <text:p>2019-10-15 02:09:45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date" office:date-value="2019-10-15T02:09:55" calcext:value-type="date">
            <text:p>2019-10-15 02:09:55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date" office:date-value="2019-10-15T02:10:05" calcext:value-type="date">
            <text:p>2019-10-15 02:10:05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date" office:date-value="2019-10-15T02:10:15" calcext:value-type="date">
            <text:p>2019-10-15 02:10:15</text:p>
          </table:table-cell>
          <table:table-cell office:value-type="float" office:value="582" calcext:value-type="float">
            <text:p>582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date" office:date-value="2019-10-15T02:10:25" calcext:value-type="date">
            <text:p>2019-10-15 02:10:25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date" office:date-value="2019-10-15T02:10:35" calcext:value-type="date">
            <text:p>2019-10-15 02:10:35</text:p>
          </table:table-cell>
          <table:table-cell office:value-type="float" office:value="584" calcext:value-type="float">
            <text:p>584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date" office:date-value="2019-10-15T02:10:45" calcext:value-type="date">
            <text:p>2019-10-15 02:10:45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style-name="ce1" office:value-type="date" office:date-value="2019-10-15T02:10:55" calcext:value-type="date">
            <text:p>2019-10-15 02:10:55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style-name="ce1" office:value-type="date" office:date-value="2019-10-15T02:11:05" calcext:value-type="date">
            <text:p>2019-10-15 02:11:05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style-name="ce1" office:value-type="date" office:date-value="2019-10-15T02:11:15" calcext:value-type="date">
            <text:p>2019-10-15 02:11:15</text:p>
          </table:table-cell>
          <table:table-cell office:value-type="float" office:value="584" calcext:value-type="float">
            <text:p>584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date" office:date-value="2019-10-15T02:11:25" calcext:value-type="date">
            <text:p>2019-10-15 02:11:25</text:p>
          </table:table-cell>
          <table:table-cell office:value-type="float" office:value="585" calcext:value-type="float">
            <text:p>585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date" office:date-value="2019-10-15T02:11:35" calcext:value-type="date">
            <text:p>2019-10-15 02:11:35</text:p>
          </table:table-cell>
          <table:table-cell office:value-type="float" office:value="587" calcext:value-type="float">
            <text:p>587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date" office:date-value="2019-10-15T02:11:45" calcext:value-type="date">
            <text:p>2019-10-15 02:11:45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date" office:date-value="2019-10-15T02:11:55" calcext:value-type="date">
            <text:p>2019-10-15 02:11:55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date" office:date-value="2019-10-15T02:12:05" calcext:value-type="date">
            <text:p>2019-10-15 02:12:05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style-name="ce1" office:value-type="date" office:date-value="2019-10-15T02:12:15" calcext:value-type="date">
            <text:p>2019-10-15 02:12:15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date" office:date-value="2019-10-15T02:12:25" calcext:value-type="date">
            <text:p>2019-10-15 02:12:25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date" office:date-value="2019-10-15T02:12:35" calcext:value-type="date">
            <text:p>2019-10-15 02:12:35</text:p>
          </table:table-cell>
          <table:table-cell office:value-type="float" office:value="589" calcext:value-type="float">
            <text:p>589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date" office:date-value="2019-10-15T02:12:45" calcext:value-type="date">
            <text:p>2019-10-15 02:12:45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595" calcext:value-type="float">
            <text:p>59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date" office:date-value="2019-10-15T02:12:55" calcext:value-type="date">
            <text:p>2019-10-15 02:12:55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date" office:date-value="2019-10-15T02:13:05" calcext:value-type="date">
            <text:p>2019-10-15 02:13:0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style-name="ce1" office:value-type="date" office:date-value="2019-10-15T02:13:15" calcext:value-type="date">
            <text:p>2019-10-15 02:13:15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style-name="ce1" office:value-type="date" office:date-value="2019-10-15T02:13:25" calcext:value-type="date">
            <text:p>2019-10-15 02:13:25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style-name="ce1" office:value-type="date" office:date-value="2019-10-15T02:13:35" calcext:value-type="date">
            <text:p>2019-10-15 02:13:35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95" calcext:value-type="float">
            <text:p>59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style-name="ce1" office:value-type="date" office:date-value="2019-10-15T02:13:45" calcext:value-type="date">
            <text:p>2019-10-15 02:13:45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6" calcext:value-type="float">
            <text:p>59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style-name="ce1" office:value-type="date" office:date-value="2019-10-15T02:13:55" calcext:value-type="date">
            <text:p>2019-10-15 02:13:55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style-name="ce1" office:value-type="date" office:date-value="2019-10-15T02:14:05" calcext:value-type="date">
            <text:p>2019-10-15 02:14:05</text:p>
          </table:table-cell>
          <table:table-cell office:value-type="float" office:value="591" calcext:value-type="float">
            <text:p>591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style-name="ce1" office:value-type="date" office:date-value="2019-10-15T02:14:15" calcext:value-type="date">
            <text:p>2019-10-15 02:14:15</text:p>
          </table:table-cell>
          <table:table-cell office:value-type="float" office:value="593" calcext:value-type="float">
            <text:p>593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style-name="ce1" office:value-type="date" office:date-value="2019-10-15T02:14:25" calcext:value-type="date">
            <text:p>2019-10-15 02:14:2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style-name="ce1" office:value-type="date" office:date-value="2019-10-15T02:14:35" calcext:value-type="date">
            <text:p>2019-10-15 02:14:3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date" office:date-value="2019-10-15T02:14:45" calcext:value-type="date">
            <text:p>2019-10-15 02:14:45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date" office:date-value="2019-10-15T02:14:55" calcext:value-type="date">
            <text:p>2019-10-15 02:14:55</text:p>
          </table:table-cell>
          <table:table-cell office:value-type="float" office:value="595" calcext:value-type="float">
            <text:p>595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date" office:date-value="2019-10-15T02:15:05" calcext:value-type="date">
            <text:p>2019-10-15 02:15:05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1" office:value-type="date" office:date-value="2019-10-15T02:15:15" calcext:value-type="date">
            <text:p>2019-10-15 02:15:15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1" office:value-type="date" office:date-value="2019-10-15T02:15:25" calcext:value-type="date">
            <text:p>2019-10-15 02:15:25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date" office:date-value="2019-10-15T02:15:35" calcext:value-type="date">
            <text:p>2019-10-15 02:15:35</text:p>
          </table:table-cell>
          <table:table-cell office:value-type="float" office:value="596" calcext:value-type="float">
            <text:p>596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date" office:date-value="2019-10-15T02:15:45" calcext:value-type="date">
            <text:p>2019-10-15 02:15:45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style-name="ce1" office:value-type="date" office:date-value="2019-10-15T02:15:55" calcext:value-type="date">
            <text:p>2019-10-15 02:15:55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style-name="ce1" office:value-type="date" office:date-value="2019-10-15T02:16:05" calcext:value-type="date">
            <text:p>2019-10-15 02:16:05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date" office:date-value="2019-10-15T02:16:15" calcext:value-type="date">
            <text:p>2019-10-15 02:16:15</text:p>
          </table:table-cell>
          <table:table-cell office:value-type="float" office:value="598" calcext:value-type="float">
            <text:p>598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date" office:date-value="2019-10-15T02:16:25" calcext:value-type="date">
            <text:p>2019-10-15 02:16:25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date" office:date-value="2019-10-15T02:16:35" calcext:value-type="date">
            <text:p>2019-10-15 02:16:35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date" office:date-value="2019-10-15T02:16:45" calcext:value-type="date">
            <text:p>2019-10-15 02:16:45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date" office:date-value="2019-10-15T02:16:55" calcext:value-type="date">
            <text:p>2019-10-15 02:16:55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date" office:date-value="2019-10-15T02:17:05" calcext:value-type="date">
            <text:p>2019-10-15 02:17:05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date" office:date-value="2019-10-15T02:17:15" calcext:value-type="date">
            <text:p>2019-10-15 02:17:15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date" office:date-value="2019-10-15T02:17:25" calcext:value-type="date">
            <text:p>2019-10-15 02:17:25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7" calcext:value-type="float">
            <text:p>60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date" office:date-value="2019-10-15T02:17:35" calcext:value-type="date">
            <text:p>2019-10-15 02:17:35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date" office:date-value="2019-10-15T02:17:45" calcext:value-type="date">
            <text:p>2019-10-15 02:17:45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date" office:date-value="2019-10-15T02:17:55" calcext:value-type="date">
            <text:p>2019-10-15 02:17:55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date" office:date-value="2019-10-15T02:18:05" calcext:value-type="date">
            <text:p>2019-10-15 02:18:05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date" office:date-value="2019-10-15T02:18:15" calcext:value-type="date">
            <text:p>2019-10-15 02:18:15</text:p>
          </table:table-cell>
          <table:table-cell office:value-type="float" office:value="601" calcext:value-type="float">
            <text:p>601</text:p>
          </table:table-cell>
          <table:table-cell office:value-type="float" office:value="604" calcext:value-type="float">
            <text:p>604</text:p>
          </table:table-cell>
          <table:table-cell office:value-type="float" office:value="607" calcext:value-type="float">
            <text:p>6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style-name="ce1" office:value-type="date" office:date-value="2019-10-15T02:18:25" calcext:value-type="date">
            <text:p>2019-10-15 02:18:25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style-name="ce1" office:value-type="date" office:date-value="2019-10-15T02:18:35" calcext:value-type="date">
            <text:p>2019-10-15 02:18:35</text:p>
          </table:table-cell>
          <table:table-cell office:value-type="float" office:value="603" calcext:value-type="float">
            <text:p>603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date" office:date-value="2019-10-15T02:18:45" calcext:value-type="date">
            <text:p>2019-10-15 02:18:45</text:p>
          </table:table-cell>
          <table:table-cell office:value-type="float" office:value="602" calcext:value-type="float">
            <text:p>602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date" office:date-value="2019-10-15T02:18:55" calcext:value-type="date">
            <text:p>2019-10-15 02:18:55</text:p>
          </table:table-cell>
          <table:table-cell office:value-type="float" office:value="602" calcext:value-type="float">
            <text:p>602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date" office:date-value="2019-10-15T02:19:05" calcext:value-type="date">
            <text:p>2019-10-15 02:19:05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date" office:date-value="2019-10-15T02:19:15" calcext:value-type="date">
            <text:p>2019-10-15 02:19:15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style-name="ce1" office:value-type="date" office:date-value="2019-10-15T02:19:25" calcext:value-type="date">
            <text:p>2019-10-15 02:19:25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style-name="ce1" office:value-type="date" office:date-value="2019-10-15T02:19:35" calcext:value-type="date">
            <text:p>2019-10-15 02:19:35</text:p>
          </table:table-cell>
          <table:table-cell office:value-type="float" office:value="604" calcext:value-type="float">
            <text:p>604</text:p>
          </table:table-cell>
          <table:table-cell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style-name="ce1" office:value-type="date" office:date-value="2019-10-15T02:19:45" calcext:value-type="date">
            <text:p>2019-10-15 02:19:45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style-name="ce1" office:value-type="date" office:date-value="2019-10-15T02:19:55" calcext:value-type="date">
            <text:p>2019-10-15 02:19:55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style-name="ce1" office:value-type="date" office:date-value="2019-10-15T02:20:05" calcext:value-type="date">
            <text:p>2019-10-15 02:20:05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style-name="ce1" office:value-type="date" office:date-value="2019-10-15T02:20:15" calcext:value-type="date">
            <text:p>2019-10-15 02:20:15</text:p>
          </table:table-cell>
          <table:table-cell office:value-type="float" office:value="607" calcext:value-type="float">
            <text:p>607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style-name="ce1" office:value-type="date" office:date-value="2019-10-15T02:20:25" calcext:value-type="date">
            <text:p>2019-10-15 02:20:25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date" office:date-value="2019-10-15T02:20:35" calcext:value-type="date">
            <text:p>2019-10-15 02:20:35</text:p>
          </table:table-cell>
          <table:table-cell office:value-type="float" office:value="606" calcext:value-type="float">
            <text:p>606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date" office:date-value="2019-10-15T02:20:45" calcext:value-type="date">
            <text:p>2019-10-15 02:20:4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date" office:date-value="2019-10-15T02:20:55" calcext:value-type="date">
            <text:p>2019-10-15 02:20:55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style-name="ce1" office:value-type="date" office:date-value="2019-10-15T02:21:05" calcext:value-type="date">
            <text:p>2019-10-15 02:21:05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office:value-type="float" office:value="614" calcext:value-type="float">
            <text:p>6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style-name="ce1" office:value-type="date" office:date-value="2019-10-15T02:21:15" calcext:value-type="date">
            <text:p>2019-10-15 02:21:15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date" office:date-value="2019-10-15T02:21:25" calcext:value-type="date">
            <text:p>2019-10-15 02:21:25</text:p>
          </table:table-cell>
          <table:table-cell office:value-type="float" office:value="608" calcext:value-type="float">
            <text:p>608</text:p>
          </table:table-cell>
          <table:table-cell office:value-type="float" office:value="613" calcext:value-type="float">
            <text:p>613</text:p>
          </table:table-cell>
          <table:table-cell office:value-type="float" office:value="615" calcext:value-type="float">
            <text:p>61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date" office:date-value="2019-10-15T02:21:35" calcext:value-type="date">
            <text:p>2019-10-15 02:21:35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style-name="ce1" office:value-type="date" office:date-value="2019-10-15T02:21:45" calcext:value-type="date">
            <text:p>2019-10-15 02:21:45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date" office:date-value="2019-10-15T02:21:55" calcext:value-type="date">
            <text:p>2019-10-15 02:21:55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style-name="ce1" office:value-type="date" office:date-value="2019-10-15T02:22:05" calcext:value-type="date">
            <text:p>2019-10-15 02:22:05</text:p>
          </table:table-cell>
          <table:table-cell office:value-type="float" office:value="612" calcext:value-type="float">
            <text:p>612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date" office:date-value="2019-10-15T02:22:15" calcext:value-type="date">
            <text:p>2019-10-15 02:22:15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style-name="ce1" office:value-type="date" office:date-value="2019-10-15T02:22:25" calcext:value-type="date">
            <text:p>2019-10-15 02:22:2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date" office:date-value="2019-10-15T02:22:35" calcext:value-type="date">
            <text:p>2019-10-15 02:22:35</text:p>
          </table:table-cell>
          <table:table-cell office:value-type="float" office:value="611" calcext:value-type="float">
            <text:p>611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style-name="ce1" office:value-type="date" office:date-value="2019-10-15T02:22:45" calcext:value-type="date">
            <text:p>2019-10-15 02:22:45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style-name="ce1" office:value-type="date" office:date-value="2019-10-15T02:22:55" calcext:value-type="date">
            <text:p>2019-10-15 02:22:55</text:p>
          </table:table-cell>
          <table:table-cell office:value-type="float" office:value="612" calcext:value-type="float">
            <text:p>612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date" office:date-value="2019-10-15T02:23:05" calcext:value-type="date">
            <text:p>2019-10-15 02:23:05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date" office:date-value="2019-10-15T02:23:15" calcext:value-type="date">
            <text:p>2019-10-15 02:23:15</text:p>
          </table:table-cell>
          <table:table-cell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date" office:date-value="2019-10-15T02:23:25" calcext:value-type="date">
            <text:p>2019-10-15 02:23:25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date" office:date-value="2019-10-15T02:23:35" calcext:value-type="date">
            <text:p>2019-10-15 02:23:35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date" office:date-value="2019-10-15T02:23:45" calcext:value-type="date">
            <text:p>2019-10-15 02:23:45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date" office:date-value="2019-10-15T02:23:55" calcext:value-type="date">
            <text:p>2019-10-15 02:23:55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style-name="ce1" office:value-type="date" office:date-value="2019-10-15T02:24:05" calcext:value-type="date">
            <text:p>2019-10-15 02:24:05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style-name="ce1" office:value-type="date" office:date-value="2019-10-15T02:24:15" calcext:value-type="date">
            <text:p>2019-10-15 02:24:15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style-name="ce1" office:value-type="date" office:date-value="2019-10-15T02:24:25" calcext:value-type="date">
            <text:p>2019-10-15 02:24:25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22" calcext:value-type="float">
            <text:p>62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style-name="ce1" office:value-type="date" office:date-value="2019-10-15T02:24:35" calcext:value-type="date">
            <text:p>2019-10-15 02:24:35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style-name="ce1" office:value-type="date" office:date-value="2019-10-15T02:24:45" calcext:value-type="date">
            <text:p>2019-10-15 02:24:45</text:p>
          </table:table-cell>
          <table:table-cell office:value-type="float" office:value="617" calcext:value-type="float">
            <text:p>617</text:p>
          </table:table-cell>
          <table:table-cell office:value-type="float" office:value="620" calcext:value-type="float">
            <text:p>620</text:p>
          </table:table-cell>
          <table:table-cell office:value-type="float" office:value="622" calcext:value-type="float">
            <text:p>62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style-name="ce1" office:value-type="date" office:date-value="2019-10-15T02:24:55" calcext:value-type="date">
            <text:p>2019-10-15 02:24:55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date" office:date-value="2019-10-15T02:25:05" calcext:value-type="date">
            <text:p>2019-10-15 02:25:05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date" office:date-value="2019-10-15T02:25:15" calcext:value-type="date">
            <text:p>2019-10-15 02:25:15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date" office:date-value="2019-10-15T02:25:25" calcext:value-type="date">
            <text:p>2019-10-15 02:25:25</text:p>
          </table:table-cell>
          <table:table-cell office:value-type="float" office:value="619" calcext:value-type="float">
            <text:p>619</text:p>
          </table:table-cell>
          <table:table-cell office:value-type="float" office:value="622" calcext:value-type="float">
            <text:p>622</text:p>
          </table:table-cell>
          <table:table-cell office:value-type="float" office:value="624" calcext:value-type="float">
            <text:p>62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date" office:date-value="2019-10-15T02:25:35" calcext:value-type="date">
            <text:p>2019-10-15 02:25:35</text:p>
          </table:table-cell>
          <table:table-cell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date" office:date-value="2019-10-15T02:25:45" calcext:value-type="date">
            <text:p>2019-10-15 02:25:45</text:p>
          </table:table-cell>
          <table:table-cell office:value-type="float" office:value="620" calcext:value-type="float">
            <text:p>620</text:p>
          </table:table-cell>
          <table:table-cell office:value-type="float" office:value="623" calcext:value-type="float">
            <text:p>623</text:p>
          </table:table-cell>
          <table:table-cell office:value-type="float" office:value="625" calcext:value-type="float">
            <text:p>6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date" office:date-value="2019-10-15T02:25:55" calcext:value-type="date">
            <text:p>2019-10-15 02:25:55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625" calcext:value-type="float">
            <text:p>6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date" office:date-value="2019-10-15T02:26:05" calcext:value-type="date">
            <text:p>2019-10-15 02:26:05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date" office:date-value="2019-10-15T02:26:15" calcext:value-type="date">
            <text:p>2019-10-15 02:26:15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date" office:date-value="2019-10-15T02:26:25" calcext:value-type="date">
            <text:p>2019-10-15 02:26:25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625" calcext:value-type="float">
            <text:p>62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date" office:date-value="2019-10-15T02:26:35" calcext:value-type="date">
            <text:p>2019-10-15 02:26:35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style-name="ce1" office:value-type="date" office:date-value="2019-10-15T02:26:45" calcext:value-type="date">
            <text:p>2019-10-15 02:26:45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date" office:date-value="2019-10-15T02:26:55" calcext:value-type="date">
            <text:p>2019-10-15 02:26:55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date" office:date-value="2019-10-15T02:27:05" calcext:value-type="date">
            <text:p>2019-10-15 02:27:05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date" office:date-value="2019-10-15T02:27:15" calcext:value-type="date">
            <text:p>2019-10-15 02:27:15</text:p>
          </table:table-cell>
          <table:table-cell office:value-type="float" office:value="623" calcext:value-type="float">
            <text:p>623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date" office:date-value="2019-10-15T02:27:25" calcext:value-type="date">
            <text:p>2019-10-15 02:27:25</text:p>
          </table:table-cell>
          <table:table-cell office:value-type="float" office:value="622" calcext:value-type="float">
            <text:p>622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date" office:date-value="2019-10-15T02:27:35" calcext:value-type="date">
            <text:p>2019-10-15 02:27:35</text:p>
          </table:table-cell>
          <table:table-cell office:value-type="float" office:value="622" calcext:value-type="float">
            <text:p>622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date" office:date-value="2019-10-15T02:27:45" calcext:value-type="date">
            <text:p>2019-10-15 02:27:45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date" office:date-value="2019-10-15T02:27:55" calcext:value-type="date">
            <text:p>2019-10-15 02:27:55</text:p>
          </table:table-cell>
          <table:table-cell office:value-type="float" office:value="624" calcext:value-type="float">
            <text:p>624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1" office:value-type="date" office:date-value="2019-10-15T02:28:05" calcext:value-type="date">
            <text:p>2019-10-15 02:28:05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629" calcext:value-type="float">
            <text:p>62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date" office:date-value="2019-10-15T02:28:15" calcext:value-type="date">
            <text:p>2019-10-15 02:28:15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date" office:date-value="2019-10-15T02:28:25" calcext:value-type="date">
            <text:p>2019-10-15 02:28:25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style-name="ce1" office:value-type="date" office:date-value="2019-10-15T02:28:35" calcext:value-type="date">
            <text:p>2019-10-15 02:28:35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style-name="ce1" office:value-type="date" office:date-value="2019-10-15T02:28:45" calcext:value-type="date">
            <text:p>2019-10-15 02:28:45</text:p>
          </table:table-cell>
          <table:table-cell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style-name="ce1" office:value-type="date" office:date-value="2019-10-15T02:28:55" calcext:value-type="date">
            <text:p>2019-10-15 02:28:55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style-name="ce1" office:value-type="date" office:date-value="2019-10-15T02:29:05" calcext:value-type="date">
            <text:p>2019-10-15 02:29:05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style-name="ce1" office:value-type="date" office:date-value="2019-10-15T02:29:15" calcext:value-type="date">
            <text:p>2019-10-15 02:29:15</text:p>
          </table:table-cell>
          <table:table-cell office:value-type="float" office:value="627" calcext:value-type="float">
            <text:p>627</text:p>
          </table:table-cell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style-name="ce1" office:value-type="date" office:date-value="2019-10-15T02:29:25" calcext:value-type="date">
            <text:p>2019-10-15 02:29:25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style-name="ce1" office:value-type="date" office:date-value="2019-10-15T02:29:35" calcext:value-type="date">
            <text:p>2019-10-15 02:29:35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date" office:date-value="2019-10-15T02:29:45" calcext:value-type="date">
            <text:p>2019-10-15 02:29:45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date" office:date-value="2019-10-15T02:29:55" calcext:value-type="date">
            <text:p>2019-10-15 02:29:55</text:p>
          </table:table-cell>
          <table:table-cell office:value-type="float" office:value="629" calcext:value-type="float">
            <text:p>629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1" office:value-type="date" office:date-value="2019-10-15T02:30:05" calcext:value-type="date">
            <text:p>2019-10-15 02:30:05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date" office:date-value="2019-10-15T02:30:15" calcext:value-type="date">
            <text:p>2019-10-15 02:30:15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1" office:value-type="date" office:date-value="2019-10-15T02:30:25" calcext:value-type="date">
            <text:p>2019-10-15 02:30:25</text:p>
          </table:table-cell>
          <table:table-cell office:value-type="float" office:value="629" calcext:value-type="float">
            <text:p>629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style-name="ce1" office:value-type="date" office:date-value="2019-10-15T02:30:35" calcext:value-type="date">
            <text:p>2019-10-15 02:30:35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style-name="ce1" office:value-type="date" office:date-value="2019-10-15T02:30:45" calcext:value-type="date">
            <text:p>2019-10-15 02:30:45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style-name="ce1" office:value-type="date" office:date-value="2019-10-15T02:30:55" calcext:value-type="date">
            <text:p>2019-10-15 02:30:55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style-name="ce1" office:value-type="date" office:date-value="2019-10-15T02:31:05" calcext:value-type="date">
            <text:p>2019-10-15 02:31:05</text:p>
          </table:table-cell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36" calcext:value-type="float">
            <text:p>63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style-name="ce1" office:value-type="date" office:date-value="2019-10-15T02:31:15" calcext:value-type="date">
            <text:p>2019-10-15 02:31:15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date" office:date-value="2019-10-15T02:31:25" calcext:value-type="date">
            <text:p>2019-10-15 02:31:25</text:p>
          </table:table-cell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date" office:date-value="2019-10-15T02:31:35" calcext:value-type="date">
            <text:p>2019-10-15 02:31:35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date" office:date-value="2019-10-15T02:31:45" calcext:value-type="date">
            <text:p>2019-10-15 02:31:45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style-name="ce1" office:value-type="date" office:date-value="2019-10-15T02:31:55" calcext:value-type="date">
            <text:p>2019-10-15 02:31:55</text:p>
          </table:table-cell>
          <table:table-cell office:value-type="float" office:value="634" calcext:value-type="float">
            <text:p>634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style-name="ce1" office:value-type="date" office:date-value="2019-10-15T02:32:05" calcext:value-type="date">
            <text:p>2019-10-15 02:32:05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date" office:date-value="2019-10-15T02:32:15" calcext:value-type="date">
            <text:p>2019-10-15 02:32:15</text:p>
          </table:table-cell>
          <table:table-cell office:value-type="float" office:value="634" calcext:value-type="float">
            <text:p>634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date" office:date-value="2019-10-15T02:32:25" calcext:value-type="date">
            <text:p>2019-10-15 02:32:25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date" office:date-value="2019-10-15T02:32:35" calcext:value-type="date">
            <text:p>2019-10-15 02:32:35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641" calcext:value-type="float">
            <text:p>64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date" office:date-value="2019-10-15T02:32:45" calcext:value-type="date">
            <text:p>2019-10-15 02:32:45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date" office:date-value="2019-10-15T02:32:55" calcext:value-type="date">
            <text:p>2019-10-15 02:32:55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date" office:date-value="2019-10-15T02:33:05" calcext:value-type="date">
            <text:p>2019-10-15 02:33:05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date" office:date-value="2019-10-15T02:33:15" calcext:value-type="date">
            <text:p>2019-10-15 02:33:15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date" office:date-value="2019-10-15T02:33:25" calcext:value-type="date">
            <text:p>2019-10-15 02:33:25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date" office:date-value="2019-10-15T02:33:35" calcext:value-type="date">
            <text:p>2019-10-15 02:33:35</text:p>
          </table:table-cell>
          <table:table-cell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style-name="ce1" office:value-type="date" office:date-value="2019-10-15T02:33:45" calcext:value-type="date">
            <text:p>2019-10-15 02:33:45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style-name="ce1" office:value-type="date" office:date-value="2019-10-15T02:33:55" calcext:value-type="date">
            <text:p>2019-10-15 02:33:55</text:p>
          </table:table-cell>
          <table:table-cell office:value-type="float" office:value="637" calcext:value-type="float">
            <text:p>637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date" office:date-value="2019-10-15T02:34:05" calcext:value-type="date">
            <text:p>2019-10-15 02:34:05</text:p>
          </table:table-cell>
          <table:table-cell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date" office:date-value="2019-10-15T02:34:15" calcext:value-type="date">
            <text:p>2019-10-15 02:34:15</text:p>
          </table:table-cell>
          <table:table-cell office:value-type="float" office:value="640" calcext:value-type="float">
            <text:p>640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date" office:date-value="2019-10-15T02:34:25" calcext:value-type="date">
            <text:p>2019-10-15 02:34:25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43" calcext:value-type="float">
            <text:p>64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date" office:date-value="2019-10-15T02:34:35" calcext:value-type="date">
            <text:p>2019-10-15 02:34:35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date" office:date-value="2019-10-15T02:34:45" calcext:value-type="date">
            <text:p>2019-10-15 02:34:45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style-name="ce1" office:value-type="date" office:date-value="2019-10-15T02:34:55" calcext:value-type="date">
            <text:p>2019-10-15 02:34:55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style-name="ce1" office:value-type="date" office:date-value="2019-10-15T02:35:05" calcext:value-type="date">
            <text:p>2019-10-15 02:35:05</text:p>
          </table:table-cell>
          <table:table-cell office:value-type="float" office:value="642" calcext:value-type="float">
            <text:p>642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style-name="ce1" office:value-type="date" office:date-value="2019-10-15T02:35:15" calcext:value-type="date">
            <text:p>2019-10-15 02:35:15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style-name="ce1" office:value-type="date" office:date-value="2019-10-15T02:35:25" calcext:value-type="date">
            <text:p>2019-10-15 02:35:25</text:p>
          </table:table-cell>
          <table:table-cell office:value-type="float" office:value="642" calcext:value-type="float">
            <text:p>642</text:p>
          </table:table-cell>
          <table:table-cell office:value-type="float" office:value="647" calcext:value-type="float">
            <text:p>647</text:p>
          </table:table-cell>
          <table:table-cell office:value-type="float" office:value="649" calcext:value-type="float">
            <text:p>64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style-name="ce1" office:value-type="date" office:date-value="2019-10-15T02:35:35" calcext:value-type="date">
            <text:p>2019-10-15 02:35:35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49" calcext:value-type="float">
            <text:p>64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style-name="ce1" office:value-type="date" office:date-value="2019-10-15T02:35:45" calcext:value-type="date">
            <text:p>2019-10-15 02:35:45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style-name="ce1" office:value-type="date" office:date-value="2019-10-15T02:35:55" calcext:value-type="date">
            <text:p>2019-10-15 02:35:55</text:p>
          </table:table-cell>
          <table:table-cell office:value-type="float" office:value="642" calcext:value-type="float">
            <text:p>642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date" office:date-value="2019-10-15T02:36:05" calcext:value-type="date">
            <text:p>2019-10-15 02:36:05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647" calcext:value-type="float">
            <text:p>64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date" office:date-value="2019-10-15T02:36:15" calcext:value-type="date">
            <text:p>2019-10-15 02:36:15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1" office:value-type="date" office:date-value="2019-10-15T02:36:25" calcext:value-type="date">
            <text:p>2019-10-15 02:36:25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49" calcext:value-type="float">
            <text:p>64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1" office:value-type="date" office:date-value="2019-10-15T02:36:35" calcext:value-type="date">
            <text:p>2019-10-15 02:36:35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649" calcext:value-type="float">
            <text:p>64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1" office:value-type="date" office:date-value="2019-10-15T02:36:45" calcext:value-type="date">
            <text:p>2019-10-15 02:36:45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style-name="ce1" office:value-type="date" office:date-value="2019-10-15T02:36:55" calcext:value-type="date">
            <text:p>2019-10-15 02:36:55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style-name="ce1" office:value-type="date" office:date-value="2019-10-15T02:37:05" calcext:value-type="date">
            <text:p>2019-10-15 02:37:05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style-name="ce1" office:value-type="date" office:date-value="2019-10-15T02:37:15" calcext:value-type="date">
            <text:p>2019-10-15 02:37:15</text:p>
          </table:table-cell>
          <table:table-cell office:value-type="float" office:value="647" calcext:value-type="float">
            <text:p>647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date" office:date-value="2019-10-15T02:37:25" calcext:value-type="date">
            <text:p>2019-10-15 02:37:25</text:p>
          </table:table-cell>
          <table:table-cell office:value-type="float" office:value="647" calcext:value-type="float">
            <text:p>647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date" office:date-value="2019-10-15T02:37:35" calcext:value-type="date">
            <text:p>2019-10-15 02:37:35</text:p>
          </table:table-cell>
          <table:table-cell office:value-type="float" office:value="646" calcext:value-type="float">
            <text:p>646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date" office:date-value="2019-10-15T02:37:45" calcext:value-type="date">
            <text:p>2019-10-15 02:37:45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date" office:date-value="2019-10-15T02:37:55" calcext:value-type="date">
            <text:p>2019-10-15 02:37:55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date" office:date-value="2019-10-15T02:38:05" calcext:value-type="date">
            <text:p>2019-10-15 02:38:05</text:p>
          </table:table-cell>
          <table:table-cell office:value-type="float" office:value="647" calcext:value-type="float">
            <text:p>647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style-name="ce1" office:value-type="date" office:date-value="2019-10-15T02:38:15" calcext:value-type="date">
            <text:p>2019-10-15 02:38:15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style-name="ce1" office:value-type="date" office:date-value="2019-10-15T02:38:25" calcext:value-type="date">
            <text:p>2019-10-15 02:38:25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8:35" calcext:value-type="date">
            <text:p>2019-10-15 02:38:35</text:p>
          </table:table-cell>
          <table:table-cell office:value-type="float" office:value="649" calcext:value-type="float">
            <text:p>649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8:45" calcext:value-type="date">
            <text:p>2019-10-15 02:38:45</text:p>
          </table:table-cell>
          <table:table-cell office:value-type="float" office:value="650" calcext:value-type="float">
            <text:p>650</text:p>
          </table:table-cell>
          <table:table-cell office:value-type="float" office:value="654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8:55" calcext:value-type="date">
            <text:p>2019-10-15 02:38:55</text:p>
          </table:table-cell>
          <table:table-cell office:value-type="float" office:value="650" calcext:value-type="float">
            <text:p>650</text:p>
          </table:table-cell>
          <table:table-cell office:value-type="float" office:value="654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9:05" calcext:value-type="date">
            <text:p>2019-10-15 02:39:0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9:15" calcext:value-type="date">
            <text:p>2019-10-15 02:39:15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date" office:date-value="2019-10-15T02:39:25" calcext:value-type="date">
            <text:p>2019-10-15 02:39:2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date" office:date-value="2019-10-15T02:39:35" calcext:value-type="date">
            <text:p>2019-10-15 02:39:3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date" office:date-value="2019-10-15T02:39:45" calcext:value-type="date">
            <text:p>2019-10-15 02:39:45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date" office:date-value="2019-10-15T02:39:55" calcext:value-type="date">
            <text:p>2019-10-15 02:39:55</text:p>
          </table:table-cell>
          <table:table-cell office:value-type="float" office:value="653" calcext:value-type="float">
            <text:p>653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date" office:date-value="2019-10-15T02:40:05" calcext:value-type="date">
            <text:p>2019-10-15 02:40:05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57" calcext:value-type="float">
            <text:p>65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style-name="ce1" office:value-type="date" office:date-value="2019-10-15T02:40:15" calcext:value-type="date">
            <text:p>2019-10-15 02:40:15</text:p>
          </table:table-cell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 office:value-type="float" office:value="659" calcext:value-type="float">
            <text:p>65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style-name="ce1" office:value-type="date" office:date-value="2019-10-15T02:40:25" calcext:value-type="date">
            <text:p>2019-10-15 02:40:25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date" office:date-value="2019-10-15T02:40:35" calcext:value-type="date">
            <text:p>2019-10-15 02:40:35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date" office:date-value="2019-10-15T02:40:45" calcext:value-type="date">
            <text:p>2019-10-15 02:40:45</text:p>
          </table:table-cell>
          <table:table-cell office:value-type="float" office:value="654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style-name="ce1" office:value-type="date" office:date-value="2019-10-15T02:40:55" calcext:value-type="date">
            <text:p>2019-10-15 02:40:55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date" office:date-value="2019-10-15T02:41:05" calcext:value-type="date">
            <text:p>2019-10-15 02:41:05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style-name="ce1" office:value-type="date" office:date-value="2019-10-15T02:41:15" calcext:value-type="date">
            <text:p>2019-10-15 02:41:15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61" calcext:value-type="float">
            <text:p>66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style-name="ce1" office:value-type="date" office:date-value="2019-10-15T02:41:25" calcext:value-type="date">
            <text:p>2019-10-15 02:41:25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1" office:value-type="date" office:date-value="2019-10-15T02:41:35" calcext:value-type="date">
            <text:p>2019-10-15 02:41:35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1" office:value-type="date" office:date-value="2019-10-15T02:41:45" calcext:value-type="date">
            <text:p>2019-10-15 02:41:45</text:p>
          </table:table-cell>
          <table:table-cell office:value-type="float" office:value="657" calcext:value-type="float">
            <text:p>657</text:p>
          </table:table-cell>
          <table:table-cell office:value-type="float" office:value="659" calcext:value-type="float">
            <text:p>659</text:p>
          </table:table-cell>
          <table:table-cell office:value-type="float" office:value="663" calcext:value-type="float">
            <text:p>66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style-name="ce1" office:value-type="date" office:date-value="2019-10-15T02:41:55" calcext:value-type="date">
            <text:p>2019-10-15 02:41:55</text:p>
          </table:table-cell>
          <table:table-cell office:value-type="float" office:value="658" calcext:value-type="float">
            <text:p>658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style-name="ce1" office:value-type="date" office:date-value="2019-10-15T02:42:05" calcext:value-type="date">
            <text:p>2019-10-15 02:42:05</text:p>
          </table:table-cell>
          <table:table-cell office:value-type="float" office:value="656" calcext:value-type="float">
            <text:p>656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date" office:date-value="2019-10-15T02:42:15" calcext:value-type="date">
            <text:p>2019-10-15 02:42:15</text:p>
          </table:table-cell>
          <table:table-cell office:value-type="float" office:value="658" calcext:value-type="float">
            <text:p>658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date" office:date-value="2019-10-15T02:42:25" calcext:value-type="date">
            <text:p>2019-10-15 02:42:25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4" calcext:value-type="float">
            <text:p>66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style-name="ce1" office:value-type="date" office:date-value="2019-10-15T02:42:35" calcext:value-type="date">
            <text:p>2019-10-15 02:42:35</text:p>
          </table:table-cell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date" office:date-value="2019-10-15T02:42:45" calcext:value-type="date">
            <text:p>2019-10-15 02:42:45</text:p>
          </table:table-cell>
          <table:table-cell office:value-type="float" office:value="658" calcext:value-type="float">
            <text:p>658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date" office:date-value="2019-10-15T02:42:55" calcext:value-type="date">
            <text:p>2019-10-15 02:42:55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date" office:date-value="2019-10-15T02:43:05" calcext:value-type="date">
            <text:p>2019-10-15 02:43:05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date" office:date-value="2019-10-15T02:43:15" calcext:value-type="date">
            <text:p>2019-10-15 02:43:15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1" office:value-type="date" office:date-value="2019-10-15T02:43:25" calcext:value-type="date">
            <text:p>2019-10-15 02:43:25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65" calcext:value-type="float">
            <text:p>66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1" office:value-type="date" office:date-value="2019-10-15T02:43:35" calcext:value-type="date">
            <text:p>2019-10-15 02:43:35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1" office:value-type="date" office:date-value="2019-10-15T02:43:45" calcext:value-type="date">
            <text:p>2019-10-15 02:43:45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1" office:value-type="date" office:date-value="2019-10-15T02:43:55" calcext:value-type="date">
            <text:p>2019-10-15 02:43:55</text:p>
          </table:table-cell>
          <table:table-cell office:value-type="float" office:value="661" calcext:value-type="float">
            <text:p>661</text:p>
          </table:table-cell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date" office:date-value="2019-10-15T02:44:05" calcext:value-type="date">
            <text:p>2019-10-15 02:44:05</text:p>
          </table:table-cell>
          <table:table-cell office:value-type="float" office:value="663" calcext:value-type="float">
            <text:p>663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style-name="ce1" office:value-type="date" office:date-value="2019-10-15T02:44:15" calcext:value-type="date">
            <text:p>2019-10-15 02:44:15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style-name="ce1" office:value-type="date" office:date-value="2019-10-15T02:44:25" calcext:value-type="date">
            <text:p>2019-10-15 02:44:25</text:p>
          </table:table-cell>
          <table:table-cell office:value-type="float" office:value="662" calcext:value-type="float">
            <text:p>662</text:p>
          </table:table-cell>
          <table:table-cell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style-name="ce1" office:value-type="date" office:date-value="2019-10-15T02:44:35" calcext:value-type="date">
            <text:p>2019-10-15 02:44:35</text:p>
          </table:table-cell>
          <table:table-cell office:value-type="float" office:value="662" calcext:value-type="float">
            <text:p>662</text:p>
          </table:table-cell>
          <table:table-cell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style-name="ce1" office:value-type="date" office:date-value="2019-10-15T02:44:45" calcext:value-type="date">
            <text:p>2019-10-15 02:44:45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style-name="ce1" office:value-type="date" office:date-value="2019-10-15T02:44:55" calcext:value-type="date">
            <text:p>2019-10-15 02:44:55</text:p>
          </table:table-cell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1" office:value-type="date" office:date-value="2019-10-15T02:45:05" calcext:value-type="date">
            <text:p>2019-10-15 02:45:05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1" office:value-type="date" office:date-value="2019-10-15T02:45:15" calcext:value-type="date">
            <text:p>2019-10-15 02:45:15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1" office:value-type="date" office:date-value="2019-10-15T02:45:25" calcext:value-type="date">
            <text:p>2019-10-15 02:45:25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71" calcext:value-type="float">
            <text:p>67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1" office:value-type="date" office:date-value="2019-10-15T02:45:35" calcext:value-type="date">
            <text:p>2019-10-15 02:45:35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date" office:date-value="2019-10-15T02:45:45" calcext:value-type="date">
            <text:p>2019-10-15 02:45:45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date" office:date-value="2019-10-15T02:45:55" calcext:value-type="date">
            <text:p>2019-10-15 02:45:55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date" office:date-value="2019-10-15T02:46:05" calcext:value-type="date">
            <text:p>2019-10-15 02:46:05</text:p>
          </table:table-cell>
          <table:table-cell office:value-type="float" office:value="668" calcext:value-type="float">
            <text:p>668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date" office:date-value="2019-10-15T02:46:15" calcext:value-type="date">
            <text:p>2019-10-15 02:46:15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style-name="ce1" office:value-type="date" office:date-value="2019-10-15T02:46:25" calcext:value-type="date">
            <text:p>2019-10-15 02:46:25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1" office:value-type="date" office:date-value="2019-10-15T02:46:35" calcext:value-type="date">
            <text:p>2019-10-15 02:46:35</text:p>
          </table:table-cell>
          <table:table-cell office:value-type="float" office:value="667" calcext:value-type="float">
            <text:p>667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style-name="ce1" office:value-type="date" office:date-value="2019-10-15T02:46:45" calcext:value-type="date">
            <text:p>2019-10-15 02:46:45</text:p>
          </table:table-cell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1" office:value-type="date" office:date-value="2019-10-15T02:46:55" calcext:value-type="date">
            <text:p>2019-10-15 02:46:55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1" office:value-type="date" office:date-value="2019-10-15T02:47:05" calcext:value-type="date">
            <text:p>2019-10-15 02:47:05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date" office:date-value="2019-10-15T02:47:15" calcext:value-type="date">
            <text:p>2019-10-15 02:47:15</text:p>
          </table:table-cell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date" office:date-value="2019-10-15T02:47:25" calcext:value-type="date">
            <text:p>2019-10-15 02:47:25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style-name="ce1" office:value-type="date" office:date-value="2019-10-15T02:47:35" calcext:value-type="date">
            <text:p>2019-10-15 02:47:35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date" office:date-value="2019-10-15T02:47:45" calcext:value-type="date">
            <text:p>2019-10-15 02:47:45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style-name="ce1" office:value-type="date" office:date-value="2019-10-15T02:47:55" calcext:value-type="date">
            <text:p>2019-10-15 02:47:55</text:p>
          </table:table-cell>
          <table:table-cell office:value-type="float" office:value="671" calcext:value-type="float">
            <text:p>671</text:p>
          </table:table-cell>
          <table:table-cell office:value-type="float" office:value="675" calcext:value-type="float">
            <text:p>675</text:p>
          </table:table-cell>
          <table:table-cell office:value-type="float" office:value="677" calcext:value-type="float">
            <text:p>67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date" office:date-value="2019-10-15T02:48:05" calcext:value-type="date">
            <text:p>2019-10-15 02:48:05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date" office:date-value="2019-10-15T02:48:15" calcext:value-type="date">
            <text:p>2019-10-15 02:48:15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date" office:date-value="2019-10-15T02:48:25" calcext:value-type="date">
            <text:p>2019-10-15 02:48:25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style-name="ce1" office:value-type="date" office:date-value="2019-10-15T02:48:35" calcext:value-type="date">
            <text:p>2019-10-15 02:48:35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date" office:date-value="2019-10-15T02:48:45" calcext:value-type="date">
            <text:p>2019-10-15 02:48:45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style-name="ce1" office:value-type="date" office:date-value="2019-10-15T02:48:55" calcext:value-type="date">
            <text:p>2019-10-15 02:48:55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date" office:date-value="2019-10-15T02:49:05" calcext:value-type="date">
            <text:p>2019-10-15 02:49:05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date" office:date-value="2019-10-15T02:49:15" calcext:value-type="date">
            <text:p>2019-10-15 02:49:1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date" office:date-value="2019-10-15T02:49:25" calcext:value-type="date">
            <text:p>2019-10-15 02:49:25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date" office:date-value="2019-10-15T02:49:35" calcext:value-type="date">
            <text:p>2019-10-15 02:49:35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date" office:date-value="2019-10-15T02:49:45" calcext:value-type="date">
            <text:p>2019-10-15 02:49:45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681" calcext:value-type="float">
            <text:p>68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style-name="ce1" office:value-type="date" office:date-value="2019-10-15T02:49:55" calcext:value-type="date">
            <text:p>2019-10-15 02:49:55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style-name="ce1" office:value-type="date" office:date-value="2019-10-15T02:50:05" calcext:value-type="date">
            <text:p>2019-10-15 02:50:05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82" calcext:value-type="float">
            <text:p>68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style-name="ce1" office:value-type="date" office:date-value="2019-10-15T02:50:15" calcext:value-type="date">
            <text:p>2019-10-15 02:50:15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date" office:date-value="2019-10-15T02:50:25" calcext:value-type="date">
            <text:p>2019-10-15 02:50:25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date" office:date-value="2019-10-15T02:50:35" calcext:value-type="date">
            <text:p>2019-10-15 02:50:35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style-name="ce1" office:value-type="date" office:date-value="2019-10-15T02:50:45" calcext:value-type="date">
            <text:p>2019-10-15 02:50:45</text:p>
          </table:table-cell>
          <table:table-cell office:value-type="float" office:value="679" calcext:value-type="float">
            <text:p>679</text:p>
          </table:table-cell>
          <table:table-cell office:value-type="float" office:value="682" calcext:value-type="float">
            <text:p>682</text:p>
          </table:table-cell>
          <table:table-cell office:value-type="float" office:value="684" calcext:value-type="float">
            <text:p>68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style-name="ce1" office:value-type="date" office:date-value="2019-10-15T02:50:55" calcext:value-type="date">
            <text:p>2019-10-15 02:50:55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style-name="ce1" office:value-type="date" office:date-value="2019-10-15T02:51:05" calcext:value-type="date">
            <text:p>2019-10-15 02:51:05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date" office:date-value="2019-10-15T02:51:15" calcext:value-type="date">
            <text:p>2019-10-15 02:51:15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date" office:date-value="2019-10-15T02:51:25" calcext:value-type="date">
            <text:p>2019-10-15 02:51:25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date" office:date-value="2019-10-15T02:51:35" calcext:value-type="date">
            <text:p>2019-10-15 02:51:35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date" office:date-value="2019-10-15T02:51:45" calcext:value-type="date">
            <text:p>2019-10-15 02:51:45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style-name="ce1" office:value-type="date" office:date-value="2019-10-15T02:51:55" calcext:value-type="date">
            <text:p>2019-10-15 02:51:55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date" office:date-value="2019-10-15T02:52:05" calcext:value-type="date">
            <text:p>2019-10-15 02:52:05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date" office:date-value="2019-10-15T02:52:15" calcext:value-type="date">
            <text:p>2019-10-15 02:52:15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date" office:date-value="2019-10-15T02:52:25" calcext:value-type="date">
            <text:p>2019-10-15 02:52:25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style-name="ce1" office:value-type="date" office:date-value="2019-10-15T02:52:35" calcext:value-type="date">
            <text:p>2019-10-15 02:52:35</text:p>
          </table:table-cell>
          <table:table-cell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style-name="ce1" office:value-type="date" office:date-value="2019-10-15T02:52:45" calcext:value-type="date">
            <text:p>2019-10-15 02:52:45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date" office:date-value="2019-10-15T02:52:55" calcext:value-type="date">
            <text:p>2019-10-15 02:52:55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date" office:date-value="2019-10-15T02:53:05" calcext:value-type="date">
            <text:p>2019-10-15 02:53:05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date" office:date-value="2019-10-15T02:53:15" calcext:value-type="date">
            <text:p>2019-10-15 02:53:15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style-name="ce1" office:value-type="date" office:date-value="2019-10-15T02:53:25" calcext:value-type="date">
            <text:p>2019-10-15 02:53:25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style-name="ce1" office:value-type="date" office:date-value="2019-10-15T02:53:35" calcext:value-type="date">
            <text:p>2019-10-15 02:53:35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date" office:date-value="2019-10-15T02:53:45" calcext:value-type="date">
            <text:p>2019-10-15 02:53:45</text:p>
          </table:table-cell>
          <table:table-cell office:value-type="float" office:value="685" calcext:value-type="float">
            <text:p>685</text:p>
          </table:table-cell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date" office:date-value="2019-10-15T02:53:55" calcext:value-type="date">
            <text:p>2019-10-15 02:53:55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date" office:date-value="2019-10-15T02:54:05" calcext:value-type="date">
            <text:p>2019-10-15 02:54:05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style-name="ce1" office:value-type="date" office:date-value="2019-10-15T02:54:15" calcext:value-type="date">
            <text:p>2019-10-15 02:54:15</text:p>
          </table:table-cell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style-name="ce1" office:value-type="date" office:date-value="2019-10-15T02:54:25" calcext:value-type="date">
            <text:p>2019-10-15 02:54:25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style-name="ce1" office:value-type="date" office:date-value="2019-10-15T02:54:35" calcext:value-type="date">
            <text:p>2019-10-15 02:54:35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style-name="ce1" office:value-type="date" office:date-value="2019-10-15T02:54:45" calcext:value-type="date">
            <text:p>2019-10-15 02:54:45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style-name="ce1" office:value-type="date" office:date-value="2019-10-15T02:54:55" calcext:value-type="date">
            <text:p>2019-10-15 02:54:55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date" office:date-value="2019-10-15T02:55:05" calcext:value-type="date">
            <text:p>2019-10-15 02:55:05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date" office:date-value="2019-10-15T02:55:15" calcext:value-type="date">
            <text:p>2019-10-15 02:55:15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date" office:date-value="2019-10-15T02:55:25" calcext:value-type="date">
            <text:p>2019-10-15 02:55:2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date" office:date-value="2019-10-15T02:55:35" calcext:value-type="date">
            <text:p>2019-10-15 02:55:3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style-name="ce1" office:value-type="date" office:date-value="2019-10-15T02:55:45" calcext:value-type="date">
            <text:p>2019-10-15 02:55:4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style-name="ce1" office:value-type="date" office:date-value="2019-10-15T02:55:55" calcext:value-type="date">
            <text:p>2019-10-15 02:55:55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style-name="ce1" office:value-type="date" office:date-value="2019-10-15T02:56:05" calcext:value-type="date">
            <text:p>2019-10-15 02:56:05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date" office:date-value="2019-10-15T02:56:15" calcext:value-type="date">
            <text:p>2019-10-15 02:56:15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date" office:date-value="2019-10-15T02:56:25" calcext:value-type="date">
            <text:p>2019-10-15 02:56:25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1" office:value-type="date" office:date-value="2019-10-15T02:56:35" calcext:value-type="date">
            <text:p>2019-10-15 02:56:3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date" office:date-value="2019-10-15T02:56:45" calcext:value-type="date">
            <text:p>2019-10-15 02:56:45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table:style-name="ce1" office:value-type="date" office:date-value="2019-10-15T02:56:55" calcext:value-type="date">
            <text:p>2019-10-15 02:56:5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1" office:value-type="date" office:date-value="2019-10-15T02:57:05" calcext:value-type="date">
            <text:p>2019-10-15 02:57:05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table:style-name="ce1" office:value-type="date" office:date-value="2019-10-15T02:57:15" calcext:value-type="date">
            <text:p>2019-10-15 02:57:15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style-name="ce1" office:value-type="date" office:date-value="2019-10-15T02:57:25" calcext:value-type="date">
            <text:p>2019-10-15 02:57:25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style-name="ce1" office:value-type="date" office:date-value="2019-10-15T02:57:35" calcext:value-type="date">
            <text:p>2019-10-15 02:57:3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style-name="ce1" office:value-type="date" office:date-value="2019-10-15T02:57:45" calcext:value-type="date">
            <text:p>2019-10-15 02:57:45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style-name="ce1" office:value-type="date" office:date-value="2019-10-15T02:57:55" calcext:value-type="date">
            <text:p>2019-10-15 02:57:55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date" office:date-value="2019-10-15T02:58:05" calcext:value-type="date">
            <text:p>2019-10-15 02:58:0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style-name="ce1" office:value-type="date" office:date-value="2019-10-15T02:58:15" calcext:value-type="date">
            <text:p>2019-10-15 02:58:15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date" office:date-value="2019-10-15T02:58:25" calcext:value-type="date">
            <text:p>2019-10-15 02:58:25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style-name="ce1" office:value-type="date" office:date-value="2019-10-15T02:58:35" calcext:value-type="date">
            <text:p>2019-10-15 02:58:35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style-name="ce1" office:value-type="date" office:date-value="2019-10-15T02:58:45" calcext:value-type="date">
            <text:p>2019-10-15 02:58:45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style-name="ce1" office:value-type="date" office:date-value="2019-10-15T02:58:55" calcext:value-type="date">
            <text:p>2019-10-15 02:58:55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style-name="ce1" office:value-type="date" office:date-value="2019-10-15T02:59:05" calcext:value-type="date">
            <text:p>2019-10-15 02:59:05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style-name="ce1" office:value-type="date" office:date-value="2019-10-15T02:59:15" calcext:value-type="date">
            <text:p>2019-10-15 02:59:15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ce1" office:value-type="date" office:date-value="2019-10-15T02:59:25" calcext:value-type="date">
            <text:p>2019-10-15 02:59:25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704" calcext:value-type="float">
            <text:p>70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ce1" office:value-type="date" office:date-value="2019-10-15T02:59:35" calcext:value-type="date">
            <text:p>2019-10-15 02:59:35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style-name="ce1" office:value-type="date" office:date-value="2019-10-15T02:59:45" calcext:value-type="date">
            <text:p>2019-10-15 02:59:45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style-name="ce1" office:value-type="date" office:date-value="2019-10-15T02:59:55" calcext:value-type="date">
            <text:p>2019-10-15 02:59:55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705" calcext:value-type="float">
            <text:p>70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style-name="ce1" office:value-type="date" office:date-value="2019-10-15T03:00:05" calcext:value-type="date">
            <text:p>2019-10-15 03:00:05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date" office:date-value="2019-10-15T03:00:15" calcext:value-type="date">
            <text:p>2019-10-15 03:00:15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date" office:date-value="2019-10-15T03:00:25" calcext:value-type="date">
            <text:p>2019-10-15 03:00:25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05" calcext:value-type="float">
            <text:p>70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style-name="ce1" office:value-type="date" office:date-value="2019-10-15T03:00:35" calcext:value-type="date">
            <text:p>2019-10-15 03:00:35</text:p>
          </table:table-cell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date" office:date-value="2019-10-15T03:00:45" calcext:value-type="date">
            <text:p>2019-10-15 03:00:45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date" office:date-value="2019-10-15T03:00:55" calcext:value-type="date">
            <text:p>2019-10-15 03:00:55</text:p>
          </table:table-cell>
          <table:table-cell office:value-type="float" office:value="702" calcext:value-type="float">
            <text:p>702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table:style-name="ce1" office:value-type="date" office:date-value="2019-10-15T03:01:05" calcext:value-type="date">
            <text:p>2019-10-15 03:01:05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table:style-name="ce1" office:value-type="date" office:date-value="2019-10-15T03:01:15" calcext:value-type="date">
            <text:p>2019-10-15 03:01:15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date" office:date-value="2019-10-15T03:01:25" calcext:value-type="date">
            <text:p>2019-10-15 03:01:25</text:p>
          </table:table-cell>
          <table:table-cell office:value-type="float" office:value="702" calcext:value-type="float">
            <text:p>702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date" office:date-value="2019-10-15T03:01:35" calcext:value-type="date">
            <text:p>2019-10-15 03:01:35</text:p>
          </table:table-cell>
          <table:table-cell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708" calcext:value-type="float">
            <text:p>70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date" office:date-value="2019-10-15T03:01:45" calcext:value-type="date">
            <text:p>2019-10-15 03:01:45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 office:value-type="float" office:value="711" calcext:value-type="float">
            <text:p>71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style-name="ce1" office:value-type="date" office:date-value="2019-10-15T03:01:55" calcext:value-type="date">
            <text:p>2019-10-15 03:01:55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style-name="ce1" office:value-type="date" office:date-value="2019-10-15T03:02:05" calcext:value-type="date">
            <text:p>2019-10-15 03:02:05</text:p>
          </table:table-cell>
          <table:table-cell office:value-type="float" office:value="704" calcext:value-type="float">
            <text:p>704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style-name="ce1" office:value-type="date" office:date-value="2019-10-15T03:02:15" calcext:value-type="date">
            <text:p>2019-10-15 03:02:15</text:p>
          </table:table-cell>
          <table:table-cell office:value-type="float" office:value="706" calcext:value-type="float">
            <text:p>706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table:style-name="ce1" office:value-type="date" office:date-value="2019-10-15T03:02:25" calcext:value-type="date">
            <text:p>2019-10-15 03:02:25</text:p>
          </table:table-cell>
          <table:table-cell office:value-type="float" office:value="705" calcext:value-type="float">
            <text:p>705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table:style-name="ce1" office:value-type="date" office:date-value="2019-10-15T03:02:35" calcext:value-type="date">
            <text:p>2019-10-15 03:02:35</text:p>
          </table:table-cell>
          <table:table-cell office:value-type="float" office:value="707" calcext:value-type="float">
            <text:p>707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style-name="ce1" office:value-type="date" office:date-value="2019-10-15T03:02:45" calcext:value-type="date">
            <text:p>2019-10-15 03:02:45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712" calcext:value-type="float">
            <text:p>71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style-name="ce1" office:value-type="date" office:date-value="2019-10-15T03:02:56" calcext:value-type="date">
            <text:p>2019-10-15 03:02:56</text:p>
          </table:table-cell>
          <table:table-cell office:value-type="float" office:value="706" calcext:value-type="float">
            <text:p>706</text:p>
          </table:table-cell>
          <table:table-cell office:value-type="float" office:value="708" calcext:value-type="float">
            <text:p>708</text:p>
          </table:table-cell>
          <table:table-cell office:value-type="float" office:value="710" calcext:value-type="float">
            <text:p>71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style-name="ce1" office:value-type="date" office:date-value="2019-10-15T03:03:06" calcext:value-type="date">
            <text:p>2019-10-15 03:03:06</text:p>
          </table:table-cell>
          <table:table-cell office:value-type="float" office:value="708" calcext:value-type="float">
            <text:p>708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style-name="ce1" office:value-type="date" office:date-value="2019-10-15T03:03:16" calcext:value-type="date">
            <text:p>2019-10-15 03:03:16</text:p>
          </table:table-cell>
          <table:table-cell office:value-type="float" office:value="709" calcext:value-type="float">
            <text:p>709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style-name="ce1" office:value-type="date" office:date-value="2019-10-15T03:03:26" calcext:value-type="date">
            <text:p>2019-10-15 03:03:26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712" calcext:value-type="float">
            <text:p>71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style-name="ce1" office:value-type="date" office:date-value="2019-10-15T03:03:36" calcext:value-type="date">
            <text:p>2019-10-15 03:03:36</text:p>
          </table:table-cell>
          <table:table-cell office:value-type="float" office:value="709" calcext:value-type="float">
            <text:p>709</text:p>
          </table:table-cell>
          <table:table-cell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1" office:value-type="date" office:date-value="2019-10-15T03:03:46" calcext:value-type="date">
            <text:p>2019-10-15 03:03:46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1" office:value-type="date" office:date-value="2019-10-15T03:03:56" calcext:value-type="date">
            <text:p>2019-10-15 03:03:56</text:p>
          </table:table-cell>
          <table:table-cell office:value-type="float" office:value="708" calcext:value-type="float">
            <text:p>708</text:p>
          </table:table-cell>
          <table:table-cell office:value-type="float" office:value="712" calcext:value-type="float">
            <text:p>712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1" office:value-type="date" office:date-value="2019-10-15T03:04:06" calcext:value-type="date">
            <text:p>2019-10-15 03:04:06</text:p>
          </table:table-cell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1" office:value-type="date" office:date-value="2019-10-15T03:04:16" calcext:value-type="date">
            <text:p>2019-10-15 03:04:16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table:style-name="ce1" office:value-type="date" office:date-value="2019-10-15T03:04:26" calcext:value-type="date">
            <text:p>2019-10-15 03:04:26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6" calcext:value-type="float">
            <text:p>716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style-name="ce1" office:value-type="date" office:date-value="2019-10-15T03:04:36" calcext:value-type="date">
            <text:p>2019-10-15 03:04:36</text:p>
          </table:table-cell>
          <table:table-cell office:value-type="float" office:value="711" calcext:value-type="float">
            <text:p>711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style-name="ce1" office:value-type="date" office:date-value="2019-10-15T03:04:46" calcext:value-type="date">
            <text:p>2019-10-15 03:04:46</text:p>
          </table:table-cell>
          <table:table-cell office:value-type="float" office:value="712" calcext:value-type="float">
            <text:p>712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style-name="ce1" office:value-type="date" office:date-value="2019-10-15T03:04:56" calcext:value-type="date">
            <text:p>2019-10-15 03:04:56</text:p>
          </table:table-cell>
          <table:table-cell office:value-type="float" office:value="710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office:value-type="float" office:value="717" calcext:value-type="float">
            <text:p>71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ce1" office:value-type="date" office:date-value="2019-10-15T03:05:06" calcext:value-type="date">
            <text:p>2019-10-15 03:05:06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ce1" office:value-type="date" office:date-value="2019-10-15T03:05:16" calcext:value-type="date">
            <text:p>2019-10-15 03:05:16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office:value-type="float" office:value="717" calcext:value-type="float">
            <text:p>71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ce1" office:value-type="date" office:date-value="2019-10-15T03:05:26" calcext:value-type="date">
            <text:p>2019-10-15 03:05:26</text:p>
          </table:table-cell>
          <table:table-cell office:value-type="float" office:value="714" calcext:value-type="float">
            <text:p>714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table:style-name="ce1" office:value-type="date" office:date-value="2019-10-15T03:05:36" calcext:value-type="date">
            <text:p>2019-10-15 03:05:36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table:style-name="ce1" office:value-type="date" office:date-value="2019-10-15T03:05:46" calcext:value-type="date">
            <text:p>2019-10-15 03:05:46</text:p>
          </table:table-cell>
          <table:table-cell office:value-type="float" office:value="712" calcext:value-type="float">
            <text:p>712</text:p>
          </table:table-cell>
          <table:table-cell office:value-type="float" office:value="716" calcext:value-type="float">
            <text:p>716</text:p>
          </table:table-cell>
          <table:table-cell office:value-type="float" office:value="719" calcext:value-type="float">
            <text:p>71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style-name="ce1" office:value-type="date" office:date-value="2019-10-15T03:05:56" calcext:value-type="date">
            <text:p>2019-10-15 03:05:56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style-name="ce1" office:value-type="date" office:date-value="2019-10-15T03:06:06" calcext:value-type="date">
            <text:p>2019-10-15 03:06:06</text:p>
          </table:table-cell>
          <table:table-cell office:value-type="float" office:value="714" calcext:value-type="float">
            <text:p>714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style-name="ce1" office:value-type="date" office:date-value="2019-10-15T03:06:16" calcext:value-type="date">
            <text:p>2019-10-15 03:06:16</text:p>
          </table:table-cell>
          <table:table-cell office:value-type="float" office:value="714" calcext:value-type="float">
            <text:p>714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style-name="ce1" office:value-type="date" office:date-value="2019-10-15T03:06:26" calcext:value-type="date">
            <text:p>2019-10-15 03:06:26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style-name="ce1" office:value-type="date" office:date-value="2019-10-15T03:06:36" calcext:value-type="date">
            <text:p>2019-10-15 03:06:36</text:p>
          </table:table-cell>
          <table:table-cell office:value-type="float" office:value="715" calcext:value-type="float">
            <text:p>715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style-name="ce1" office:value-type="date" office:date-value="2019-10-15T03:06:46" calcext:value-type="date">
            <text:p>2019-10-15 03:06:4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date" office:date-value="2019-10-15T03:06:56" calcext:value-type="date">
            <text:p>2019-10-15 03:06:56</text:p>
          </table:table-cell>
          <table:table-cell office:value-type="float" office:value="716" calcext:value-type="float">
            <text:p>716</text:p>
          </table:table-cell>
          <table:table-cell office:value-type="float" office:value="719" calcext:value-type="float">
            <text:p>719</text:p>
          </table:table-cell>
          <table:table-cell office:value-type="float" office:value="721" calcext:value-type="float">
            <text:p>72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date" office:date-value="2019-10-15T03:07:06" calcext:value-type="date">
            <text:p>2019-10-15 03:07:06</text:p>
          </table:table-cell>
          <table:table-cell office:value-type="float" office:value="717" calcext:value-type="float">
            <text:p>717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date" office:date-value="2019-10-15T03:07:16" calcext:value-type="date">
            <text:p>2019-10-15 03:07:16</text:p>
          </table:table-cell>
          <table:table-cell office:value-type="float" office:value="717" calcext:value-type="float">
            <text:p>717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style-name="ce1" office:value-type="date" office:date-value="2019-10-15T03:07:26" calcext:value-type="date">
            <text:p>2019-10-15 03:07:26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style-name="ce1" office:value-type="date" office:date-value="2019-10-15T03:07:36" calcext:value-type="date">
            <text:p>2019-10-15 03:07:36</text:p>
          </table:table-cell>
          <table:table-cell office:value-type="float" office:value="719" calcext:value-type="float">
            <text:p>719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style-name="ce1" office:value-type="date" office:date-value="2019-10-15T03:07:46" calcext:value-type="date">
            <text:p>2019-10-15 03:07:46</text:p>
          </table:table-cell>
          <table:table-cell office:value-type="float" office:value="718" calcext:value-type="float">
            <text:p>718</text:p>
          </table:table-cell>
          <table:table-cell office:value-type="float" office:value="721" calcext:value-type="float">
            <text:p>721</text:p>
          </table:table-cell>
          <table:table-cell office:value-type="float" office:value="723" calcext:value-type="float">
            <text:p>72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style-name="ce1" office:value-type="date" office:date-value="2019-10-15T03:07:56" calcext:value-type="date">
            <text:p>2019-10-15 03:07:56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style-name="ce1" office:value-type="date" office:date-value="2019-10-15T03:08:06" calcext:value-type="date">
            <text:p>2019-10-15 03:08:06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style-name="ce1" office:value-type="date" office:date-value="2019-10-15T03:08:16" calcext:value-type="date">
            <text:p>2019-10-15 03:08:16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style-name="ce1" office:value-type="date" office:date-value="2019-10-15T03:08:26" calcext:value-type="date">
            <text:p>2019-10-15 03:08:26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date" office:date-value="2019-10-15T03:08:36" calcext:value-type="date">
            <text:p>2019-10-15 03:08:36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date" office:date-value="2019-10-15T03:08:46" calcext:value-type="date">
            <text:p>2019-10-15 03:08:46</text:p>
          </table:table-cell>
          <table:table-cell office:value-type="float" office:value="719" calcext:value-type="float">
            <text:p>719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date" office:date-value="2019-10-15T03:08:56" calcext:value-type="date">
            <text:p>2019-10-15 03:08:56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style-name="ce1" office:value-type="date" office:date-value="2019-10-15T03:09:06" calcext:value-type="date">
            <text:p>2019-10-15 03:09:06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style-name="ce1" office:value-type="date" office:date-value="2019-10-15T03:09:16" calcext:value-type="date">
            <text:p>2019-10-15 03:09:16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style-name="ce1" office:value-type="date" office:date-value="2019-10-15T03:09:26" calcext:value-type="date">
            <text:p>2019-10-15 03:09:26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style-name="ce1" office:value-type="date" office:date-value="2019-10-15T03:09:36" calcext:value-type="date">
            <text:p>2019-10-15 03:09:36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date" office:date-value="2019-10-15T03:09:46" calcext:value-type="date">
            <text:p>2019-10-15 03:09:46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8" calcext:value-type="float">
            <text:p>72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date" office:date-value="2019-10-15T03:09:56" calcext:value-type="date">
            <text:p>2019-10-15 03:09:56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28" calcext:value-type="float">
            <text:p>72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date" office:date-value="2019-10-15T03:10:06" calcext:value-type="date">
            <text:p>2019-10-15 03:10:06</text:p>
          </table:table-cell>
          <table:table-cell office:value-type="float" office:value="724" calcext:value-type="float">
            <text:p>724</text:p>
          </table:table-cell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date" office:date-value="2019-10-15T03:10:16" calcext:value-type="date">
            <text:p>2019-10-15 03:10:16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8" calcext:value-type="float">
            <text:p>72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date" office:date-value="2019-10-15T03:10:26" calcext:value-type="date">
            <text:p>2019-10-15 03:10:26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table:style-name="ce1" office:value-type="date" office:date-value="2019-10-15T03:10:36" calcext:value-type="date">
            <text:p>2019-10-15 03:10:36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table:style-name="ce1" office:value-type="date" office:date-value="2019-10-15T03:10:46" calcext:value-type="date">
            <text:p>2019-10-15 03:10:46</text:p>
          </table:table-cell>
          <table:table-cell office:value-type="float" office:value="724" calcext:value-type="float">
            <text:p>724</text:p>
          </table:table-cell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style-name="ce1" office:value-type="date" office:date-value="2019-10-15T03:10:56" calcext:value-type="date">
            <text:p>2019-10-15 03:10:56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1" calcext:value-type="float">
            <text:p>73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style-name="ce1" office:value-type="date" office:date-value="2019-10-15T03:11:06" calcext:value-type="date">
            <text:p>2019-10-15 03:11:06</text:p>
          </table:table-cell>
          <table:table-cell office:value-type="float" office:value="726" calcext:value-type="float">
            <text:p>726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table:style-name="ce1" office:value-type="date" office:date-value="2019-10-15T03:11:16" calcext:value-type="date">
            <text:p>2019-10-15 03:11:1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30" calcext:value-type="float">
            <text:p>73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table:style-name="ce1" office:value-type="date" office:date-value="2019-10-15T03:11:26" calcext:value-type="date">
            <text:p>2019-10-15 03:11: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style-name="ce1" office:value-type="date" office:date-value="2019-10-15T03:11:36" calcext:value-type="date">
            <text:p>2019-10-15 03:11:3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style-name="ce1" office:value-type="date" office:date-value="2019-10-15T03:11:46" calcext:value-type="date">
            <text:p>2019-10-15 03:11:4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style-name="ce1" office:value-type="date" office:date-value="2019-10-15T03:11:56" calcext:value-type="date">
            <text:p>2019-10-15 03:11:56</text:p>
          </table:table-cell>
          <table:table-cell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style-name="ce1" office:value-type="date" office:date-value="2019-10-15T03:12:06" calcext:value-type="date">
            <text:p>2019-10-15 03:12:06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style-name="ce1" office:value-type="date" office:date-value="2019-10-15T03:12:16" calcext:value-type="date">
            <text:p>2019-10-15 03:12:16</text:p>
          </table:table-cell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style-name="ce1" office:value-type="date" office:date-value="2019-10-15T03:12:26" calcext:value-type="date">
            <text:p>2019-10-15 03:12:26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table:style-name="ce1" office:value-type="date" office:date-value="2019-10-15T03:12:36" calcext:value-type="date">
            <text:p>2019-10-15 03:12:36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2:46" calcext:value-type="date">
            <text:p>2019-10-15 03:12:46</text:p>
          </table:table-cell>
          <table:table-cell office:value-type="float" office:value="729" calcext:value-type="float">
            <text:p>729</text:p>
          </table:table-cell>
          <table:table-cell office:value-type="float" office:value="734" calcext:value-type="float">
            <text:p>734</text:p>
          </table:table-cell>
          <table:table-cell office:value-type="float" office:value="733" calcext:value-type="float">
            <text:p>73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2:56" calcext:value-type="date">
            <text:p>2019-10-15 03:12:56</text:p>
          </table:table-cell>
          <table:table-cell office:value-type="float" office:value="731" calcext:value-type="float">
            <text:p>731</text:p>
          </table:table-cell>
          <table:table-cell office:value-type="float" office:value="734" calcext:value-type="float">
            <text:p>734</text:p>
          </table:table-cell>
          <table:table-cell office:value-type="float" office:value="737" calcext:value-type="float">
            <text:p>73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3:06" calcext:value-type="date">
            <text:p>2019-10-15 03:13:06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3:16" calcext:value-type="date">
            <text:p>2019-10-15 03:13:16</text:p>
          </table:table-cell>
          <table:table-cell office:value-type="float" office:value="729" calcext:value-type="float">
            <text:p>729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3:26" calcext:value-type="date">
            <text:p>2019-10-15 03:13:26</text:p>
          </table:table-cell>
          <table:table-cell office:value-type="float" office:value="731" calcext:value-type="float">
            <text:p>731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1" office:value-type="date" office:date-value="2019-10-15T03:13:36" calcext:value-type="date">
            <text:p>2019-10-15 03:13:36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office:value-type="float" office:value="737" calcext:value-type="float">
            <text:p>73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style-name="ce1" office:value-type="date" office:date-value="2019-10-15T03:13:46" calcext:value-type="date">
            <text:p>2019-10-15 03:13:46</text:p>
          </table:table-cell>
          <table:table-cell office:value-type="float" office:value="732" calcext:value-type="float">
            <text:p>732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style-name="ce1" office:value-type="date" office:date-value="2019-10-15T03:13:56" calcext:value-type="date">
            <text:p>2019-10-15 03:13:56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style-name="ce1" office:value-type="date" office:date-value="2019-10-15T03:14:06" calcext:value-type="date">
            <text:p>2019-10-15 03:14:06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1" office:value-type="date" office:date-value="2019-10-15T03:14:16" calcext:value-type="date">
            <text:p>2019-10-15 03:14:16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1" office:value-type="date" office:date-value="2019-10-15T03:14:26" calcext:value-type="date">
            <text:p>2019-10-15 03:14:26</text:p>
          </table:table-cell>
          <table:table-cell office:value-type="float" office:value="734" calcext:value-type="float">
            <text:p>734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1" office:value-type="date" office:date-value="2019-10-15T03:14:36" calcext:value-type="date">
            <text:p>2019-10-15 03:14:3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style-name="ce1" office:value-type="date" office:date-value="2019-10-15T03:14:46" calcext:value-type="date">
            <text:p>2019-10-15 03:14:46</text:p>
          </table:table-cell>
          <table:table-cell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style-name="ce1" office:value-type="date" office:date-value="2019-10-15T03:14:56" calcext:value-type="date">
            <text:p>2019-10-15 03:14:56</text:p>
          </table:table-cell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style-name="ce1" office:value-type="date" office:date-value="2019-10-15T03:15:06" calcext:value-type="date">
            <text:p>2019-10-15 03:15:06</text:p>
          </table:table-cell>
          <table:table-cell office:value-type="float" office:value="734" calcext:value-type="float">
            <text:p>734</text:p>
          </table:table-cell>
          <table:table-cell office:value-type="float" office:value="737" calcext:value-type="float">
            <text:p>737</text:p>
          </table:table-cell>
          <table:table-cell office:value-type="float" office:value="740" calcext:value-type="float">
            <text:p>74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style-name="ce1" office:value-type="date" office:date-value="2019-10-15T03:15:16" calcext:value-type="date">
            <text:p>2019-10-15 03:15:16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ce1" office:value-type="date" office:date-value="2019-10-15T03:15:26" calcext:value-type="date">
            <text:p>2019-10-15 03:15:26</text:p>
          </table:table-cell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ce1" office:value-type="date" office:date-value="2019-10-15T03:15:36" calcext:value-type="date">
            <text:p>2019-10-15 03:15:36</text:p>
          </table:table-cell>
          <table:table-cell office:value-type="float" office:value="738" calcext:value-type="float">
            <text:p>738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1" office:value-type="date" office:date-value="2019-10-15T03:15:46" calcext:value-type="date">
            <text:p>2019-10-15 03:15:46</text:p>
          </table:table-cell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1" office:value-type="date" office:date-value="2019-10-15T03:15:56" calcext:value-type="date">
            <text:p>2019-10-15 03:15:56</text:p>
          </table:table-cell>
          <table:table-cell office:value-type="float" office:value="736" calcext:value-type="float">
            <text:p>736</text:p>
          </table:table-cell>
          <table:table-cell office:value-type="float" office:value="740" calcext:value-type="float">
            <text:p>740</text:p>
          </table:table-cell>
          <table:table-cell office:value-type="float" office:value="742" calcext:value-type="float">
            <text:p>74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1" office:value-type="date" office:date-value="2019-10-15T03:16:06" calcext:value-type="date">
            <text:p>2019-10-15 03:16:06</text:p>
          </table:table-cell>
          <table:table-cell office:value-type="float" office:value="738" calcext:value-type="float">
            <text:p>738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style-name="ce1" office:value-type="date" office:date-value="2019-10-15T03:16:16" calcext:value-type="date">
            <text:p>2019-10-15 03:16:16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style-name="ce1" office:value-type="date" office:date-value="2019-10-15T03:16:26" calcext:value-type="date">
            <text:p>2019-10-15 03:16:26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style-name="ce1" office:value-type="date" office:date-value="2019-10-15T03:16:36" calcext:value-type="date">
            <text:p>2019-10-15 03:16:36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style-name="ce1" office:value-type="date" office:date-value="2019-10-15T03:16:46" calcext:value-type="date">
            <text:p>2019-10-15 03:16:46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style-name="ce1" office:value-type="date" office:date-value="2019-10-15T03:16:56" calcext:value-type="date">
            <text:p>2019-10-15 03:16:56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style-name="ce1" office:value-type="date" office:date-value="2019-10-15T03:17:06" calcext:value-type="date">
            <text:p>2019-10-15 03:17:06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style-name="ce1" office:value-type="date" office:date-value="2019-10-15T03:17:16" calcext:value-type="date">
            <text:p>2019-10-15 03:17:16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style-name="ce1" office:value-type="date" office:date-value="2019-10-15T03:17:26" calcext:value-type="date">
            <text:p>2019-10-15 03:17:26</text:p>
          </table:table-cell>
          <table:table-cell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table:style-name="ce1" office:value-type="date" office:date-value="2019-10-15T03:17:36" calcext:value-type="date">
            <text:p>2019-10-15 03:17:36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table:style-name="ce1" office:value-type="date" office:date-value="2019-10-15T03:17:46" calcext:value-type="date">
            <text:p>2019-10-15 03:17:46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style-name="ce1" office:value-type="date" office:date-value="2019-10-15T03:17:56" calcext:value-type="date">
            <text:p>2019-10-15 03:17:56</text:p>
          </table:table-cell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style-name="ce1" office:value-type="date" office:date-value="2019-10-15T03:18:06" calcext:value-type="date">
            <text:p>2019-10-15 03:18:06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style-name="ce1" office:value-type="date" office:date-value="2019-10-15T03:18:16" calcext:value-type="date">
            <text:p>2019-10-15 03:18:16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style-name="ce1" office:value-type="date" office:date-value="2019-10-15T03:18:26" calcext:value-type="date">
            <text:p>2019-10-15 03:18:26</text:p>
          </table:table-cell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style-name="ce1" office:value-type="date" office:date-value="2019-10-15T03:18:36" calcext:value-type="date">
            <text:p>2019-10-15 03:18:36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style-name="ce1" office:value-type="date" office:date-value="2019-10-15T03:18:46" calcext:value-type="date">
            <text:p>2019-10-15 03:18:46</text:p>
          </table:table-cell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style-name="ce1" office:value-type="date" office:date-value="2019-10-15T03:18:56" calcext:value-type="date">
            <text:p>2019-10-15 03:18:56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style-name="ce1" office:value-type="date" office:date-value="2019-10-15T03:19:06" calcext:value-type="date">
            <text:p>2019-10-15 03:19:06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style-name="ce1" office:value-type="date" office:date-value="2019-10-15T03:19:16" calcext:value-type="date">
            <text:p>2019-10-15 03:19:16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style-name="ce1" office:value-type="date" office:date-value="2019-10-15T03:19:26" calcext:value-type="date">
            <text:p>2019-10-15 03:19:2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style-name="ce1" office:value-type="date" office:date-value="2019-10-15T03:19:36" calcext:value-type="date">
            <text:p>2019-10-15 03:19:36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style-name="ce1" office:value-type="date" office:date-value="2019-10-15T03:19:46" calcext:value-type="date">
            <text:p>2019-10-15 03:19:46</text:p>
          </table:table-cell>
          <table:table-cell office:value-type="float" office:value="747" calcext:value-type="float">
            <text:p>747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1" office:value-type="date" office:date-value="2019-10-15T03:19:56" calcext:value-type="date">
            <text:p>2019-10-15 03:19:5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1" office:value-type="date" office:date-value="2019-10-15T03:20:06" calcext:value-type="date">
            <text:p>2019-10-15 03:20:06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1" office:value-type="date" office:date-value="2019-10-15T03:20:16" calcext:value-type="date">
            <text:p>2019-10-15 03:20:16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1" office:value-type="date" office:date-value="2019-10-15T03:20:26" calcext:value-type="date">
            <text:p>2019-10-15 03:20:26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53" calcext:value-type="float">
            <text:p>75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1" office:value-type="date" office:date-value="2019-10-15T03:20:36" calcext:value-type="date">
            <text:p>2019-10-15 03:20:36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style-name="ce1" office:value-type="date" office:date-value="2019-10-15T03:20:46" calcext:value-type="date">
            <text:p>2019-10-15 03:20:46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style-name="ce1" office:value-type="date" office:date-value="2019-10-15T03:20:56" calcext:value-type="date">
            <text:p>2019-10-15 03:20:56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1" office:value-type="date" office:date-value="2019-10-15T03:21:06" calcext:value-type="date">
            <text:p>2019-10-15 03:21:06</text:p>
          </table:table-cell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1" office:value-type="date" office:date-value="2019-10-15T03:21:16" calcext:value-type="date">
            <text:p>2019-10-15 03:21:16</text:p>
          </table:table-cell>
          <table:table-cell office:value-type="float" office:value="751" calcext:value-type="float">
            <text:p>751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style-name="ce1" office:value-type="date" office:date-value="2019-10-15T03:21:26" calcext:value-type="date">
            <text:p>2019-10-15 03:21:26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1" office:value-type="date" office:date-value="2019-10-15T03:21:36" calcext:value-type="date">
            <text:p>2019-10-15 03:21:36</text:p>
          </table:table-cell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style-name="ce1" office:value-type="date" office:date-value="2019-10-15T03:21:46" calcext:value-type="date">
            <text:p>2019-10-15 03:21:46</text:p>
          </table:table-cell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style-name="ce1" office:value-type="date" office:date-value="2019-10-15T03:21:56" calcext:value-type="date">
            <text:p>2019-10-15 03:21:56</text:p>
          </table:table-cell>
          <table:table-cell office:value-type="float" office:value="751" calcext:value-type="float">
            <text:p>751</text:p>
          </table:table-cell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style-name="ce1" office:value-type="date" office:date-value="2019-10-15T03:22:06" calcext:value-type="date">
            <text:p>2019-10-15 03:22:06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style-name="ce1" office:value-type="date" office:date-value="2019-10-15T03:22:16" calcext:value-type="date">
            <text:p>2019-10-15 03:22:16</text:p>
          </table:table-cell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style-name="ce1" office:value-type="date" office:date-value="2019-10-15T03:22:26" calcext:value-type="date">
            <text:p>2019-10-15 03:22:26</text:p>
          </table:table-cell>
          <table:table-cell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style-name="ce1" office:value-type="date" office:date-value="2019-10-15T03:22:36" calcext:value-type="date">
            <text:p>2019-10-15 03:22:36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style-name="ce1" office:value-type="date" office:date-value="2019-10-15T03:22:46" calcext:value-type="date">
            <text:p>2019-10-15 03:22:46</text:p>
          </table:table-cell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style-name="ce1" office:value-type="date" office:date-value="2019-10-15T03:22:56" calcext:value-type="date">
            <text:p>2019-10-15 03:22:56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style-name="ce1" office:value-type="date" office:date-value="2019-10-15T03:23:06" calcext:value-type="date">
            <text:p>2019-10-15 03:23:06</text:p>
          </table:table-cell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style-name="ce1" office:value-type="date" office:date-value="2019-10-15T03:23:16" calcext:value-type="date">
            <text:p>2019-10-15 03:23:1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style-name="ce1" office:value-type="date" office:date-value="2019-10-15T03:23:26" calcext:value-type="date">
            <text:p>2019-10-15 03:23:26</text:p>
          </table:table-cell>
          <table:table-cell office:value-type="float" office:value="755" calcext:value-type="float">
            <text:p>755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date" office:date-value="2019-10-15T03:23:36" calcext:value-type="date">
            <text:p>2019-10-15 03:23:36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date" office:date-value="2019-10-15T03:23:46" calcext:value-type="date">
            <text:p>2019-10-15 03:23:46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date" office:date-value="2019-10-15T03:23:56" calcext:value-type="date">
            <text:p>2019-10-15 03:23:56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style-name="ce1" office:value-type="date" office:date-value="2019-10-15T03:24:06" calcext:value-type="date">
            <text:p>2019-10-15 03:24:06</text:p>
          </table:table-cell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style-name="ce1" office:value-type="date" office:date-value="2019-10-15T03:24:16" calcext:value-type="date">
            <text:p>2019-10-15 03:24:16</text:p>
          </table:table-cell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style-name="ce1" office:value-type="date" office:date-value="2019-10-15T03:24:26" calcext:value-type="date">
            <text:p>2019-10-15 03:24:26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style-name="ce1" office:value-type="date" office:date-value="2019-10-15T03:24:36" calcext:value-type="date">
            <text:p>2019-10-15 03:24:36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63" calcext:value-type="float">
            <text:p>76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table:style-name="ce1" office:value-type="date" office:date-value="2019-10-15T03:24:46" calcext:value-type="date">
            <text:p>2019-10-15 03:24:46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table:style-name="ce1" office:value-type="date" office:date-value="2019-10-15T03:24:56" calcext:value-type="date">
            <text:p>2019-10-15 03:24:56</text:p>
          </table:table-cell>
          <table:table-cell office:value-type="float" office:value="758" calcext:value-type="float">
            <text:p>758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table:style-name="ce1" office:value-type="date" office:date-value="2019-10-15T03:25:06" calcext:value-type="date">
            <text:p>2019-10-15 03:25:06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table:style-name="ce1" office:value-type="date" office:date-value="2019-10-15T03:25:16" calcext:value-type="date">
            <text:p>2019-10-15 03:25:16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table:style-name="ce1" office:value-type="date" office:date-value="2019-10-15T03:25:26" calcext:value-type="date">
            <text:p>2019-10-15 03:25:26</text:p>
          </table:table-cell>
          <table:table-cell office:value-type="float" office:value="761" calcext:value-type="float">
            <text:p>761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date" office:date-value="2019-10-15T03:25:36" calcext:value-type="date">
            <text:p>2019-10-15 03:25:36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date" office:date-value="2019-10-15T03:25:46" calcext:value-type="date">
            <text:p>2019-10-15 03:25:46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date" office:date-value="2019-10-15T03:25:56" calcext:value-type="date">
            <text:p>2019-10-15 03:25:56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style-name="ce1" office:value-type="date" office:date-value="2019-10-15T03:26:06" calcext:value-type="date">
            <text:p>2019-10-15 03:26:06</text:p>
          </table:table-cell>
          <table:table-cell office:value-type="float" office:value="761" calcext:value-type="float">
            <text:p>761</text:p>
          </table:table-cell>
          <table:table-cell office:value-type="float" office:value="763" calcext:value-type="float">
            <text:p>763</text:p>
          </table:table-cell>
          <table:table-cell office:value-type="float" office:value="765" calcext:value-type="float">
            <text:p>76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style-name="ce1" office:value-type="date" office:date-value="2019-10-15T03:26:16" calcext:value-type="date">
            <text:p>2019-10-15 03:26:16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style-name="ce1" office:value-type="date" office:date-value="2019-10-15T03:26:26" calcext:value-type="date">
            <text:p>2019-10-15 03:26:26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768" calcext:value-type="float">
            <text:p>76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style-name="ce1" office:value-type="date" office:date-value="2019-10-15T03:26:36" calcext:value-type="date">
            <text:p>2019-10-15 03:26:36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style-name="ce1" office:value-type="date" office:date-value="2019-10-15T03:26:46" calcext:value-type="date">
            <text:p>2019-10-15 03:26:46</text:p>
          </table:table-cell>
          <table:table-cell office:value-type="float" office:value="762" calcext:value-type="float">
            <text:p>762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table:style-name="ce1" office:value-type="date" office:date-value="2019-10-15T03:26:56" calcext:value-type="date">
            <text:p>2019-10-15 03:26:56</text:p>
          </table:table-cell>
          <table:table-cell office:value-type="float" office:value="763" calcext:value-type="float">
            <text:p>763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table:style-name="ce1" office:value-type="date" office:date-value="2019-10-15T03:27:06" calcext:value-type="date">
            <text:p>2019-10-15 03:27:06</text:p>
          </table:table-cell>
          <table:table-cell office:value-type="float" office:value="763" calcext:value-type="float">
            <text:p>763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table:style-name="ce1" office:value-type="date" office:date-value="2019-10-15T03:27:16" calcext:value-type="date">
            <text:p>2019-10-15 03:27:16</text:p>
          </table:table-cell>
          <table:table-cell office:value-type="float" office:value="765" calcext:value-type="float">
            <text:p>765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table:style-name="ce1" office:value-type="date" office:date-value="2019-10-15T03:27:26" calcext:value-type="date">
            <text:p>2019-10-15 03:27:26</text:p>
          </table:table-cell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table:style-name="ce1" office:value-type="date" office:date-value="2019-10-15T03:27:36" calcext:value-type="date">
            <text:p>2019-10-15 03:27:36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style-name="ce1" office:value-type="date" office:date-value="2019-10-15T03:27:46" calcext:value-type="date">
            <text:p>2019-10-15 03:27:46</text:p>
          </table:table-cell>
          <table:table-cell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style-name="ce1" office:value-type="date" office:date-value="2019-10-15T03:27:56" calcext:value-type="date">
            <text:p>2019-10-15 03:27:56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style-name="ce1" office:value-type="date" office:date-value="2019-10-15T03:28:06" calcext:value-type="date">
            <text:p>2019-10-15 03:28:06</text:p>
          </table:table-cell>
          <table:table-cell office:value-type="float" office:value="767" calcext:value-type="float">
            <text:p>767</text:p>
          </table:table-cell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1" office:value-type="date" office:date-value="2019-10-15T03:28:16" calcext:value-type="date">
            <text:p>2019-10-15 03:28:16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1" office:value-type="date" office:date-value="2019-10-15T03:28:26" calcext:value-type="date">
            <text:p>2019-10-15 03:28:26</text:p>
          </table:table-cell>
          <table:table-cell office:value-type="float" office:value="767" calcext:value-type="float">
            <text:p>767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1" office:value-type="date" office:date-value="2019-10-15T03:28:36" calcext:value-type="date">
            <text:p>2019-10-15 03:28:36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date" office:date-value="2019-10-15T03:28:46" calcext:value-type="date">
            <text:p>2019-10-15 03:28:46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date" office:date-value="2019-10-15T03:28:56" calcext:value-type="date">
            <text:p>2019-10-15 03:28:56</text:p>
          </table:table-cell>
          <table:table-cell office:value-type="float" office:value="766" calcext:value-type="float">
            <text:p>766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date" office:date-value="2019-10-15T03:29:06" calcext:value-type="date">
            <text:p>2019-10-15 03:29:06</text:p>
          </table:table-cell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773" calcext:value-type="float">
            <text:p>77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date" office:date-value="2019-10-15T03:29:16" calcext:value-type="date">
            <text:p>2019-10-15 03:29:1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style-name="ce1" office:value-type="date" office:date-value="2019-10-15T03:29:26" calcext:value-type="date">
            <text:p>2019-10-15 03:29:26</text:p>
          </table:table-cell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774" calcext:value-type="float">
            <text:p>77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style-name="ce1" office:value-type="date" office:date-value="2019-10-15T03:29:36" calcext:value-type="date">
            <text:p>2019-10-15 03:29:36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style-name="ce1" office:value-type="date" office:date-value="2019-10-15T03:29:46" calcext:value-type="date">
            <text:p>2019-10-15 03:29:46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style-name="ce1" office:value-type="date" office:date-value="2019-10-15T03:29:56" calcext:value-type="date">
            <text:p>2019-10-15 03:29:56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style-name="ce1" office:value-type="date" office:date-value="2019-10-15T03:30:06" calcext:value-type="date">
            <text:p>2019-10-15 03:30:06</text:p>
          </table:table-cell>
          <table:table-cell office:value-type="float" office:value="771" calcext:value-type="float">
            <text:p>771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style-name="ce1" office:value-type="date" office:date-value="2019-10-15T03:30:16" calcext:value-type="date">
            <text:p>2019-10-15 03:30:16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table:style-name="ce1" office:value-type="date" office:date-value="2019-10-15T03:30:26" calcext:value-type="date">
            <text:p>2019-10-15 03:30:26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style-name="ce1" office:value-type="date" office:date-value="2019-10-15T03:30:36" calcext:value-type="date">
            <text:p>2019-10-15 03:30:36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style-name="ce1" office:value-type="date" office:date-value="2019-10-15T03:30:46" calcext:value-type="date">
            <text:p>2019-10-15 03:30:46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77" calcext:value-type="float">
            <text:p>77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style-name="ce1" office:value-type="date" office:date-value="2019-10-15T03:30:56" calcext:value-type="date">
            <text:p>2019-10-15 03:30:56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style-name="ce1" office:value-type="date" office:date-value="2019-10-15T03:31:06" calcext:value-type="date">
            <text:p>2019-10-15 03:31:06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style-name="ce1" office:value-type="date" office:date-value="2019-10-15T03:31:16" calcext:value-type="date">
            <text:p>2019-10-15 03:31:16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style-name="ce1" office:value-type="date" office:date-value="2019-10-15T03:31:26" calcext:value-type="date">
            <text:p>2019-10-15 03:31:26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style-name="ce1" office:value-type="date" office:date-value="2019-10-15T03:31:36" calcext:value-type="date">
            <text:p>2019-10-15 03:31:36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style-name="ce1" office:value-type="date" office:date-value="2019-10-15T03:31:46" calcext:value-type="date">
            <text:p>2019-10-15 03:31:46</text:p>
          </table:table-cell>
          <table:table-cell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style-name="ce1" office:value-type="date" office:date-value="2019-10-15T03:31:56" calcext:value-type="date">
            <text:p>2019-10-15 03:31:56</text:p>
          </table:table-cell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style-name="ce1" office:value-type="date" office:date-value="2019-10-15T03:32:06" calcext:value-type="date">
            <text:p>2019-10-15 03:32:06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style-name="ce1" office:value-type="date" office:date-value="2019-10-15T03:32:16" calcext:value-type="date">
            <text:p>2019-10-15 03:32:1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style-name="ce1" office:value-type="date" office:date-value="2019-10-15T03:32:26" calcext:value-type="date">
            <text:p>2019-10-15 03:32:26</text:p>
          </table:table-cell>
          <table:table-cell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style-name="ce1" office:value-type="date" office:date-value="2019-10-15T03:32:36" calcext:value-type="date">
            <text:p>2019-10-15 03:32:36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style-name="ce1" office:value-type="date" office:date-value="2019-10-15T03:32:46" calcext:value-type="date">
            <text:p>2019-10-15 03:32:46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style-name="ce1" office:value-type="date" office:date-value="2019-10-15T03:32:56" calcext:value-type="date">
            <text:p>2019-10-15 03:32:56</text:p>
          </table:table-cell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style-name="ce1" office:value-type="date" office:date-value="2019-10-15T03:33:06" calcext:value-type="date">
            <text:p>2019-10-15 03:33:06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style-name="ce1" office:value-type="date" office:date-value="2019-10-15T03:33:16" calcext:value-type="date">
            <text:p>2019-10-15 03:33:16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style-name="ce1" office:value-type="date" office:date-value="2019-10-15T03:33:26" calcext:value-type="date">
            <text:p>2019-10-15 03:33:26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style-name="ce1" office:value-type="date" office:date-value="2019-10-15T03:33:36" calcext:value-type="date">
            <text:p>2019-10-15 03:33:36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style-name="ce1" office:value-type="date" office:date-value="2019-10-15T03:33:46" calcext:value-type="date">
            <text:p>2019-10-15 03:33:46</text:p>
          </table:table-cell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style-name="ce1" office:value-type="date" office:date-value="2019-10-15T03:33:56" calcext:value-type="date">
            <text:p>2019-10-15 03:33:56</text:p>
          </table:table-cell>
          <table:table-cell office:value-type="float" office:value="780" calcext:value-type="float">
            <text:p>780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style-name="ce1" office:value-type="date" office:date-value="2019-10-15T03:34:06" calcext:value-type="date">
            <text:p>2019-10-15 03:34:06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style-name="ce1" office:value-type="date" office:date-value="2019-10-15T03:34:16" calcext:value-type="date">
            <text:p>2019-10-15 03:34:16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table:style-name="ce1" office:value-type="date" office:date-value="2019-10-15T03:34:26" calcext:value-type="date">
            <text:p>2019-10-15 03:34:26</text:p>
          </table:table-cell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table:style-name="ce1" office:value-type="date" office:date-value="2019-10-15T03:34:36" calcext:value-type="date">
            <text:p>2019-10-15 03:34:36</text:p>
          </table:table-cell>
          <table:table-cell office:value-type="float" office:value="781" calcext:value-type="float">
            <text:p>781</text:p>
          </table:table-cell>
          <table:table-cell office:value-type="float" office:value="783" calcext:value-type="float">
            <text:p>783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table:style-name="ce1" office:value-type="date" office:date-value="2019-10-15T03:34:46" calcext:value-type="date">
            <text:p>2019-10-15 03:34:46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style-name="ce1" office:value-type="date" office:date-value="2019-10-15T03:34:56" calcext:value-type="date">
            <text:p>2019-10-15 03:34:56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style-name="ce1" office:value-type="date" office:date-value="2019-10-15T03:35:06" calcext:value-type="date">
            <text:p>2019-10-15 03:35:06</text:p>
          </table:table-cell>
          <table:table-cell office:value-type="float" office:value="781" calcext:value-type="float">
            <text:p>781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style-name="ce1" office:value-type="date" office:date-value="2019-10-15T03:35:16" calcext:value-type="date">
            <text:p>2019-10-15 03:35:16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style-name="ce1" office:value-type="date" office:date-value="2019-10-15T03:35:26" calcext:value-type="date">
            <text:p>2019-10-15 03:35:26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10-15T03:35:36" calcext:value-type="date">
            <text:p>2019-10-15 03:35:36</text:p>
          </table:table-cell>
          <table:table-cell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 office:value-type="float" office:value="786" calcext:value-type="float">
            <text:p>78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10-15T03:35:46" calcext:value-type="date">
            <text:p>2019-10-15 03:35:46</text:p>
          </table:table-cell>
          <table:table-cell office:value-type="float" office:value="787" calcext:value-type="float">
            <text:p>787</text:p>
          </table:table-cell>
          <table:table-cell office:value-type="float" office:value="786" calcext:value-type="float">
            <text:p>786</text:p>
          </table:table-cell>
          <table:table-cell office:value-type="float" office:value="789" calcext:value-type="float">
            <text:p>78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10-15T03:35:56" calcext:value-type="date">
            <text:p>2019-10-15 03:35:56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9" calcext:value-type="float">
            <text:p>78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1" office:value-type="date" office:date-value="2019-10-15T03:36:06" calcext:value-type="date">
            <text:p>2019-10-15 03:36:06</text:p>
          </table:table-cell>
          <table:table-cell office:value-type="float" office:value="784" calcext:value-type="float">
            <text:p>784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1" office:value-type="date" office:date-value="2019-10-15T03:36:16" calcext:value-type="date">
            <text:p>2019-10-15 03:36:16</text:p>
          </table:table-cell>
          <table:table-cell office:value-type="float" office:value="786" calcext:value-type="float">
            <text:p>786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1" office:value-type="date" office:date-value="2019-10-15T03:36:26" calcext:value-type="date">
            <text:p>2019-10-15 03:36:26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790" calcext:value-type="float">
            <text:p>7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date" office:date-value="2019-10-15T03:36:36" calcext:value-type="date">
            <text:p>2019-10-15 03:36:36</text:p>
          </table:table-cell>
          <table:table-cell office:value-type="float" office:value="786" calcext:value-type="float">
            <text:p>786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date" office:date-value="2019-10-15T03:36:46" calcext:value-type="date">
            <text:p>2019-10-15 03:36:46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date" office:date-value="2019-10-15T03:36:56" calcext:value-type="date">
            <text:p>2019-10-15 03:36:56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date" office:date-value="2019-10-15T03:37:06" calcext:value-type="date">
            <text:p>2019-10-15 03:37:06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style-name="ce1" office:value-type="date" office:date-value="2019-10-15T03:37:16" calcext:value-type="date">
            <text:p>2019-10-15 03:37:16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style-name="ce1" office:value-type="date" office:date-value="2019-10-15T03:37:26" calcext:value-type="date">
            <text:p>2019-10-15 03:37:26</text:p>
          </table:table-cell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style-name="ce1" office:value-type="date" office:date-value="2019-10-15T03:37:36" calcext:value-type="date">
            <text:p>2019-10-15 03:37:36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style-name="ce1" office:value-type="date" office:date-value="2019-10-15T03:37:46" calcext:value-type="date">
            <text:p>2019-10-15 03:37:46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style-name="ce1" office:value-type="date" office:date-value="2019-10-15T03:37:56" calcext:value-type="date">
            <text:p>2019-10-15 03:37:56</text:p>
          </table:table-cell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style-name="ce1" office:value-type="date" office:date-value="2019-10-15T03:38:06" calcext:value-type="date">
            <text:p>2019-10-15 03:38:06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style-name="ce1" office:value-type="date" office:date-value="2019-10-15T03:38:16" calcext:value-type="date">
            <text:p>2019-10-15 03:38:16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style-name="ce1" office:value-type="date" office:date-value="2019-10-15T03:38:26" calcext:value-type="date">
            <text:p>2019-10-15 03:38:26</text:p>
          </table:table-cell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ce1" office:value-type="date" office:date-value="2019-10-15T03:38:36" calcext:value-type="date">
            <text:p>2019-10-15 03:38:36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ce1" office:value-type="date" office:date-value="2019-10-15T03:38:46" calcext:value-type="date">
            <text:p>2019-10-15 03:38:46</text:p>
          </table:table-cell>
          <table:table-cell office:value-type="float" office:value="791" calcext:value-type="float">
            <text:p>791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ce1" office:value-type="date" office:date-value="2019-10-15T03:38:56" calcext:value-type="date">
            <text:p>2019-10-15 03:38:56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ce1" office:value-type="date" office:date-value="2019-10-15T03:39:06" calcext:value-type="date">
            <text:p>2019-10-15 03:39:06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ce1" office:value-type="date" office:date-value="2019-10-15T03:39:16" calcext:value-type="date">
            <text:p>2019-10-15 03:39:16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style-name="ce1" office:value-type="date" office:date-value="2019-10-15T03:39:26" calcext:value-type="date">
            <text:p>2019-10-15 03:39:26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style-name="ce1" office:value-type="date" office:date-value="2019-10-15T03:39:36" calcext:value-type="date">
            <text:p>2019-10-15 03:39:36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style-name="ce1" office:value-type="date" office:date-value="2019-10-15T03:39:46" calcext:value-type="date">
            <text:p>2019-10-15 03:39:46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style-name="ce1" office:value-type="date" office:date-value="2019-10-15T03:39:56" calcext:value-type="date">
            <text:p>2019-10-15 03:39:56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style-name="ce1" office:value-type="date" office:date-value="2019-10-15T03:40:06" calcext:value-type="date">
            <text:p>2019-10-15 03:40:06</text:p>
          </table:table-cell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style-name="ce1" office:value-type="date" office:date-value="2019-10-15T03:40:16" calcext:value-type="date">
            <text:p>2019-10-15 03:40:16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style-name="ce1" office:value-type="date" office:date-value="2019-10-15T03:40:26" calcext:value-type="date">
            <text:p>2019-10-15 03:40:26</text:p>
          </table:table-cell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style-name="ce1" office:value-type="date" office:date-value="2019-10-15T03:40:36" calcext:value-type="date">
            <text:p>2019-10-15 03:40:36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style-name="ce1" office:value-type="date" office:date-value="2019-10-15T03:40:46" calcext:value-type="date">
            <text:p>2019-10-15 03:40:46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style-name="ce1" office:value-type="date" office:date-value="2019-10-15T03:40:56" calcext:value-type="date">
            <text:p>2019-10-15 03:40:56</text:p>
          </table:table-cell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style-name="ce1" office:value-type="date" office:date-value="2019-10-15T03:41:06" calcext:value-type="date">
            <text:p>2019-10-15 03:41:06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style-name="ce1" office:value-type="date" office:date-value="2019-10-15T03:41:16" calcext:value-type="date">
            <text:p>2019-10-15 03:41:16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style-name="ce1" office:value-type="date" office:date-value="2019-10-15T03:41:26" calcext:value-type="date">
            <text:p>2019-10-15 03:41:26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style-name="ce1" office:value-type="date" office:date-value="2019-10-15T03:41:36" calcext:value-type="date">
            <text:p>2019-10-15 03:41:36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style-name="ce1" office:value-type="date" office:date-value="2019-10-15T03:41:46" calcext:value-type="date">
            <text:p>2019-10-15 03:41:46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style-name="ce1" office:value-type="date" office:date-value="2019-10-15T03:41:56" calcext:value-type="date">
            <text:p>2019-10-15 03:41:56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style-name="ce1" office:value-type="date" office:date-value="2019-10-15T03:42:06" calcext:value-type="date">
            <text:p>2019-10-15 03:42:06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style-name="ce1" office:value-type="date" office:date-value="2019-10-15T03:42:16" calcext:value-type="date">
            <text:p>2019-10-15 03:42:16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style-name="ce1" office:value-type="date" office:date-value="2019-10-15T03:42:26" calcext:value-type="date">
            <text:p>2019-10-15 03:42:26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style-name="ce1" office:value-type="date" office:date-value="2019-10-15T03:42:36" calcext:value-type="date">
            <text:p>2019-10-15 03:42:36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table:style-name="ce1" office:value-type="date" office:date-value="2019-10-15T03:42:46" calcext:value-type="date">
            <text:p>2019-10-15 03:42:46</text:p>
          </table:table-cell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table:style-name="ce1" office:value-type="date" office:date-value="2019-10-15T03:42:56" calcext:value-type="date">
            <text:p>2019-10-15 03:42:56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table:style-name="ce1" office:value-type="date" office:date-value="2019-10-15T03:43:06" calcext:value-type="date">
            <text:p>2019-10-15 03:43:06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style-name="ce1" office:value-type="date" office:date-value="2019-10-15T03:43:16" calcext:value-type="date">
            <text:p>2019-10-15 03:43:16</text:p>
          </table:table-cell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style-name="ce1" office:value-type="date" office:date-value="2019-10-15T03:43:26" calcext:value-type="date">
            <text:p>2019-10-15 03:43:26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style-name="ce1" office:value-type="date" office:date-value="2019-10-15T03:43:36" calcext:value-type="date">
            <text:p>2019-10-15 03:43:36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style-name="ce1" office:value-type="date" office:date-value="2019-10-15T03:43:46" calcext:value-type="date">
            <text:p>2019-10-15 03:43:46</text:p>
          </table:table-cell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style-name="ce1" office:value-type="date" office:date-value="2019-10-15T03:43:56" calcext:value-type="date">
            <text:p>2019-10-15 03:43:56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style-name="ce1" office:value-type="date" office:date-value="2019-10-15T03:44:06" calcext:value-type="date">
            <text:p>2019-10-15 03:44:06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style-name="ce1" office:value-type="date" office:date-value="2019-10-15T03:44:16" calcext:value-type="date">
            <text:p>2019-10-15 03:44:16</text:p>
          </table:table-cell>
          <table:table-cell office:value-type="float" office:value="804" calcext:value-type="float">
            <text:p>804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style-name="ce1" office:value-type="date" office:date-value="2019-10-15T03:44:26" calcext:value-type="date">
            <text:p>2019-10-15 03:44:26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style-name="ce1" office:value-type="date" office:date-value="2019-10-15T03:44:36" calcext:value-type="date">
            <text:p>2019-10-15 03:44:36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table:style-name="ce1" office:value-type="date" office:date-value="2019-10-15T03:44:46" calcext:value-type="date">
            <text:p>2019-10-15 03:44:46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table:style-name="ce1" office:value-type="date" office:date-value="2019-10-15T03:44:56" calcext:value-type="date">
            <text:p>2019-10-15 03:44:56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table:style-name="ce1" office:value-type="date" office:date-value="2019-10-15T03:45:06" calcext:value-type="date">
            <text:p>2019-10-15 03:45:06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table:style-name="ce1" office:value-type="date" office:date-value="2019-10-15T03:45:16" calcext:value-type="date">
            <text:p>2019-10-15 03:45:16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table:style-name="ce1" office:value-type="date" office:date-value="2019-10-15T03:45:26" calcext:value-type="date">
            <text:p>2019-10-15 03:45:26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style-name="ce1" office:value-type="date" office:date-value="2019-10-15T03:45:36" calcext:value-type="date">
            <text:p>2019-10-15 03:45:36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style-name="ce1" office:value-type="date" office:date-value="2019-10-15T03:45:46" calcext:value-type="date">
            <text:p>2019-10-15 03:45:4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style-name="ce1" office:value-type="date" office:date-value="2019-10-15T03:45:56" calcext:value-type="date">
            <text:p>2019-10-15 03:45:56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style-name="ce1" office:value-type="date" office:date-value="2019-10-15T03:46:06" calcext:value-type="date">
            <text:p>2019-10-15 03:46:06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style-name="ce1" office:value-type="date" office:date-value="2019-10-15T03:46:16" calcext:value-type="date">
            <text:p>2019-10-15 03:46:16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style-name="ce1" office:value-type="date" office:date-value="2019-10-15T03:46:26" calcext:value-type="date">
            <text:p>2019-10-15 03:46:26</text:p>
          </table:table-cell>
          <table:table-cell office:value-type="float" office:value="809" calcext:value-type="float">
            <text:p>809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style-name="ce1" office:value-type="date" office:date-value="2019-10-15T03:46:36" calcext:value-type="date">
            <text:p>2019-10-15 03:46:36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style-name="ce1" office:value-type="date" office:date-value="2019-10-15T03:46:46" calcext:value-type="date">
            <text:p>2019-10-15 03:46:46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style-name="ce1" office:value-type="date" office:date-value="2019-10-15T03:46:56" calcext:value-type="date">
            <text:p>2019-10-15 03:46:56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style-name="ce1" office:value-type="date" office:date-value="2019-10-15T03:47:06" calcext:value-type="date">
            <text:p>2019-10-15 03:47:06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style-name="ce1" office:value-type="date" office:date-value="2019-10-15T03:47:16" calcext:value-type="date">
            <text:p>2019-10-15 03:47:16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7" calcext:value-type="float">
            <text:p>81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style-name="ce1" office:value-type="date" office:date-value="2019-10-15T03:47:26" calcext:value-type="date">
            <text:p>2019-10-15 03:47:26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style-name="ce1" office:value-type="date" office:date-value="2019-10-15T03:47:36" calcext:value-type="date">
            <text:p>2019-10-15 03:47:36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style-name="ce1" office:value-type="date" office:date-value="2019-10-15T03:47:46" calcext:value-type="date">
            <text:p>2019-10-15 03:47:46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style-name="ce1" office:value-type="date" office:date-value="2019-10-15T03:47:56" calcext:value-type="date">
            <text:p>2019-10-15 03:47:56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style-name="ce1" office:value-type="date" office:date-value="2019-10-15T03:48:06" calcext:value-type="date">
            <text:p>2019-10-15 03:48:06</text:p>
          </table:table-cell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style-name="ce1" office:value-type="date" office:date-value="2019-10-15T03:48:16" calcext:value-type="date">
            <text:p>2019-10-15 03:48:16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816" calcext:value-type="float">
            <text:p>81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style-name="ce1" office:value-type="date" office:date-value="2019-10-15T03:48:26" calcext:value-type="date">
            <text:p>2019-10-15 03:48:26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style-name="ce1" office:value-type="date" office:date-value="2019-10-15T03:48:36" calcext:value-type="date">
            <text:p>2019-10-15 03:48:36</text:p>
          </table:table-cell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style-name="ce1" office:value-type="date" office:date-value="2019-10-15T03:48:46" calcext:value-type="date">
            <text:p>2019-10-15 03:48:46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style-name="ce1" office:value-type="date" office:date-value="2019-10-15T03:48:56" calcext:value-type="date">
            <text:p>2019-10-15 03:48:56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style-name="ce1" office:value-type="date" office:date-value="2019-10-15T03:49:06" calcext:value-type="date">
            <text:p>2019-10-15 03:49:06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style-name="ce1" office:value-type="date" office:date-value="2019-10-15T03:49:16" calcext:value-type="date">
            <text:p>2019-10-15 03:49:16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1" office:value-type="date" office:date-value="2019-10-15T03:49:26" calcext:value-type="date">
            <text:p>2019-10-15 03:49:26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style-name="ce1" office:value-type="date" office:date-value="2019-10-15T03:49:36" calcext:value-type="date">
            <text:p>2019-10-15 03:49:36</text:p>
          </table:table-cell>
          <table:table-cell office:value-type="float" office:value="815" calcext:value-type="float">
            <text:p>815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1" office:value-type="date" office:date-value="2019-10-15T03:49:46" calcext:value-type="date">
            <text:p>2019-10-15 03:49:46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date" office:date-value="2019-10-15T03:49:56" calcext:value-type="date">
            <text:p>2019-10-15 03:49:56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date" office:date-value="2019-10-15T03:50:06" calcext:value-type="date">
            <text:p>2019-10-15 03:50:06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date" office:date-value="2019-10-15T03:50:16" calcext:value-type="date">
            <text:p>2019-10-15 03:50:16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19-10-15T03:50:26" calcext:value-type="date">
            <text:p>2019-10-15 03:50:26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19-10-15T03:50:36" calcext:value-type="date">
            <text:p>2019-10-15 03:50:36</text:p>
          </table:table-cell>
          <table:table-cell office:value-type="float" office:value="817" calcext:value-type="float">
            <text:p>817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19-10-15T03:50:46" calcext:value-type="date">
            <text:p>2019-10-15 03:50:46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19-10-15T03:50:56" calcext:value-type="date">
            <text:p>2019-10-15 03:50:56</text:p>
          </table:table-cell>
          <table:table-cell office:value-type="float" office:value="820" calcext:value-type="float">
            <text:p>820</text:p>
          </table:table-cell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style-name="ce1" office:value-type="date" office:date-value="2019-10-15T03:51:06" calcext:value-type="date">
            <text:p>2019-10-15 03:51:06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style-name="ce1" office:value-type="date" office:date-value="2019-10-15T03:51:16" calcext:value-type="date">
            <text:p>2019-10-15 03:51:16</text:p>
          </table:table-cell>
          <table:table-cell office:value-type="float" office:value="820" calcext:value-type="float">
            <text:p>820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style-name="ce1" office:value-type="date" office:date-value="2019-10-15T03:51:26" calcext:value-type="date">
            <text:p>2019-10-15 03:51:26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style-name="ce1" office:value-type="date" office:date-value="2019-10-15T03:51:36" calcext:value-type="date">
            <text:p>2019-10-15 03:51:36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1" office:value-type="date" office:date-value="2019-10-15T03:51:46" calcext:value-type="date">
            <text:p>2019-10-15 03:51:46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1" office:value-type="date" office:date-value="2019-10-15T03:51:56" calcext:value-type="date">
            <text:p>2019-10-15 03:51:56</text:p>
          </table:table-cell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style-name="ce1" office:value-type="date" office:date-value="2019-10-15T03:52:06" calcext:value-type="date">
            <text:p>2019-10-15 03:52:06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style-name="ce1" office:value-type="date" office:date-value="2019-10-15T03:52:16" calcext:value-type="date">
            <text:p>2019-10-15 03:52:16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style-name="ce1" office:value-type="date" office:date-value="2019-10-15T03:52:26" calcext:value-type="date">
            <text:p>2019-10-15 03:52:26</text:p>
          </table:table-cell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style-name="ce1" office:value-type="date" office:date-value="2019-10-15T03:52:36" calcext:value-type="date">
            <text:p>2019-10-15 03:52:36</text:p>
          </table:table-cell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table:style-name="ce1" office:value-type="date" office:date-value="2019-10-15T03:52:46" calcext:value-type="date">
            <text:p>2019-10-15 03:52:46</text:p>
          </table:table-cell>
          <table:table-cell office:value-type="float" office:value="824" calcext:value-type="float">
            <text:p>824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style-name="ce1" office:value-type="date" office:date-value="2019-10-15T03:52:56" calcext:value-type="date">
            <text:p>2019-10-15 03:52:56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style-name="ce1" office:value-type="date" office:date-value="2019-10-15T03:53:06" calcext:value-type="date">
            <text:p>2019-10-15 03:53:06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style-name="ce1" office:value-type="date" office:date-value="2019-10-15T03:53:16" calcext:value-type="date">
            <text:p>2019-10-15 03:53:1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style-name="ce1" office:value-type="date" office:date-value="2019-10-15T03:53:26" calcext:value-type="date">
            <text:p>2019-10-15 03:53:26</text:p>
          </table:table-cell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style-name="ce1" office:value-type="date" office:date-value="2019-10-15T03:53:36" calcext:value-type="date">
            <text:p>2019-10-15 03:53:36</text:p>
          </table:table-cell>
          <table:table-cell office:value-type="float" office:value="825" calcext:value-type="float">
            <text:p>825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style-name="ce1" office:value-type="date" office:date-value="2019-10-15T03:53:46" calcext:value-type="date">
            <text:p>2019-10-15 03:53:46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style-name="ce1" office:value-type="date" office:date-value="2019-10-15T03:53:56" calcext:value-type="date">
            <text:p>2019-10-15 03:53:56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style-name="ce1" office:value-type="date" office:date-value="2019-10-15T03:54:06" calcext:value-type="date">
            <text:p>2019-10-15 03:54:06</text:p>
          </table:table-cell>
          <table:table-cell office:value-type="float" office:value="827" calcext:value-type="float">
            <text:p>827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style-name="ce1" office:value-type="date" office:date-value="2019-10-15T03:54:16" calcext:value-type="date">
            <text:p>2019-10-15 03:54:1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style-name="ce1" office:value-type="date" office:date-value="2019-10-15T03:54:26" calcext:value-type="date">
            <text:p>2019-10-15 03:54:26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style-name="ce1" office:value-type="date" office:date-value="2019-10-15T03:54:36" calcext:value-type="date">
            <text:p>2019-10-15 03:54:3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style-name="ce1" office:value-type="date" office:date-value="2019-10-15T03:54:46" calcext:value-type="date">
            <text:p>2019-10-15 03:54:46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style-name="ce1" office:value-type="date" office:date-value="2019-10-15T03:54:56" calcext:value-type="date">
            <text:p>2019-10-15 03:54:56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style-name="ce1" office:value-type="date" office:date-value="2019-10-15T03:55:06" calcext:value-type="date">
            <text:p>2019-10-15 03:55:06</text:p>
          </table:table-cell>
          <table:table-cell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table:style-name="ce1" office:value-type="date" office:date-value="2019-10-15T03:55:16" calcext:value-type="date">
            <text:p>2019-10-15 03:55:16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table:style-name="ce1" office:value-type="date" office:date-value="2019-10-15T03:55:26" calcext:value-type="date">
            <text:p>2019-10-15 03:55:26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35" calcext:value-type="float">
            <text:p>83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style-name="ce1" office:value-type="date" office:date-value="2019-10-15T03:55:36" calcext:value-type="date">
            <text:p>2019-10-15 03:55:36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834" calcext:value-type="float">
            <text:p>83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style-name="ce1" office:value-type="date" office:date-value="2019-10-15T03:55:46" calcext:value-type="date">
            <text:p>2019-10-15 03:55:46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36" calcext:value-type="float">
            <text:p>83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style-name="ce1" office:value-type="date" office:date-value="2019-10-15T03:55:56" calcext:value-type="date">
            <text:p>2019-10-15 03:55:56</text:p>
          </table:table-cell>
          <table:table-cell table:number-columns-repeated="2"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style-name="ce1" office:value-type="date" office:date-value="2019-10-15T03:56:06" calcext:value-type="date">
            <text:p>2019-10-15 03:56:0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835" calcext:value-type="float">
            <text:p>83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style-name="ce1" office:value-type="date" office:date-value="2019-10-15T03:56:16" calcext:value-type="date">
            <text:p>2019-10-15 03:56:16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style-name="ce1" office:value-type="date" office:date-value="2019-10-15T03:56:26" calcext:value-type="date">
            <text:p>2019-10-15 03:56:26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7" calcext:value-type="float">
            <text:p>83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style-name="ce1" office:value-type="date" office:date-value="2019-10-15T03:56:36" calcext:value-type="date">
            <text:p>2019-10-15 03:56:36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date" office:date-value="2019-10-15T03:56:46" calcext:value-type="date">
            <text:p>2019-10-15 03:56:46</text:p>
          </table:table-cell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style-name="ce1" office:value-type="date" office:date-value="2019-10-15T03:56:56" calcext:value-type="date">
            <text:p>2019-10-15 03:56:56</text:p>
          </table:table-cell>
          <table:table-cell office:value-type="float" office:value="833" calcext:value-type="float">
            <text:p>833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style-name="ce1" office:value-type="date" office:date-value="2019-10-15T03:57:06" calcext:value-type="date">
            <text:p>2019-10-15 03:57:06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date" office:date-value="2019-10-15T03:57:16" calcext:value-type="date">
            <text:p>2019-10-15 03:57:16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39" calcext:value-type="float">
            <text:p>83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date" office:date-value="2019-10-15T03:57:26" calcext:value-type="date">
            <text:p>2019-10-15 03:57:26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style-name="ce1" office:value-type="date" office:date-value="2019-10-15T03:57:36" calcext:value-type="date">
            <text:p>2019-10-15 03:57:36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style-name="ce1" office:value-type="date" office:date-value="2019-10-15T03:57:46" calcext:value-type="date">
            <text:p>2019-10-15 03:57:46</text:p>
          </table:table-cell>
          <table:table-cell office:value-type="float" office:value="836" calcext:value-type="float">
            <text:p>836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style-name="ce1" office:value-type="date" office:date-value="2019-10-15T03:57:56" calcext:value-type="date">
            <text:p>2019-10-15 03:57:56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style-name="ce1" office:value-type="date" office:date-value="2019-10-15T03:58:06" calcext:value-type="date">
            <text:p>2019-10-15 03:58:0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style-name="ce1" office:value-type="date" office:date-value="2019-10-15T03:58:16" calcext:value-type="date">
            <text:p>2019-10-15 03:58:16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style-name="ce1" office:value-type="date" office:date-value="2019-10-15T03:58:26" calcext:value-type="date">
            <text:p>2019-10-15 03:58:26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style-name="ce1" office:value-type="date" office:date-value="2019-10-15T03:58:36" calcext:value-type="date">
            <text:p>2019-10-15 03:58:36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style-name="ce1" office:value-type="date" office:date-value="2019-10-15T03:58:46" calcext:value-type="date">
            <text:p>2019-10-15 03:58:46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44" calcext:value-type="float">
            <text:p>84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style-name="ce1" office:value-type="date" office:date-value="2019-10-15T03:58:56" calcext:value-type="date">
            <text:p>2019-10-15 03:58:56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style-name="ce1" office:value-type="date" office:date-value="2019-10-15T03:59:06" calcext:value-type="date">
            <text:p>2019-10-15 03:59:06</text:p>
          </table:table-cell>
          <table:table-cell office:value-type="float" office:value="837" calcext:value-type="float">
            <text:p>837</text:p>
          </table:table-cell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style-name="ce1" office:value-type="date" office:date-value="2019-10-15T03:59:16" calcext:value-type="date">
            <text:p>2019-10-15 03:59:16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table:style-name="ce1" office:value-type="date" office:date-value="2019-10-15T03:59:26" calcext:value-type="date">
            <text:p>2019-10-15 03:59:26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844" calcext:value-type="float">
            <text:p>84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style-name="ce1" office:value-type="date" office:date-value="2019-10-15T03:59:36" calcext:value-type="date">
            <text:p>2019-10-15 03:59:36</text:p>
          </table:table-cell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style-name="ce1" office:value-type="date" office:date-value="2019-10-15T03:59:46" calcext:value-type="date">
            <text:p>2019-10-15 03:59:46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style-name="ce1" office:value-type="date" office:date-value="2019-10-15T03:59:56" calcext:value-type="date">
            <text:p>2019-10-15 03:59:56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4:00:06" calcext:value-type="date">
            <text:p>2019-10-15 04:00:06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4:00:16" calcext:value-type="date">
            <text:p>2019-10-15 04:00:16</text:p>
          </table:table-cell>
          <table:table-cell office:value-type="float" office:value="840" calcext:value-type="float">
            <text:p>840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4:00:26" calcext:value-type="date">
            <text:p>2019-10-15 04:00:26</text:p>
          </table:table-cell>
          <table:table-cell office:value-type="float" office:value="842" calcext:value-type="float">
            <text:p>842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4:00:36" calcext:value-type="date">
            <text:p>2019-10-15 04:00:36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7" calcext:value-type="float">
            <text:p>84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4:00:46" calcext:value-type="date">
            <text:p>2019-10-15 04:00:46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style-name="ce1" office:value-type="date" office:date-value="2019-10-15T04:00:56" calcext:value-type="date">
            <text:p>2019-10-15 04:00:56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style-name="ce1" office:value-type="date" office:date-value="2019-10-15T04:01:06" calcext:value-type="date">
            <text:p>2019-10-15 04:01:06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style-name="ce1" office:value-type="date" office:date-value="2019-10-15T04:01:16" calcext:value-type="date">
            <text:p>2019-10-15 04:01:16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style-name="ce1" office:value-type="date" office:date-value="2019-10-15T04:01:26" calcext:value-type="date">
            <text:p>2019-10-15 04:01:26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style-name="ce1" office:value-type="date" office:date-value="2019-10-15T04:01:36" calcext:value-type="date">
            <text:p>2019-10-15 04:01:36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style-name="ce1" office:value-type="date" office:date-value="2019-10-15T04:01:46" calcext:value-type="date">
            <text:p>2019-10-15 04:01:46</text:p>
          </table:table-cell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style-name="ce1" office:value-type="date" office:date-value="2019-10-15T04:01:56" calcext:value-type="date">
            <text:p>2019-10-15 04:01:56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style-name="ce1" office:value-type="date" office:date-value="2019-10-15T04:02:06" calcext:value-type="date">
            <text:p>2019-10-15 04:02:06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style-name="ce1" office:value-type="date" office:date-value="2019-10-15T04:02:16" calcext:value-type="date">
            <text:p>2019-10-15 04:02:16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style-name="ce1" office:value-type="date" office:date-value="2019-10-15T04:02:26" calcext:value-type="date">
            <text:p>2019-10-15 04:02:26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51" calcext:value-type="float">
            <text:p>85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style-name="ce1" office:value-type="date" office:date-value="2019-10-15T04:02:36" calcext:value-type="date">
            <text:p>2019-10-15 04:02:36</text:p>
          </table:table-cell>
          <table:table-cell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style-name="ce1" office:value-type="date" office:date-value="2019-10-15T04:02:46" calcext:value-type="date">
            <text:p>2019-10-15 04:02:46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style-name="ce1" office:value-type="date" office:date-value="2019-10-15T04:02:56" calcext:value-type="date">
            <text:p>2019-10-15 04:02:56</text:p>
          </table:table-cell>
          <table:table-cell office:value-type="float" office:value="848" calcext:value-type="float">
            <text:p>848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style-name="ce1" office:value-type="date" office:date-value="2019-10-15T04:03:06" calcext:value-type="date">
            <text:p>2019-10-15 04:03:06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style-name="ce1" office:value-type="date" office:date-value="2019-10-15T04:03:16" calcext:value-type="date">
            <text:p>2019-10-15 04:03:16</text:p>
          </table:table-cell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style-name="ce1" office:value-type="date" office:date-value="2019-10-15T04:03:26" calcext:value-type="date">
            <text:p>2019-10-15 04:03:26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style-name="ce1" office:value-type="date" office:date-value="2019-10-15T04:03:36" calcext:value-type="date">
            <text:p>2019-10-15 04:03:36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style-name="ce1" office:value-type="date" office:date-value="2019-10-15T04:03:46" calcext:value-type="date">
            <text:p>2019-10-15 04:03:46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style-name="ce1" office:value-type="date" office:date-value="2019-10-15T04:03:56" calcext:value-type="date">
            <text:p>2019-10-15 04:03:5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style-name="ce1" office:value-type="date" office:date-value="2019-10-15T04:04:06" calcext:value-type="date">
            <text:p>2019-10-15 04:04:0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style-name="ce1" office:value-type="date" office:date-value="2019-10-15T04:04:16" calcext:value-type="date">
            <text:p>2019-10-15 04:04:1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table:style-name="ce1" office:value-type="date" office:date-value="2019-10-15T04:04:26" calcext:value-type="date">
            <text:p>2019-10-15 04:04:2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table:style-name="ce1" office:value-type="date" office:date-value="2019-10-15T04:04:36" calcext:value-type="date">
            <text:p>2019-10-15 04:04:36</text:p>
          </table:table-cell>
          <table:table-cell office:value-type="float" office:value="852" calcext:value-type="float">
            <text:p>852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style-name="ce1" office:value-type="date" office:date-value="2019-10-15T04:04:46" calcext:value-type="date">
            <text:p>2019-10-15 04:04:46</text:p>
          </table:table-cell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9-10-15T04:04:56" calcext:value-type="date">
            <text:p>2019-10-15 04:04:56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9-10-15T04:05:06" calcext:value-type="date">
            <text:p>2019-10-15 04:05:06</text:p>
          </table:table-cell>
          <table:table-cell office:value-type="float" office:value="852" calcext:value-type="float">
            <text:p>852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9-10-15T04:05:16" calcext:value-type="date">
            <text:p>2019-10-15 04:05:16</text:p>
          </table:table-cell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9-10-15T04:05:26" calcext:value-type="date">
            <text:p>2019-10-15 04:05:26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858" calcext:value-type="float">
            <text:p>858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style-name="ce1" office:value-type="date" office:date-value="2019-10-15T04:05:36" calcext:value-type="date">
            <text:p>2019-10-15 04:05:36</text:p>
          </table:table-cell>
          <table:table-cell office:value-type="float" office:value="854" calcext:value-type="float">
            <text:p>854</text:p>
          </table:table-cell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1" office:value-type="date" office:date-value="2019-10-15T04:05:46" calcext:value-type="date">
            <text:p>2019-10-15 04:05:46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1" office:value-type="date" office:date-value="2019-10-15T04:05:56" calcext:value-type="date">
            <text:p>2019-10-15 04:05: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1" office:value-type="date" office:date-value="2019-10-15T04:06:06" calcext:value-type="date">
            <text:p>2019-10-15 04:06:06</text:p>
          </table:table-cell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859" calcext:value-type="float">
            <text:p>85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style-name="ce1" office:value-type="date" office:date-value="2019-10-15T04:06:16" calcext:value-type="date">
            <text:p>2019-10-15 04:06:16</text:p>
          </table:table-cell>
          <table:table-cell office:value-type="float" office:value="855" calcext:value-type="float">
            <text:p>855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style-name="ce1" office:value-type="date" office:date-value="2019-10-15T04:06:26" calcext:value-type="date">
            <text:p>2019-10-15 04:06:2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style-name="ce1" office:value-type="date" office:date-value="2019-10-15T04:06:36" calcext:value-type="date">
            <text:p>2019-10-15 04:06:36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style-name="ce1" office:value-type="date" office:date-value="2019-10-15T04:06:46" calcext:value-type="date">
            <text:p>2019-10-15 04:06:46</text:p>
          </table:table-cell>
          <table:table-cell office:value-type="float" office:value="856" calcext:value-type="float">
            <text:p>856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style-name="ce1" office:value-type="date" office:date-value="2019-10-15T04:06:56" calcext:value-type="date">
            <text:p>2019-10-15 04:06:56</text:p>
          </table:table-cell>
          <table:table-cell office:value-type="float" office:value="856" calcext:value-type="float">
            <text:p>856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style-name="ce1" office:value-type="date" office:date-value="2019-10-15T04:07:06" calcext:value-type="date">
            <text:p>2019-10-15 04:07:06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style-name="ce1" office:value-type="date" office:date-value="2019-10-15T04:07:16" calcext:value-type="date">
            <text:p>2019-10-15 04:07:16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table:style-name="ce1" office:value-type="date" office:date-value="2019-10-15T04:07:26" calcext:value-type="date">
            <text:p>2019-10-15 04:07:26</text:p>
          </table:table-cell>
          <table:table-cell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table:style-name="ce1" office:value-type="date" office:date-value="2019-10-15T04:07:36" calcext:value-type="date">
            <text:p>2019-10-15 04:07:36</text:p>
          </table:table-cell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863" calcext:value-type="float">
            <text:p>86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table:style-name="ce1" office:value-type="date" office:date-value="2019-10-15T04:07:46" calcext:value-type="date">
            <text:p>2019-10-15 04:07:46</text:p>
          </table:table-cell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style-name="ce1" office:value-type="date" office:date-value="2019-10-15T04:07:56" calcext:value-type="date">
            <text:p>2019-10-15 04:07:56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style-name="ce1" office:value-type="date" office:date-value="2019-10-15T04:08:06" calcext:value-type="date">
            <text:p>2019-10-15 04:08:06</text:p>
          </table:table-cell>
          <table:table-cell office:value-type="float" office:value="859" calcext:value-type="float">
            <text:p>859</text:p>
          </table:table-cell>
          <table:table-cell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style-name="ce1" office:value-type="date" office:date-value="2019-10-15T04:08:16" calcext:value-type="date">
            <text:p>2019-10-15 04:08:16</text:p>
          </table:table-cell>
          <table:table-cell office:value-type="float" office:value="861" calcext:value-type="float">
            <text:p>861</text:p>
          </table:table-cell>
          <table:table-cell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style-name="ce1" office:value-type="date" office:date-value="2019-10-15T04:08:26" calcext:value-type="date">
            <text:p>2019-10-15 04:08:26</text:p>
          </table:table-cell>
          <table:table-cell office:value-type="float" office:value="861" calcext:value-type="float">
            <text:p>861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style-name="ce1" office:value-type="date" office:date-value="2019-10-15T04:08:36" calcext:value-type="date">
            <text:p>2019-10-15 04:08:36</text:p>
          </table:table-cell>
          <table:table-cell office:value-type="float" office:value="861" calcext:value-type="float">
            <text:p>861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style-name="ce1" office:value-type="date" office:date-value="2019-10-15T04:08:46" calcext:value-type="date">
            <text:p>2019-10-15 04:08:46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style-name="ce1" office:value-type="date" office:date-value="2019-10-15T04:08:56" calcext:value-type="date">
            <text:p>2019-10-15 04:08:56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date" office:date-value="2019-10-15T04:09:06" calcext:value-type="date">
            <text:p>2019-10-15 04:09:06</text:p>
          </table:table-cell>
          <table:table-cell office:value-type="float" office:value="862" calcext:value-type="float">
            <text:p>862</text:p>
          </table:table-cell>
          <table:table-cell office:value-type="float" office:value="865" calcext:value-type="float">
            <text:p>865</text:p>
          </table:table-cell>
          <table:table-cell office:value-type="float" office:value="867" calcext:value-type="float">
            <text:p>86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date" office:date-value="2019-10-15T04:09:16" calcext:value-type="date">
            <text:p>2019-10-15 04:09:16</text:p>
          </table:table-cell>
          <table:table-cell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date" office:date-value="2019-10-15T04:09:26" calcext:value-type="date">
            <text:p>2019-10-15 04:09:26</text:p>
          </table:table-cell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style-name="ce1" office:value-type="date" office:date-value="2019-10-15T04:09:36" calcext:value-type="date">
            <text:p>2019-10-15 04:09:36</text:p>
          </table:table-cell>
          <table:table-cell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67" calcext:value-type="float">
            <text:p>867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style-name="ce1" office:value-type="date" office:date-value="2019-10-15T04:09:46" calcext:value-type="date">
            <text:p>2019-10-15 04:09:46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style-name="ce1" office:value-type="date" office:date-value="2019-10-15T04:09:56" calcext:value-type="date">
            <text:p>2019-10-15 04:09:56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style-name="ce1" office:value-type="date" office:date-value="2019-10-15T04:10:06" calcext:value-type="date">
            <text:p>2019-10-15 04:10:06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style-name="ce1" office:value-type="date" office:date-value="2019-10-15T04:10:16" calcext:value-type="date">
            <text:p>2019-10-15 04:10:16</text:p>
          </table:table-cell>
          <table:table-cell office:value-type="float" office:value="865" calcext:value-type="float">
            <text:p>865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style-name="ce1" office:value-type="date" office:date-value="2019-10-15T04:10:26" calcext:value-type="date">
            <text:p>2019-10-15 04:10:26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869" calcext:value-type="float">
            <text:p>869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date" office:date-value="2019-10-15T04:10:36" calcext:value-type="date">
            <text:p>2019-10-15 04:10:36</text:p>
          </table:table-cell>
          <table:table-cell office:value-type="float" office:value="865" calcext:value-type="float">
            <text:p>865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date" office:date-value="2019-10-15T04:10:46" calcext:value-type="date">
            <text:p>2019-10-15 04:10:46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date" office:date-value="2019-10-15T04:10:56" calcext:value-type="date">
            <text:p>2019-10-15 04:10:56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style-name="ce1" office:value-type="date" office:date-value="2019-10-15T04:11:06" calcext:value-type="date">
            <text:p>2019-10-15 04:11:0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style-name="ce1" office:value-type="date" office:date-value="2019-10-15T04:11:16" calcext:value-type="date">
            <text:p>2019-10-15 04:11:16</text:p>
          </table:table-cell>
          <table:table-cell office:value-type="float" office:value="869" calcext:value-type="float">
            <text:p>869</text:p>
          </table:table-cell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style-name="ce1" office:value-type="date" office:date-value="2019-10-15T04:11:26" calcext:value-type="date">
            <text:p>2019-10-15 04:11:26</text:p>
          </table:table-cell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style-name="ce1" office:value-type="date" office:date-value="2019-10-15T04:11:36" calcext:value-type="date">
            <text:p>2019-10-15 04:11:36</text:p>
          </table:table-cell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style-name="ce1" office:value-type="date" office:date-value="2019-10-15T04:11:46" calcext:value-type="date">
            <text:p>2019-10-15 04:11:46</text:p>
          </table:table-cell>
          <table:table-cell office:value-type="float" office:value="868" calcext:value-type="float">
            <text:p>868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style-name="ce1" office:value-type="date" office:date-value="2019-10-15T04:11:56" calcext:value-type="date">
            <text:p>2019-10-15 04:11:56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style-name="ce1" office:value-type="date" office:date-value="2019-10-15T04:12:06" calcext:value-type="date">
            <text:p>2019-10-15 04:12:06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5" calcext:value-type="float">
            <text:p>875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style-name="ce1" office:value-type="date" office:date-value="2019-10-15T04:12:16" calcext:value-type="date">
            <text:p>2019-10-15 04:12:16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table:style-name="ce1" office:value-type="date" office:date-value="2019-10-15T04:12:26" calcext:value-type="date">
            <text:p>2019-10-15 04:12:26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table:style-name="ce1" office:value-type="date" office:date-value="2019-10-15T04:12:36" calcext:value-type="date">
            <text:p>2019-10-15 04:12:36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style-name="ce1" office:value-type="date" office:date-value="2019-10-15T04:12:46" calcext:value-type="date">
            <text:p>2019-10-15 04:12:46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style-name="ce1" office:value-type="date" office:date-value="2019-10-15T04:12:56" calcext:value-type="date">
            <text:p>2019-10-15 04:12:56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style-name="ce1" office:value-type="date" office:date-value="2019-10-15T04:13:06" calcext:value-type="date">
            <text:p>2019-10-15 04:13:06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style-name="ce1" office:value-type="date" office:date-value="2019-10-15T04:13:16" calcext:value-type="date">
            <text:p>2019-10-15 04:13:16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9-10-15T04:13:26" calcext:value-type="date">
            <text:p>2019-10-15 04:13:26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9-10-15T04:13:36" calcext:value-type="date">
            <text:p>2019-10-15 04:13:36</text:p>
          </table:table-cell>
          <table:table-cell office:value-type="float" office:value="872" calcext:value-type="float">
            <text:p>872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9-10-15T04:13:46" calcext:value-type="date">
            <text:p>2019-10-15 04:13:46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date" office:date-value="2019-10-15T04:13:56" calcext:value-type="date">
            <text:p>2019-10-15 04:13:56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date" office:date-value="2019-10-15T04:14:06" calcext:value-type="date">
            <text:p>2019-10-15 04:14:06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date" office:date-value="2019-10-15T04:14:16" calcext:value-type="date">
            <text:p>2019-10-15 04:14:16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style-name="ce1" office:value-type="date" office:date-value="2019-10-15T04:14:26" calcext:value-type="date">
            <text:p>2019-10-15 04:14:26</text:p>
          </table:table-cell>
          <table:table-cell office:value-type="float" office:value="874" calcext:value-type="float">
            <text:p>874</text:p>
          </table:table-cell>
          <table:table-cell office:value-type="float" office:value="878" calcext:value-type="float">
            <text:p>878</text:p>
          </table:table-cell>
          <table:table-cell office:value-type="float" office:value="881" calcext:value-type="float">
            <text:p>88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style-name="ce1" office:value-type="date" office:date-value="2019-10-15T04:14:36" calcext:value-type="date">
            <text:p>2019-10-15 04:14:36</text:p>
          </table:table-cell>
          <table:table-cell table:number-columns-repeated="2" office:value-type="float" office:value="877" calcext:value-type="float">
            <text:p>877</text:p>
          </table:table-cell>
          <table:table-cell office:value-type="float" office:value="881" calcext:value-type="float">
            <text:p>88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style-name="ce1" office:value-type="date" office:date-value="2019-10-15T04:14:46" calcext:value-type="date">
            <text:p>2019-10-15 04:14:46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style-name="ce1" office:value-type="date" office:date-value="2019-10-15T04:14:56" calcext:value-type="date">
            <text:p>2019-10-15 04:14:56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style-name="ce1" office:value-type="date" office:date-value="2019-10-15T04:15:06" calcext:value-type="date">
            <text:p>2019-10-15 04:15:06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style-name="ce1" office:value-type="date" office:date-value="2019-10-15T04:15:16" calcext:value-type="date">
            <text:p>2019-10-15 04:15:16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80" calcext:value-type="float">
            <text:p>88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style-name="ce1" office:value-type="date" office:date-value="2019-10-15T04:15:26" calcext:value-type="date">
            <text:p>2019-10-15 04:15:26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82" calcext:value-type="float">
            <text:p>88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style-name="ce1" office:value-type="date" office:date-value="2019-10-15T04:15:36" calcext:value-type="date">
            <text:p>2019-10-15 04:15:36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style-name="ce1" office:value-type="date" office:date-value="2019-10-15T04:15:46" calcext:value-type="date">
            <text:p>2019-10-15 04:15:46</text:p>
          </table:table-cell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style-name="ce1" office:value-type="date" office:date-value="2019-10-15T04:15:56" calcext:value-type="date">
            <text:p>2019-10-15 04:15:56</text:p>
          </table:table-cell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9-10-15T04:16:06" calcext:value-type="date">
            <text:p>2019-10-15 04:16:06</text:p>
          </table:table-cell>
          <table:table-cell office:value-type="float" office:value="877" calcext:value-type="float">
            <text:p>877</text:p>
          </table:table-cell>
          <table:table-cell office:value-type="float" office:value="880" calcext:value-type="float">
            <text:p>880</text:p>
          </table:table-cell>
          <table:table-cell office:value-type="float" office:value="883" calcext:value-type="float">
            <text:p>88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9-10-15T04:16:16" calcext:value-type="date">
            <text:p>2019-10-15 04:16:16</text:p>
          </table:table-cell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16:26" calcext:value-type="date">
            <text:p>2019-10-15 04:16:26</text:p>
          </table:table-cell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16:36" calcext:value-type="date">
            <text:p>2019-10-15 04:16:36</text:p>
          </table:table-cell>
          <table:table-cell office:value-type="float" office:value="880" calcext:value-type="float">
            <text:p>880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16:46" calcext:value-type="date">
            <text:p>2019-10-15 04:16:46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16:56" calcext:value-type="date">
            <text:p>2019-10-15 04:16:56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86" calcext:value-type="float">
            <text:p>88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17:06" calcext:value-type="date">
            <text:p>2019-10-15 04:17:06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17:16" calcext:value-type="date">
            <text:p>2019-10-15 04:17:16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style-name="ce1" office:value-type="date" office:date-value="2019-10-15T04:17:26" calcext:value-type="date">
            <text:p>2019-10-15 04:17:26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7" calcext:value-type="float">
            <text:p>88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17:36" calcext:value-type="date">
            <text:p>2019-10-15 04:17:36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17:46" calcext:value-type="date">
            <text:p>2019-10-15 04:17:46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17:56" calcext:value-type="date">
            <text:p>2019-10-15 04:17:56</text:p>
          </table:table-cell>
          <table:table-cell office:value-type="float" office:value="884" calcext:value-type="float">
            <text:p>884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18:06" calcext:value-type="date">
            <text:p>2019-10-15 04:18:06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886" calcext:value-type="float">
            <text:p>88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18:16" calcext:value-type="date">
            <text:p>2019-10-15 04:18:16</text:p>
          </table:table-cell>
          <table:table-cell office:value-type="float" office:value="884" calcext:value-type="float">
            <text:p>884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style-name="ce1" office:value-type="date" office:date-value="2019-10-15T04:18:26" calcext:value-type="date">
            <text:p>2019-10-15 04:18:26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18:36" calcext:value-type="date">
            <text:p>2019-10-15 04:18:36</text:p>
          </table:table-cell>
          <table:table-cell office:value-type="float" office:value="885" calcext:value-type="float">
            <text:p>885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18:46" calcext:value-type="date">
            <text:p>2019-10-15 04:18:46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18:56" calcext:value-type="date">
            <text:p>2019-10-15 04:18:56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19:06" calcext:value-type="date">
            <text:p>2019-10-15 04:19:06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date" office:date-value="2019-10-15T04:19:16" calcext:value-type="date">
            <text:p>2019-10-15 04:19:16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1" calcext:value-type="float">
            <text:p>89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style-name="ce1" office:value-type="date" office:date-value="2019-10-15T04:19:26" calcext:value-type="date">
            <text:p>2019-10-15 04:19:26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date" office:date-value="2019-10-15T04:19:36" calcext:value-type="date">
            <text:p>2019-10-15 04:19:36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style-name="ce1" office:value-type="date" office:date-value="2019-10-15T04:19:46" calcext:value-type="date">
            <text:p>2019-10-15 04:19:46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891" calcext:value-type="float">
            <text:p>89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style-name="ce1" office:value-type="date" office:date-value="2019-10-15T04:19:56" calcext:value-type="date">
            <text:p>2019-10-15 04:19:56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style-name="ce1" office:value-type="date" office:date-value="2019-10-15T04:20:06" calcext:value-type="date">
            <text:p>2019-10-15 04:20:06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style-name="ce1" office:value-type="date" office:date-value="2019-10-15T04:20:16" calcext:value-type="date">
            <text:p>2019-10-15 04:20:16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style-name="ce1" office:value-type="date" office:date-value="2019-10-15T04:20:26" calcext:value-type="date">
            <text:p>2019-10-15 04:20:26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style-name="ce1" office:value-type="date" office:date-value="2019-10-15T04:20:36" calcext:value-type="date">
            <text:p>2019-10-15 04:20:36</text:p>
          </table:table-cell>
          <table:table-cell office:value-type="float" office:value="889" calcext:value-type="float">
            <text:p>889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date" office:date-value="2019-10-15T04:20:46" calcext:value-type="date">
            <text:p>2019-10-15 04:20:46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date" office:date-value="2019-10-15T04:20:56" calcext:value-type="date">
            <text:p>2019-10-15 04:20:56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895" calcext:value-type="float">
            <text:p>89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style-name="ce1" office:value-type="date" office:date-value="2019-10-15T04:21:06" calcext:value-type="date">
            <text:p>2019-10-15 04:21:06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style-name="ce1" office:value-type="date" office:date-value="2019-10-15T04:21:16" calcext:value-type="date">
            <text:p>2019-10-15 04:21:16</text:p>
          </table:table-cell>
          <table:table-cell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style-name="ce1" office:value-type="date" office:date-value="2019-10-15T04:21:26" calcext:value-type="date">
            <text:p>2019-10-15 04:21:26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date" office:date-value="2019-10-15T04:21:36" calcext:value-type="date">
            <text:p>2019-10-15 04:21:36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7" calcext:value-type="float">
            <text:p>89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date" office:date-value="2019-10-15T04:21:46" calcext:value-type="date">
            <text:p>2019-10-15 04:21:46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date" office:date-value="2019-10-15T04:21:56" calcext:value-type="date">
            <text:p>2019-10-15 04:21:56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897" calcext:value-type="float">
            <text:p>89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date" office:date-value="2019-10-15T04:22:06" calcext:value-type="date">
            <text:p>2019-10-15 04:22:06</text:p>
          </table:table-cell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style-name="ce1" office:value-type="date" office:date-value="2019-10-15T04:22:16" calcext:value-type="date">
            <text:p>2019-10-15 04:22:16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style-name="ce1" office:value-type="date" office:date-value="2019-10-15T04:22:26" calcext:value-type="date">
            <text:p>2019-10-15 04:22:26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96" calcext:value-type="float">
            <text:p>89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style-name="ce1" office:value-type="date" office:date-value="2019-10-15T04:22:36" calcext:value-type="date">
            <text:p>2019-10-15 04:22:36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99" calcext:value-type="float">
            <text:p>89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style-name="ce1" office:value-type="date" office:date-value="2019-10-15T04:22:46" calcext:value-type="date">
            <text:p>2019-10-15 04:22:46</text:p>
          </table:table-cell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1" office:value-type="date" office:date-value="2019-10-15T04:22:56" calcext:value-type="date">
            <text:p>2019-10-15 04:22:56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1" office:value-type="date" office:date-value="2019-10-15T04:23:06" calcext:value-type="date">
            <text:p>2019-10-15 04:23:06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date" office:date-value="2019-10-15T04:23:16" calcext:value-type="date">
            <text:p>2019-10-15 04:23:16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date" office:date-value="2019-10-15T04:23:26" calcext:value-type="date">
            <text:p>2019-10-15 04:23:2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date" office:date-value="2019-10-15T04:23:36" calcext:value-type="date">
            <text:p>2019-10-15 04:23:36</text:p>
          </table:table-cell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date" office:date-value="2019-10-15T04:23:46" calcext:value-type="date">
            <text:p>2019-10-15 04:23:46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date" office:date-value="2019-10-15T04:23:56" calcext:value-type="date">
            <text:p>2019-10-15 04:23:56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style-name="ce1" office:value-type="date" office:date-value="2019-10-15T04:24:06" calcext:value-type="date">
            <text:p>2019-10-15 04:24:06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style-name="ce1" office:value-type="date" office:date-value="2019-10-15T04:24:16" calcext:value-type="date">
            <text:p>2019-10-15 04:24:16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887" calcext:value-type="float">
            <text:p>88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date" office:date-value="2019-10-15T04:24:26" calcext:value-type="date">
            <text:p>2019-10-15 04:24:26</text:p>
          </table:table-cell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office:value-type="float" office:value="886" calcext:value-type="float">
            <text:p>88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date" office:date-value="2019-10-15T04:24:36" calcext:value-type="date">
            <text:p>2019-10-15 04:24:36</text:p>
          </table:table-cell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date" office:date-value="2019-10-15T04:24:46" calcext:value-type="date">
            <text:p>2019-10-15 04:24:46</text:p>
          </table:table-cell>
          <table:table-cell office:value-type="float" office:value="877" calcext:value-type="float">
            <text:p>877</text:p>
          </table:table-cell>
          <table:table-cell office:value-type="float" office:value="879" calcext:value-type="float">
            <text:p>879</text:p>
          </table:table-cell>
          <table:table-cell office:value-type="float" office:value="882" calcext:value-type="float">
            <text:p>88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style-name="ce1" office:value-type="date" office:date-value="2019-10-15T04:24:56" calcext:value-type="date">
            <text:p>2019-10-15 04:24:56</text:p>
          </table:table-cell>
          <table:table-cell office:value-type="float" office:value="875" calcext:value-type="float">
            <text:p>875</text:p>
          </table:table-cell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style-name="ce1" office:value-type="date" office:date-value="2019-10-15T04:25:06" calcext:value-type="date">
            <text:p>2019-10-15 04:25:06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81" calcext:value-type="float">
            <text:p>88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25:16" calcext:value-type="date">
            <text:p>2019-10-15 04:25:16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date" office:date-value="2019-10-15T04:25:26" calcext:value-type="date">
            <text:p>2019-10-15 04:25:26</text:p>
          </table:table-cell>
          <table:table-cell office:value-type="float" office:value="872" calcext:value-type="float">
            <text:p>872</text:p>
          </table:table-cell>
          <table:table-cell office:value-type="float" office:value="875" calcext:value-type="float">
            <text:p>875</text:p>
          </table:table-cell>
          <table:table-cell office:value-type="float" office:value="878" calcext:value-type="float">
            <text:p>87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style-name="ce1" office:value-type="date" office:date-value="2019-10-15T04:25:36" calcext:value-type="date">
            <text:p>2019-10-15 04:25:36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style-name="ce1" office:value-type="date" office:date-value="2019-10-15T04:25:46" calcext:value-type="date">
            <text:p>2019-10-15 04:25:46</text:p>
          </table:table-cell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25:56" calcext:value-type="date">
            <text:p>2019-10-15 04:25:56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26:06" calcext:value-type="date">
            <text:p>2019-10-15 04:26:06</text:p>
          </table:table-cell>
          <table:table-cell office:value-type="float" office:value="868" calcext:value-type="float">
            <text:p>868</text:p>
          </table:table-cell>
          <table:table-cell office:value-type="float" office:value="871" calcext:value-type="float">
            <text:p>871</text:p>
          </table:table-cell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26:16" calcext:value-type="date">
            <text:p>2019-10-15 04:26:16</text:p>
          </table:table-cell>
          <table:table-cell office:value-type="float" office:value="868" calcext:value-type="float">
            <text:p>868</text:p>
          </table:table-cell>
          <table:table-cell office:value-type="float" office:value="871" calcext:value-type="float">
            <text:p>871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26:26" calcext:value-type="date">
            <text:p>2019-10-15 04:26:26</text:p>
          </table:table-cell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26:36" calcext:value-type="date">
            <text:p>2019-10-15 04:26:36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6:46" calcext:value-type="date">
            <text:p>2019-10-15 04:26:46</text:p>
          </table:table-cell>
          <table:table-cell office:value-type="float" office:value="866" calcext:value-type="float">
            <text:p>866</text:p>
          </table:table-cell>
          <table:table-cell office:value-type="float" office:value="869" calcext:value-type="float">
            <text:p>869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6:56" calcext:value-type="date">
            <text:p>2019-10-15 04:26:56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7:06" calcext:value-type="date">
            <text:p>2019-10-15 04:27:06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7:16" calcext:value-type="date">
            <text:p>2019-10-15 04:27:16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7:26" calcext:value-type="date">
            <text:p>2019-10-15 04:27:26</text:p>
          </table:table-cell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7:36" calcext:value-type="date">
            <text:p>2019-10-15 04:27:36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7:46" calcext:value-type="date">
            <text:p>2019-10-15 04:27:46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9-10-15T04:27:56" calcext:value-type="date">
            <text:p>2019-10-15 04:27:5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06" calcext:value-type="date">
            <text:p>2019-10-15 04:28:06</text:p>
          </table:table-cell>
          <table:table-cell office:value-type="float" office:value="868" calcext:value-type="float">
            <text:p>868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16" calcext:value-type="date">
            <text:p>2019-10-15 04:28:1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26" calcext:value-type="date">
            <text:p>2019-10-15 04:28:26</text:p>
          </table:table-cell>
          <table:table-cell office:value-type="float" office:value="866" calcext:value-type="float">
            <text:p>866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36" calcext:value-type="date">
            <text:p>2019-10-15 04:28:36</text:p>
          </table:table-cell>
          <table:table-cell office:value-type="float" office:value="866" calcext:value-type="float">
            <text:p>866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46" calcext:value-type="date">
            <text:p>2019-10-15 04:28:4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8:56" calcext:value-type="date">
            <text:p>2019-10-15 04:28:56</text:p>
          </table:table-cell>
          <table:table-cell office:value-type="float" office:value="866" calcext:value-type="float">
            <text:p>866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9:06" calcext:value-type="date">
            <text:p>2019-10-15 04:29:06</text:p>
          </table:table-cell>
          <table:table-cell office:value-type="float" office:value="866" calcext:value-type="float">
            <text:p>866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9:16" calcext:value-type="date">
            <text:p>2019-10-15 04:29:16</text:p>
          </table:table-cell>
          <table:table-cell office:value-type="float" office:value="868" calcext:value-type="float">
            <text:p>868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style-name="ce1" office:value-type="date" office:date-value="2019-10-15T04:29:26" calcext:value-type="date">
            <text:p>2019-10-15 04:29:26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9:36" calcext:value-type="date">
            <text:p>2019-10-15 04:29:3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9:46" calcext:value-type="date">
            <text:p>2019-10-15 04:29:46</text:p>
          </table:table-cell>
          <table:table-cell office:value-type="float" office:value="866" calcext:value-type="float">
            <text:p>866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29:56" calcext:value-type="date">
            <text:p>2019-10-15 04:29:56</text:p>
          </table:table-cell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30:06" calcext:value-type="date">
            <text:p>2019-10-15 04:30:06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30:16" calcext:value-type="date">
            <text:p>2019-10-15 04:30:16</text:p>
          </table:table-cell>
          <table:table-cell office:value-type="float" office:value="868" calcext:value-type="float">
            <text:p>868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0:26" calcext:value-type="date">
            <text:p>2019-10-15 04:30:26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30:36" calcext:value-type="date">
            <text:p>2019-10-15 04:30:36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30:46" calcext:value-type="date">
            <text:p>2019-10-15 04:30:46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style-name="ce1" office:value-type="date" office:date-value="2019-10-15T04:30:56" calcext:value-type="date">
            <text:p>2019-10-15 04:30:56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06" calcext:value-type="date">
            <text:p>2019-10-15 04:31:06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16" calcext:value-type="date">
            <text:p>2019-10-15 04:31:16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26" calcext:value-type="date">
            <text:p>2019-10-15 04:31:26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36" calcext:value-type="date">
            <text:p>2019-10-15 04:31:36</text:p>
          </table:table-cell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46" calcext:value-type="date">
            <text:p>2019-10-15 04:31:46</text:p>
          </table:table-cell>
          <table:table-cell office:value-type="float" office:value="869" calcext:value-type="float">
            <text:p>869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1:56" calcext:value-type="date">
            <text:p>2019-10-15 04:31:56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2:06" calcext:value-type="date">
            <text:p>2019-10-15 04:32:06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2:16" calcext:value-type="date">
            <text:p>2019-10-15 04:32:16</text:p>
          </table:table-cell>
          <table:table-cell office:value-type="float" office:value="869" calcext:value-type="float">
            <text:p>869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32:26" calcext:value-type="date">
            <text:p>2019-10-15 04:32:26</text:p>
          </table:table-cell>
          <table:table-cell office:value-type="float" office:value="869" calcext:value-type="float">
            <text:p>869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date" office:date-value="2019-10-15T04:32:36" calcext:value-type="date">
            <text:p>2019-10-15 04:32:36</text:p>
          </table:table-cell>
          <table:table-cell office:value-type="float" office:value="870" calcext:value-type="float">
            <text:p>870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32:46" calcext:value-type="date">
            <text:p>2019-10-15 04:32:46</text:p>
          </table:table-cell>
          <table:table-cell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32:56" calcext:value-type="date">
            <text:p>2019-10-15 04:32:56</text:p>
          </table:table-cell>
          <table:table-cell office:value-type="float" office:value="871" calcext:value-type="float">
            <text:p>871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33:06" calcext:value-type="date">
            <text:p>2019-10-15 04:33:06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33:16" calcext:value-type="date">
            <text:p>2019-10-15 04:33:16</text:p>
          </table:table-cell>
          <table:table-cell office:value-type="float" office:value="869" calcext:value-type="float">
            <text:p>869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1" office:value-type="date" office:date-value="2019-10-15T04:33:26" calcext:value-type="date">
            <text:p>2019-10-15 04:33:26</text:p>
          </table:table-cell>
          <table:table-cell office:value-type="float" office:value="873" calcext:value-type="float">
            <text:p>873</text:p>
          </table:table-cell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1" office:value-type="date" office:date-value="2019-10-15T04:33:36" calcext:value-type="date">
            <text:p>2019-10-15 04:33:36</text:p>
          </table:table-cell>
          <table:table-cell office:value-type="float" office:value="879" calcext:value-type="float">
            <text:p>879</text:p>
          </table:table-cell>
          <table:table-cell office:value-type="float" office:value="884" calcext:value-type="float">
            <text:p>884</text:p>
          </table:table-cell>
          <table:table-cell office:value-type="float" office:value="887" calcext:value-type="float">
            <text:p>88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date" office:date-value="2019-10-15T04:33:46" calcext:value-type="date">
            <text:p>2019-10-15 04:33:46</text:p>
          </table:table-cell>
          <table:table-cell office:value-type="float" office:value="884" calcext:value-type="float">
            <text:p>884</text:p>
          </table:table-cell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date" office:date-value="2019-10-15T04:33:56" calcext:value-type="date">
            <text:p>2019-10-15 04:33:56</text:p>
          </table:table-cell>
          <table:table-cell office:value-type="float" office:value="889" calcext:value-type="float">
            <text:p>889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style-name="ce1" office:value-type="date" office:date-value="2019-10-15T04:34:06" calcext:value-type="date">
            <text:p>2019-10-15 04:34:06</text:p>
          </table:table-cell>
          <table:table-cell office:value-type="float" office:value="893" calcext:value-type="float">
            <text:p>893</text:p>
          </table:table-cell>
          <table:table-cell office:value-type="float" office:value="900" calcext:value-type="float">
            <text:p>900</text:p>
          </table:table-cell>
          <table:table-cell office:value-type="float" office:value="896" calcext:value-type="float">
            <text:p>89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date" office:date-value="2019-10-15T04:34:16" calcext:value-type="date">
            <text:p>2019-10-15 04:34:16</text:p>
          </table:table-cell>
          <table:table-cell office:value-type="float" office:value="896" calcext:value-type="float">
            <text:p>896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1" office:value-type="date" office:date-value="2019-10-15T04:34:26" calcext:value-type="date">
            <text:p>2019-10-15 04:34:26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date" office:date-value="2019-10-15T04:34:36" calcext:value-type="date">
            <text:p>2019-10-15 04:34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style-name="ce1" office:value-type="date" office:date-value="2019-10-15T04:34:46" calcext:value-type="date">
            <text:p>2019-10-15 04:34:4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style-name="ce1" office:value-type="date" office:date-value="2019-10-15T04:34:56" calcext:value-type="date">
            <text:p>2019-10-15 04:34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style-name="ce1" office:value-type="date" office:date-value="2019-10-15T04:35:06" calcext:value-type="date">
            <text:p>2019-10-15 04:35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style-name="ce1" office:value-type="date" office:date-value="2019-10-15T04:35:16" calcext:value-type="date">
            <text:p>2019-10-15 04:35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5:26" calcext:value-type="date">
            <text:p>2019-10-15 04:35:2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5:36" calcext:value-type="date">
            <text:p>2019-10-15 04:35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5:46" calcext:value-type="date">
            <text:p>2019-10-15 04:35:4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5:56" calcext:value-type="date">
            <text:p>2019-10-15 04:35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6:06" calcext:value-type="date">
            <text:p>2019-10-15 04:36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date" office:date-value="2019-10-15T04:36:16" calcext:value-type="date">
            <text:p>2019-10-15 04:36:1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6:26" calcext:value-type="date">
            <text:p>2019-10-15 04:36:2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6:36" calcext:value-type="date">
            <text:p>2019-10-15 04:36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6:46" calcext:value-type="date">
            <text:p>2019-10-15 04:36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6:56" calcext:value-type="date">
            <text:p>2019-10-15 04:36:5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7:06" calcext:value-type="date">
            <text:p>2019-10-15 04:37:0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7:16" calcext:value-type="date">
            <text:p>2019-10-15 04:37:1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7:26" calcext:value-type="date">
            <text:p>2019-10-15 04:37:2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4:37:36" calcext:value-type="date">
            <text:p>2019-10-15 04:37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7:46" calcext:value-type="date">
            <text:p>2019-10-15 04:37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7:56" calcext:value-type="date">
            <text:p>2019-10-15 04:37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06" calcext:value-type="date">
            <text:p>2019-10-15 04:38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16" calcext:value-type="date">
            <text:p>2019-10-15 04:38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26" calcext:value-type="date">
            <text:p>2019-10-15 04:38:2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36" calcext:value-type="date">
            <text:p>2019-10-15 04:38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46" calcext:value-type="date">
            <text:p>2019-10-15 04:38:46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9-10-15T04:38:56" calcext:value-type="date">
            <text:p>2019-10-15 04:38:5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06" calcext:value-type="date">
            <text:p>2019-10-15 04:39:0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16" calcext:value-type="date">
            <text:p>2019-10-15 04:39:1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26" calcext:value-type="date">
            <text:p>2019-10-15 04:39:2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36" calcext:value-type="date">
            <text:p>2019-10-15 04:39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46" calcext:value-type="date">
            <text:p>2019-10-15 04:39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39:56" calcext:value-type="date">
            <text:p>2019-10-15 04:39:5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0:06" calcext:value-type="date">
            <text:p>2019-10-15 04:40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0:16" calcext:value-type="date">
            <text:p>2019-10-15 04:40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0:26" calcext:value-type="date">
            <text:p>2019-10-15 04:40:2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0:36" calcext:value-type="date">
            <text:p>2019-10-15 04:40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0:46" calcext:value-type="date">
            <text:p>2019-10-15 04:40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0:56" calcext:value-type="date">
            <text:p>2019-10-15 04:40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date" office:date-value="2019-10-15T04:41:06" calcext:value-type="date">
            <text:p>2019-10-15 04:41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1:16" calcext:value-type="date">
            <text:p>2019-10-15 04:41:1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1:26" calcext:value-type="date">
            <text:p>2019-10-15 04:41:2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1:36" calcext:value-type="date">
            <text:p>2019-10-15 04:41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1:46" calcext:value-type="date">
            <text:p>2019-10-15 04:41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1:56" calcext:value-type="date">
            <text:p>2019-10-15 04:41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2:06" calcext:value-type="date">
            <text:p>2019-10-15 04:42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style-name="ce1" office:value-type="date" office:date-value="2019-10-15T04:42:16" calcext:value-type="date">
            <text:p>2019-10-15 04:42:1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2:26" calcext:value-type="date">
            <text:p>2019-10-15 04:42:26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2:36" calcext:value-type="date">
            <text:p>2019-10-15 04:42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2:46" calcext:value-type="date">
            <text:p>2019-10-15 04:42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2:56" calcext:value-type="date">
            <text:p>2019-10-15 04:42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06" calcext:value-type="date">
            <text:p>2019-10-15 04:43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16" calcext:value-type="date">
            <text:p>2019-10-15 04:43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26" calcext:value-type="date">
            <text:p>2019-10-15 04:43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36" calcext:value-type="date">
            <text:p>2019-10-15 04:43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46" calcext:value-type="date">
            <text:p>2019-10-15 04:43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3:56" calcext:value-type="date">
            <text:p>2019-10-15 04:43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4:06" calcext:value-type="date">
            <text:p>2019-10-15 04:44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4:16" calcext:value-type="date">
            <text:p>2019-10-15 04:44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4:26" calcext:value-type="date">
            <text:p>2019-10-15 04:44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4:36" calcext:value-type="date">
            <text:p>2019-10-15 04:44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4:46" calcext:value-type="date">
            <text:p>2019-10-15 04:44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4:56" calcext:value-type="date">
            <text:p>2019-10-15 04:44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06" calcext:value-type="date">
            <text:p>2019-10-15 04:45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16" calcext:value-type="date">
            <text:p>2019-10-15 04:45:1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26" calcext:value-type="date">
            <text:p>2019-10-15 04:45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36" calcext:value-type="date">
            <text:p>2019-10-15 04:45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46" calcext:value-type="date">
            <text:p>2019-10-15 04:45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5:56" calcext:value-type="date">
            <text:p>2019-10-15 04:45:5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6:06" calcext:value-type="date">
            <text:p>2019-10-15 04:46:0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6:16" calcext:value-type="date">
            <text:p>2019-10-15 04:46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6:26" calcext:value-type="date">
            <text:p>2019-10-15 04:46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style-name="ce1" office:value-type="date" office:date-value="2019-10-15T04:46:36" calcext:value-type="date">
            <text:p>2019-10-15 04:46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46:46" calcext:value-type="date">
            <text:p>2019-10-15 04:46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6:56" calcext:value-type="date">
            <text:p>2019-10-15 04:46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7:06" calcext:value-type="date">
            <text:p>2019-10-15 04:47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47:16" calcext:value-type="date">
            <text:p>2019-10-15 04:47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7:26" calcext:value-type="date">
            <text:p>2019-10-15 04:47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7:36" calcext:value-type="date">
            <text:p>2019-10-15 04:47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7:46" calcext:value-type="date">
            <text:p>2019-10-15 04:47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7:56" calcext:value-type="date">
            <text:p>2019-10-15 04:47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06" calcext:value-type="date">
            <text:p>2019-10-15 04:48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16" calcext:value-type="date">
            <text:p>2019-10-15 04:48:1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26" calcext:value-type="date">
            <text:p>2019-10-15 04:48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36" calcext:value-type="date">
            <text:p>2019-10-15 04:48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46" calcext:value-type="date">
            <text:p>2019-10-15 04:48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8:56" calcext:value-type="date">
            <text:p>2019-10-15 04:48:5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9:06" calcext:value-type="date">
            <text:p>2019-10-15 04:49:0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9:16" calcext:value-type="date">
            <text:p>2019-10-15 04:49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49:26" calcext:value-type="date">
            <text:p>2019-10-15 04:49:2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date" office:date-value="2019-10-15T04:49:36" calcext:value-type="date">
            <text:p>2019-10-15 04:49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49:46" calcext:value-type="date">
            <text:p>2019-10-15 04:49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49:56" calcext:value-type="date">
            <text:p>2019-10-15 04:49:5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06" calcext:value-type="date">
            <text:p>2019-10-15 04:50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16" calcext:value-type="date">
            <text:p>2019-10-15 04:50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26" calcext:value-type="date">
            <text:p>2019-10-15 04:50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36" calcext:value-type="date">
            <text:p>2019-10-15 04:50:3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46" calcext:value-type="date">
            <text:p>2019-10-15 04:50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0:56" calcext:value-type="date">
            <text:p>2019-10-15 04:50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1:06" calcext:value-type="date">
            <text:p>2019-10-15 04:51:06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1:16" calcext:value-type="date">
            <text:p>2019-10-15 04:51:1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1:26" calcext:value-type="date">
            <text:p>2019-10-15 04:51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1:36" calcext:value-type="date">
            <text:p>2019-10-15 04:51:3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1:46" calcext:value-type="date">
            <text:p>2019-10-15 04:51:46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1:56" calcext:value-type="date">
            <text:p>2019-10-15 04:51:5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2:06" calcext:value-type="date">
            <text:p>2019-10-15 04:52:0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2:16" calcext:value-type="date">
            <text:p>2019-10-15 04:52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2:26" calcext:value-type="date">
            <text:p>2019-10-15 04:52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2:36" calcext:value-type="date">
            <text:p>2019-10-15 04:52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2:46" calcext:value-type="date">
            <text:p>2019-10-15 04:52:4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2:56" calcext:value-type="date">
            <text:p>2019-10-15 04:52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3:06" calcext:value-type="date">
            <text:p>2019-10-15 04:53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3:16" calcext:value-type="date">
            <text:p>2019-10-15 04:53:1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3:26" calcext:value-type="date">
            <text:p>2019-10-15 04:53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3:36" calcext:value-type="date">
            <text:p>2019-10-15 04:53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3:46" calcext:value-type="date">
            <text:p>2019-10-15 04:53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3:56" calcext:value-type="date">
            <text:p>2019-10-15 04:53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06" calcext:value-type="date">
            <text:p>2019-10-15 04:54: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16" calcext:value-type="date">
            <text:p>2019-10-15 04:54:1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26" calcext:value-type="date">
            <text:p>2019-10-15 04:54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36" calcext:value-type="date">
            <text:p>2019-10-15 04:54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46" calcext:value-type="date">
            <text:p>2019-10-15 04:54:4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4:56" calcext:value-type="date">
            <text:p>2019-10-15 04:54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06" calcext:value-type="date">
            <text:p>2019-10-15 04:55:0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16" calcext:value-type="date">
            <text:p>2019-10-15 04:55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26" calcext:value-type="date">
            <text:p>2019-10-15 04:55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36" calcext:value-type="date">
            <text:p>2019-10-15 04:55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46" calcext:value-type="date">
            <text:p>2019-10-15 04:55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5:56" calcext:value-type="date">
            <text:p>2019-10-15 04:55:5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6:06" calcext:value-type="date">
            <text:p>2019-10-15 04:56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6:16" calcext:value-type="date">
            <text:p>2019-10-15 04:56:1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6:26" calcext:value-type="date">
            <text:p>2019-10-15 04:56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6:36" calcext:value-type="date">
            <text:p>2019-10-15 04:56:3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6:46" calcext:value-type="date">
            <text:p>2019-10-15 04:56:4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4:56:56" calcext:value-type="date">
            <text:p>2019-10-15 04:56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7:06" calcext:value-type="date">
            <text:p>2019-10-15 04:57:06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7:16" calcext:value-type="date">
            <text:p>2019-10-15 04:57:1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7:26" calcext:value-type="date">
            <text:p>2019-10-15 04:57:26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style-name="ce1" office:value-type="date" office:date-value="2019-10-15T04:57:36" calcext:value-type="date">
            <text:p>2019-10-15 04:57:3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7:46" calcext:value-type="date">
            <text:p>2019-10-15 04:57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7:56" calcext:value-type="date">
            <text:p>2019-10-15 04:57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06" calcext:value-type="date">
            <text:p>2019-10-15 04:58:06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16" calcext:value-type="date">
            <text:p>2019-10-15 04:58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26" calcext:value-type="date">
            <text:p>2019-10-15 04:58:26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36" calcext:value-type="date">
            <text:p>2019-10-15 04:58:3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46" calcext:value-type="date">
            <text:p>2019-10-15 04:58:46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8:56" calcext:value-type="date">
            <text:p>2019-10-15 04:58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06" calcext:value-type="date">
            <text:p>2019-10-15 04:59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16" calcext:value-type="date">
            <text:p>2019-10-15 04:59:1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26" calcext:value-type="date">
            <text:p>2019-10-15 04:59:2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36" calcext:value-type="date">
            <text:p>2019-10-15 04:59:3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46" calcext:value-type="date">
            <text:p>2019-10-15 04:59:4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4:59:56" calcext:value-type="date">
            <text:p>2019-10-15 04:59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0:06" calcext:value-type="date">
            <text:p>2019-10-15 05:00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0:16" calcext:value-type="date">
            <text:p>2019-10-15 05:00:16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0:26" calcext:value-type="date">
            <text:p>2019-10-15 05:00:2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0:36" calcext:value-type="date">
            <text:p>2019-10-15 05:00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0:46" calcext:value-type="date">
            <text:p>2019-10-15 05:00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0:56" calcext:value-type="date">
            <text:p>2019-10-15 05:00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1:06" calcext:value-type="date">
            <text:p>2019-10-15 05:01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1:16" calcext:value-type="date">
            <text:p>2019-10-15 05:01:1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1:26" calcext:value-type="date">
            <text:p>2019-10-15 05:01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1:36" calcext:value-type="date">
            <text:p>2019-10-15 05:01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1:46" calcext:value-type="date">
            <text:p>2019-10-15 05:01:46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1:56" calcext:value-type="date">
            <text:p>2019-10-15 05:01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2:06" calcext:value-type="date">
            <text:p>2019-10-15 05:02:0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2:16" calcext:value-type="date">
            <text:p>2019-10-15 05:02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2:26" calcext:value-type="date">
            <text:p>2019-10-15 05:02:2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2:36" calcext:value-type="date">
            <text:p>2019-10-15 05:02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2:46" calcext:value-type="date">
            <text:p>2019-10-15 05:02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2:56" calcext:value-type="date">
            <text:p>2019-10-15 05:02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3:06" calcext:value-type="date">
            <text:p>2019-10-15 05:03:06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3:16" calcext:value-type="date">
            <text:p>2019-10-15 05:03:1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3:26" calcext:value-type="date">
            <text:p>2019-10-15 05:03:2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3:36" calcext:value-type="date">
            <text:p>2019-10-15 05:03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3:46" calcext:value-type="date">
            <text:p>2019-10-15 05:03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3:56" calcext:value-type="date">
            <text:p>2019-10-15 05:03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06" calcext:value-type="date">
            <text:p>2019-10-15 05:04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16" calcext:value-type="date">
            <text:p>2019-10-15 05:04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26" calcext:value-type="date">
            <text:p>2019-10-15 05:04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36" calcext:value-type="date">
            <text:p>2019-10-15 05:04:3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46" calcext:value-type="date">
            <text:p>2019-10-15 05:04:46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4:56" calcext:value-type="date">
            <text:p>2019-10-15 05:04:5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06" calcext:value-type="date">
            <text:p>2019-10-15 05:05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16" calcext:value-type="date">
            <text:p>2019-10-15 05:05:1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26" calcext:value-type="date">
            <text:p>2019-10-15 05:05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36" calcext:value-type="date">
            <text:p>2019-10-15 05:05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46" calcext:value-type="date">
            <text:p>2019-10-15 05:05:46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5:56" calcext:value-type="date">
            <text:p>2019-10-15 05:05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6:06" calcext:value-type="date">
            <text:p>2019-10-15 05:06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6:16" calcext:value-type="date">
            <text:p>2019-10-15 05:06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6:26" calcext:value-type="date">
            <text:p>2019-10-15 05:06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6:36" calcext:value-type="date">
            <text:p>2019-10-15 05:06:36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6:46" calcext:value-type="date">
            <text:p>2019-10-15 05:06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6:56" calcext:value-type="date">
            <text:p>2019-10-15 05:06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7:06" calcext:value-type="date">
            <text:p>2019-10-15 05:07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7:16" calcext:value-type="date">
            <text:p>2019-10-15 05:07:1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7:26" calcext:value-type="date">
            <text:p>2019-10-15 05:07:26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7:36" calcext:value-type="date">
            <text:p>2019-10-15 05:07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7:46" calcext:value-type="date">
            <text:p>2019-10-15 05:07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7:56" calcext:value-type="date">
            <text:p>2019-10-15 05:07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8:06" calcext:value-type="date">
            <text:p>2019-10-15 05:08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8:16" calcext:value-type="date">
            <text:p>2019-10-15 05:08:1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8:26" calcext:value-type="date">
            <text:p>2019-10-15 05:08:2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8:36" calcext:value-type="date">
            <text:p>2019-10-15 05:08:3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8:46" calcext:value-type="date">
            <text:p>2019-10-15 05:08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8:56" calcext:value-type="date">
            <text:p>2019-10-15 05:08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9:06" calcext:value-type="date">
            <text:p>2019-10-15 05:09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9:16" calcext:value-type="date">
            <text:p>2019-10-15 05:09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9:26" calcext:value-type="date">
            <text:p>2019-10-15 05:09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09:36" calcext:value-type="date">
            <text:p>2019-10-15 05:09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09:46" calcext:value-type="date">
            <text:p>2019-10-15 05:09:4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09:56" calcext:value-type="date">
            <text:p>2019-10-15 05:09:5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0:06" calcext:value-type="date">
            <text:p>2019-10-15 05:10:0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0:16" calcext:value-type="date">
            <text:p>2019-10-15 05:10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0:26" calcext:value-type="date">
            <text:p>2019-10-15 05:10:2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0:36" calcext:value-type="date">
            <text:p>2019-10-15 05:10:3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10:46" calcext:value-type="date">
            <text:p>2019-10-15 05:10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0:56" calcext:value-type="date">
            <text:p>2019-10-15 05:10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06" calcext:value-type="date">
            <text:p>2019-10-15 05:11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16" calcext:value-type="date">
            <text:p>2019-10-15 05:11:1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26" calcext:value-type="date">
            <text:p>2019-10-15 05:11:2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36" calcext:value-type="date">
            <text:p>2019-10-15 05:11:3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46" calcext:value-type="date">
            <text:p>2019-10-15 05:11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1:56" calcext:value-type="date">
            <text:p>2019-10-15 05:11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06" calcext:value-type="date">
            <text:p>2019-10-15 05:12:0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16" calcext:value-type="date">
            <text:p>2019-10-15 05:12:1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26" calcext:value-type="date">
            <text:p>2019-10-15 05:12:2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36" calcext:value-type="date">
            <text:p>2019-10-15 05:12:3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46" calcext:value-type="date">
            <text:p>2019-10-15 05:12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2:56" calcext:value-type="date">
            <text:p>2019-10-15 05:12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06" calcext:value-type="date">
            <text:p>2019-10-15 05:13:0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16" calcext:value-type="date">
            <text:p>2019-10-15 05:13:1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26" calcext:value-type="date">
            <text:p>2019-10-15 05:13:2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36" calcext:value-type="date">
            <text:p>2019-10-15 05:13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46" calcext:value-type="date">
            <text:p>2019-10-15 05:13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3:56" calcext:value-type="date">
            <text:p>2019-10-15 05:13:5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06" calcext:value-type="date">
            <text:p>2019-10-15 05:14:0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16" calcext:value-type="date">
            <text:p>2019-10-15 05:14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26" calcext:value-type="date">
            <text:p>2019-10-15 05:14:2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36" calcext:value-type="date">
            <text:p>2019-10-15 05:14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46" calcext:value-type="date">
            <text:p>2019-10-15 05:14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4:56" calcext:value-type="date">
            <text:p>2019-10-15 05:14:5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06" calcext:value-type="date">
            <text:p>2019-10-15 05:15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16" calcext:value-type="date">
            <text:p>2019-10-15 05:15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26" calcext:value-type="date">
            <text:p>2019-10-15 05:15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36" calcext:value-type="date">
            <text:p>2019-10-15 05:15:3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46" calcext:value-type="date">
            <text:p>2019-10-15 05:15:4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5:56" calcext:value-type="date">
            <text:p>2019-10-15 05:15:5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06" calcext:value-type="date">
            <text:p>2019-10-15 05:16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16" calcext:value-type="date">
            <text:p>2019-10-15 05:16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26" calcext:value-type="date">
            <text:p>2019-10-15 05:16:2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36" calcext:value-type="date">
            <text:p>2019-10-15 05:16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46" calcext:value-type="date">
            <text:p>2019-10-15 05:16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6:56" calcext:value-type="date">
            <text:p>2019-10-15 05:16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06" calcext:value-type="date">
            <text:p>2019-10-15 05:17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16" calcext:value-type="date">
            <text:p>2019-10-15 05:17:1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26" calcext:value-type="date">
            <text:p>2019-10-15 05:17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36" calcext:value-type="date">
            <text:p>2019-10-15 05:17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46" calcext:value-type="date">
            <text:p>2019-10-15 05:17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7:56" calcext:value-type="date">
            <text:p>2019-10-15 05:17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06" calcext:value-type="date">
            <text:p>2019-10-15 05:18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16" calcext:value-type="date">
            <text:p>2019-10-15 05:18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26" calcext:value-type="date">
            <text:p>2019-10-15 05:18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36" calcext:value-type="date">
            <text:p>2019-10-15 05:18:3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46" calcext:value-type="date">
            <text:p>2019-10-15 05:18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8:56" calcext:value-type="date">
            <text:p>2019-10-15 05:18:5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9:06" calcext:value-type="date">
            <text:p>2019-10-15 05:19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9:16" calcext:value-type="date">
            <text:p>2019-10-15 05:19:1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9:26" calcext:value-type="date">
            <text:p>2019-10-15 05:19:2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9:36" calcext:value-type="date">
            <text:p>2019-10-15 05:19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19:46" calcext:value-type="date">
            <text:p>2019-10-15 05:19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19:56" calcext:value-type="date">
            <text:p>2019-10-15 05:19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06" calcext:value-type="date">
            <text:p>2019-10-15 05:20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16" calcext:value-type="date">
            <text:p>2019-10-15 05:20:1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26" calcext:value-type="date">
            <text:p>2019-10-15 05:20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36" calcext:value-type="date">
            <text:p>2019-10-15 05:20:3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46" calcext:value-type="date">
            <text:p>2019-10-15 05:20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0:56" calcext:value-type="date">
            <text:p>2019-10-15 05:20:56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1:06" calcext:value-type="date">
            <text:p>2019-10-15 05:21:0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1:16" calcext:value-type="date">
            <text:p>2019-10-15 05:21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1:26" calcext:value-type="date">
            <text:p>2019-10-15 05:21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1:36" calcext:value-type="date">
            <text:p>2019-10-15 05:21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1:46" calcext:value-type="date">
            <text:p>2019-10-15 05:21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1:56" calcext:value-type="date">
            <text:p>2019-10-15 05:21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2:06" calcext:value-type="date">
            <text:p>2019-10-15 05:22:06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2:16" calcext:value-type="date">
            <text:p>2019-10-15 05:22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2:26" calcext:value-type="date">
            <text:p>2019-10-15 05:22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2:36" calcext:value-type="date">
            <text:p>2019-10-15 05:22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2:46" calcext:value-type="date">
            <text:p>2019-10-15 05:22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2:56" calcext:value-type="date">
            <text:p>2019-10-15 05:22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3:06" calcext:value-type="date">
            <text:p>2019-10-15 05:23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3:16" calcext:value-type="date">
            <text:p>2019-10-15 05:23:1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23:26" calcext:value-type="date">
            <text:p>2019-10-15 05:23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3:36" calcext:value-type="date">
            <text:p>2019-10-15 05:23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3:46" calcext:value-type="date">
            <text:p>2019-10-15 05:23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3:56" calcext:value-type="date">
            <text:p>2019-10-15 05:23:5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4:06" calcext:value-type="date">
            <text:p>2019-10-15 05:24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4:16" calcext:value-type="date">
            <text:p>2019-10-15 05:24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4:26" calcext:value-type="date">
            <text:p>2019-10-15 05:24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4:36" calcext:value-type="date">
            <text:p>2019-10-15 05:24:3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4:46" calcext:value-type="date">
            <text:p>2019-10-15 05:24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4:56" calcext:value-type="date">
            <text:p>2019-10-15 05:24:5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5:06" calcext:value-type="date">
            <text:p>2019-10-15 05:25:0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5:16" calcext:value-type="date">
            <text:p>2019-10-15 05:25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5:26" calcext:value-type="date">
            <text:p>2019-10-15 05:25:2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5" calcext:value-type="float">
            <text:p>90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25:36" calcext:value-type="date">
            <text:p>2019-10-15 05:25:3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5:46" calcext:value-type="date">
            <text:p>2019-10-15 05:25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5:56" calcext:value-type="date">
            <text:p>2019-10-15 05:25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06" calcext:value-type="date">
            <text:p>2019-10-15 05:26:0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16" calcext:value-type="date">
            <text:p>2019-10-15 05:26:1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26" calcext:value-type="date">
            <text:p>2019-10-15 05:26:2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36" calcext:value-type="date">
            <text:p>2019-10-15 05:26:3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46" calcext:value-type="date">
            <text:p>2019-10-15 05:26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6:56" calcext:value-type="date">
            <text:p>2019-10-15 05:26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06" calcext:value-type="date">
            <text:p>2019-10-15 05:27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16" calcext:value-type="date">
            <text:p>2019-10-15 05:27:1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26" calcext:value-type="date">
            <text:p>2019-10-15 05:27:2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36" calcext:value-type="date">
            <text:p>2019-10-15 05:27:3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46" calcext:value-type="date">
            <text:p>2019-10-15 05:27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7:56" calcext:value-type="date">
            <text:p>2019-10-15 05:27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06" calcext:value-type="date">
            <text:p>2019-10-15 05:28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16" calcext:value-type="date">
            <text:p>2019-10-15 05:28:1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26" calcext:value-type="date">
            <text:p>2019-10-15 05:28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36" calcext:value-type="date">
            <text:p>2019-10-15 05:28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46" calcext:value-type="date">
            <text:p>2019-10-15 05:28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8:56" calcext:value-type="date">
            <text:p>2019-10-15 05:28:5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06" calcext:value-type="date">
            <text:p>2019-10-15 05:29:0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16" calcext:value-type="date">
            <text:p>2019-10-15 05:29:1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26" calcext:value-type="date">
            <text:p>2019-10-15 05:29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36" calcext:value-type="date">
            <text:p>2019-10-15 05:29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46" calcext:value-type="date">
            <text:p>2019-10-15 05:29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29:56" calcext:value-type="date">
            <text:p>2019-10-15 05:29:5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06" calcext:value-type="date">
            <text:p>2019-10-15 05:30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16" calcext:value-type="date">
            <text:p>2019-10-15 05:30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26" calcext:value-type="date">
            <text:p>2019-10-15 05:30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36" calcext:value-type="date">
            <text:p>2019-10-15 05:30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46" calcext:value-type="date">
            <text:p>2019-10-15 05:30:4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0:56" calcext:value-type="date">
            <text:p>2019-10-15 05:30:5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1:06" calcext:value-type="date">
            <text:p>2019-10-15 05:31:0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1:16" calcext:value-type="date">
            <text:p>2019-10-15 05:31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1:26" calcext:value-type="date">
            <text:p>2019-10-15 05:31:26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1:36" calcext:value-type="date">
            <text:p>2019-10-15 05:31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1:46" calcext:value-type="date">
            <text:p>2019-10-15 05:31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1:56" calcext:value-type="date">
            <text:p>2019-10-15 05:31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06" calcext:value-type="date">
            <text:p>2019-10-15 05:32:0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16" calcext:value-type="date">
            <text:p>2019-10-15 05:32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26" calcext:value-type="date">
            <text:p>2019-10-15 05:32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36" calcext:value-type="date">
            <text:p>2019-10-15 05:32:3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46" calcext:value-type="date">
            <text:p>2019-10-15 05:32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2:56" calcext:value-type="date">
            <text:p>2019-10-15 05:32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06" calcext:value-type="date">
            <text:p>2019-10-15 05:33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16" calcext:value-type="date">
            <text:p>2019-10-15 05:33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26" calcext:value-type="date">
            <text:p>2019-10-15 05:33:2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36" calcext:value-type="date">
            <text:p>2019-10-15 05:33:3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46" calcext:value-type="date">
            <text:p>2019-10-15 05:33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3:56" calcext:value-type="date">
            <text:p>2019-10-15 05:33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06" calcext:value-type="date">
            <text:p>2019-10-15 05:34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16" calcext:value-type="date">
            <text:p>2019-10-15 05:34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26" calcext:value-type="date">
            <text:p>2019-10-15 05:34:26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36" calcext:value-type="date">
            <text:p>2019-10-15 05:34:36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46" calcext:value-type="date">
            <text:p>2019-10-15 05:34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4:56" calcext:value-type="date">
            <text:p>2019-10-15 05:34:5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06" calcext:value-type="date">
            <text:p>2019-10-15 05:35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16" calcext:value-type="date">
            <text:p>2019-10-15 05:35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26" calcext:value-type="date">
            <text:p>2019-10-15 05:35:2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36" calcext:value-type="date">
            <text:p>2019-10-15 05:35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46" calcext:value-type="date">
            <text:p>2019-10-15 05:35:4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5:56" calcext:value-type="date">
            <text:p>2019-10-15 05:35:5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06" calcext:value-type="date">
            <text:p>2019-10-15 05:36:0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16" calcext:value-type="date">
            <text:p>2019-10-15 05:36:1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26" calcext:value-type="date">
            <text:p>2019-10-15 05:36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36" calcext:value-type="date">
            <text:p>2019-10-15 05:36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46" calcext:value-type="date">
            <text:p>2019-10-15 05:36:4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6:56" calcext:value-type="date">
            <text:p>2019-10-15 05:36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7:06" calcext:value-type="date">
            <text:p>2019-10-15 05:37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37:16" calcext:value-type="date">
            <text:p>2019-10-15 05:37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7:26" calcext:value-type="date">
            <text:p>2019-10-15 05:37:2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7:36" calcext:value-type="date">
            <text:p>2019-10-15 05:37:3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7:46" calcext:value-type="date">
            <text:p>2019-10-15 05:37:4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7:56" calcext:value-type="date">
            <text:p>2019-10-15 05:37:56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8:06" calcext:value-type="date">
            <text:p>2019-10-15 05:38:0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38:16" calcext:value-type="date">
            <text:p>2019-10-15 05:38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8:26" calcext:value-type="date">
            <text:p>2019-10-15 05:38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8:36" calcext:value-type="date">
            <text:p>2019-10-15 05:38:3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8:46" calcext:value-type="date">
            <text:p>2019-10-15 05:38:4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8:56" calcext:value-type="date">
            <text:p>2019-10-15 05:38:5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9:06" calcext:value-type="date">
            <text:p>2019-10-15 05:39:0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9:16" calcext:value-type="date">
            <text:p>2019-10-15 05:39:1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9:26" calcext:value-type="date">
            <text:p>2019-10-15 05:39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9:36" calcext:value-type="date">
            <text:p>2019-10-15 05:39:3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39:46" calcext:value-type="date">
            <text:p>2019-10-15 05:39:4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39:56" calcext:value-type="date">
            <text:p>2019-10-15 05:39:56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0:06" calcext:value-type="date">
            <text:p>2019-10-15 05:40: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40:16" calcext:value-type="date">
            <text:p>2019-10-15 05:40:1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0:26" calcext:value-type="date">
            <text:p>2019-10-15 05:40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0:36" calcext:value-type="date">
            <text:p>2019-10-15 05:40:3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0:46" calcext:value-type="date">
            <text:p>2019-10-15 05:40:4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0:56" calcext:value-type="date">
            <text:p>2019-10-15 05:40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1:06" calcext:value-type="date">
            <text:p>2019-10-15 05:41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1:16" calcext:value-type="date">
            <text:p>2019-10-15 05:41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1:26" calcext:value-type="date">
            <text:p>2019-10-15 05:41:2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1:36" calcext:value-type="date">
            <text:p>2019-10-15 05:41:3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1:46" calcext:value-type="date">
            <text:p>2019-10-15 05:41:4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1:56" calcext:value-type="date">
            <text:p>2019-10-15 05:41:56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2:06" calcext:value-type="date">
            <text:p>2019-10-15 05:42:0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2:16" calcext:value-type="date">
            <text:p>2019-10-15 05:42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2:26" calcext:value-type="date">
            <text:p>2019-10-15 05:42:2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2:36" calcext:value-type="date">
            <text:p>2019-10-15 05:42:36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2:46" calcext:value-type="date">
            <text:p>2019-10-15 05:42:4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2:56" calcext:value-type="date">
            <text:p>2019-10-15 05:42:5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3:06" calcext:value-type="date">
            <text:p>2019-10-15 05:43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3:16" calcext:value-type="date">
            <text:p>2019-10-15 05:43:1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3:26" calcext:value-type="date">
            <text:p>2019-10-15 05:43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style-name="ce1" office:value-type="date" office:date-value="2019-10-15T05:43:36" calcext:value-type="date">
            <text:p>2019-10-15 05:43:3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3:46" calcext:value-type="date">
            <text:p>2019-10-15 05:43:4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3:56" calcext:value-type="date">
            <text:p>2019-10-15 05:43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06" calcext:value-type="date">
            <text:p>2019-10-15 05:44:0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16" calcext:value-type="date">
            <text:p>2019-10-15 05:44:1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26" calcext:value-type="date">
            <text:p>2019-10-15 05:44:2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36" calcext:value-type="date">
            <text:p>2019-10-15 05:44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46" calcext:value-type="date">
            <text:p>2019-10-15 05:44:4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4:56" calcext:value-type="date">
            <text:p>2019-10-15 05:44:56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5:06" calcext:value-type="date">
            <text:p>2019-10-15 05:45:06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5:16" calcext:value-type="date">
            <text:p>2019-10-15 05:45:16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10-15T05:45:26" calcext:value-type="date">
            <text:p>2019-10-15 05:45:2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5:36" calcext:value-type="date">
            <text:p>2019-10-15 05:45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5:46" calcext:value-type="date">
            <text:p>2019-10-15 05:45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5:56" calcext:value-type="date">
            <text:p>2019-10-15 05:45:5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6:06" calcext:value-type="date">
            <text:p>2019-10-15 05:46:0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9-10-15T05:46:16" calcext:value-type="date">
            <text:p>2019-10-15 05:46:16</text:p>
          </table:table-cell>
          <table:table-cell office:value-type="float" office:value="835" calcext:value-type="float">
            <text:p>835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9-10-15T05:46:26" calcext:value-type="date">
            <text:p>2019-10-15 05:46:26</text:p>
          </table:table-cell>
          <table:table-cell office:value-type="float" office:value="798" calcext:value-type="float">
            <text:p>798</text:p>
          </table:table-cell>
          <table:table-cell office:value-type="float" office:value="842" calcext:value-type="float">
            <text:p>842</text:p>
          </table:table-cell>
          <table:table-cell office:value-type="float" office:value="845" calcext:value-type="float">
            <text:p>84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style-name="ce1" office:value-type="date" office:date-value="2019-10-15T05:46:36" calcext:value-type="date">
            <text:p>2019-10-15 05:46:36</text:p>
          </table:table-cell>
          <table:table-cell office:value-type="float" office:value="761" calcext:value-type="float">
            <text:p>761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9-10-15T05:46:46" calcext:value-type="date">
            <text:p>2019-10-15 05:46:46</text:p>
          </table:table-cell>
          <table:table-cell office:value-type="float" office:value="746" calcext:value-type="float">
            <text:p>746</text:p>
          </table:table-cell>
          <table:table-cell office:value-type="float" office:value="779" calcext:value-type="float">
            <text:p>779</text:p>
          </table:table-cell>
          <table:table-cell office:value-type="float" office:value="797" calcext:value-type="float">
            <text:p>797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style-name="ce1" office:value-type="date" office:date-value="2019-10-15T05:46:56" calcext:value-type="date">
            <text:p>2019-10-15 05:46:56</text:p>
          </table:table-cell>
          <table:table-cell office:value-type="float" office:value="724" calcext:value-type="float">
            <text:p>724</text:p>
          </table:table-cell>
          <table:table-cell office:value-type="float" office:value="753" calcext:value-type="float">
            <text:p>753</text:p>
          </table:table-cell>
          <table:table-cell office:value-type="float" office:value="790" calcext:value-type="float">
            <text:p>79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style-name="ce1" office:value-type="date" office:date-value="2019-10-15T05:47:06" calcext:value-type="date">
            <text:p>2019-10-15 05:47:06</text:p>
          </table:table-cell>
          <table:table-cell office:value-type="float" office:value="679" calcext:value-type="float">
            <text:p>679</text:p>
          </table:table-cell>
          <table:table-cell office:value-type="float" office:value="732" calcext:value-type="float">
            <text:p>732</text:p>
          </table:table-cell>
          <table:table-cell office:value-type="float" office:value="769" calcext:value-type="float">
            <text:p>76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table:style-name="ce1" office:value-type="date" office:date-value="2019-10-15T05:47:16" calcext:value-type="date">
            <text:p>2019-10-15 05:47:16</text:p>
          </table:table-cell>
          <table:table-cell office:value-type="float" office:value="633" calcext:value-type="float">
            <text:p>633</text:p>
          </table:table-cell>
          <table:table-cell office:value-type="float" office:value="695" calcext:value-type="float">
            <text:p>695</text:p>
          </table:table-cell>
          <table:table-cell office:value-type="float" office:value="734" calcext:value-type="float">
            <text:p>73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style-name="ce1" office:value-type="date" office:date-value="2019-10-15T05:47:26" calcext:value-type="date">
            <text:p>2019-10-15 05:47:26</text:p>
          </table:table-cell>
          <table:table-cell office:value-type="float" office:value="584" calcext:value-type="float">
            <text:p>584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style-name="ce1" office:value-type="date" office:date-value="2019-10-15T05:47:36" calcext:value-type="date">
            <text:p>2019-10-15 05:47:36</text:p>
          </table:table-cell>
          <table:table-cell office:value-type="float" office:value="546" calcext:value-type="float">
            <text:p>546</text:p>
          </table:table-cell>
          <table:table-cell office:value-type="float" office:value="595" calcext:value-type="float">
            <text:p>595</text:p>
          </table:table-cell>
          <table:table-cell office:value-type="float" office:value="647" calcext:value-type="float">
            <text:p>647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1" office:value-type="date" office:date-value="2019-10-15T05:47:46" calcext:value-type="date">
            <text:p>2019-10-15 05:47:46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647" calcext:value-type="float">
            <text:p>64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style-name="ce1" office:value-type="date" office:date-value="2019-10-15T05:47:56" calcext:value-type="date">
            <text:p>2019-10-15 05:47:56</text:p>
          </table:table-cell>
          <table:table-cell office:value-type="float" office:value="495" calcext:value-type="float">
            <text:p>495</text:p>
          </table:table-cell>
          <table:table-cell office:value-type="float" office:value="524" calcext:value-type="float">
            <text:p>524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date" office:date-value="2019-10-15T05:48:06" calcext:value-type="date">
            <text:p>2019-10-15 05:48:06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94" calcext:value-type="float">
            <text:p>59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1" office:value-type="date" office:date-value="2019-10-15T05:48:16" calcext:value-type="date">
            <text:p>2019-10-15 05:48:16</text:p>
          </table:table-cell>
          <table:table-cell office:value-type="float" office:value="459" calcext:value-type="float">
            <text:p>459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date" office:date-value="2019-10-15T05:48:26" calcext:value-type="date">
            <text:p>2019-10-15 05:48:26</text:p>
          </table:table-cell>
          <table:table-cell office:value-type="float" office:value="445" calcext:value-type="float">
            <text:p>445</text:p>
          </table:table-cell>
          <table:table-cell office:value-type="float" office:value="483" calcext:value-type="float">
            <text:p>483</text:p>
          </table:table-cell>
          <table:table-cell office:value-type="float" office:value="552" calcext:value-type="float">
            <text:p>55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date" office:date-value="2019-10-15T05:48:36" calcext:value-type="date">
            <text:p>2019-10-15 05:48:36</text:p>
          </table:table-cell>
          <table:table-cell office:value-type="float" office:value="445" calcext:value-type="float">
            <text:p>445</text:p>
          </table:table-cell>
          <table:table-cell office:value-type="float" office:value="471" calcext:value-type="float">
            <text:p>471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date" office:date-value="2019-10-15T05:48:46" calcext:value-type="date">
            <text:p>2019-10-15 05:48:46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533" calcext:value-type="float">
            <text:p>53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date" office:date-value="2019-10-15T05:48:56" calcext:value-type="date">
            <text:p>2019-10-15 05:48:56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522" calcext:value-type="float">
            <text:p>52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style-name="ce1" office:value-type="date" office:date-value="2019-10-15T05:49:06" calcext:value-type="date">
            <text:p>2019-10-15 05:49:06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509" calcext:value-type="float">
            <text:p>50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date" office:date-value="2019-10-15T05:49:16" calcext:value-type="date">
            <text:p>2019-10-15 05:49:16</text:p>
          </table:table-cell>
          <table:table-cell office:value-type="float" office:value="406" calcext:value-type="float">
            <text:p>406</text:p>
          </table:table-cell>
          <table:table-cell office:value-type="float" office:value="430" calcext:value-type="float">
            <text:p>430</text:p>
          </table:table-cell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date" office:date-value="2019-10-15T05:49:26" calcext:value-type="date">
            <text:p>2019-10-15 05:49:26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94" calcext:value-type="float">
            <text:p>49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date" office:date-value="2019-10-15T05:49:36" calcext:value-type="date">
            <text:p>2019-10-15 05:49:36</text:p>
          </table:table-cell>
          <table:table-cell office:value-type="float" office:value="391" calcext:value-type="float">
            <text:p>391</text:p>
          </table:table-cell>
          <table:table-cell office:value-type="float" office:value="407" calcext:value-type="float">
            <text:p>407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date" office:date-value="2019-10-15T05:49:46" calcext:value-type="date">
            <text:p>2019-10-15 05:49:46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date" office:date-value="2019-10-15T05:49:56" calcext:value-type="date">
            <text:p>2019-10-15 05:49:56</text:p>
          </table:table-cell>
          <table:table-cell office:value-type="float" office:value="376" calcext:value-type="float">
            <text:p>376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1" office:value-type="date" office:date-value="2019-10-15T05:50:06" calcext:value-type="date">
            <text:p>2019-10-15 05:50:06</text:p>
          </table:table-cell>
          <table:table-cell office:value-type="float" office:value="372" calcext:value-type="float">
            <text:p>372</text:p>
          </table:table-cell>
          <table:table-cell office:value-type="float" office:value="388" calcext:value-type="float">
            <text:p>388</text:p>
          </table:table-cell>
          <table:table-cell office:value-type="float" office:value="465" calcext:value-type="float">
            <text:p>46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1" office:value-type="date" office:date-value="2019-10-15T05:50:16" calcext:value-type="date">
            <text:p>2019-10-15 05:50:16</text:p>
          </table:table-cell>
          <table:table-cell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style-name="ce1" office:value-type="date" office:date-value="2019-10-15T05:50:26" calcext:value-type="date">
            <text:p>2019-10-15 05:50:26</text:p>
          </table:table-cell>
          <table:table-cell office:value-type="float" office:value="356" calcext:value-type="float">
            <text:p>356</text:p>
          </table:table-cell>
          <table:table-cell office:value-type="float" office:value="375" calcext:value-type="float">
            <text:p>37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date" office:date-value="2019-10-15T05:50:36" calcext:value-type="date">
            <text:p>2019-10-15 05:50:36</text:p>
          </table:table-cell>
          <table:table-cell office:value-type="float" office:value="347" calcext:value-type="float">
            <text:p>347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date" office:date-value="2019-10-15T05:50:46" calcext:value-type="date">
            <text:p>2019-10-15 05:50:46</text:p>
          </table:table-cell>
          <table:table-cell office:value-type="float" office:value="341" calcext:value-type="float">
            <text:p>341</text:p>
          </table:table-cell>
          <table:table-cell office:value-type="float" office:value="364" calcext:value-type="float">
            <text:p>364</text:p>
          </table:table-cell>
          <table:table-cell office:value-type="float" office:value="447" calcext:value-type="float">
            <text:p>44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date" office:date-value="2019-10-15T05:50:56" calcext:value-type="date">
            <text:p>2019-10-15 05:50:56</text:p>
          </table:table-cell>
          <table:table-cell office:value-type="float" office:value="339" calcext:value-type="float">
            <text:p>339</text:p>
          </table:table-cell>
          <table:table-cell office:value-type="float" office:value="364" calcext:value-type="float">
            <text:p>364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date" office:date-value="2019-10-15T05:51:06" calcext:value-type="date">
            <text:p>2019-10-15 05:51:06</text:p>
          </table:table-cell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style-name="ce1" office:value-type="date" office:date-value="2019-10-15T05:51:16" calcext:value-type="date">
            <text:p>2019-10-15 05:51:16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426" calcext:value-type="float">
            <text:p>42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style-name="ce1" office:value-type="date" office:date-value="2019-10-15T05:51:26" calcext:value-type="date">
            <text:p>2019-10-15 05:51:26</text:p>
          </table:table-cell>
          <table:table-cell office:value-type="float" office:value="331" calcext:value-type="float">
            <text:p>331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date" office:date-value="2019-10-15T05:51:36" calcext:value-type="date">
            <text:p>2019-10-15 05:51:36</text:p>
          </table:table-cell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  <table:table-cell office:value-type="float" office:value="422" calcext:value-type="float">
            <text:p>42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date" office:date-value="2019-10-15T05:51:46" calcext:value-type="date">
            <text:p>2019-10-15 05:51:46</text:p>
          </table:table-cell>
          <table:table-cell office:value-type="float" office:value="322" calcext:value-type="float">
            <text:p>322</text:p>
          </table:table-cell>
          <table:table-cell office:value-type="float" office:value="335" calcext:value-type="float">
            <text:p>335</text:p>
          </table:table-cell>
          <table:table-cell office:value-type="float" office:value="416" calcext:value-type="float">
            <text:p>41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style-name="ce1" office:value-type="date" office:date-value="2019-10-15T05:51:56" calcext:value-type="date">
            <text:p>2019-10-15 05:51:56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415" calcext:value-type="float">
            <text:p>41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date" office:date-value="2019-10-15T05:52:06" calcext:value-type="date">
            <text:p>2019-10-15 05:52:06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409" calcext:value-type="float">
            <text:p>4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date" office:date-value="2019-10-15T05:52:16" calcext:value-type="date">
            <text:p>2019-10-15 05:52:16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style-name="ce1" office:value-type="date" office:date-value="2019-10-15T05:52:26" calcext:value-type="date">
            <text:p>2019-10-15 05:52:26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397" calcext:value-type="float">
            <text:p>39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date" office:date-value="2019-10-15T05:52:36" calcext:value-type="date">
            <text:p>2019-10-15 05:52:36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office:value-type="float" office:value="389" calcext:value-type="float">
            <text:p>38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style-name="ce1" office:value-type="date" office:date-value="2019-10-15T05:52:46" calcext:value-type="date">
            <text:p>2019-10-15 05:52:46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87" calcext:value-type="float">
            <text:p>3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1" office:value-type="date" office:date-value="2019-10-15T05:52:56" calcext:value-type="date">
            <text:p>2019-10-15 05:52:56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5:53:06" calcext:value-type="date">
            <text:p>2019-10-15 05:53:06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78" calcext:value-type="float">
            <text:p>37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style-name="ce1" office:value-type="date" office:date-value="2019-10-15T05:53:16" calcext:value-type="date">
            <text:p>2019-10-15 05:53:16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date" office:date-value="2019-10-15T05:53:26" calcext:value-type="date">
            <text:p>2019-10-15 05:53:26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371" calcext:value-type="float">
            <text:p>37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date" office:date-value="2019-10-15T05:53:36" calcext:value-type="date">
            <text:p>2019-10-15 05:53:36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69" calcext:value-type="float">
            <text:p>36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style-name="ce1" office:value-type="date" office:date-value="2019-10-15T05:53:46" calcext:value-type="date">
            <text:p>2019-10-15 05:53:46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367" calcext:value-type="float">
            <text:p>36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date" office:date-value="2019-10-15T05:53:56" calcext:value-type="date">
            <text:p>2019-10-15 05:53:56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366" calcext:value-type="float">
            <text:p>3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date" office:date-value="2019-10-15T05:54:06" calcext:value-type="date">
            <text:p>2019-10-15 05:54:06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358" calcext:value-type="float">
            <text:p>3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style-name="ce1" office:value-type="date" office:date-value="2019-10-15T05:54:16" calcext:value-type="date">
            <text:p>2019-10-15 05:54:16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360" calcext:value-type="float">
            <text:p>36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ce1" office:value-type="date" office:date-value="2019-10-15T05:54:26" calcext:value-type="date">
            <text:p>2019-10-15 05:54:26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date" office:date-value="2019-10-15T05:54:36" calcext:value-type="date">
            <text:p>2019-10-15 05:54:36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office:value-type="float" office:value="348" calcext:value-type="float">
            <text:p>34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date" office:date-value="2019-10-15T05:54:46" calcext:value-type="date">
            <text:p>2019-10-15 05:54:46</text:p>
          </table:table-cell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342" calcext:value-type="float">
            <text:p>34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date" office:date-value="2019-10-15T05:54:56" calcext:value-type="date">
            <text:p>2019-10-15 05:54:56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342" calcext:value-type="float">
            <text:p>34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date" office:date-value="2019-10-15T05:55:06" calcext:value-type="date">
            <text:p>2019-10-15 05:55:06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date" office:date-value="2019-10-15T05:55:16" calcext:value-type="date">
            <text:p>2019-10-15 05:55:16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date" office:date-value="2019-10-15T05:55:26" calcext:value-type="date">
            <text:p>2019-10-15 05:55:26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335" calcext:value-type="float">
            <text:p>33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date" office:date-value="2019-10-15T05:55:36" calcext:value-type="date">
            <text:p>2019-10-15 05:55:3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19-10-15T05:55:46" calcext:value-type="date">
            <text:p>2019-10-15 05:55:46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19-10-15T05:55:56" calcext:value-type="date">
            <text:p>2019-10-15 05:55:56</text:p>
          </table:table-cell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date" office:date-value="2019-10-15T05:56:06" calcext:value-type="date">
            <text:p>2019-10-15 05:56:06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2019-10-15T05:56:16" calcext:value-type="date">
            <text:p>2019-10-15 05:56:16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19-10-15T05:56:26" calcext:value-type="date">
            <text:p>2019-10-15 05:56:26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date" office:date-value="2019-10-15T05:56:36" calcext:value-type="date">
            <text:p>2019-10-15 05:56:36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315" calcext:value-type="float">
            <text:p>3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1" office:value-type="date" office:date-value="2019-10-15T05:56:46" calcext:value-type="date">
            <text:p>2019-10-15 05:56:46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315" calcext:value-type="float">
            <text:p>31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date" office:date-value="2019-10-15T05:56:56" calcext:value-type="date">
            <text:p>2019-10-15 05:56:56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314" calcext:value-type="float">
            <text:p>31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style-name="ce1" office:value-type="date" office:date-value="2019-10-15T05:57:06" calcext:value-type="date">
            <text:p>2019-10-15 05:57:0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date" office:date-value="2019-10-15T05:57:16" calcext:value-type="date">
            <text:p>2019-10-15 05:57:16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date" office:date-value="2019-10-15T05:57:26" calcext:value-type="date">
            <text:p>2019-10-15 05:57:26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date" office:date-value="2019-10-15T05:57:36" calcext:value-type="date">
            <text:p>2019-10-15 05:57:36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office:value-type="float" office:value="301" calcext:value-type="float">
            <text:p>3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2019-10-15T05:57:46" calcext:value-type="date">
            <text:p>2019-10-15 05:57:4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date" office:date-value="2019-10-15T05:57:56" calcext:value-type="date">
            <text:p>2019-10-15 05:57:56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date" office:date-value="2019-10-15T05:58:06" calcext:value-type="date">
            <text:p>2019-10-15 05:58:06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date" office:date-value="2019-10-15T05:58:16" calcext:value-type="date">
            <text:p>2019-10-15 05:58:1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89" calcext:value-type="float">
            <text:p>28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date" office:date-value="2019-10-15T05:58:26" calcext:value-type="date">
            <text:p>2019-10-15 05:58:26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date" office:date-value="2019-10-15T05:58:36" calcext:value-type="date">
            <text:p>2019-10-15 05:58:36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85" calcext:value-type="float">
            <text:p>28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5:58:46" calcext:value-type="date">
            <text:p>2019-10-15 05:58:46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date" office:date-value="2019-10-15T05:58:56" calcext:value-type="date">
            <text:p>2019-10-15 05:58:56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283" calcext:value-type="float">
            <text:p>2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date" office:date-value="2019-10-15T05:59:06" calcext:value-type="date">
            <text:p>2019-10-15 05:59:06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date" office:date-value="2019-10-15T05:59:16" calcext:value-type="date">
            <text:p>2019-10-15 05:59:16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88" calcext:value-type="float">
            <text:p>28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1" office:value-type="date" office:date-value="2019-10-15T05:59:26" calcext:value-type="date">
            <text:p>2019-10-15 05:59:26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date" office:date-value="2019-10-15T05:59:36" calcext:value-type="date">
            <text:p>2019-10-15 05:59:36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date" office:date-value="2019-10-15T05:59:46" calcext:value-type="date">
            <text:p>2019-10-15 05:59:46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date" office:date-value="2019-10-15T05:59:56" calcext:value-type="date">
            <text:p>2019-10-15 05:59:5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76" calcext:value-type="float">
            <text:p>27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date" office:date-value="2019-10-15T06:00:06" calcext:value-type="date">
            <text:p>2019-10-15 06:00:0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date" office:date-value="2019-10-15T06:00:16" calcext:value-type="date">
            <text:p>2019-10-15 06:00:16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date" office:date-value="2019-10-15T06:00:26" calcext:value-type="date">
            <text:p>2019-10-15 06:00:26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date" office:date-value="2019-10-15T06:00:36" calcext:value-type="date">
            <text:p>2019-10-15 06:00:36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date" office:date-value="2019-10-15T06:00:46" calcext:value-type="date">
            <text:p>2019-10-15 06:00:46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date" office:date-value="2019-10-15T06:00:56" calcext:value-type="date">
            <text:p>2019-10-15 06:00:56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date" office:date-value="2019-10-15T06:01:06" calcext:value-type="date">
            <text:p>2019-10-15 06:01:06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date" office:date-value="2019-10-15T06:01:16" calcext:value-type="date">
            <text:p>2019-10-15 06:01:16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date" office:date-value="2019-10-15T06:01:26" calcext:value-type="date">
            <text:p>2019-10-15 06:01:26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date" office:date-value="2019-10-15T06:01:36" calcext:value-type="date">
            <text:p>2019-10-15 06:01:36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5T06:01:46" calcext:value-type="date">
            <text:p>2019-10-15 06:01:46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date" office:date-value="2019-10-15T06:01:56" calcext:value-type="date">
            <text:p>2019-10-15 06:01:56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date" office:date-value="2019-10-15T06:02:06" calcext:value-type="date">
            <text:p>2019-10-15 06:02:06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44" calcext:value-type="float">
            <text:p>24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date" office:date-value="2019-10-15T06:02:16" calcext:value-type="date">
            <text:p>2019-10-15 06:02:16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date" office:date-value="2019-10-15T06:02:26" calcext:value-type="date">
            <text:p>2019-10-15 06:02:26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date" office:date-value="2019-10-15T06:02:36" calcext:value-type="date">
            <text:p>2019-10-15 06:02:36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date" office:date-value="2019-10-15T06:02:46" calcext:value-type="date">
            <text:p>2019-10-15 06:02:46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date" office:date-value="2019-10-15T06:02:56" calcext:value-type="date">
            <text:p>2019-10-15 06:02:56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235" calcext:value-type="float">
            <text:p>23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1" office:value-type="date" office:date-value="2019-10-15T06:03:06" calcext:value-type="date">
            <text:p>2019-10-15 06:03:0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19-10-15T06:03:16" calcext:value-type="date">
            <text:p>2019-10-15 06:03:16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date" office:date-value="2019-10-15T06:03:26" calcext:value-type="date">
            <text:p>2019-10-15 06:03:26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date" office:date-value="2019-10-15T06:03:36" calcext:value-type="date">
            <text:p>2019-10-15 06:03:36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date" office:date-value="2019-10-15T06:03:46" calcext:value-type="date">
            <text:p>2019-10-15 06:03:46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date" office:date-value="2019-10-15T06:03:56" calcext:value-type="date">
            <text:p>2019-10-15 06:03:56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date" office:date-value="2019-10-15T06:04:06" calcext:value-type="date">
            <text:p>2019-10-15 06:04:06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5T06:04:16" calcext:value-type="date">
            <text:p>2019-10-15 06:04:16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date" office:date-value="2019-10-15T06:04:26" calcext:value-type="date">
            <text:p>2019-10-15 06:04:2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date" office:date-value="2019-10-15T06:04:36" calcext:value-type="date">
            <text:p>2019-10-15 06:04:36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date" office:date-value="2019-10-15T06:04:46" calcext:value-type="date">
            <text:p>2019-10-15 06:04:46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5T06:04:56" calcext:value-type="date">
            <text:p>2019-10-15 06:04:56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19-10-15T06:05:06" calcext:value-type="date">
            <text:p>2019-10-15 06:05:06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date" office:date-value="2019-10-15T06:05:16" calcext:value-type="date">
            <text:p>2019-10-15 06:05:16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date" office:date-value="2019-10-15T06:05:26" calcext:value-type="date">
            <text:p>2019-10-15 06:05:26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date" office:date-value="2019-10-15T06:05:36" calcext:value-type="date">
            <text:p>2019-10-15 06:05:36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date" office:date-value="2019-10-15T06:05:46" calcext:value-type="date">
            <text:p>2019-10-15 06:05:46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date" office:date-value="2019-10-15T06:05:56" calcext:value-type="date">
            <text:p>2019-10-15 06:05:56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5T06:06:06" calcext:value-type="date">
            <text:p>2019-10-15 06:06:06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date" office:date-value="2019-10-15T06:06:16" calcext:value-type="date">
            <text:p>2019-10-15 06:06:16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date" office:date-value="2019-10-15T06:06:26" calcext:value-type="date">
            <text:p>2019-10-15 06:06:2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date" office:date-value="2019-10-15T06:06:36" calcext:value-type="date">
            <text:p>2019-10-15 06:06:3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date" office:date-value="2019-10-15T06:06:46" calcext:value-type="date">
            <text:p>2019-10-15 06:06:46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date" office:date-value="2019-10-15T06:06:56" calcext:value-type="date">
            <text:p>2019-10-15 06:06:5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date" office:date-value="2019-10-15T06:07:06" calcext:value-type="date">
            <text:p>2019-10-15 06:07:06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date" office:date-value="2019-10-15T06:07:16" calcext:value-type="date">
            <text:p>2019-10-15 06:07:1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date" office:date-value="2019-10-15T06:07:26" calcext:value-type="date">
            <text:p>2019-10-15 06:07:26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date" office:date-value="2019-10-15T06:07:36" calcext:value-type="date">
            <text:p>2019-10-15 06:07:36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date" office:date-value="2019-10-15T06:07:46" calcext:value-type="date">
            <text:p>2019-10-15 06:07: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date" office:date-value="2019-10-15T06:07:56" calcext:value-type="date">
            <text:p>2019-10-15 06:07:56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date" office:date-value="2019-10-15T06:08:06" calcext:value-type="date">
            <text:p>2019-10-15 06:08:0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date" office:date-value="2019-10-15T06:08:16" calcext:value-type="date">
            <text:p>2019-10-15 06:08:16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date" office:date-value="2019-10-15T06:08:26" calcext:value-type="date">
            <text:p>2019-10-15 06:08:26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date" office:date-value="2019-10-15T06:08:36" calcext:value-type="date">
            <text:p>2019-10-15 06:08:3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date" office:date-value="2019-10-15T06:08:46" calcext:value-type="date">
            <text:p>2019-10-15 06:08:46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date" office:date-value="2019-10-15T06:08:56" calcext:value-type="date">
            <text:p>2019-10-15 06:08:56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date" office:date-value="2019-10-15T06:09:06" calcext:value-type="date">
            <text:p>2019-10-15 06:09:0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date" office:date-value="2019-10-15T06:09:16" calcext:value-type="date">
            <text:p>2019-10-15 06:09:16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date" office:date-value="2019-10-15T06:09:26" calcext:value-type="date">
            <text:p>2019-10-15 06:09:2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date" office:date-value="2019-10-15T06:09:36" calcext:value-type="date">
            <text:p>2019-10-15 06:09:3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date" office:date-value="2019-10-15T06:09:46" calcext:value-type="date">
            <text:p>2019-10-15 06:09:4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10-15T06:09:56" calcext:value-type="date">
            <text:p>2019-10-15 06:09:5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10-15T06:10:06" calcext:value-type="date">
            <text:p>2019-10-15 06:10:0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date" office:date-value="2019-10-15T06:10:16" calcext:value-type="date">
            <text:p>2019-10-15 06:10:1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date" office:date-value="2019-10-15T06:10:26" calcext:value-type="date">
            <text:p>2019-10-15 06:10: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date" office:date-value="2019-10-15T06:10:36" calcext:value-type="date">
            <text:p>2019-10-15 06:10:36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5T06:10:46" calcext:value-type="date">
            <text:p>2019-10-15 06:10:4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2019-10-15T06:10:56" calcext:value-type="date">
            <text:p>2019-10-15 06:10:5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2019-10-15T06:11:06" calcext:value-type="date">
            <text:p>2019-10-15 06:11:06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date" office:date-value="2019-10-15T06:11:16" calcext:value-type="date">
            <text:p>2019-10-15 06:11:16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date" office:date-value="2019-10-15T06:11:26" calcext:value-type="date">
            <text:p>2019-10-15 06:11: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date" office:date-value="2019-10-15T06:11:36" calcext:value-type="date">
            <text:p>2019-10-15 06:11:36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date" office:date-value="2019-10-15T06:11:46" calcext:value-type="date">
            <text:p>2019-10-15 06:11:4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2019-10-15T06:11:56" calcext:value-type="date">
            <text:p>2019-10-15 06:11: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date" office:date-value="2019-10-15T06:12:07" calcext:value-type="date">
            <text:p>2019-10-15 06:12:07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date" office:date-value="2019-10-15T06:12:17" calcext:value-type="date">
            <text:p>2019-10-15 06:12:1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date" office:date-value="2019-10-15T06:12:27" calcext:value-type="date">
            <text:p>2019-10-15 06:12:2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2019-10-15T06:12:37" calcext:value-type="date">
            <text:p>2019-10-15 06:12:3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date" office:date-value="2019-10-15T06:12:47" calcext:value-type="date">
            <text:p>2019-10-15 06:12:4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date" office:date-value="2019-10-15T06:12:57" calcext:value-type="date">
            <text:p>2019-10-15 06:12:5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date" office:date-value="2019-10-15T06:13:07" calcext:value-type="date">
            <text:p>2019-10-15 06:13:0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date" office:date-value="2019-10-15T06:13:17" calcext:value-type="date">
            <text:p>2019-10-15 06:13:17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date" office:date-value="2019-10-15T06:13:27" calcext:value-type="date">
            <text:p>2019-10-15 06:13:27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date" office:date-value="2019-10-15T06:13:37" calcext:value-type="date">
            <text:p>2019-10-15 06:13:3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date" office:date-value="2019-10-15T06:13:47" calcext:value-type="date">
            <text:p>2019-10-15 06:13:47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date" office:date-value="2019-10-15T06:13:57" calcext:value-type="date">
            <text:p>2019-10-15 06:13:5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date" office:date-value="2019-10-15T06:14:07" calcext:value-type="date">
            <text:p>2019-10-15 06:14:0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date" office:date-value="2019-10-15T06:14:17" calcext:value-type="date">
            <text:p>2019-10-15 06:14:1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date" office:date-value="2019-10-15T06:14:27" calcext:value-type="date">
            <text:p>2019-10-15 06:14:2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date" office:date-value="2019-10-15T06:14:37" calcext:value-type="date">
            <text:p>2019-10-15 06:14:3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5T06:14:47" calcext:value-type="date">
            <text:p>2019-10-15 06:14:4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5T06:14:57" calcext:value-type="date">
            <text:p>2019-10-15 06:14:5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5T06:15:07" calcext:value-type="date">
            <text:p>2019-10-15 06:15:0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2019-10-15T06:15:17" calcext:value-type="date">
            <text:p>2019-10-15 06:15:1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date" office:date-value="2019-10-15T06:15:27" calcext:value-type="date">
            <text:p>2019-10-15 06:15:2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date" office:date-value="2019-10-15T06:15:37" calcext:value-type="date">
            <text:p>2019-10-15 06:15:3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date" office:date-value="2019-10-15T06:15:47" calcext:value-type="date">
            <text:p>2019-10-15 06:15:4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date" office:date-value="2019-10-15T06:15:57" calcext:value-type="date">
            <text:p>2019-10-15 06:15:5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date" office:date-value="2019-10-15T06:16:07" calcext:value-type="date">
            <text:p>2019-10-15 06:16: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5T06:16:17" calcext:value-type="date">
            <text:p>2019-10-15 06:16:17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date" office:date-value="2019-10-15T06:16:27" calcext:value-type="date">
            <text:p>2019-10-15 06:16:2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5T06:16:37" calcext:value-type="date">
            <text:p>2019-10-15 06:16:3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date" office:date-value="2019-10-15T06:16:47" calcext:value-type="date">
            <text:p>2019-10-15 06:16:4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date" office:date-value="2019-10-15T06:16:57" calcext:value-type="date">
            <text:p>2019-10-15 06:16:57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date" office:date-value="2019-10-15T06:17:07" calcext:value-type="date">
            <text:p>2019-10-15 06:17:0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date" office:date-value="2019-10-15T06:17:17" calcext:value-type="date">
            <text:p>2019-10-15 06:17: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5T06:17:27" calcext:value-type="date">
            <text:p>2019-10-15 06:17:2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5T06:17:37" calcext:value-type="date">
            <text:p>2019-10-15 06:17:3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date" office:date-value="2019-10-15T06:17:47" calcext:value-type="date">
            <text:p>2019-10-15 06:17:4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5T06:17:57" calcext:value-type="date">
            <text:p>2019-10-15 06:17:5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5T06:18:07" calcext:value-type="date">
            <text:p>2019-10-15 06:18:0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date" office:date-value="2019-10-15T06:18:17" calcext:value-type="date">
            <text:p>2019-10-15 06:18:1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date" office:date-value="2019-10-15T06:18:27" calcext:value-type="date">
            <text:p>2019-10-15 06:18:2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9-10-15T06:18:37" calcext:value-type="date">
            <text:p>2019-10-15 06:18:3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date" office:date-value="2019-10-15T06:18:47" calcext:value-type="date">
            <text:p>2019-10-15 06:18: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date" office:date-value="2019-10-15T06:18:57" calcext:value-type="date">
            <text:p>2019-10-15 06:18:5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date" office:date-value="2019-10-15T06:19:07" calcext:value-type="date">
            <text:p>2019-10-15 06:19:0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5T06:19:17" calcext:value-type="date">
            <text:p>2019-10-15 06:19:1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date" office:date-value="2019-10-15T06:19:27" calcext:value-type="date">
            <text:p>2019-10-15 06:19:2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date" office:date-value="2019-10-15T06:19:37" calcext:value-type="date">
            <text:p>2019-10-15 06:19:3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5T06:19:47" calcext:value-type="date">
            <text:p>2019-10-15 06:19:4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5T06:19:57" calcext:value-type="date">
            <text:p>2019-10-15 06:19:5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5T06:20:07" calcext:value-type="date">
            <text:p>2019-10-15 06:20:0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5T06:20:17" calcext:value-type="date">
            <text:p>2019-10-15 06:20:1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date" office:date-value="2019-10-15T06:20:27" calcext:value-type="date">
            <text:p>2019-10-15 06:20:2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5T06:20:37" calcext:value-type="date">
            <text:p>2019-10-15 06:20:3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5T06:20:47" calcext:value-type="date">
            <text:p>2019-10-15 06:20:4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date" office:date-value="2019-10-15T06:20:57" calcext:value-type="date">
            <text:p>2019-10-15 06:20:5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date" office:date-value="2019-10-15T06:21:07" calcext:value-type="date">
            <text:p>2019-10-15 06:21:0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date" office:date-value="2019-10-15T06:21:17" calcext:value-type="date">
            <text:p>2019-10-15 06:21:1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date" office:date-value="2019-10-15T06:21:27" calcext:value-type="date">
            <text:p>2019-10-15 06:21:2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5T06:21:37" calcext:value-type="date">
            <text:p>2019-10-15 06:21:3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5T06:21:47" calcext:value-type="date">
            <text:p>2019-10-15 06:21:4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date" office:date-value="2019-10-15T06:21:57" calcext:value-type="date">
            <text:p>2019-10-15 06:21:5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date" office:date-value="2019-10-15T06:22:07" calcext:value-type="date">
            <text:p>2019-10-15 06:22:0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date" office:date-value="2019-10-15T06:22:17" calcext:value-type="date">
            <text:p>2019-10-15 06:22:1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date" office:date-value="2019-10-15T06:22:27" calcext:value-type="date">
            <text:p>2019-10-15 06:22:2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date" office:date-value="2019-10-15T06:22:37" calcext:value-type="date">
            <text:p>2019-10-15 06:22:3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date" office:date-value="2019-10-15T06:22:47" calcext:value-type="date">
            <text:p>2019-10-15 06:22:4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5T06:22:57" calcext:value-type="date">
            <text:p>2019-10-15 06:22:5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19-10-15T06:23:07" calcext:value-type="date">
            <text:p>2019-10-15 06:23:0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date" office:date-value="2019-10-15T06:23:17" calcext:value-type="date">
            <text:p>2019-10-15 06:23:1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date" office:date-value="2019-10-15T06:23:27" calcext:value-type="date">
            <text:p>2019-10-15 06:23:2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5T06:23:37" calcext:value-type="date">
            <text:p>2019-10-15 06:23:3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5T06:23:47" calcext:value-type="date">
            <text:p>2019-10-15 06:23:4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date" office:date-value="2019-10-15T06:23:57" calcext:value-type="date">
            <text:p>2019-10-15 06:23:5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5T06:24:07" calcext:value-type="date">
            <text:p>2019-10-15 06:24:0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5T06:24:17" calcext:value-type="date">
            <text:p>2019-10-15 06:24:1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date" office:date-value="2019-10-15T06:24:27" calcext:value-type="date">
            <text:p>2019-10-15 06:24:2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date" office:date-value="2019-10-15T06:24:37" calcext:value-type="date">
            <text:p>2019-10-15 06:24:3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date" office:date-value="2019-10-15T06:24:47" calcext:value-type="date">
            <text:p>2019-10-15 06:24:4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date" office:date-value="2019-10-15T06:24:57" calcext:value-type="date">
            <text:p>2019-10-15 06:24:5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07" calcext:value-type="date">
            <text:p>2019-10-15 06:25:0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17" calcext:value-type="date">
            <text:p>2019-10-15 06:25:1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27" calcext:value-type="date">
            <text:p>2019-10-15 06:25:2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37" calcext:value-type="date">
            <text:p>2019-10-15 06:25:3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47" calcext:value-type="date">
            <text:p>2019-10-15 06:25:4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date" office:date-value="2019-10-15T06:25:57" calcext:value-type="date">
            <text:p>2019-10-15 06:25:5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5T06:26:07" calcext:value-type="date">
            <text:p>2019-10-15 06:26:0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5T06:26:17" calcext:value-type="date">
            <text:p>2019-10-15 06:26:1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5T06:26:27" calcext:value-type="date">
            <text:p>2019-10-15 06:26:2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date" office:date-value="2019-10-15T06:26:37" calcext:value-type="date">
            <text:p>2019-10-15 06:26:3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5T06:26:47" calcext:value-type="date">
            <text:p>2019-10-15 06:26:4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5T06:26:57" calcext:value-type="date">
            <text:p>2019-10-15 06:26:5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2019-10-15T06:27:07" calcext:value-type="date">
            <text:p>2019-10-15 06:27:0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5T06:27:17" calcext:value-type="date">
            <text:p>2019-10-15 06:27:1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5T06:27:27" calcext:value-type="date">
            <text:p>2019-10-15 06:27:2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date" office:date-value="2019-10-15T06:27:37" calcext:value-type="date">
            <text:p>2019-10-15 06:27:3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5T06:27:47" calcext:value-type="date">
            <text:p>2019-10-15 06:27:4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19-10-15T06:27:57" calcext:value-type="date">
            <text:p>2019-10-15 06:27:5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19-10-15T06:28:07" calcext:value-type="date">
            <text:p>2019-10-15 06:28:0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5T06:28:17" calcext:value-type="date">
            <text:p>2019-10-15 06:28:1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2019-10-15T06:28:27" calcext:value-type="date">
            <text:p>2019-10-15 06:28:2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date" office:date-value="2019-10-15T06:28:37" calcext:value-type="date">
            <text:p>2019-10-15 06:28:3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date" office:date-value="2019-10-15T06:28:47" calcext:value-type="date">
            <text:p>2019-10-15 06:28:4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date" office:date-value="2019-10-15T06:28:57" calcext:value-type="date">
            <text:p>2019-10-15 06:28:5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date" office:date-value="2019-10-15T06:29:07" calcext:value-type="date">
            <text:p>2019-10-15 06:29:0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date" office:date-value="2019-10-15T06:29:17" calcext:value-type="date">
            <text:p>2019-10-15 06:29:1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5T06:29:27" calcext:value-type="date">
            <text:p>2019-10-15 06:29:2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date" office:date-value="2019-10-15T06:29:37" calcext:value-type="date">
            <text:p>2019-10-15 06:29:3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5T06:29:47" calcext:value-type="date">
            <text:p>2019-10-15 06:29:4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5T06:29:57" calcext:value-type="date">
            <text:p>2019-10-15 06:29:5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5T06:30:07" calcext:value-type="date">
            <text:p>2019-10-15 06:30:0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date" office:date-value="2019-10-15T06:30:17" calcext:value-type="date">
            <text:p>2019-10-15 06:30: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5T06:30:27" calcext:value-type="date">
            <text:p>2019-10-15 06:30:2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5T06:30:37" calcext:value-type="date">
            <text:p>2019-10-15 06:30:3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5T06:30:47" calcext:value-type="date">
            <text:p>2019-10-15 06:30:4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5T06:30:57" calcext:value-type="date">
            <text:p>2019-10-15 06:30:5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2019-10-15T06:31:07" calcext:value-type="date">
            <text:p>2019-10-15 06:31:0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5T06:31:17" calcext:value-type="date">
            <text:p>2019-10-15 06:31:1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5T06:31:27" calcext:value-type="date">
            <text:p>2019-10-15 06:31:2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2019-10-15T06:31:37" calcext:value-type="date">
            <text:p>2019-10-15 06:31:3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date" office:date-value="2019-10-15T06:31:47" calcext:value-type="date">
            <text:p>2019-10-15 06:31:4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date" office:date-value="2019-10-15T06:31:57" calcext:value-type="date">
            <text:p>2019-10-15 06:31:5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date" office:date-value="2019-10-15T06:32:07" calcext:value-type="date">
            <text:p>2019-10-15 06:32:0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date" office:date-value="2019-10-15T06:32:17" calcext:value-type="date">
            <text:p>2019-10-15 06:32:1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date" office:date-value="2019-10-15T06:32:27" calcext:value-type="date">
            <text:p>2019-10-15 06:32:2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2:37" calcext:value-type="date">
            <text:p>2019-10-15 06:32:3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date" office:date-value="2019-10-15T06:32:47" calcext:value-type="date">
            <text:p>2019-10-15 06:32:4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5T06:32:57" calcext:value-type="date">
            <text:p>2019-10-15 06:32:5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3:07" calcext:value-type="date">
            <text:p>2019-10-15 06:33:0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3:17" calcext:value-type="date">
            <text:p>2019-10-15 06:33:1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3:27" calcext:value-type="date">
            <text:p>2019-10-15 06:33:2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3:37" calcext:value-type="date">
            <text:p>2019-10-15 06:33:3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19-10-15T06:33:47" calcext:value-type="date">
            <text:p>2019-10-15 06:33:4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5T06:33:57" calcext:value-type="date">
            <text:p>2019-10-15 06:33:5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5T06:34:07" calcext:value-type="date">
            <text:p>2019-10-15 06:34:0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2019-10-15T06:34:17" calcext:value-type="date">
            <text:p>2019-10-15 06:34:1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5T06:34:27" calcext:value-type="date">
            <text:p>2019-10-15 06:34:2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5T06:34:37" calcext:value-type="date">
            <text:p>2019-10-15 06:34:3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date" office:date-value="2019-10-15T06:34:47" calcext:value-type="date">
            <text:p>2019-10-15 06:34:4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5T06:34:57" calcext:value-type="date">
            <text:p>2019-10-15 06:34:5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5T06:35:07" calcext:value-type="date">
            <text:p>2019-10-15 06:35:0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5T06:35:17" calcext:value-type="date">
            <text:p>2019-10-15 06:35:1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date" office:date-value="2019-10-15T06:35:27" calcext:value-type="date">
            <text:p>2019-10-15 06:35:2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5T06:35:37" calcext:value-type="date">
            <text:p>2019-10-15 06:35:3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5T06:35:47" calcext:value-type="date">
            <text:p>2019-10-15 06:35: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5T06:35:57" calcext:value-type="date">
            <text:p>2019-10-15 06:35:5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2019-10-15T06:36:07" calcext:value-type="date">
            <text:p>2019-10-15 06:36:0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date" office:date-value="2019-10-15T06:36:17" calcext:value-type="date">
            <text:p>2019-10-15 06:36:1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date" office:date-value="2019-10-15T06:36:27" calcext:value-type="date">
            <text:p>2019-10-15 06:36:2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date" office:date-value="2019-10-15T06:36:37" calcext:value-type="date">
            <text:p>2019-10-15 06:36:3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5T06:36:47" calcext:value-type="date">
            <text:p>2019-10-15 06:36:4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5T06:36:57" calcext:value-type="date">
            <text:p>2019-10-15 06:36: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5T06:37:07" calcext:value-type="date">
            <text:p>2019-10-15 06:37:0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5T06:37:17" calcext:value-type="date">
            <text:p>2019-10-15 06:37:1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date" office:date-value="2019-10-15T06:37:27" calcext:value-type="date">
            <text:p>2019-10-15 06:37:2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date" office:date-value="2019-10-15T06:37:37" calcext:value-type="date">
            <text:p>2019-10-15 06:37:3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5T06:37:47" calcext:value-type="date">
            <text:p>2019-10-15 06:37:4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5T06:37:57" calcext:value-type="date">
            <text:p>2019-10-15 06:37: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5T06:38:07" calcext:value-type="date">
            <text:p>2019-10-15 06:38:0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5T06:38:17" calcext:value-type="date">
            <text:p>2019-10-15 06:38: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5T06:38:27" calcext:value-type="date">
            <text:p>2019-10-15 06:38:2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date" office:date-value="2019-10-15T06:38:37" calcext:value-type="date">
            <text:p>2019-10-15 06:38:3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5T06:38:47" calcext:value-type="date">
            <text:p>2019-10-15 06:38:4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5T06:38:57" calcext:value-type="date">
            <text:p>2019-10-15 06:38:5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5T06:39:07" calcext:value-type="date">
            <text:p>2019-10-15 06:39:0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date" office:date-value="2019-10-15T06:39:17" calcext:value-type="date">
            <text:p>2019-10-15 06:39:1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5T06:39:27" calcext:value-type="date">
            <text:p>2019-10-15 06:39:2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5T06:39:37" calcext:value-type="date">
            <text:p>2019-10-15 06:39:3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5T06:39:47" calcext:value-type="date">
            <text:p>2019-10-15 06:39:4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5T06:39:57" calcext:value-type="date">
            <text:p>2019-10-15 06:39:5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date" office:date-value="2019-10-15T06:40:07" calcext:value-type="date">
            <text:p>2019-10-15 06:40:0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5T06:40:17" calcext:value-type="date">
            <text:p>2019-10-15 06:40:1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5T06:40:27" calcext:value-type="date">
            <text:p>2019-10-15 06:40:2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5T06:40:37" calcext:value-type="date">
            <text:p>2019-10-15 06:40:3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5T06:40:47" calcext:value-type="date">
            <text:p>2019-10-15 06:40:4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5T06:40:57" calcext:value-type="date">
            <text:p>2019-10-15 06:40:5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5T06:41:07" calcext:value-type="date">
            <text:p>2019-10-15 06:41:0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5T06:41:17" calcext:value-type="date">
            <text:p>2019-10-15 06:41:1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date" office:date-value="2019-10-15T06:41:27" calcext:value-type="date">
            <text:p>2019-10-15 06:41:2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5T06:41:37" calcext:value-type="date">
            <text:p>2019-10-15 06:41:3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date" office:date-value="2019-10-15T06:41:47" calcext:value-type="date">
            <text:p>2019-10-15 06:41:4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1:57" calcext:value-type="date">
            <text:p>2019-10-15 06:41: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2:07" calcext:value-type="date">
            <text:p>2019-10-15 06:42:0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2:17" calcext:value-type="date">
            <text:p>2019-10-15 06:42:1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2:27" calcext:value-type="date">
            <text:p>2019-10-15 06:42:2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2:37" calcext:value-type="date">
            <text:p>2019-10-15 06:42:3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2:47" calcext:value-type="date">
            <text:p>2019-10-15 06:42:4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2:57" calcext:value-type="date">
            <text:p>2019-10-15 06:42: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3:07" calcext:value-type="date">
            <text:p>2019-10-15 06:43:0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date" office:date-value="2019-10-15T06:43:17" calcext:value-type="date">
            <text:p>2019-10-15 06:43:1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3:27" calcext:value-type="date">
            <text:p>2019-10-15 06:43:2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3:37" calcext:value-type="date">
            <text:p>2019-10-15 06:43:3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date" office:date-value="2019-10-15T06:43:47" calcext:value-type="date">
            <text:p>2019-10-15 06:43:4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5T06:43:57" calcext:value-type="date">
            <text:p>2019-10-15 06:43: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5T06:44:07" calcext:value-type="date">
            <text:p>2019-10-15 06:44:0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19-10-15T06:44:17" calcext:value-type="date">
            <text:p>2019-10-15 06:44:1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5T06:44:27" calcext:value-type="date">
            <text:p>2019-10-15 06:44:2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5T06:44:37" calcext:value-type="date">
            <text:p>2019-10-15 06:44:3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date" office:date-value="2019-10-15T06:44:47" calcext:value-type="date">
            <text:p>2019-10-15 06:44:4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4:57" calcext:value-type="date">
            <text:p>2019-10-15 06:44: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07" calcext:value-type="date">
            <text:p>2019-10-15 06:45:0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17" calcext:value-type="date">
            <text:p>2019-10-15 06:45:1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27" calcext:value-type="date">
            <text:p>2019-10-15 06:45:2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37" calcext:value-type="date">
            <text:p>2019-10-15 06:45:3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47" calcext:value-type="date">
            <text:p>2019-10-15 06:45:4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date" office:date-value="2019-10-15T06:45:57" calcext:value-type="date">
            <text:p>2019-10-15 06:45: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5T06:46:07" calcext:value-type="date">
            <text:p>2019-10-15 06:46:0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5T06:46:17" calcext:value-type="date">
            <text:p>2019-10-15 06:46:1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5T06:46:27" calcext:value-type="date">
            <text:p>2019-10-15 06:46:2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9-10-15T06:46:37" calcext:value-type="date">
            <text:p>2019-10-15 06:46:3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6:47" calcext:value-type="date">
            <text:p>2019-10-15 06:46: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6:57" calcext:value-type="date">
            <text:p>2019-10-15 06:46: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7:07" calcext:value-type="date">
            <text:p>2019-10-15 06:47:0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7:17" calcext:value-type="date">
            <text:p>2019-10-15 06:47:1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7:27" calcext:value-type="date">
            <text:p>2019-10-15 06:47:2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7:37" calcext:value-type="date">
            <text:p>2019-10-15 06:47:3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date" office:date-value="2019-10-15T06:47:47" calcext:value-type="date">
            <text:p>2019-10-15 06:47:4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7:57" calcext:value-type="date">
            <text:p>2019-10-15 06:47: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07" calcext:value-type="date">
            <text:p>2019-10-15 06:48:0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17" calcext:value-type="date">
            <text:p>2019-10-15 06:48: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27" calcext:value-type="date">
            <text:p>2019-10-15 06:48:2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37" calcext:value-type="date">
            <text:p>2019-10-15 06:48:3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47" calcext:value-type="date">
            <text:p>2019-10-15 06:48: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8:57" calcext:value-type="date">
            <text:p>2019-10-15 06:48: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9:07" calcext:value-type="date">
            <text:p>2019-10-15 06:49:0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9-10-15T06:49:17" calcext:value-type="date">
            <text:p>2019-10-15 06:49:1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49:27" calcext:value-type="date">
            <text:p>2019-10-15 06:49:2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49:37" calcext:value-type="date">
            <text:p>2019-10-15 06:49:3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49:47" calcext:value-type="date">
            <text:p>2019-10-15 06:49: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49:57" calcext:value-type="date">
            <text:p>2019-10-15 06:49: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50:07" calcext:value-type="date">
            <text:p>2019-10-15 06:50:0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50:17" calcext:value-type="date">
            <text:p>2019-10-15 06:50:1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date" office:date-value="2019-10-15T06:50:27" calcext:value-type="date">
            <text:p>2019-10-15 06:50:2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0:37" calcext:value-type="date">
            <text:p>2019-10-15 06:50:3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0:47" calcext:value-type="date">
            <text:p>2019-10-15 06:50: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0:57" calcext:value-type="date">
            <text:p>2019-10-15 06:50: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07" calcext:value-type="date">
            <text:p>2019-10-15 06:51:0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17" calcext:value-type="date">
            <text:p>2019-10-15 06:51:1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27" calcext:value-type="date">
            <text:p>2019-10-15 06:51:2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37" calcext:value-type="date">
            <text:p>2019-10-15 06:51: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47" calcext:value-type="date">
            <text:p>2019-10-15 06:51: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date" office:date-value="2019-10-15T06:51:57" calcext:value-type="date">
            <text:p>2019-10-15 06:51: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5T06:52:07" calcext:value-type="date">
            <text:p>2019-10-15 06:52:0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5T06:52:17" calcext:value-type="date">
            <text:p>2019-10-15 06:52:1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5T06:52:27" calcext:value-type="date">
            <text:p>2019-10-15 06:52:2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5T06:52:37" calcext:value-type="date">
            <text:p>2019-10-15 06:52: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date" office:date-value="2019-10-15T06:52:47" calcext:value-type="date">
            <text:p>2019-10-15 06:52: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2:57" calcext:value-type="date">
            <text:p>2019-10-15 06:52: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07" calcext:value-type="date">
            <text:p>2019-10-15 06:53:0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17" calcext:value-type="date">
            <text:p>2019-10-15 06:53:1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27" calcext:value-type="date">
            <text:p>2019-10-15 06:53:2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37" calcext:value-type="date">
            <text:p>2019-10-15 06:53: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47" calcext:value-type="date">
            <text:p>2019-10-15 06:53: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3:57" calcext:value-type="date">
            <text:p>2019-10-15 06:53: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4:07" calcext:value-type="date">
            <text:p>2019-10-15 06:54:0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4:17" calcext:value-type="date">
            <text:p>2019-10-15 06:54:1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4:27" calcext:value-type="date">
            <text:p>2019-10-15 06:54:2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4:37" calcext:value-type="date">
            <text:p>2019-10-15 06:54: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19-10-15T06:54:47" calcext:value-type="date">
            <text:p>2019-10-15 06:54: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4:57" calcext:value-type="date">
            <text:p>2019-10-15 06:54: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07" calcext:value-type="date">
            <text:p>2019-10-15 06:55:0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17" calcext:value-type="date">
            <text:p>2019-10-15 06:55:1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27" calcext:value-type="date">
            <text:p>2019-10-15 06:55:2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37" calcext:value-type="date">
            <text:p>2019-10-15 06:55:3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47" calcext:value-type="date">
            <text:p>2019-10-15 06:55: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date" office:date-value="2019-10-15T06:55:57" calcext:value-type="date">
            <text:p>2019-10-15 06:55:5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07" calcext:value-type="date">
            <text:p>2019-10-15 06:56:0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17" calcext:value-type="date">
            <text:p>2019-10-15 06:56:1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27" calcext:value-type="date">
            <text:p>2019-10-15 06:56:2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37" calcext:value-type="date">
            <text:p>2019-10-15 06:56:3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47" calcext:value-type="date">
            <text:p>2019-10-15 06:56:4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10-15T06:56:57" calcext:value-type="date">
            <text:p>2019-10-15 06:56: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07" calcext:value-type="date">
            <text:p>2019-10-15 06:57:0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17" calcext:value-type="date">
            <text:p>2019-10-15 06:57:1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27" calcext:value-type="date">
            <text:p>2019-10-15 06:57:2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37" calcext:value-type="date">
            <text:p>2019-10-15 06:57:3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47" calcext:value-type="date">
            <text:p>2019-10-15 06:57: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7:57" calcext:value-type="date">
            <text:p>2019-10-15 06:57: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8:07" calcext:value-type="date">
            <text:p>2019-10-15 06:58:0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8:17" calcext:value-type="date">
            <text:p>2019-10-15 06:58:1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8:27" calcext:value-type="date">
            <text:p>2019-10-15 06:58:2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date" office:date-value="2019-10-15T06:58:37" calcext:value-type="date">
            <text:p>2019-10-15 06:58: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5T06:58:47" calcext:value-type="date">
            <text:p>2019-10-15 06:58: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5T06:58:57" calcext:value-type="date">
            <text:p>2019-10-15 06:58: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5T06:59:07" calcext:value-type="date">
            <text:p>2019-10-15 06:59:0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5T06:59:17" calcext:value-type="date">
            <text:p>2019-10-15 06:59:1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date" office:date-value="2019-10-15T06:59:27" calcext:value-type="date">
            <text:p>2019-10-15 06:59:2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6:59:37" calcext:value-type="date">
            <text:p>2019-10-15 06:59:3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6:59:47" calcext:value-type="date">
            <text:p>2019-10-15 06:59: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6:59:57" calcext:value-type="date">
            <text:p>2019-10-15 06:59: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07" calcext:value-type="date">
            <text:p>2019-10-15 07:00:0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17" calcext:value-type="date">
            <text:p>2019-10-15 07:00:1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27" calcext:value-type="date">
            <text:p>2019-10-15 07:00: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37" calcext:value-type="date">
            <text:p>2019-10-15 07:00: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47" calcext:value-type="date">
            <text:p>2019-10-15 07:00: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0:57" calcext:value-type="date">
            <text:p>2019-10-15 07:00:5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1:07" calcext:value-type="date">
            <text:p>2019-10-15 07:01:0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1:17" calcext:value-type="date">
            <text:p>2019-10-15 07:01:1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1:27" calcext:value-type="date">
            <text:p>2019-10-15 07:01:2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date" office:date-value="2019-10-15T07:01:37" calcext:value-type="date">
            <text:p>2019-10-15 07:01:3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1:47" calcext:value-type="date">
            <text:p>2019-10-15 07:01: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1:57" calcext:value-type="date">
            <text:p>2019-10-15 07:01:5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07" calcext:value-type="date">
            <text:p>2019-10-15 07:02:0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17" calcext:value-type="date">
            <text:p>2019-10-15 07:02:1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27" calcext:value-type="date">
            <text:p>2019-10-15 07:02: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37" calcext:value-type="date">
            <text:p>2019-10-15 07:02: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47" calcext:value-type="date">
            <text:p>2019-10-15 07:02: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2:57" calcext:value-type="date">
            <text:p>2019-10-15 07:02: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3:07" calcext:value-type="date">
            <text:p>2019-10-15 07:03:0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3:17" calcext:value-type="date">
            <text:p>2019-10-15 07:03: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3:27" calcext:value-type="date">
            <text:p>2019-10-15 07:03:2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19-10-15T07:03:37" calcext:value-type="date">
            <text:p>2019-10-15 07:03: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3:47" calcext:value-type="date">
            <text:p>2019-10-15 07:03: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3:57" calcext:value-type="date">
            <text:p>2019-10-15 07:03: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07" calcext:value-type="date">
            <text:p>2019-10-15 07:04:0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17" calcext:value-type="date">
            <text:p>2019-10-15 07:04: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27" calcext:value-type="date">
            <text:p>2019-10-15 07:04: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37" calcext:value-type="date">
            <text:p>2019-10-15 07:04: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47" calcext:value-type="date">
            <text:p>2019-10-15 07:04: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4:57" calcext:value-type="date">
            <text:p>2019-10-15 07:04: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5:07" calcext:value-type="date">
            <text:p>2019-10-15 07:05:0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9-10-15T07:05:17" calcext:value-type="date">
            <text:p>2019-10-15 07:05:1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5:27" calcext:value-type="date">
            <text:p>2019-10-15 07:05:2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5:37" calcext:value-type="date">
            <text:p>2019-10-15 07:05:3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5:47" calcext:value-type="date">
            <text:p>2019-10-15 07:05: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5:57" calcext:value-type="date">
            <text:p>2019-10-15 07:05:5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07" calcext:value-type="date">
            <text:p>2019-10-15 07:06:0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17" calcext:value-type="date">
            <text:p>2019-10-15 07:06:1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27" calcext:value-type="date">
            <text:p>2019-10-15 07:06:2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37" calcext:value-type="date">
            <text:p>2019-10-15 07:06:3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47" calcext:value-type="date">
            <text:p>2019-10-15 07:06: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6:57" calcext:value-type="date">
            <text:p>2019-10-15 07:06: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7:07" calcext:value-type="date">
            <text:p>2019-10-15 07:07:0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date" office:date-value="2019-10-15T07:07:17" calcext:value-type="date">
            <text:p>2019-10-15 07:07:1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7:27" calcext:value-type="date">
            <text:p>2019-10-15 07:07:2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7:37" calcext:value-type="date">
            <text:p>2019-10-15 07:07:3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7:47" calcext:value-type="date">
            <text:p>2019-10-15 07:07:4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7:57" calcext:value-type="date">
            <text:p>2019-10-15 07:07:5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8:07" calcext:value-type="date">
            <text:p>2019-10-15 07:08:0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8:17" calcext:value-type="date">
            <text:p>2019-10-15 07:08:1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8:27" calcext:value-type="date">
            <text:p>2019-10-15 07:08: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8:37" calcext:value-type="date">
            <text:p>2019-10-15 07:08: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date" office:date-value="2019-10-15T07:08:47" calcext:value-type="date">
            <text:p>2019-10-15 07:08: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8:57" calcext:value-type="date">
            <text:p>2019-10-15 07:08:5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07" calcext:value-type="date">
            <text:p>2019-10-15 07:09:0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17" calcext:value-type="date">
            <text:p>2019-10-15 07:09: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27" calcext:value-type="date">
            <text:p>2019-10-15 07:09:2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37" calcext:value-type="date">
            <text:p>2019-10-15 07:09: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47" calcext:value-type="date">
            <text:p>2019-10-15 07:09: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09:57" calcext:value-type="date">
            <text:p>2019-10-15 07:09:5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10:07" calcext:value-type="date">
            <text:p>2019-10-15 07:10:0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10:17" calcext:value-type="date">
            <text:p>2019-10-15 07:10:1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10:27" calcext:value-type="date">
            <text:p>2019-10-15 07:10: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10:37" calcext:value-type="date">
            <text:p>2019-10-15 07:10: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date" office:date-value="2019-10-15T07:10:47" calcext:value-type="date">
            <text:p>2019-10-15 07:10: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0:57" calcext:value-type="date">
            <text:p>2019-10-15 07:10:5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07" calcext:value-type="date">
            <text:p>2019-10-15 07:11:0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17" calcext:value-type="date">
            <text:p>2019-10-15 07:11: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27" calcext:value-type="date">
            <text:p>2019-10-15 07:11:2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37" calcext:value-type="date">
            <text:p>2019-10-15 07:11: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47" calcext:value-type="date">
            <text:p>2019-10-15 07:11: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1:57" calcext:value-type="date">
            <text:p>2019-10-15 07:11:5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07" calcext:value-type="date">
            <text:p>2019-10-15 07:12:0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17" calcext:value-type="date">
            <text:p>2019-10-15 07:12:1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27" calcext:value-type="date">
            <text:p>2019-10-15 07:12: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37" calcext:value-type="date">
            <text:p>2019-10-15 07:12: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47" calcext:value-type="date">
            <text:p>2019-10-15 07:12: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2:57" calcext:value-type="date">
            <text:p>2019-10-15 07:12:5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date" office:date-value="2019-10-15T07:13:07" calcext:value-type="date">
            <text:p>2019-10-15 07:13:0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3:17" calcext:value-type="date">
            <text:p>2019-10-15 07:13:1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3:27" calcext:value-type="date">
            <text:p>2019-10-15 07:13:2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3:37" calcext:value-type="date">
            <text:p>2019-10-15 07:13: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3:47" calcext:value-type="date">
            <text:p>2019-10-15 07:13: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3:57" calcext:value-type="date">
            <text:p>2019-10-15 07:13: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4:07" calcext:value-type="date">
            <text:p>2019-10-15 07:14:0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4:17" calcext:value-type="date">
            <text:p>2019-10-15 07:14:1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4:27" calcext:value-type="date">
            <text:p>2019-10-15 07:14: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4:37" calcext:value-type="date">
            <text:p>2019-10-15 07:14: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date" office:date-value="2019-10-15T07:14:47" calcext:value-type="date">
            <text:p>2019-10-15 07:14:4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4:57" calcext:value-type="date">
            <text:p>2019-10-15 07:14: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5:07" calcext:value-type="date">
            <text:p>2019-10-15 07:15:0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5:17" calcext:value-type="date">
            <text:p>2019-10-15 07:15:1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5:27" calcext:value-type="date">
            <text:p>2019-10-15 07:15: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5:37" calcext:value-type="date">
            <text:p>2019-10-15 07:15: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5:47" calcext:value-type="date">
            <text:p>2019-10-15 07:15: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5:57" calcext:value-type="date">
            <text:p>2019-10-15 07:15: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6:07" calcext:value-type="date">
            <text:p>2019-10-15 07:16:0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6:17" calcext:value-type="date">
            <text:p>2019-10-15 07:16:1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6:27" calcext:value-type="date">
            <text:p>2019-10-15 07:16: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6:37" calcext:value-type="date">
            <text:p>2019-10-15 07:16: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6:47" calcext:value-type="date">
            <text:p>2019-10-15 07:16: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6:57" calcext:value-type="date">
            <text:p>2019-10-15 07:16:5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date" office:date-value="2019-10-15T07:17:07" calcext:value-type="date">
            <text:p>2019-10-15 07:17:0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7:17" calcext:value-type="date">
            <text:p>2019-10-15 07:17: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7:27" calcext:value-type="date">
            <text:p>2019-10-15 07:17: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7:37" calcext:value-type="date">
            <text:p>2019-10-15 07:17: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7:47" calcext:value-type="date">
            <text:p>2019-10-15 07:17: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7:57" calcext:value-type="date">
            <text:p>2019-10-15 07:17: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8:07" calcext:value-type="date">
            <text:p>2019-10-15 07:18:0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8:17" calcext:value-type="date">
            <text:p>2019-10-15 07:18: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8:27" calcext:value-type="date">
            <text:p>2019-10-15 07:18:2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8:37" calcext:value-type="date">
            <text:p>2019-10-15 07:18: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8:47" calcext:value-type="date">
            <text:p>2019-10-15 07:18: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8:57" calcext:value-type="date">
            <text:p>2019-10-15 07:18: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9:07" calcext:value-type="date">
            <text:p>2019-10-15 07:19:0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9:17" calcext:value-type="date">
            <text:p>2019-10-15 07:19: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9:27" calcext:value-type="date">
            <text:p>2019-10-15 07:19: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date" office:date-value="2019-10-15T07:19:37" calcext:value-type="date">
            <text:p>2019-10-15 07:19: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9:47" calcext:value-type="date">
            <text:p>2019-10-15 07:19: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19:57" calcext:value-type="date">
            <text:p>2019-10-15 07:19:5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0:07" calcext:value-type="date">
            <text:p>2019-10-15 07:20:0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0:17" calcext:value-type="date">
            <text:p>2019-10-15 07:20: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0:27" calcext:value-type="date">
            <text:p>2019-10-15 07:20:2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0:37" calcext:value-type="date">
            <text:p>2019-10-15 07:20: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0:47" calcext:value-type="date">
            <text:p>2019-10-15 07:20: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0:57" calcext:value-type="date">
            <text:p>2019-10-15 07:20:5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date" office:date-value="2019-10-15T07:21:07" calcext:value-type="date">
            <text:p>2019-10-15 07:21:0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1:17" calcext:value-type="date">
            <text:p>2019-10-15 07:21: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1:27" calcext:value-type="date">
            <text:p>2019-10-15 07:21:2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1:37" calcext:value-type="date">
            <text:p>2019-10-15 07:21: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1:47" calcext:value-type="date">
            <text:p>2019-10-15 07:21: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1:57" calcext:value-type="date">
            <text:p>2019-10-15 07:21: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07" calcext:value-type="date">
            <text:p>2019-10-15 07:22:0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17" calcext:value-type="date">
            <text:p>2019-10-15 07:22: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27" calcext:value-type="date">
            <text:p>2019-10-15 07:22:2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37" calcext:value-type="date">
            <text:p>2019-10-15 07:22: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47" calcext:value-type="date">
            <text:p>2019-10-15 07:22: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2:57" calcext:value-type="date">
            <text:p>2019-10-15 07:22:5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3:07" calcext:value-type="date">
            <text:p>2019-10-15 07:23:0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3:17" calcext:value-type="date">
            <text:p>2019-10-15 07:23: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3:27" calcext:value-type="date">
            <text:p>2019-10-15 07:23: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19-10-15T07:23:37" calcext:value-type="date">
            <text:p>2019-10-15 07:23: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3:47" calcext:value-type="date">
            <text:p>2019-10-15 07:23: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3:57" calcext:value-type="date">
            <text:p>2019-10-15 07:23:5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07" calcext:value-type="date">
            <text:p>2019-10-15 07:24:0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17" calcext:value-type="date">
            <text:p>2019-10-15 07:24: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27" calcext:value-type="date">
            <text:p>2019-10-15 07:24: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37" calcext:value-type="date">
            <text:p>2019-10-15 07:24: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47" calcext:value-type="date">
            <text:p>2019-10-15 07:24: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4:57" calcext:value-type="date">
            <text:p>2019-10-15 07:24:5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07" calcext:value-type="date">
            <text:p>2019-10-15 07:25:0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17" calcext:value-type="date">
            <text:p>2019-10-15 07:25:1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27" calcext:value-type="date">
            <text:p>2019-10-15 07:25:2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37" calcext:value-type="date">
            <text:p>2019-10-15 07:25: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47" calcext:value-type="date">
            <text:p>2019-10-15 07:25: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5:57" calcext:value-type="date">
            <text:p>2019-10-15 07:25:5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6:07" calcext:value-type="date">
            <text:p>2019-10-15 07:26:0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6:17" calcext:value-type="date">
            <text:p>2019-10-15 07:26:1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6:27" calcext:value-type="date">
            <text:p>2019-10-15 07:26: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6:37" calcext:value-type="date">
            <text:p>2019-10-15 07:26: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date" office:date-value="2019-10-15T07:26:47" calcext:value-type="date">
            <text:p>2019-10-15 07:26:4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6:57" calcext:value-type="date">
            <text:p>2019-10-15 07:26:5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07" calcext:value-type="date">
            <text:p>2019-10-15 07:27:0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17" calcext:value-type="date">
            <text:p>2019-10-15 07:27:1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27" calcext:value-type="date">
            <text:p>2019-10-15 07:27: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37" calcext:value-type="date">
            <text:p>2019-10-15 07:27: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47" calcext:value-type="date">
            <text:p>2019-10-15 07:27: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7:57" calcext:value-type="date">
            <text:p>2019-10-15 07:27:5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07" calcext:value-type="date">
            <text:p>2019-10-15 07:28:0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17" calcext:value-type="date">
            <text:p>2019-10-15 07:28:1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27" calcext:value-type="date">
            <text:p>2019-10-15 07:28: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37" calcext:value-type="date">
            <text:p>2019-10-15 07:28: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47" calcext:value-type="date">
            <text:p>2019-10-15 07:28:4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8:57" calcext:value-type="date">
            <text:p>2019-10-15 07:28:5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07" calcext:value-type="date">
            <text:p>2019-10-15 07:29:0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17" calcext:value-type="date">
            <text:p>2019-10-15 07:29:1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27" calcext:value-type="date">
            <text:p>2019-10-15 07:29: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37" calcext:value-type="date">
            <text:p>2019-10-15 07:29: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47" calcext:value-type="date">
            <text:p>2019-10-15 07:29:4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29:57" calcext:value-type="date">
            <text:p>2019-10-15 07:29:5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30:07" calcext:value-type="date">
            <text:p>2019-10-15 07:30:0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30:17" calcext:value-type="date">
            <text:p>2019-10-15 07:30: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0:27" calcext:value-type="date">
            <text:p>2019-10-15 07:30: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30:37" calcext:value-type="date">
            <text:p>2019-10-15 07:30: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0:47" calcext:value-type="date">
            <text:p>2019-10-15 07:30: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0:57" calcext:value-type="date">
            <text:p>2019-10-15 07:30:5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9-10-15T07:31:07" calcext:value-type="date">
            <text:p>2019-10-15 07:31:0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1:17" calcext:value-type="date">
            <text:p>2019-10-15 07:31: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1:27" calcext:value-type="date">
            <text:p>2019-10-15 07:31: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1:37" calcext:value-type="date">
            <text:p>2019-10-15 07:31: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1:47" calcext:value-type="date">
            <text:p>2019-10-15 07:31:4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1:57" calcext:value-type="date">
            <text:p>2019-10-15 07:31:5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2:07" calcext:value-type="date">
            <text:p>2019-10-15 07:32:0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2:17" calcext:value-type="date">
            <text:p>2019-10-15 07:32:1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2:27" calcext:value-type="date">
            <text:p>2019-10-15 07:32:2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date" office:date-value="2019-10-15T07:32:37" calcext:value-type="date">
            <text:p>2019-10-15 07:32: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2:47" calcext:value-type="date">
            <text:p>2019-10-15 07:32:4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2:57" calcext:value-type="date">
            <text:p>2019-10-15 07:32:5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07" calcext:value-type="date">
            <text:p>2019-10-15 07:33:0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17" calcext:value-type="date">
            <text:p>2019-10-15 07:33: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27" calcext:value-type="date">
            <text:p>2019-10-15 07:33: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37" calcext:value-type="date">
            <text:p>2019-10-15 07:33: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47" calcext:value-type="date">
            <text:p>2019-10-15 07:33:4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3:57" calcext:value-type="date">
            <text:p>2019-10-15 07:33:5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4:07" calcext:value-type="date">
            <text:p>2019-10-15 07:34:0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4:17" calcext:value-type="date">
            <text:p>2019-10-15 07:34: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4:27" calcext:value-type="date">
            <text:p>2019-10-15 07:34: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4:37" calcext:value-type="date">
            <text:p>2019-10-15 07:34:3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4:47" calcext:value-type="date">
            <text:p>2019-10-15 07:34:4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4:57" calcext:value-type="date">
            <text:p>2019-10-15 07:34:5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date" office:date-value="2019-10-15T07:35:07" calcext:value-type="date">
            <text:p>2019-10-15 07:35:0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5:17" calcext:value-type="date">
            <text:p>2019-10-15 07:35: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5:27" calcext:value-type="date">
            <text:p>2019-10-15 07:35: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5:37" calcext:value-type="date">
            <text:p>2019-10-15 07:35: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5:47" calcext:value-type="date">
            <text:p>2019-10-15 07:35: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5:57" calcext:value-type="date">
            <text:p>2019-10-15 07:35:5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07" calcext:value-type="date">
            <text:p>2019-10-15 07:36:0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17" calcext:value-type="date">
            <text:p>2019-10-15 07:36: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27" calcext:value-type="date">
            <text:p>2019-10-15 07:36: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37" calcext:value-type="date">
            <text:p>2019-10-15 07:36: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47" calcext:value-type="date">
            <text:p>2019-10-15 07:36: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6:57" calcext:value-type="date">
            <text:p>2019-10-15 07:36:5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07" calcext:value-type="date">
            <text:p>2019-10-15 07:37:0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17" calcext:value-type="date">
            <text:p>2019-10-15 07:37:1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27" calcext:value-type="date">
            <text:p>2019-10-15 07:37: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37" calcext:value-type="date">
            <text:p>2019-10-15 07:37: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47" calcext:value-type="date">
            <text:p>2019-10-15 07:37:4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7:57" calcext:value-type="date">
            <text:p>2019-10-15 07:37:5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07" calcext:value-type="date">
            <text:p>2019-10-15 07:38:0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17" calcext:value-type="date">
            <text:p>2019-10-15 07:38: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27" calcext:value-type="date">
            <text:p>2019-10-15 07:38: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37" calcext:value-type="date">
            <text:p>2019-10-15 07:38: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47" calcext:value-type="date">
            <text:p>2019-10-15 07:38: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date" office:date-value="2019-10-15T07:38:57" calcext:value-type="date">
            <text:p>2019-10-15 07:38:5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07" calcext:value-type="date">
            <text:p>2019-10-15 07:39:0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17" calcext:value-type="date">
            <text:p>2019-10-15 07:39: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27" calcext:value-type="date">
            <text:p>2019-10-15 07:39: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37" calcext:value-type="date">
            <text:p>2019-10-15 07:39:3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47" calcext:value-type="date">
            <text:p>2019-10-15 07:39: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39:57" calcext:value-type="date">
            <text:p>2019-10-15 07:39: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07" calcext:value-type="date">
            <text:p>2019-10-15 07:40:0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17" calcext:value-type="date">
            <text:p>2019-10-15 07:40: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27" calcext:value-type="date">
            <text:p>2019-10-15 07:40: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37" calcext:value-type="date">
            <text:p>2019-10-15 07:40: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47" calcext:value-type="date">
            <text:p>2019-10-15 07:40: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0:57" calcext:value-type="date">
            <text:p>2019-10-15 07:40: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07" calcext:value-type="date">
            <text:p>2019-10-15 07:41:0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17" calcext:value-type="date">
            <text:p>2019-10-15 07:41: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27" calcext:value-type="date">
            <text:p>2019-10-15 07:41: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37" calcext:value-type="date">
            <text:p>2019-10-15 07:41: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47" calcext:value-type="date">
            <text:p>2019-10-15 07:41: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1:57" calcext:value-type="date">
            <text:p>2019-10-15 07:41: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07" calcext:value-type="date">
            <text:p>2019-10-15 07:42: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17" calcext:value-type="date">
            <text:p>2019-10-15 07:42: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27" calcext:value-type="date">
            <text:p>2019-10-15 07:42: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37" calcext:value-type="date">
            <text:p>2019-10-15 07:42: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47" calcext:value-type="date">
            <text:p>2019-10-15 07:42: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2:57" calcext:value-type="date">
            <text:p>2019-10-15 07:42: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3:07" calcext:value-type="date">
            <text:p>2019-10-15 07:43:0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3:17" calcext:value-type="date">
            <text:p>2019-10-15 07:43:1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3:27" calcext:value-type="date">
            <text:p>2019-10-15 07:43: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3:37" calcext:value-type="date">
            <text:p>2019-10-15 07:43:3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3:47" calcext:value-type="date">
            <text:p>2019-10-15 07:43: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9-10-15T07:43:57" calcext:value-type="date">
            <text:p>2019-10-15 07:43: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07" calcext:value-type="date">
            <text:p>2019-10-15 07:44: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17" calcext:value-type="date">
            <text:p>2019-10-15 07:44: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27" calcext:value-type="date">
            <text:p>2019-10-15 07:44: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37" calcext:value-type="date">
            <text:p>2019-10-15 07:44: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47" calcext:value-type="date">
            <text:p>2019-10-15 07:44: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4:57" calcext:value-type="date">
            <text:p>2019-10-15 07:44: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07" calcext:value-type="date">
            <text:p>2019-10-15 07:45: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17" calcext:value-type="date">
            <text:p>2019-10-15 07:45: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27" calcext:value-type="date">
            <text:p>2019-10-15 07:45: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37" calcext:value-type="date">
            <text:p>2019-10-15 07:45: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47" calcext:value-type="date">
            <text:p>2019-10-15 07:45: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5:57" calcext:value-type="date">
            <text:p>2019-10-15 07:45: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07" calcext:value-type="date">
            <text:p>2019-10-15 07:46: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17" calcext:value-type="date">
            <text:p>2019-10-15 07:46: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27" calcext:value-type="date">
            <text:p>2019-10-15 07:46: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37" calcext:value-type="date">
            <text:p>2019-10-15 07:46: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47" calcext:value-type="date">
            <text:p>2019-10-15 07:46: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6:57" calcext:value-type="date">
            <text:p>2019-10-15 07:46: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7:07" calcext:value-type="date">
            <text:p>2019-10-15 07:47: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7:17" calcext:value-type="date">
            <text:p>2019-10-15 07:47: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7:27" calcext:value-type="date">
            <text:p>2019-10-15 07:47: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9-10-15T07:47:37" calcext:value-type="date">
            <text:p>2019-10-15 07:47: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7:47" calcext:value-type="date">
            <text:p>2019-10-15 07:47:4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7:57" calcext:value-type="date">
            <text:p>2019-10-15 07:47:5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07" calcext:value-type="date">
            <text:p>2019-10-15 07:48:0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17" calcext:value-type="date">
            <text:p>2019-10-15 07:48: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27" calcext:value-type="date">
            <text:p>2019-10-15 07:48: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37" calcext:value-type="date">
            <text:p>2019-10-15 07:48: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47" calcext:value-type="date">
            <text:p>2019-10-15 07:48:4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8:57" calcext:value-type="date">
            <text:p>2019-10-15 07:48:5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07" calcext:value-type="date">
            <text:p>2019-10-15 07:49:0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17" calcext:value-type="date">
            <text:p>2019-10-15 07:49: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27" calcext:value-type="date">
            <text:p>2019-10-15 07:49: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37" calcext:value-type="date">
            <text:p>2019-10-15 07:49: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47" calcext:value-type="date">
            <text:p>2019-10-15 07:49:4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49:57" calcext:value-type="date">
            <text:p>2019-10-15 07:49:5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07" calcext:value-type="date">
            <text:p>2019-10-15 07:50:0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17" calcext:value-type="date">
            <text:p>2019-10-15 07:50: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27" calcext:value-type="date">
            <text:p>2019-10-15 07:50: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37" calcext:value-type="date">
            <text:p>2019-10-15 07:50: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47" calcext:value-type="date">
            <text:p>2019-10-15 07:50: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0:57" calcext:value-type="date">
            <text:p>2019-10-15 07:50:5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07" calcext:value-type="date">
            <text:p>2019-10-15 07:51:0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17" calcext:value-type="date">
            <text:p>2019-10-15 07:51: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27" calcext:value-type="date">
            <text:p>2019-10-15 07:51: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37" calcext:value-type="date">
            <text:p>2019-10-15 07:51: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47" calcext:value-type="date">
            <text:p>2019-10-15 07:51: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1:57" calcext:value-type="date">
            <text:p>2019-10-15 07:51:5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2:07" calcext:value-type="date">
            <text:p>2019-10-15 07:52:0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2:17" calcext:value-type="date">
            <text:p>2019-10-15 07:52: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2:27" calcext:value-type="date">
            <text:p>2019-10-15 07:52: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2:37" calcext:value-type="date">
            <text:p>2019-10-15 07:52: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2019-10-15T07:52:47" calcext:value-type="date">
            <text:p>2019-10-15 07:52:4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5T07:52:57" calcext:value-type="date">
            <text:p>2019-10-15 07:52:5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5T07:53:07" calcext:value-type="date">
            <text:p>2019-10-15 07:53:0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5T07:53:17" calcext:value-type="date">
            <text:p>2019-10-15 07:53:1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3:27" calcext:value-type="date">
            <text:p>2019-10-15 07:53: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3:37" calcext:value-type="date">
            <text:p>2019-10-15 07:53: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5T07:53:47" calcext:value-type="date">
            <text:p>2019-10-15 07:53:4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3:57" calcext:value-type="date">
            <text:p>2019-10-15 07:53:5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4:07" calcext:value-type="date">
            <text:p>2019-10-15 07:54:0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4:17" calcext:value-type="date">
            <text:p>2019-10-15 07:54:1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4:27" calcext:value-type="date">
            <text:p>2019-10-15 07:54: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4:37" calcext:value-type="date">
            <text:p>2019-10-15 07:54: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4:47" calcext:value-type="date">
            <text:p>2019-10-15 07:54:4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2019-10-15T07:54:57" calcext:value-type="date">
            <text:p>2019-10-15 07:54:5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07" calcext:value-type="date">
            <text:p>2019-10-15 07:55:0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17" calcext:value-type="date">
            <text:p>2019-10-15 07:55: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27" calcext:value-type="date">
            <text:p>2019-10-15 07:55: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37" calcext:value-type="date">
            <text:p>2019-10-15 07:55: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47" calcext:value-type="date">
            <text:p>2019-10-15 07:55:4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5:57" calcext:value-type="date">
            <text:p>2019-10-15 07:55:5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6:07" calcext:value-type="date">
            <text:p>2019-10-15 07:56: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6:17" calcext:value-type="date">
            <text:p>2019-10-15 07:56: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6:27" calcext:value-type="date">
            <text:p>2019-10-15 07:56: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6:37" calcext:value-type="date">
            <text:p>2019-10-15 07:56: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6:47" calcext:value-type="date">
            <text:p>2019-10-15 07:56:4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6:57" calcext:value-type="date">
            <text:p>2019-10-15 07:56:5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7:07" calcext:value-type="date">
            <text:p>2019-10-15 07:57:0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7:17" calcext:value-type="date">
            <text:p>2019-10-15 07:57: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7:27" calcext:value-type="date">
            <text:p>2019-10-15 07:57: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7:37" calcext:value-type="date">
            <text:p>2019-10-15 07:57: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7:47" calcext:value-type="date">
            <text:p>2019-10-15 07:57: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7:57" calcext:value-type="date">
            <text:p>2019-10-15 07:57:5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07" calcext:value-type="date">
            <text:p>2019-10-15 07:58:0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17" calcext:value-type="date">
            <text:p>2019-10-15 07:58: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27" calcext:value-type="date">
            <text:p>2019-10-15 07:58: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37" calcext:value-type="date">
            <text:p>2019-10-15 07:58: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47" calcext:value-type="date">
            <text:p>2019-10-15 07:58:4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8:57" calcext:value-type="date">
            <text:p>2019-10-15 07:58:5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19-10-15T07:59:07" calcext:value-type="date">
            <text:p>2019-10-15 07:59:0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9:17" calcext:value-type="date">
            <text:p>2019-10-15 07:59: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9:27" calcext:value-type="date">
            <text:p>2019-10-15 07:59: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9:37" calcext:value-type="date">
            <text:p>2019-10-15 07:59: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9:47" calcext:value-type="date">
            <text:p>2019-10-15 07:59:4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7:59:57" calcext:value-type="date">
            <text:p>2019-10-15 07:59:5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07" calcext:value-type="date">
            <text:p>2019-10-15 08:00:0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17" calcext:value-type="date">
            <text:p>2019-10-15 08:00: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27" calcext:value-type="date">
            <text:p>2019-10-15 08:00: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37" calcext:value-type="date">
            <text:p>2019-10-15 08:00: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47" calcext:value-type="date">
            <text:p>2019-10-15 08:00: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0:57" calcext:value-type="date">
            <text:p>2019-10-15 08:00:5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07" calcext:value-type="date">
            <text:p>2019-10-15 08:01:0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17" calcext:value-type="date">
            <text:p>2019-10-15 08:01: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27" calcext:value-type="date">
            <text:p>2019-10-15 08:01: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37" calcext:value-type="date">
            <text:p>2019-10-15 08:01: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47" calcext:value-type="date">
            <text:p>2019-10-15 08:01: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1:57" calcext:value-type="date">
            <text:p>2019-10-15 08:01:5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07" calcext:value-type="date">
            <text:p>2019-10-15 08:02: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17" calcext:value-type="date">
            <text:p>2019-10-15 08:02: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27" calcext:value-type="date">
            <text:p>2019-10-15 08:02: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37" calcext:value-type="date">
            <text:p>2019-10-15 08:02: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47" calcext:value-type="date">
            <text:p>2019-10-15 08:02: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2:57" calcext:value-type="date">
            <text:p>2019-10-15 08:02:5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07" calcext:value-type="date">
            <text:p>2019-10-15 08:03: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17" calcext:value-type="date">
            <text:p>2019-10-15 08:03: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27" calcext:value-type="date">
            <text:p>2019-10-15 08:03: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37" calcext:value-type="date">
            <text:p>2019-10-15 08:03:3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47" calcext:value-type="date">
            <text:p>2019-10-15 08:03:4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3:57" calcext:value-type="date">
            <text:p>2019-10-15 08:03:5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4:07" calcext:value-type="date">
            <text:p>2019-10-15 08:04:0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4:17" calcext:value-type="date">
            <text:p>2019-10-15 08:04:1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4:27" calcext:value-type="date">
            <text:p>2019-10-15 08:04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4:37" calcext:value-type="date">
            <text:p>2019-10-15 08:04: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4:47" calcext:value-type="date">
            <text:p>2019-10-15 08:04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4:57" calcext:value-type="date">
            <text:p>2019-10-15 08:04:5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5:07" calcext:value-type="date">
            <text:p>2019-10-15 08:05:0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5:17" calcext:value-type="date">
            <text:p>2019-10-15 08:05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5:27" calcext:value-type="date">
            <text:p>2019-10-15 08:05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5:37" calcext:value-type="date">
            <text:p>2019-10-15 08:05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5:47" calcext:value-type="date">
            <text:p>2019-10-15 08:05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05:57" calcext:value-type="date">
            <text:p>2019-10-15 08:05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07" calcext:value-type="date">
            <text:p>2019-10-15 08:06:0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17" calcext:value-type="date">
            <text:p>2019-10-15 08:06: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27" calcext:value-type="date">
            <text:p>2019-10-15 08:06: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37" calcext:value-type="date">
            <text:p>2019-10-15 08:06: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47" calcext:value-type="date">
            <text:p>2019-10-15 08:06:4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6:57" calcext:value-type="date">
            <text:p>2019-10-15 08:06:5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07" calcext:value-type="date">
            <text:p>2019-10-15 08:07:0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17" calcext:value-type="date">
            <text:p>2019-10-15 08:07: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27" calcext:value-type="date">
            <text:p>2019-10-15 08:07: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37" calcext:value-type="date">
            <text:p>2019-10-15 08:07: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47" calcext:value-type="date">
            <text:p>2019-10-15 08:07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7:57" calcext:value-type="date">
            <text:p>2019-10-15 08:07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07" calcext:value-type="date">
            <text:p>2019-10-15 08:08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17" calcext:value-type="date">
            <text:p>2019-10-15 08:08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27" calcext:value-type="date">
            <text:p>2019-10-15 08:08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37" calcext:value-type="date">
            <text:p>2019-10-15 08:08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47" calcext:value-type="date">
            <text:p>2019-10-15 08:08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8:57" calcext:value-type="date">
            <text:p>2019-10-15 08:08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07" calcext:value-type="date">
            <text:p>2019-10-15 08:09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17" calcext:value-type="date">
            <text:p>2019-10-15 08:09: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27" calcext:value-type="date">
            <text:p>2019-10-15 08:09: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37" calcext:value-type="date">
            <text:p>2019-10-15 08:09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47" calcext:value-type="date">
            <text:p>2019-10-15 08:09:4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09:57" calcext:value-type="date">
            <text:p>2019-10-15 08:09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07" calcext:value-type="date">
            <text:p>2019-10-15 08:10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17" calcext:value-type="date">
            <text:p>2019-10-15 08:10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27" calcext:value-type="date">
            <text:p>2019-10-15 08:10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37" calcext:value-type="date">
            <text:p>2019-10-15 08:10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47" calcext:value-type="date">
            <text:p>2019-10-15 08:10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0:57" calcext:value-type="date">
            <text:p>2019-10-15 08:10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07" calcext:value-type="date">
            <text:p>2019-10-15 08:11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17" calcext:value-type="date">
            <text:p>2019-10-15 08:11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27" calcext:value-type="date">
            <text:p>2019-10-15 08:11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37" calcext:value-type="date">
            <text:p>2019-10-15 08:11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47" calcext:value-type="date">
            <text:p>2019-10-15 08:11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1:57" calcext:value-type="date">
            <text:p>2019-10-15 08:11:5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07" calcext:value-type="date">
            <text:p>2019-10-15 08:12:0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17" calcext:value-type="date">
            <text:p>2019-10-15 08:12: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27" calcext:value-type="date">
            <text:p>2019-10-15 08:12: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37" calcext:value-type="date">
            <text:p>2019-10-15 08:12: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47" calcext:value-type="date">
            <text:p>2019-10-15 08:12: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2:57" calcext:value-type="date">
            <text:p>2019-10-15 08:12:5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3:07" calcext:value-type="date">
            <text:p>2019-10-15 08:13:0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13:17" calcext:value-type="date">
            <text:p>2019-10-15 08:13:1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3:27" calcext:value-type="date">
            <text:p>2019-10-15 08:13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date" office:date-value="2019-10-15T08:13:37" calcext:value-type="date">
            <text:p>2019-10-15 08:13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3:47" calcext:value-type="date">
            <text:p>2019-10-15 08:13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3:57" calcext:value-type="date">
            <text:p>2019-10-15 08:13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4:07" calcext:value-type="date">
            <text:p>2019-10-15 08:14:0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4:17" calcext:value-type="date">
            <text:p>2019-10-15 08:14: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4:27" calcext:value-type="date">
            <text:p>2019-10-15 08:14: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4:37" calcext:value-type="date">
            <text:p>2019-10-15 08:14: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4:47" calcext:value-type="date">
            <text:p>2019-10-15 08:14: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4:57" calcext:value-type="date">
            <text:p>2019-10-15 08:14:5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5:07" calcext:value-type="date">
            <text:p>2019-10-15 08:15:0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5:17" calcext:value-type="date">
            <text:p>2019-10-15 08:15: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5:27" calcext:value-type="date">
            <text:p>2019-10-15 08:15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5:37" calcext:value-type="date">
            <text:p>2019-10-15 08:15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5:47" calcext:value-type="date">
            <text:p>2019-10-15 08:15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5:57" calcext:value-type="date">
            <text:p>2019-10-15 08:15:5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07" calcext:value-type="date">
            <text:p>2019-10-15 08:16:0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17" calcext:value-type="date">
            <text:p>2019-10-15 08:16: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27" calcext:value-type="date">
            <text:p>2019-10-15 08:16: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37" calcext:value-type="date">
            <text:p>2019-10-15 08:16: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47" calcext:value-type="date">
            <text:p>2019-10-15 08:16:4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6:57" calcext:value-type="date">
            <text:p>2019-10-15 08:16:5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07" calcext:value-type="date">
            <text:p>2019-10-15 08:17:0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17" calcext:value-type="date">
            <text:p>2019-10-15 08:17: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27" calcext:value-type="date">
            <text:p>2019-10-15 08:17: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37" calcext:value-type="date">
            <text:p>2019-10-15 08:17: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47" calcext:value-type="date">
            <text:p>2019-10-15 08:17:4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7:57" calcext:value-type="date">
            <text:p>2019-10-15 08:17:5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8:07" calcext:value-type="date">
            <text:p>2019-10-15 08:18:0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8:17" calcext:value-type="date">
            <text:p>2019-10-15 08:18:1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8:27" calcext:value-type="date">
            <text:p>2019-10-15 08:18: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8:37" calcext:value-type="date">
            <text:p>2019-10-15 08:18: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8:47" calcext:value-type="date">
            <text:p>2019-10-15 08:18: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8:57" calcext:value-type="date">
            <text:p>2019-10-15 08:18:5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9:07" calcext:value-type="date">
            <text:p>2019-10-15 08:19:0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9:17" calcext:value-type="date">
            <text:p>2019-10-15 08:19: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9:27" calcext:value-type="date">
            <text:p>2019-10-15 08:19: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9:37" calcext:value-type="date">
            <text:p>2019-10-15 08:19: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19:47" calcext:value-type="date">
            <text:p>2019-10-15 08:19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19:57" calcext:value-type="date">
            <text:p>2019-10-15 08:19:5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0:07" calcext:value-type="date">
            <text:p>2019-10-15 08:20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0:17" calcext:value-type="date">
            <text:p>2019-10-15 08:20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0:27" calcext:value-type="date">
            <text:p>2019-10-15 08:20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0:37" calcext:value-type="date">
            <text:p>2019-10-15 08:20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0:47" calcext:value-type="date">
            <text:p>2019-10-15 08:20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0:57" calcext:value-type="date">
            <text:p>2019-10-15 08:20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07" calcext:value-type="date">
            <text:p>2019-10-15 08:21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17" calcext:value-type="date">
            <text:p>2019-10-15 08:21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27" calcext:value-type="date">
            <text:p>2019-10-15 08:21: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37" calcext:value-type="date">
            <text:p>2019-10-15 08:21: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47" calcext:value-type="date">
            <text:p>2019-10-15 08:21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1:57" calcext:value-type="date">
            <text:p>2019-10-15 08:21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2:07" calcext:value-type="date">
            <text:p>2019-10-15 08:22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2:17" calcext:value-type="date">
            <text:p>2019-10-15 08:22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2:27" calcext:value-type="date">
            <text:p>2019-10-15 08:22: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date" office:date-value="2019-10-15T08:22:37" calcext:value-type="date">
            <text:p>2019-10-15 08:22: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2:47" calcext:value-type="date">
            <text:p>2019-10-15 08:22: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2:57" calcext:value-type="date">
            <text:p>2019-10-15 08:22: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07" calcext:value-type="date">
            <text:p>2019-10-15 08:23: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17" calcext:value-type="date">
            <text:p>2019-10-15 08:23: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27" calcext:value-type="date">
            <text:p>2019-10-15 08:23: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37" calcext:value-type="date">
            <text:p>2019-10-15 08:23: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47" calcext:value-type="date">
            <text:p>2019-10-15 08:23:4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3:57" calcext:value-type="date">
            <text:p>2019-10-15 08:23:5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4:07" calcext:value-type="date">
            <text:p>2019-10-15 08:24:0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4:17" calcext:value-type="date">
            <text:p>2019-10-15 08:24: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4:27" calcext:value-type="date">
            <text:p>2019-10-15 08:24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4:37" calcext:value-type="date">
            <text:p>2019-10-15 08:24: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4:47" calcext:value-type="date">
            <text:p>2019-10-15 08:24: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4:57" calcext:value-type="date">
            <text:p>2019-10-15 08:24:5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5:07" calcext:value-type="date">
            <text:p>2019-10-15 08:25:0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5:17" calcext:value-type="date">
            <text:p>2019-10-15 08:25: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5:27" calcext:value-type="date">
            <text:p>2019-10-15 08:25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5:37" calcext:value-type="date">
            <text:p>2019-10-15 08:25: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5:47" calcext:value-type="date">
            <text:p>2019-10-15 08:25: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5:57" calcext:value-type="date">
            <text:p>2019-10-15 08:25:5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6:07" calcext:value-type="date">
            <text:p>2019-10-15 08:26: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6:17" calcext:value-type="date">
            <text:p>2019-10-15 08:26: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6:27" calcext:value-type="date">
            <text:p>2019-10-15 08:26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6:37" calcext:value-type="date">
            <text:p>2019-10-15 08:26: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6:47" calcext:value-type="date">
            <text:p>2019-10-15 08:26: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6:57" calcext:value-type="date">
            <text:p>2019-10-15 08:26:5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9-10-15T08:27:07" calcext:value-type="date">
            <text:p>2019-10-15 08:27: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7:17" calcext:value-type="date">
            <text:p>2019-10-15 08:27: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7:27" calcext:value-type="date">
            <text:p>2019-10-15 08:27: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7:37" calcext:value-type="date">
            <text:p>2019-10-15 08:27:3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7:47" calcext:value-type="date">
            <text:p>2019-10-15 08:27:4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7:57" calcext:value-type="date">
            <text:p>2019-10-15 08:27:5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8:07" calcext:value-type="date">
            <text:p>2019-10-15 08:28: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8:17" calcext:value-type="date">
            <text:p>2019-10-15 08:28: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8:27" calcext:value-type="date">
            <text:p>2019-10-15 08:28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8:37" calcext:value-type="date">
            <text:p>2019-10-15 08:28: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8:47" calcext:value-type="date">
            <text:p>2019-10-15 08:28: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8:57" calcext:value-type="date">
            <text:p>2019-10-15 08:28:5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2019-10-15T08:29:07" calcext:value-type="date">
            <text:p>2019-10-15 08:29: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9:17" calcext:value-type="date">
            <text:p>2019-10-15 08:29: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9:27" calcext:value-type="date">
            <text:p>2019-10-15 08:29: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9:37" calcext:value-type="date">
            <text:p>2019-10-15 08:29: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9:47" calcext:value-type="date">
            <text:p>2019-10-15 08:29: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29:57" calcext:value-type="date">
            <text:p>2019-10-15 08:29: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07" calcext:value-type="date">
            <text:p>2019-10-15 08:30: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17" calcext:value-type="date">
            <text:p>2019-10-15 08:30: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27" calcext:value-type="date">
            <text:p>2019-10-15 08:30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37" calcext:value-type="date">
            <text:p>2019-10-15 08:30: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47" calcext:value-type="date">
            <text:p>2019-10-15 08:30: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0:57" calcext:value-type="date">
            <text:p>2019-10-15 08:30:5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07" calcext:value-type="date">
            <text:p>2019-10-15 08:31:0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17" calcext:value-type="date">
            <text:p>2019-10-15 08:31: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27" calcext:value-type="date">
            <text:p>2019-10-15 08:31: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37" calcext:value-type="date">
            <text:p>2019-10-15 08:31:3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47" calcext:value-type="date">
            <text:p>2019-10-15 08:31:4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1:57" calcext:value-type="date">
            <text:p>2019-10-15 08:31:5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07" calcext:value-type="date">
            <text:p>2019-10-15 08:32:0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17" calcext:value-type="date">
            <text:p>2019-10-15 08:32: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27" calcext:value-type="date">
            <text:p>2019-10-15 08:32: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37" calcext:value-type="date">
            <text:p>2019-10-15 08:32: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47" calcext:value-type="date">
            <text:p>2019-10-15 08:32: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2:57" calcext:value-type="date">
            <text:p>2019-10-15 08:32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3:07" calcext:value-type="date">
            <text:p>2019-10-15 08:33:0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3:17" calcext:value-type="date">
            <text:p>2019-10-15 08:33: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3:27" calcext:value-type="date">
            <text:p>2019-10-15 08:33: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3:37" calcext:value-type="date">
            <text:p>2019-10-15 08:33: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2019-10-15T08:33:47" calcext:value-type="date">
            <text:p>2019-10-15 08:33: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3:57" calcext:value-type="date">
            <text:p>2019-10-15 08:33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07" calcext:value-type="date">
            <text:p>2019-10-15 08:34:0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17" calcext:value-type="date">
            <text:p>2019-10-15 08:34: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27" calcext:value-type="date">
            <text:p>2019-10-15 08:34: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37" calcext:value-type="date">
            <text:p>2019-10-15 08:34: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47" calcext:value-type="date">
            <text:p>2019-10-15 08:34: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4:57" calcext:value-type="date">
            <text:p>2019-10-15 08:34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07" calcext:value-type="date">
            <text:p>2019-10-15 08:35:0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17" calcext:value-type="date">
            <text:p>2019-10-15 08:35: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27" calcext:value-type="date">
            <text:p>2019-10-15 08:35: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37" calcext:value-type="date">
            <text:p>2019-10-15 08:35:3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47" calcext:value-type="date">
            <text:p>2019-10-15 08:35:4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5:57" calcext:value-type="date">
            <text:p>2019-10-15 08:35:5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07" calcext:value-type="date">
            <text:p>2019-10-15 08:36:0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17" calcext:value-type="date">
            <text:p>2019-10-15 08:36: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27" calcext:value-type="date">
            <text:p>2019-10-15 08:36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37" calcext:value-type="date">
            <text:p>2019-10-15 08:36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47" calcext:value-type="date">
            <text:p>2019-10-15 08:36: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6:57" calcext:value-type="date">
            <text:p>2019-10-15 08:36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07" calcext:value-type="date">
            <text:p>2019-10-15 08:37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17" calcext:value-type="date">
            <text:p>2019-10-15 08:37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27" calcext:value-type="date">
            <text:p>2019-10-15 08:37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37" calcext:value-type="date">
            <text:p>2019-10-15 08:37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47" calcext:value-type="date">
            <text:p>2019-10-15 08:37: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7:57" calcext:value-type="date">
            <text:p>2019-10-15 08:37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07" calcext:value-type="date">
            <text:p>2019-10-15 08:38:0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17" calcext:value-type="date">
            <text:p>2019-10-15 08:38: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27" calcext:value-type="date">
            <text:p>2019-10-15 08:38: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37" calcext:value-type="date">
            <text:p>2019-10-15 08:38: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47" calcext:value-type="date">
            <text:p>2019-10-15 08:38: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8:57" calcext:value-type="date">
            <text:p>2019-10-15 08:38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07" calcext:value-type="date">
            <text:p>2019-10-15 08:39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17" calcext:value-type="date">
            <text:p>2019-10-15 08:39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27" calcext:value-type="date">
            <text:p>2019-10-15 08:39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37" calcext:value-type="date">
            <text:p>2019-10-15 08:39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47" calcext:value-type="date">
            <text:p>2019-10-15 08:39: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39:57" calcext:value-type="date">
            <text:p>2019-10-15 08:39: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07" calcext:value-type="date">
            <text:p>2019-10-15 08:40:0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17" calcext:value-type="date">
            <text:p>2019-10-15 08:40: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27" calcext:value-type="date">
            <text:p>2019-10-15 08:40: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37" calcext:value-type="date">
            <text:p>2019-10-15 08:40: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47" calcext:value-type="date">
            <text:p>2019-10-15 08:40: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0:57" calcext:value-type="date">
            <text:p>2019-10-15 08:40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1:07" calcext:value-type="date">
            <text:p>2019-10-15 08:41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1:17" calcext:value-type="date">
            <text:p>2019-10-15 08:41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1:27" calcext:value-type="date">
            <text:p>2019-10-15 08:41: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1:37" calcext:value-type="date">
            <text:p>2019-10-15 08:41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1:47" calcext:value-type="date">
            <text:p>2019-10-15 08:41: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1:57" calcext:value-type="date">
            <text:p>2019-10-15 08:41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2:07" calcext:value-type="date">
            <text:p>2019-10-15 08:42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2019-10-15T08:42:17" calcext:value-type="date">
            <text:p>2019-10-15 08:42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2:27" calcext:value-type="date">
            <text:p>2019-10-15 08:42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2:37" calcext:value-type="date">
            <text:p>2019-10-15 08:42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2:47" calcext:value-type="date">
            <text:p>2019-10-15 08:42: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2:57" calcext:value-type="date">
            <text:p>2019-10-15 08:42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07" calcext:value-type="date">
            <text:p>2019-10-15 08:43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17" calcext:value-type="date">
            <text:p>2019-10-15 08:43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27" calcext:value-type="date">
            <text:p>2019-10-15 08:43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37" calcext:value-type="date">
            <text:p>2019-10-15 08:43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47" calcext:value-type="date">
            <text:p>2019-10-15 08:43: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3:57" calcext:value-type="date">
            <text:p>2019-10-15 08:43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07" calcext:value-type="date">
            <text:p>2019-10-15 08:44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17" calcext:value-type="date">
            <text:p>2019-10-15 08:44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27" calcext:value-type="date">
            <text:p>2019-10-15 08:44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37" calcext:value-type="date">
            <text:p>2019-10-15 08:44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47" calcext:value-type="date">
            <text:p>2019-10-15 08:44: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4:57" calcext:value-type="date">
            <text:p>2019-10-15 08:44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07" calcext:value-type="date">
            <text:p>2019-10-15 08:45:0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17" calcext:value-type="date">
            <text:p>2019-10-15 08:45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27" calcext:value-type="date">
            <text:p>2019-10-15 08:45: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37" calcext:value-type="date">
            <text:p>2019-10-15 08:45: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47" calcext:value-type="date">
            <text:p>2019-10-15 08:45: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5:57" calcext:value-type="date">
            <text:p>2019-10-15 08:45: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07" calcext:value-type="date">
            <text:p>2019-10-15 08:46:0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17" calcext:value-type="date">
            <text:p>2019-10-15 08:46: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27" calcext:value-type="date">
            <text:p>2019-10-15 08:46:2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37" calcext:value-type="date">
            <text:p>2019-10-15 08:46:3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47" calcext:value-type="date">
            <text:p>2019-10-15 08:46:4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6:57" calcext:value-type="date">
            <text:p>2019-10-15 08:46:5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07" calcext:value-type="date">
            <text:p>2019-10-15 08:47:0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17" calcext:value-type="date">
            <text:p>2019-10-15 08:47: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27" calcext:value-type="date">
            <text:p>2019-10-15 08:47:2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37" calcext:value-type="date">
            <text:p>2019-10-15 08:47:3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47" calcext:value-type="date">
            <text:p>2019-10-15 08:47:4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7:57" calcext:value-type="date">
            <text:p>2019-10-15 08:47:5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07" calcext:value-type="date">
            <text:p>2019-10-15 08:48:0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17" calcext:value-type="date">
            <text:p>2019-10-15 08:48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27" calcext:value-type="date">
            <text:p>2019-10-15 08:48: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37" calcext:value-type="date">
            <text:p>2019-10-15 08:48: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47" calcext:value-type="date">
            <text:p>2019-10-15 08:48: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8:57" calcext:value-type="date">
            <text:p>2019-10-15 08:48:5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07" calcext:value-type="date">
            <text:p>2019-10-15 08:49:0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17" calcext:value-type="date">
            <text:p>2019-10-15 08:49: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27" calcext:value-type="date">
            <text:p>2019-10-15 08:49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37" calcext:value-type="date">
            <text:p>2019-10-15 08:49:3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47" calcext:value-type="date">
            <text:p>2019-10-15 08:49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49:57" calcext:value-type="date">
            <text:p>2019-10-15 08:49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07" calcext:value-type="date">
            <text:p>2019-10-15 08:50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17" calcext:value-type="date">
            <text:p>2019-10-15 08:50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27" calcext:value-type="date">
            <text:p>2019-10-15 08:50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37" calcext:value-type="date">
            <text:p>2019-10-15 08:50:3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47" calcext:value-type="date">
            <text:p>2019-10-15 08:50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0:57" calcext:value-type="date">
            <text:p>2019-10-15 08:50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07" calcext:value-type="date">
            <text:p>2019-10-15 08:51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17" calcext:value-type="date">
            <text:p>2019-10-15 08:5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27" calcext:value-type="date">
            <text:p>2019-10-15 08:51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37" calcext:value-type="date">
            <text:p>2019-10-15 08:51:3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47" calcext:value-type="date">
            <text:p>2019-10-15 08:51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1:57" calcext:value-type="date">
            <text:p>2019-10-15 08:51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2:07" calcext:value-type="date">
            <text:p>2019-10-15 08:52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2:17" calcext:value-type="date">
            <text:p>2019-10-15 08:52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2:27" calcext:value-type="date">
            <text:p>2019-10-15 08:52: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2:37" calcext:value-type="date">
            <text:p>2019-10-15 08:52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date" office:date-value="2019-10-15T08:52:47" calcext:value-type="date">
            <text:p>2019-10-15 08:52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2:57" calcext:value-type="date">
            <text:p>2019-10-15 08:52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07" calcext:value-type="date">
            <text:p>2019-10-15 08:53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17" calcext:value-type="date">
            <text:p>2019-10-15 08:53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27" calcext:value-type="date">
            <text:p>2019-10-15 08:53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37" calcext:value-type="date">
            <text:p>2019-10-15 08:53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47" calcext:value-type="date">
            <text:p>2019-10-15 08:53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3:57" calcext:value-type="date">
            <text:p>2019-10-15 08:53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07" calcext:value-type="date">
            <text:p>2019-10-15 08:54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17" calcext:value-type="date">
            <text:p>2019-10-15 08:54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27" calcext:value-type="date">
            <text:p>2019-10-15 08:54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37" calcext:value-type="date">
            <text:p>2019-10-15 08:54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47" calcext:value-type="date">
            <text:p>2019-10-15 08:54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4:57" calcext:value-type="date">
            <text:p>2019-10-15 08:54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07" calcext:value-type="date">
            <text:p>2019-10-15 08:55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17" calcext:value-type="date">
            <text:p>2019-10-15 08:55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27" calcext:value-type="date">
            <text:p>2019-10-15 08:55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37" calcext:value-type="date">
            <text:p>2019-10-15 08:55:3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47" calcext:value-type="date">
            <text:p>2019-10-15 08:55:4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5:57" calcext:value-type="date">
            <text:p>2019-10-15 08:55:5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07" calcext:value-type="date">
            <text:p>2019-10-15 08:56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17" calcext:value-type="date">
            <text:p>2019-10-15 08:56: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27" calcext:value-type="date">
            <text:p>2019-10-15 08:56: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37" calcext:value-type="date">
            <text:p>2019-10-15 08:56:3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47" calcext:value-type="date">
            <text:p>2019-10-15 08:56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6:57" calcext:value-type="date">
            <text:p>2019-10-15 08:56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07" calcext:value-type="date">
            <text:p>2019-10-15 08:57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17" calcext:value-type="date">
            <text:p>2019-10-15 08:57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27" calcext:value-type="date">
            <text:p>2019-10-15 08:57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37" calcext:value-type="date">
            <text:p>2019-10-15 08:57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47" calcext:value-type="date">
            <text:p>2019-10-15 08:57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7:57" calcext:value-type="date">
            <text:p>2019-10-15 08:57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07" calcext:value-type="date">
            <text:p>2019-10-15 08:58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17" calcext:value-type="date">
            <text:p>2019-10-15 08:58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27" calcext:value-type="date">
            <text:p>2019-10-15 08:58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37" calcext:value-type="date">
            <text:p>2019-10-15 08:58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47" calcext:value-type="date">
            <text:p>2019-10-15 08:58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8:57" calcext:value-type="date">
            <text:p>2019-10-15 08:58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07" calcext:value-type="date">
            <text:p>2019-10-15 08:59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17" calcext:value-type="date">
            <text:p>2019-10-15 08:59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27" calcext:value-type="date">
            <text:p>2019-10-15 08:59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37" calcext:value-type="date">
            <text:p>2019-10-15 08:59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47" calcext:value-type="date">
            <text:p>2019-10-15 08:59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8:59:57" calcext:value-type="date">
            <text:p>2019-10-15 08:59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07" calcext:value-type="date">
            <text:p>2019-10-15 09:00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17" calcext:value-type="date">
            <text:p>2019-10-15 09:00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27" calcext:value-type="date">
            <text:p>2019-10-15 09:00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37" calcext:value-type="date">
            <text:p>2019-10-15 09:00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47" calcext:value-type="date">
            <text:p>2019-10-15 09:00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0:57" calcext:value-type="date">
            <text:p>2019-10-15 09:00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07" calcext:value-type="date">
            <text:p>2019-10-15 09:01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17" calcext:value-type="date">
            <text:p>2019-10-15 09:01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27" calcext:value-type="date">
            <text:p>2019-10-15 09:01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37" calcext:value-type="date">
            <text:p>2019-10-15 09:01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47" calcext:value-type="date">
            <text:p>2019-10-15 09:01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1:57" calcext:value-type="date">
            <text:p>2019-10-15 09:01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07" calcext:value-type="date">
            <text:p>2019-10-15 09:02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17" calcext:value-type="date">
            <text:p>2019-10-15 09:02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27" calcext:value-type="date">
            <text:p>2019-10-15 09:02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37" calcext:value-type="date">
            <text:p>2019-10-15 09:02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47" calcext:value-type="date">
            <text:p>2019-10-15 09:02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2:57" calcext:value-type="date">
            <text:p>2019-10-15 09:02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07" calcext:value-type="date">
            <text:p>2019-10-15 09:03:0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17" calcext:value-type="date">
            <text:p>2019-10-15 09:03: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27" calcext:value-type="date">
            <text:p>2019-10-15 09:03: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37" calcext:value-type="date">
            <text:p>2019-10-15 09:03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47" calcext:value-type="date">
            <text:p>2019-10-15 09:03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3:57" calcext:value-type="date">
            <text:p>2019-10-15 09:03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07" calcext:value-type="date">
            <text:p>2019-10-15 09:04:0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17" calcext:value-type="date">
            <text:p>2019-10-15 09:04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27" calcext:value-type="date">
            <text:p>2019-10-15 09:04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37" calcext:value-type="date">
            <text:p>2019-10-15 09:04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47" calcext:value-type="date">
            <text:p>2019-10-15 09:04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4:57" calcext:value-type="date">
            <text:p>2019-10-15 09:04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07" calcext:value-type="date">
            <text:p>2019-10-15 09:05:0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17" calcext:value-type="date">
            <text:p>2019-10-15 09:05: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27" calcext:value-type="date">
            <text:p>2019-10-15 09:05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37" calcext:value-type="date">
            <text:p>2019-10-15 09:05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47" calcext:value-type="date">
            <text:p>2019-10-15 09:05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5:57" calcext:value-type="date">
            <text:p>2019-10-15 09:05:5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07" calcext:value-type="date">
            <text:p>2019-10-15 09:06:0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17" calcext:value-type="date">
            <text:p>2019-10-15 09:06:1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27" calcext:value-type="date">
            <text:p>2019-10-15 09:06: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37" calcext:value-type="date">
            <text:p>2019-10-15 09:06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47" calcext:value-type="date">
            <text:p>2019-10-15 09:06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6:57" calcext:value-type="date">
            <text:p>2019-10-15 09:06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07" calcext:value-type="date">
            <text:p>2019-10-15 09:07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17" calcext:value-type="date">
            <text:p>2019-10-15 09:07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27" calcext:value-type="date">
            <text:p>2019-10-15 09:07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37" calcext:value-type="date">
            <text:p>2019-10-15 09:07:3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47" calcext:value-type="date">
            <text:p>2019-10-15 09:07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7:57" calcext:value-type="date">
            <text:p>2019-10-15 09:07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07" calcext:value-type="date">
            <text:p>2019-10-15 09:08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17" calcext:value-type="date">
            <text:p>2019-10-15 09:08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27" calcext:value-type="date">
            <text:p>2019-10-15 09:08: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37" calcext:value-type="date">
            <text:p>2019-10-15 09:08:3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47" calcext:value-type="date">
            <text:p>2019-10-15 09:08:4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8:57" calcext:value-type="date">
            <text:p>2019-10-15 09:08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9:07" calcext:value-type="date">
            <text:p>2019-10-15 09:09: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9:17" calcext:value-type="date">
            <text:p>2019-10-15 09:09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9:27" calcext:value-type="date">
            <text:p>2019-10-15 09:09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10-15T09:09:37" calcext:value-type="date">
            <text:p>2019-10-15 09:09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09:47" calcext:value-type="date">
            <text:p>2019-10-15 09:09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09:57" calcext:value-type="date">
            <text:p>2019-10-15 09:09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07" calcext:value-type="date">
            <text:p>2019-10-15 09:10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17" calcext:value-type="date">
            <text:p>2019-10-15 09:10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27" calcext:value-type="date">
            <text:p>2019-10-15 09:10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37" calcext:value-type="date">
            <text:p>2019-10-15 09:10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47" calcext:value-type="date">
            <text:p>2019-10-15 09:10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0:57" calcext:value-type="date">
            <text:p>2019-10-15 09:10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07" calcext:value-type="date">
            <text:p>2019-10-15 09:11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17" calcext:value-type="date">
            <text:p>2019-10-15 09:11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27" calcext:value-type="date">
            <text:p>2019-10-15 09:11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37" calcext:value-type="date">
            <text:p>2019-10-15 09:11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47" calcext:value-type="date">
            <text:p>2019-10-15 09:11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1:57" calcext:value-type="date">
            <text:p>2019-10-15 09:11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07" calcext:value-type="date">
            <text:p>2019-10-15 09:12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17" calcext:value-type="date">
            <text:p>2019-10-15 09:12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27" calcext:value-type="date">
            <text:p>2019-10-15 09:12:2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37" calcext:value-type="date">
            <text:p>2019-10-15 09:12: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47" calcext:value-type="date">
            <text:p>2019-10-15 09:12:4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2:57" calcext:value-type="date">
            <text:p>2019-10-15 09:12:5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07" calcext:value-type="date">
            <text:p>2019-10-15 09:13:0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17" calcext:value-type="date">
            <text:p>2019-10-15 09:13: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27" calcext:value-type="date">
            <text:p>2019-10-15 09:13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37" calcext:value-type="date">
            <text:p>2019-10-15 09:13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47" calcext:value-type="date">
            <text:p>2019-10-15 09:13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3:57" calcext:value-type="date">
            <text:p>2019-10-15 09:13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07" calcext:value-type="date">
            <text:p>2019-10-15 09:14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17" calcext:value-type="date">
            <text:p>2019-10-15 09:14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27" calcext:value-type="date">
            <text:p>2019-10-15 09:14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37" calcext:value-type="date">
            <text:p>2019-10-15 09:14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47" calcext:value-type="date">
            <text:p>2019-10-15 09:14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4:57" calcext:value-type="date">
            <text:p>2019-10-15 09:14: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07" calcext:value-type="date">
            <text:p>2019-10-15 09:15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17" calcext:value-type="date">
            <text:p>2019-10-15 09:15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27" calcext:value-type="date">
            <text:p>2019-10-15 09:15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37" calcext:value-type="date">
            <text:p>2019-10-15 09:15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47" calcext:value-type="date">
            <text:p>2019-10-15 09:15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5:57" calcext:value-type="date">
            <text:p>2019-10-15 09:15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07" calcext:value-type="date">
            <text:p>2019-10-15 09:16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17" calcext:value-type="date">
            <text:p>2019-10-15 09:16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27" calcext:value-type="date">
            <text:p>2019-10-15 09:16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37" calcext:value-type="date">
            <text:p>2019-10-15 09:16: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47" calcext:value-type="date">
            <text:p>2019-10-15 09:16: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6:57" calcext:value-type="date">
            <text:p>2019-10-15 09:16: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07" calcext:value-type="date">
            <text:p>2019-10-15 09:17: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17" calcext:value-type="date">
            <text:p>2019-10-15 09:17: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27" calcext:value-type="date">
            <text:p>2019-10-15 09:17: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37" calcext:value-type="date">
            <text:p>2019-10-15 09:17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47" calcext:value-type="date">
            <text:p>2019-10-15 09:17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7:57" calcext:value-type="date">
            <text:p>2019-10-15 09:17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07" calcext:value-type="date">
            <text:p>2019-10-15 09:18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17" calcext:value-type="date">
            <text:p>2019-10-15 09:18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27" calcext:value-type="date">
            <text:p>2019-10-15 09:18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37" calcext:value-type="date">
            <text:p>2019-10-15 09:18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47" calcext:value-type="date">
            <text:p>2019-10-15 09:18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8:57" calcext:value-type="date">
            <text:p>2019-10-15 09:18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07" calcext:value-type="date">
            <text:p>2019-10-15 09:19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17" calcext:value-type="date">
            <text:p>2019-10-15 09:19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27" calcext:value-type="date">
            <text:p>2019-10-15 09:19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37" calcext:value-type="date">
            <text:p>2019-10-15 09:19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47" calcext:value-type="date">
            <text:p>2019-10-15 09:19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19:57" calcext:value-type="date">
            <text:p>2019-10-15 09:19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07" calcext:value-type="date">
            <text:p>2019-10-15 09:20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17" calcext:value-type="date">
            <text:p>2019-10-15 09:20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27" calcext:value-type="date">
            <text:p>2019-10-15 09:20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37" calcext:value-type="date">
            <text:p>2019-10-15 09:20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47" calcext:value-type="date">
            <text:p>2019-10-15 09:20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0:57" calcext:value-type="date">
            <text:p>2019-10-15 09:20:5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1:07" calcext:value-type="date">
            <text:p>2019-10-15 09:21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1:17" calcext:value-type="date">
            <text:p>2019-10-15 09:21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1:27" calcext:value-type="date">
            <text:p>2019-10-15 09:21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1:37" calcext:value-type="date">
            <text:p>2019-10-15 09:21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1:47" calcext:value-type="date">
            <text:p>2019-10-15 09:21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date" office:date-value="2019-10-15T09:21:57" calcext:value-type="date">
            <text:p>2019-10-15 09:21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07" calcext:value-type="date">
            <text:p>2019-10-15 09:22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17" calcext:value-type="date">
            <text:p>2019-10-15 09:22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27" calcext:value-type="date">
            <text:p>2019-10-15 09:22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37" calcext:value-type="date">
            <text:p>2019-10-15 09:22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47" calcext:value-type="date">
            <text:p>2019-10-15 09:22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2:57" calcext:value-type="date">
            <text:p>2019-10-15 09:22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07" calcext:value-type="date">
            <text:p>2019-10-15 09:23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17" calcext:value-type="date">
            <text:p>2019-10-15 09:23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27" calcext:value-type="date">
            <text:p>2019-10-15 09:23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37" calcext:value-type="date">
            <text:p>2019-10-15 09:23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47" calcext:value-type="date">
            <text:p>2019-10-15 09:23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3:57" calcext:value-type="date">
            <text:p>2019-10-15 09:23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07" calcext:value-type="date">
            <text:p>2019-10-15 09:24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17" calcext:value-type="date">
            <text:p>2019-10-15 09:24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27" calcext:value-type="date">
            <text:p>2019-10-15 09:24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37" calcext:value-type="date">
            <text:p>2019-10-15 09:24: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47" calcext:value-type="date">
            <text:p>2019-10-15 09:24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4:57" calcext:value-type="date">
            <text:p>2019-10-15 09:24:5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07" calcext:value-type="date">
            <text:p>2019-10-15 09:25:0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17" calcext:value-type="date">
            <text:p>2019-10-15 09:25: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27" calcext:value-type="date">
            <text:p>2019-10-15 09:25: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37" calcext:value-type="date">
            <text:p>2019-10-15 09:25: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47" calcext:value-type="date">
            <text:p>2019-10-15 09:25: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5:57" calcext:value-type="date">
            <text:p>2019-10-15 09:25:5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07" calcext:value-type="date">
            <text:p>2019-10-15 09:26:0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17" calcext:value-type="date">
            <text:p>2019-10-15 09:26: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27" calcext:value-type="date">
            <text:p>2019-10-15 09:26: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37" calcext:value-type="date">
            <text:p>2019-10-15 09:26: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48" calcext:value-type="date">
            <text:p>2019-10-15 09:26:4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6:58" calcext:value-type="date">
            <text:p>2019-10-15 09:26: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08" calcext:value-type="date">
            <text:p>2019-10-15 09:27:0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18" calcext:value-type="date">
            <text:p>2019-10-15 09:27: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28" calcext:value-type="date">
            <text:p>2019-10-15 09:27: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38" calcext:value-type="date">
            <text:p>2019-10-15 09:27: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48" calcext:value-type="date">
            <text:p>2019-10-15 09:27:4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7:58" calcext:value-type="date">
            <text:p>2019-10-15 09:27: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08" calcext:value-type="date">
            <text:p>2019-10-15 09:28:0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18" calcext:value-type="date">
            <text:p>2019-10-15 09:28: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28" calcext:value-type="date">
            <text:p>2019-10-15 09:28: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38" calcext:value-type="date">
            <text:p>2019-10-15 09:28:3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48" calcext:value-type="date">
            <text:p>2019-10-15 09:28:4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8:58" calcext:value-type="date">
            <text:p>2019-10-15 09:28:5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08" calcext:value-type="date">
            <text:p>2019-10-15 09:29:0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18" calcext:value-type="date">
            <text:p>2019-10-15 09:29: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28" calcext:value-type="date">
            <text:p>2019-10-15 09:29: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38" calcext:value-type="date">
            <text:p>2019-10-15 09:29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48" calcext:value-type="date">
            <text:p>2019-10-15 09:29:4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29:58" calcext:value-type="date">
            <text:p>2019-10-15 09:29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08" calcext:value-type="date">
            <text:p>2019-10-15 09:30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18" calcext:value-type="date">
            <text:p>2019-10-15 09:30: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28" calcext:value-type="date">
            <text:p>2019-10-15 09:30: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38" calcext:value-type="date">
            <text:p>2019-10-15 09:30: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48" calcext:value-type="date">
            <text:p>2019-10-15 09:30:4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0:58" calcext:value-type="date">
            <text:p>2019-10-15 09:30: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08" calcext:value-type="date">
            <text:p>2019-10-15 09:31:0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18" calcext:value-type="date">
            <text:p>2019-10-15 09:31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28" calcext:value-type="date">
            <text:p>2019-10-15 09:31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38" calcext:value-type="date">
            <text:p>2019-10-15 09:31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48" calcext:value-type="date">
            <text:p>2019-10-15 09:31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1:58" calcext:value-type="date">
            <text:p>2019-10-15 09:31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08" calcext:value-type="date">
            <text:p>2019-10-15 09:32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18" calcext:value-type="date">
            <text:p>2019-10-15 09:32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28" calcext:value-type="date">
            <text:p>2019-10-15 09:32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38" calcext:value-type="date">
            <text:p>2019-10-15 09:32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48" calcext:value-type="date">
            <text:p>2019-10-15 09:32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2:58" calcext:value-type="date">
            <text:p>2019-10-15 09:32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08" calcext:value-type="date">
            <text:p>2019-10-15 09:33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18" calcext:value-type="date">
            <text:p>2019-10-15 09:33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28" calcext:value-type="date">
            <text:p>2019-10-15 09:33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38" calcext:value-type="date">
            <text:p>2019-10-15 09:33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48" calcext:value-type="date">
            <text:p>2019-10-15 09:33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3:58" calcext:value-type="date">
            <text:p>2019-10-15 09:33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4:08" calcext:value-type="date">
            <text:p>2019-10-15 09:34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4:18" calcext:value-type="date">
            <text:p>2019-10-15 09:34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4:28" calcext:value-type="date">
            <text:p>2019-10-15 09:34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4:38" calcext:value-type="date">
            <text:p>2019-10-15 09:34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4:48" calcext:value-type="date">
            <text:p>2019-10-15 09:34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9-10-15T09:34:58" calcext:value-type="date">
            <text:p>2019-10-15 09:34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08" calcext:value-type="date">
            <text:p>2019-10-15 09:35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18" calcext:value-type="date">
            <text:p>2019-10-15 09:35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28" calcext:value-type="date">
            <text:p>2019-10-15 09:35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38" calcext:value-type="date">
            <text:p>2019-10-15 09:35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48" calcext:value-type="date">
            <text:p>2019-10-15 09:35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5:58" calcext:value-type="date">
            <text:p>2019-10-15 09:35:5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08" calcext:value-type="date">
            <text:p>2019-10-15 09:36:0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18" calcext:value-type="date">
            <text:p>2019-10-15 09:36: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28" calcext:value-type="date">
            <text:p>2019-10-15 09:36: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38" calcext:value-type="date">
            <text:p>2019-10-15 09:36: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48" calcext:value-type="date">
            <text:p>2019-10-15 09:36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6:58" calcext:value-type="date">
            <text:p>2019-10-15 09:36:5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08" calcext:value-type="date">
            <text:p>2019-10-15 09:37:0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18" calcext:value-type="date">
            <text:p>2019-10-15 09:37: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28" calcext:value-type="date">
            <text:p>2019-10-15 09:37: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38" calcext:value-type="date">
            <text:p>2019-10-15 09:37: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48" calcext:value-type="date">
            <text:p>2019-10-15 09:37:4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7:58" calcext:value-type="date">
            <text:p>2019-10-15 09:37:5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08" calcext:value-type="date">
            <text:p>2019-10-15 09:38:0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18" calcext:value-type="date">
            <text:p>2019-10-15 09:38: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28" calcext:value-type="date">
            <text:p>2019-10-15 09:38: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38" calcext:value-type="date">
            <text:p>2019-10-15 09:38:3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48" calcext:value-type="date">
            <text:p>2019-10-15 09:38:4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8:58" calcext:value-type="date">
            <text:p>2019-10-15 09:38:5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9:08" calcext:value-type="date">
            <text:p>2019-10-15 09:39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9:18" calcext:value-type="date">
            <text:p>2019-10-15 09:39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9:28" calcext:value-type="date">
            <text:p>2019-10-15 09:39: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2019-10-15T09:39:38" calcext:value-type="date">
            <text:p>2019-10-15 09:39: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9:48" calcext:value-type="date">
            <text:p>2019-10-15 09:39:4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39:58" calcext:value-type="date">
            <text:p>2019-10-15 09:39:5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08" calcext:value-type="date">
            <text:p>2019-10-15 09:40:0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18" calcext:value-type="date">
            <text:p>2019-10-15 09:40: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28" calcext:value-type="date">
            <text:p>2019-10-15 09:40: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38" calcext:value-type="date">
            <text:p>2019-10-15 09:40: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48" calcext:value-type="date">
            <text:p>2019-10-15 09:40:4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0:58" calcext:value-type="date">
            <text:p>2019-10-15 09:40:5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1:08" calcext:value-type="date">
            <text:p>2019-10-15 09:41:0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1:18" calcext:value-type="date">
            <text:p>2019-10-15 09:41: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1:28" calcext:value-type="date">
            <text:p>2019-10-15 09:41: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09:41:38" calcext:value-type="date">
            <text:p>2019-10-15 09:41: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date" office:date-value="2019-10-15T10:34:18" calcext:value-type="date">
            <text:p>2019-10-15 10:34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number-rows-repeated="10444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5:01:29.520546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15:02:38.236671637</dc:date>
    <meta:editing-duration>PT11M43S</meta:editing-duration>
    <meta:editing-cycles>2</meta:editing-cycles>
    <meta:generator>LibreOffice/6.2.7.1$Linux_X86_64 LibreOffice_project/23edc44b61b830b7d749943e020e96f5a7df63bf</meta:generator>
    <meta:document-statistic meta:table-count="2" meta:cell-count="20695" meta:object-count="0"/>
  </office:meta>
</office:document-meta>
</file>